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1.561cm"/>
    </style:style>
    <style:style style:name="co2" style:family="table-column">
      <style:table-column-properties fo:break-before="auto" style:column-width="2.54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all_success_rate_mix_methods_3_BM4_BM5_analysis" table:style-name="ta1">
        <table:shapes>
          <draw:frame draw:z-index="0" draw:style-name="gr1" draw:text-style-name="P1" svg:width="15.999cm" svg:height="8.999cm" svg:x="55.234cm" svg:y="54.817cm">
            <draw:object draw:notify-on-update-of-ranges="all_success_rate_mix_methods_3_BM4_BM5_analysis.V91:all_success_rate_mix_methods_3_BM4_BM5_analysis.V91 all_success_rate_mix_methods_3_BM4_BM5_analysis.V92:all_success_rate_mix_methods_3_BM4_BM5_analysis.V121 all_success_rate_mix_methods_3_BM4_BM5_analysis.W91:all_success_rate_mix_methods_3_BM4_BM5_analysis.W91 all_success_rate_mix_methods_3_BM4_BM5_analysis.W92:all_success_rate_mix_methods_3_BM4_BM5_analysis.W121 all_success_rate_mix_methods_3_BM4_BM5_analysis.X91:all_success_rate_mix_methods_3_BM4_BM5_analysis.X91 all_success_rate_mix_methods_3_BM4_BM5_analysis.X92:all_success_rate_mix_methods_3_BM4_BM5_analysis.X121 all_success_rate_mix_methods_3_BM4_BM5_analysis.Y91:all_success_rate_mix_methods_3_BM4_BM5_analysis.Y91 all_success_rate_mix_methods_3_BM4_BM5_analysis.Y92:all_success_rate_mix_methods_3_BM4_BM5_analysis.Y121 all_success_rate_mix_methods_3_BM4_BM5_analysis.Z91:all_success_rate_mix_methods_3_BM4_BM5_analysis.Z91 all_success_rate_mix_methods_3_BM4_BM5_analysis.Z92:all_success_rate_mix_methods_3_BM4_BM5_analysis.Z121 all_success_rate_mix_methods_3_BM4_BM5_analysis.AA91:all_success_rate_mix_methods_3_BM4_BM5_analysis.AA91 all_success_rate_mix_methods_3_BM4_BM5_analysis.AA92:all_success_rate_mix_methods_3_BM4_BM5_analysis.AA12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15.999cm" svg:height="8.999cm" svg:x="71.597cm" svg:y="55.137cm">
            <draw:object draw:notify-on-update-of-ranges="all_success_rate_mix_methods_3_BM4_BM5_analysis.AC91:all_success_rate_mix_methods_3_BM4_BM5_analysis.AC91 all_success_rate_mix_methods_3_BM4_BM5_analysis.AC92:all_success_rate_mix_methods_3_BM4_BM5_analysis.AC121 all_success_rate_mix_methods_3_BM4_BM5_analysis.AD91:all_success_rate_mix_methods_3_BM4_BM5_analysis.AD91 all_success_rate_mix_methods_3_BM4_BM5_analysis.AD92:all_success_rate_mix_methods_3_BM4_BM5_analysis.AD121 all_success_rate_mix_methods_3_BM4_BM5_analysis.AE91:all_success_rate_mix_methods_3_BM4_BM5_analysis.AE91 all_success_rate_mix_methods_3_BM4_BM5_analysis.AE92:all_success_rate_mix_methods_3_BM4_BM5_analysis.AE121 all_success_rate_mix_methods_3_BM4_BM5_analysis.AF91:all_success_rate_mix_methods_3_BM4_BM5_analysis.AF91 all_success_rate_mix_methods_3_BM4_BM5_analysis.AF92:all_success_rate_mix_methods_3_BM4_BM5_analysis.AF12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2" draw:text-style-name="P1" svg:width="15.999cm" svg:height="8.999cm" svg:x="88.816cm" svg:y="55.323cm">
            <draw:object draw:notify-on-update-of-ranges="all_success_rate_mix_methods_3_BM4_BM5_analysis.AH91:all_success_rate_mix_methods_3_BM4_BM5_analysis.AH91 all_success_rate_mix_methods_3_BM4_BM5_analysis.AH92:all_success_rate_mix_methods_3_BM4_BM5_analysis.AH121 all_success_rate_mix_methods_3_BM4_BM5_analysis.AI91:all_success_rate_mix_methods_3_BM4_BM5_analysis.AI91 all_success_rate_mix_methods_3_BM4_BM5_analysis.AI92:all_success_rate_mix_methods_3_BM4_BM5_analysis.AI121 all_success_rate_mix_methods_3_BM4_BM5_analysis.AJ91:all_success_rate_mix_methods_3_BM4_BM5_analysis.AJ91 all_success_rate_mix_methods_3_BM4_BM5_analysis.AJ92:all_success_rate_mix_methods_3_BM4_BM5_analysis.AJ12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2" draw:text-style-name="P1" svg:width="15.999cm" svg:height="8.999cm" svg:x="57.853cm" svg:y="264.95cm">
            <draw:object draw:notify-on-update-of-ranges="all_success_rate_mix_methods_3_BM4_BM5_analysis.W555:all_success_rate_mix_methods_3_BM4_BM5_analysis.W555 all_success_rate_mix_methods_3_BM4_BM5_analysis.W556:all_success_rate_mix_methods_3_BM4_BM5_analysis.W585 all_success_rate_mix_methods_3_BM4_BM5_analysis.X555:all_success_rate_mix_methods_3_BM4_BM5_analysis.X555 all_success_rate_mix_methods_3_BM4_BM5_analysis.X556:all_success_rate_mix_methods_3_BM4_BM5_analysis.X585 all_success_rate_mix_methods_3_BM4_BM5_analysis.Y555:all_success_rate_mix_methods_3_BM4_BM5_analysis.Y555 all_success_rate_mix_methods_3_BM4_BM5_analysis.Y556:all_success_rate_mix_methods_3_BM4_BM5_analysis.Y585 all_success_rate_mix_methods_3_BM4_BM5_analysis.Z555:all_success_rate_mix_methods_3_BM4_BM5_analysis.Z555 all_success_rate_mix_methods_3_BM4_BM5_analysis.Z556:all_success_rate_mix_methods_3_BM4_BM5_analysis.Z585 all_success_rate_mix_methods_3_BM4_BM5_analysis.AA555:all_success_rate_mix_methods_3_BM4_BM5_analysis.AA555 all_success_rate_mix_methods_3_BM4_BM5_analysis.AA556:all_success_rate_mix_methods_3_BM4_BM5_analysis.AA585 all_success_rate_mix_methods_3_BM4_BM5_analysis.AB555:all_success_rate_mix_methods_3_BM4_BM5_analysis.AB555 all_success_rate_mix_methods_3_BM4_BM5_analysis.AB556:all_success_rate_mix_methods_3_BM4_BM5_analysis.AB585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2" draw:text-style-name="P1" svg:width="15.999cm" svg:height="8.999cm" svg:x="74.245cm" svg:y="265.162cm">
            <draw:object draw:notify-on-update-of-ranges="all_success_rate_mix_methods_3_BM4_BM5_analysis.AD555:all_success_rate_mix_methods_3_BM4_BM5_analysis.AD555 all_success_rate_mix_methods_3_BM4_BM5_analysis.AD556:all_success_rate_mix_methods_3_BM4_BM5_analysis.AD585 all_success_rate_mix_methods_3_BM4_BM5_analysis.AE555:all_success_rate_mix_methods_3_BM4_BM5_analysis.AE555 all_success_rate_mix_methods_3_BM4_BM5_analysis.AE556:all_success_rate_mix_methods_3_BM4_BM5_analysis.AE585 all_success_rate_mix_methods_3_BM4_BM5_analysis.AF555:all_success_rate_mix_methods_3_BM4_BM5_analysis.AF555 all_success_rate_mix_methods_3_BM4_BM5_analysis.AF556:all_success_rate_mix_methods_3_BM4_BM5_analysis.AF585 all_success_rate_mix_methods_3_BM4_BM5_analysis.AG555:all_success_rate_mix_methods_3_BM4_BM5_analysis.AG555 all_success_rate_mix_methods_3_BM4_BM5_analysis.AG556:all_success_rate_mix_methods_3_BM4_BM5_analysis.AG58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2" draw:text-style-name="P1" svg:width="15.999cm" svg:height="8.999cm" svg:x="90.066cm" svg:y="265.269cm">
            <draw:object draw:notify-on-update-of-ranges="all_success_rate_mix_methods_3_BM4_BM5_analysis.AI555:all_success_rate_mix_methods_3_BM4_BM5_analysis.AI555 all_success_rate_mix_methods_3_BM4_BM5_analysis.AI556:all_success_rate_mix_methods_3_BM4_BM5_analysis.AI585 all_success_rate_mix_methods_3_BM4_BM5_analysis.AJ555:all_success_rate_mix_methods_3_BM4_BM5_analysis.AJ555 all_success_rate_mix_methods_3_BM4_BM5_analysis.AJ556:all_success_rate_mix_methods_3_BM4_BM5_analysis.AJ585 all_success_rate_mix_methods_3_BM4_BM5_analysis.AK555:all_success_rate_mix_methods_3_BM4_BM5_analysis.AK555 all_success_rate_mix_methods_3_BM4_BM5_analysis.AK556:all_success_rate_mix_methods_3_BM4_BM5_analysis.AK585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30" table:default-cell-style-name="Default"/>
        <table:table-row table:style-name="ro1">
          <table:table-cell office:value-type="string" calcext:value-type="string">
            <text:p>/gpfs/scratch/bsc54/bsc54563/Analisys_MI_BM4_BM5_METHOD_MIX</text:p>
          </table:table-cell>
          <table:table-cell table:number-columns-repeated="36"/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pdb,list,flexibility,1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=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=</text:p>
          </table:table-cell>
          <table:table-cell table:number-columns-repeated="30"/>
        </table:table-row>
        <table:table-row table:style-name="ro1">
          <table:table-cell table:number-columns-repeated="6"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5</text:p>
          </table:table-cell>
          <table:table-cell table:number-columns-repeated="2"/>
          <table:table-cell office:value-type="string" calcext:value-type="string">
            <text:p>Top1 </text:p>
          </table:table-cell>
          <table:table-cell office:value-type="string" calcext:value-type="string">
            <text:p>Top10 </text:p>
          </table:table-cell>
          <table:table-cell office:value-type="string" calcext:value-type="string">
            <text:p>Top100</text:p>
          </table:table-cell>
          <table:table-cell table:number-columns-repeated="2"/>
          <table:table-cell office:value-type="string" calcext:value-type="string">
            <text:p>Strong</text:p>
          </table:table-cell>
          <table:table-cell office:value-type="string" calcext:value-type="string">
            <text:p>Wea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P_calRW</text:p>
          </table:table-cell>
          <table:table-cell office:value-type="float" office:value="0" calcext:value-type="float">
            <text:p>0</text:p>
          </table:table-cell>
          <table:table-cell office:value-type="float" office:value="0.208333333333" calcext:value-type="float">
            <text:p>0,2083333333</text:p>
          </table:table-cell>
          <table:table-cell office:value-type="float" office:value="0.625" calcext:value-type="float">
            <text:p>0,625</text:p>
          </table:table-cell>
          <table:table-cell/>
          <table:table-cell office:value-type="string" calcext:value-type="string">
            <text:p>SIPPER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SIPP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0454545455" calcext:value-type="float">
            <text:p>0,0170454545</text:p>
          </table:table-cell>
          <table:table-cell/>
          <table:table-cell office:value-type="string" calcext:value-type="string">
            <text:p>SIPP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P_calRWp</text:p>
          </table:table-cell>
          <table:table-cell office:value-type="float" office:value="0.125" calcext:value-type="float">
            <text:p>0,125</text:p>
          </table:table-cell>
          <table:table-cell office:value-type="float" office:value="0.166666666667" calcext:value-type="float">
            <text:p>0,1666666667</text:p>
          </table:table-cell>
          <table:table-cell office:value-type="float" office:value="0.625" calcext:value-type="float">
            <text:p>0,625</text:p>
          </table:table-cell>
          <table:table-cell/>
          <table:table-cell office:value-type="string" calcext:value-type="string">
            <text:p>CP_ZPAIR_CB</text:p>
          </table:table-cell>
          <table:table-cell office:value-type="float" office:value="0" calcext:value-type="float">
            <text:p>0</text:p>
          </table:table-cell>
          <table:table-cell office:value-type="float" office:value="0.0178571428571" calcext:value-type="float">
            <text:p>0,017857142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CP_ZPAIR_CB</text:p>
          </table:table-cell>
          <table:table-cell office:value-type="float" office:value="0" calcext:value-type="float">
            <text:p>0</text:p>
          </table:table-cell>
          <table:table-cell office:value-type="float" office:value="0.00568181818182" calcext:value-type="float">
            <text:p>0,0056818182</text:p>
          </table:table-cell>
          <table:table-cell office:value-type="float" office:value="0.0568181818182" calcext:value-type="float">
            <text:p>0,0568181818</text:p>
          </table:table-cell>
          <table:table-cell/>
          <table:table-cell office:value-type="string" calcext:value-type="string">
            <text:p>CP_ZPAIR_CB</text:p>
          </table:table-cell>
          <table:table-cell office:value-type="float" office:value="0.0357142857143" calcext:value-type="float">
            <text:p>0,035714285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P_DARS</text:p>
          </table:table-cell>
          <table:table-cell table:number-columns-repeated="2" office:value-type="float" office:value="0.166666666667" calcext:value-type="float">
            <text:p>0,1666666667</text:p>
          </table:table-cell>
          <table:table-cell office:value-type="float" office:value="0.208333333333" calcext:value-type="float">
            <text:p>0,2083333333</text:p>
          </table:table-cell>
          <table:table-cell/>
          <table:table-cell office:value-type="string" calcext:value-type="string">
            <text:p>CP_Z3DC_C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84615384615" calcext:value-type="float">
            <text:p>0,038461538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Z3DC_CB</text:p>
          </table:table-cell>
          <table:table-cell table:number-columns-repeated="2" office:value-type="float" office:value="0.00568181818182" calcext:value-type="float">
            <text:p>0,0056818182</text:p>
          </table:table-cell>
          <table:table-cell office:value-type="float" office:value="0.0454545454545" calcext:value-type="float">
            <text:p>0,0454545455</text:p>
          </table:table-cell>
          <table:table-cell/>
          <table:table-cell office:value-type="string" calcext:value-type="string">
            <text:p>CP_Z3DC_C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P_DCOMPLEX</text:p>
          </table:table-cell>
          <table:table-cell office:value-type="float" office:value="0.125" calcext:value-type="float">
            <text:p>0,125</text:p>
          </table:table-cell>
          <table:table-cell office:value-type="float" office:value="0.375" calcext:value-type="float">
            <text:p>0,375</text:p>
          </table:table-cell>
          <table:table-cell office:value-type="float" office:value="0.625" calcext:value-type="float">
            <text:p>0,625</text:p>
          </table:table-cell>
          <table:table-cell/>
          <table:table-cell office:value-type="string" calcext:value-type="string">
            <text:p>CP_ZLOCAL_CB</text:p>
          </table:table-cell>
          <table:table-cell office:value-type="float" office:value="0.0416666666667" calcext:value-type="float">
            <text:p>0,0416666667</text:p>
          </table:table-cell>
          <table:table-cell office:value-type="float" office:value="0.0178571428571" calcext:value-type="float">
            <text:p>0,017857142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CP_ZLOCAL_CB</text:p>
          </table:table-cell>
          <table:table-cell office:value-type="float" office:value="0" calcext:value-type="float">
            <text:p>0</text:p>
          </table:table-cell>
          <table:table-cell office:value-type="float" office:value="0.0113636363636" calcext:value-type="float">
            <text:p>0,0113636364</text:p>
          </table:table-cell>
          <table:table-cell office:value-type="float" office:value="0.0511363636364" calcext:value-type="float">
            <text:p>0,0511363636</text:p>
          </table:table-cell>
          <table:table-cell/>
          <table:table-cell office:value-type="string" calcext:value-type="string">
            <text:p>CP_ZLOCAL_CB</text:p>
          </table:table-cell>
          <table:table-cell office:value-type="float" office:value="0" calcext:value-type="float">
            <text:p>0</text:p>
          </table:table-cell>
          <table:table-cell office:value-type="float" office:value="0.016393442623" calcext:value-type="float">
            <text:p>0,016393442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P_dDFIRE</text:p>
          </table:table-cell>
          <table:table-cell office:value-type="float" office:value="0.125" calcext:value-type="float">
            <text:p>0,125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458333333333" calcext:value-type="float">
            <text:p>0,4583333333</text:p>
          </table:table-cell>
          <table:table-cell/>
          <table:table-cell office:value-type="string" calcext:value-type="string">
            <text:p>PROPNSTS</text:p>
          </table:table-cell>
          <table:table-cell office:value-type="float" office:value="0" calcext:value-type="float">
            <text:p>0</text:p>
          </table:table-cell>
          <table:table-cell office:value-type="float" office:value="0.0178571428571" calcext:value-type="float">
            <text:p>0,0178571429</text:p>
          </table:table-cell>
          <table:table-cell office:value-type="float" office:value="0.0169491525424" calcext:value-type="float">
            <text:p>0,01694915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ROPNSTS</text:p>
          </table:table-cell>
          <table:table-cell office:value-type="float" office:value="0" calcext:value-type="float">
            <text:p>0</text:p>
          </table:table-cell>
          <table:table-cell office:value-type="float" office:value="0.0113636363636" calcext:value-type="float">
            <text:p>0,0113636364</text:p>
          </table:table-cell>
          <table:table-cell office:value-type="float" office:value="0.0511363636364" calcext:value-type="float">
            <text:p>0,0511363636</text:p>
          </table:table-cell>
          <table:table-cell/>
          <table:table-cell office:value-type="string" calcext:value-type="string">
            <text:p>PROPNST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P_DFIRE2</text:p>
          </table:table-cell>
          <table:table-cell office:value-type="float" office:value="0.0833333333333" calcext:value-type="float">
            <text:p>0,0833333333</text:p>
          </table:table-cell>
          <table:table-cell office:value-type="float" office:value="0.166666666667" calcext:value-type="float">
            <text:p>0,1666666667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CP_ZLOCAL_MIN</text:p>
          </table:table-cell>
          <table:table-cell office:value-type="float" office:value="0" calcext:value-type="float">
            <text:p>0</text:p>
          </table:table-cell>
          <table:table-cell office:value-type="float" office:value="0.0357142857143" calcext:value-type="float">
            <text:p>0,0357142857</text:p>
          </table:table-cell>
          <table:table-cell office:value-type="float" office:value="0.0169491525424" calcext:value-type="float">
            <text:p>0,01694915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P_ZLOCAL_MIN</text:p>
          </table:table-cell>
          <table:table-cell office:value-type="float" office:value="0" calcext:value-type="float">
            <text:p>0</text:p>
          </table:table-cell>
          <table:table-cell office:value-type="float" office:value="0.0170454545455" calcext:value-type="float">
            <text:p>0,0170454545</text:p>
          </table:table-cell>
          <table:table-cell office:value-type="float" office:value="0.107954545455" calcext:value-type="float">
            <text:p>0,1079545455</text:p>
          </table:table-cell>
          <table:table-cell/>
          <table:table-cell office:value-type="string" calcext:value-type="string">
            <text:p>CP_ZLOCAL_MIN</text:p>
          </table:table-cell>
          <table:table-cell office:value-type="float" office:value="0" calcext:value-type="float">
            <text:p>0</text:p>
          </table:table-cell>
          <table:table-cell office:value-type="float" office:value="0.016393442623" calcext:value-type="float">
            <text:p>0,016393442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P_DOPE</text:p>
          </table:table-cell>
          <table:table-cell office:value-type="float" office:value="0.0833333333333" calcext:value-type="float">
            <text:p>0,0833333333</text:p>
          </table:table-cell>
          <table:table-cell office:value-type="float" office:value="0.166666666667" calcext:value-type="float">
            <text:p>0,1666666667</text:p>
          </table:table-cell>
          <table:table-cell office:value-type="float" office:value="0.416666666667" calcext:value-type="float">
            <text:p>0,4166666667</text:p>
          </table:table-cell>
          <table:table-cell/>
          <table:table-cell office:value-type="string" calcext:value-type="string">
            <text:p>AP_GOAP_G</text:p>
          </table:table-cell>
          <table:table-cell office:value-type="float" office:value="0" calcext:value-type="float">
            <text:p>0</text:p>
          </table:table-cell>
          <table:table-cell office:value-type="float" office:value="0.0357142857143" calcext:value-type="float">
            <text:p>0,0357142857</text:p>
          </table:table-cell>
          <table:table-cell office:value-type="float" office:value="0.0338983050847" calcext:value-type="float">
            <text:p>0,03389830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P_GOAP_G</text:p>
          </table:table-cell>
          <table:table-cell office:value-type="float" office:value="0.0113636363636" calcext:value-type="float">
            <text:p>0,0113636364</text:p>
          </table:table-cell>
          <table:table-cell office:value-type="float" office:value="0.0227272727273" calcext:value-type="float">
            <text:p>0,0227272727</text:p>
          </table:table-cell>
          <table:table-cell office:value-type="float" office:value="0.0965909090909" calcext:value-type="float">
            <text:p>0,0965909091</text:p>
          </table:table-cell>
          <table:table-cell/>
          <table:table-cell office:value-type="string" calcext:value-type="string">
            <text:p>AP_GOAP_G</text:p>
          </table:table-cell>
          <table:table-cell office:value-type="float" office:value="0" calcext:value-type="float">
            <text:p>0</text:p>
          </table:table-cell>
          <table:table-cell office:value-type="float" office:value="0.016393442623" calcext:value-type="float">
            <text:p>0,016393442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P_DOPE_HR</text:p>
          </table:table-cell>
          <table:table-cell office:value-type="float" office:value="0.125" calcext:value-type="float">
            <text:p>0,125</text:p>
          </table:table-cell>
          <table:table-cell office:value-type="float" office:value="0.25" calcext:value-type="float">
            <text:p>0,25</text:p>
          </table:table-cell>
          <table:table-cell office:value-type="float" office:value="0.458333333333" calcext:value-type="float">
            <text:p>0,4583333333</text:p>
          </table:table-cell>
          <table:table-cell/>
          <table:table-cell office:value-type="string" calcext:value-type="string">
            <text:p>AP_WENG</text:p>
          </table:table-cell>
          <table:table-cell office:value-type="float" office:value="0.0416666666667" calcext:value-type="float">
            <text:p>0,0416666667</text:p>
          </table:table-cell>
          <table:table-cell office:value-type="float" office:value="0.0357142857143" calcext:value-type="float">
            <text:p>0,0357142857</text:p>
          </table:table-cell>
          <table:table-cell office:value-type="float" office:value="0.0338983050847" calcext:value-type="float">
            <text:p>0,03389830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P_WENG</text:p>
          </table:table-cell>
          <table:table-cell office:value-type="float" office:value="0.0227272727273" calcext:value-type="float">
            <text:p>0,0227272727</text:p>
          </table:table-cell>
          <table:table-cell office:value-type="float" office:value="0.0284090909091" calcext:value-type="float">
            <text:p>0,0284090909</text:p>
          </table:table-cell>
          <table:table-cell office:value-type="float" office:value="0.119318181818" calcext:value-type="float">
            <text:p>0,1193181818</text:p>
          </table:table-cell>
          <table:table-cell/>
          <table:table-cell office:value-type="string" calcext:value-type="string">
            <text:p>AP_WENG</text:p>
          </table:table-cell>
          <table:table-cell office:value-type="float" office:value="0.0714285714286" calcext:value-type="float">
            <text:p>0,0714285714</text:p>
          </table:table-cell>
          <table:table-cell office:value-type="float" office:value="0.016393442623" calcext:value-type="float">
            <text:p>0,016393442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P_GOAP_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5" calcext:value-type="float">
            <text:p>0,125</text:p>
          </table:table-cell>
          <table:table-cell/>
          <table:table-cell office:value-type="string" calcext:value-type="string">
            <text:p>CP_ZPAIR_MIN</text:p>
          </table:table-cell>
          <table:table-cell office:value-type="float" office:value="0" calcext:value-type="float">
            <text:p>0</text:p>
          </table:table-cell>
          <table:table-cell office:value-type="float" office:value="0.0535714285714" calcext:value-type="float">
            <text:p>0,0535714286</text:p>
          </table:table-cell>
          <table:table-cell office:value-type="float" office:value="0.0508474576271" calcext:value-type="float">
            <text:p>0,05084745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P_ZPAIR_MIN</text:p>
          </table:table-cell>
          <table:table-cell office:value-type="float" office:value="0.0113636363636" calcext:value-type="float">
            <text:p>0,0113636364</text:p>
          </table:table-cell>
          <table:table-cell office:value-type="float" office:value="0.0340909090909" calcext:value-type="float">
            <text:p>0,0340909091</text:p>
          </table:table-cell>
          <table:table-cell office:value-type="float" office:value="0.102272727273" calcext:value-type="float">
            <text:p>0,1022727273</text:p>
          </table:table-cell>
          <table:table-cell/>
          <table:table-cell office:value-type="string" calcext:value-type="string">
            <text:p>CP_ZPAIR_MIN</text:p>
          </table:table-cell>
          <table:table-cell office:value-type="float" office:value="0.0714285714286" calcext:value-type="float">
            <text:p>0,0714285714</text:p>
          </table:table-cell>
          <table:table-cell office:value-type="float" office:value="0.0327868852459" calcext:value-type="float">
            <text:p>0,032786885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P_GOAP_DF</text:p>
          </table:table-cell>
          <table:table-cell office:value-type="float" office:value="0.0833333333333" calcext:value-type="float">
            <text:p>0,0833333333</text:p>
          </table:table-cell>
          <table:table-cell office:value-type="float" office:value="0.25" calcext:value-type="float">
            <text:p>0,25</text:p>
          </table:table-cell>
          <table:table-cell office:value-type="float" office:value="0.416666666667" calcext:value-type="float">
            <text:p>0,4166666667</text:p>
          </table:table-cell>
          <table:table-cell/>
          <table:table-cell office:value-type="string" calcext:value-type="string">
            <text:p>AP_GOAP_ALL</text:p>
          </table:table-cell>
          <table:table-cell office:value-type="float" office:value="0" calcext:value-type="float">
            <text:p>0</text:p>
          </table:table-cell>
          <table:table-cell office:value-type="float" office:value="0.0535714285714" calcext:value-type="float">
            <text:p>0,0535714286</text:p>
          </table:table-cell>
          <table:table-cell office:value-type="float" office:value="0.0508474576271" calcext:value-type="float">
            <text:p>0,0508474576</text:p>
          </table:table-cell>
          <table:table-cell office:value-type="float" office:value="0.0769230769231" calcext:value-type="float">
            <text:p>0,076923076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P_GOAP_ALL</text:p>
          </table:table-cell>
          <table:table-cell office:value-type="float" office:value="0.0227272727273" calcext:value-type="float">
            <text:p>0,0227272727</text:p>
          </table:table-cell>
          <table:table-cell office:value-type="float" office:value="0.0454545454545" calcext:value-type="float">
            <text:p>0,0454545455</text:p>
          </table:table-cell>
          <table:table-cell office:value-type="float" office:value="0.164772727273" calcext:value-type="float">
            <text:p>0,1647727273</text:p>
          </table:table-cell>
          <table:table-cell/>
          <table:table-cell office:value-type="string" calcext:value-type="string">
            <text:p>AP_GOAP_ALL</text:p>
          </table:table-cell>
          <table:table-cell office:value-type="float" office:value="0.0357142857143" calcext:value-type="float">
            <text:p>0,0357142857</text:p>
          </table:table-cell>
          <table:table-cell office:value-type="float" office:value="0.0327868852459" calcext:value-type="float">
            <text:p>0,032786885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P_GOAP_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6666666667" calcext:value-type="float">
            <text:p>0,0416666667</text:p>
          </table:table-cell>
          <table:table-cell/>
          <table:table-cell office:value-type="string" calcext:value-type="string">
            <text:p>CP_MJ2</text:p>
          </table:table-cell>
          <table:table-cell office:value-type="float" office:value="0.0416666666667" calcext:value-type="float">
            <text:p>0,0416666667</text:p>
          </table:table-cell>
          <table:table-cell office:value-type="float" office:value="0.0357142857143" calcext:value-type="float">
            <text:p>0,0357142857</text:p>
          </table:table-cell>
          <table:table-cell office:value-type="float" office:value="0.0847457627119" calcext:value-type="float">
            <text:p>0,0847457627</text:p>
          </table:table-cell>
          <table:table-cell office:value-type="float" office:value="0.0384615384615" calcext:value-type="float">
            <text:p>0,038461538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MJ2</text:p>
          </table:table-cell>
          <table:table-cell office:value-type="float" office:value="0.00568181818182" calcext:value-type="float">
            <text:p>0,0056818182</text:p>
          </table:table-cell>
          <table:table-cell office:value-type="float" office:value="0.0511363636364" calcext:value-type="float">
            <text:p>0,0511363636</text:p>
          </table:table-cell>
          <table:table-cell office:value-type="float" office:value="0.306818181818" calcext:value-type="float">
            <text:p>0,3068181818</text:p>
          </table:table-cell>
          <table:table-cell/>
          <table:table-cell office:value-type="string" calcext:value-type="string">
            <text:p>CP_MJ2</text:p>
          </table:table-cell>
          <table:table-cell office:value-type="float" office:value="0.0357142857143" calcext:value-type="float">
            <text:p>0,0357142857</text:p>
          </table:table-cell>
          <table:table-cell office:value-type="float" office:value="0.016393442623" calcext:value-type="float">
            <text:p>0,016393442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P_MPS</text:p>
          </table:table-cell>
          <table:table-cell table:number-columns-repeated="2" office:value-type="float" office:value="0.0833333333333" calcext:value-type="float">
            <text:p>0,0833333333</text:p>
          </table:table-cell>
          <table:table-cell office:value-type="float" office:value="0.291666666667" calcext:value-type="float">
            <text:p>0,2916666667</text:p>
          </table:table-cell>
          <table:table-cell/>
          <table:table-cell office:value-type="string" calcext:value-type="string">
            <text:p>CP_GKS</text:p>
          </table:table-cell>
          <table:table-cell office:value-type="float" office:value="0.0416666666667" calcext:value-type="float">
            <text:p>0,0416666667</text:p>
          </table:table-cell>
          <table:table-cell office:value-type="float" office:value="0.0714285714286" calcext:value-type="float">
            <text:p>0,0714285714</text:p>
          </table:table-cell>
          <table:table-cell office:value-type="float" office:value="0.0847457627119" calcext:value-type="float">
            <text:p>0,08474576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P_GKS</text:p>
          </table:table-cell>
          <table:table-cell office:value-type="float" office:value="0.0113636363636" calcext:value-type="float">
            <text:p>0,0113636364</text:p>
          </table:table-cell>
          <table:table-cell office:value-type="float" office:value="0.0511363636364" calcext:value-type="float">
            <text:p>0,0511363636</text:p>
          </table:table-cell>
          <table:table-cell office:value-type="float" office:value="0.3125" calcext:value-type="float">
            <text:p>0,3125</text:p>
          </table:table-cell>
          <table:table-cell/>
          <table:table-cell office:value-type="string" calcext:value-type="string">
            <text:p>CP_GKS</text:p>
          </table:table-cell>
          <table:table-cell office:value-type="float" office:value="0.0357142857143" calcext:value-type="float">
            <text:p>0,0357142857</text:p>
          </table:table-cell>
          <table:table-cell office:value-type="float" office:value="0.0491803278689" calcext:value-type="float">
            <text:p>0,049180327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P_PISA</text:p>
          </table:table-cell>
          <table:table-cell office:value-type="float" office:value="0.166666666667" calcext:value-type="float">
            <text:p>0,1666666667</text:p>
          </table:table-cell>
          <table:table-cell office:value-type="float" office:value="0.541666666667" calcext:value-type="float">
            <text:p>0,5416666667</text:p>
          </table:table-cell>
          <table:table-cell office:value-type="float" office:value="0.666666666667" calcext:value-type="float">
            <text:p>0,6666666667</text:p>
          </table:table-cell>
          <table:table-cell/>
          <table:table-cell office:value-type="string" calcext:value-type="string">
            <text:p>CP_E3DC_CB</text:p>
          </table:table-cell>
          <table:table-cell office:value-type="float" office:value="0.0833333333333" calcext:value-type="float">
            <text:p>0,0833333333</text:p>
          </table:table-cell>
          <table:table-cell office:value-type="float" office:value="0.0357142857143" calcext:value-type="float">
            <text:p>0,0357142857</text:p>
          </table:table-cell>
          <table:table-cell office:value-type="float" office:value="0.0847457627119" calcext:value-type="float">
            <text:p>0,0847457627</text:p>
          </table:table-cell>
          <table:table-cell office:value-type="float" office:value="0.0384615384615" calcext:value-type="float">
            <text:p>0,038461538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E3DC_CB</text:p>
          </table:table-cell>
          <table:table-cell office:value-type="float" office:value="0.00568181818182" calcext:value-type="float">
            <text:p>0,0056818182</text:p>
          </table:table-cell>
          <table:table-cell office:value-type="float" office:value="0.0568181818182" calcext:value-type="float">
            <text:p>0,0568181818</text:p>
          </table:table-cell>
          <table:table-cell office:value-type="float" office:value="0.136363636364" calcext:value-type="float">
            <text:p>0,1363636364</text:p>
          </table:table-cell>
          <table:table-cell/>
          <table:table-cell office:value-type="string" calcext:value-type="string">
            <text:p>CP_E3DC_CB</text:p>
          </table:table-cell>
          <table:table-cell office:value-type="float" office:value="0.107142857143" calcext:value-type="float">
            <text:p>0,1071428571</text:p>
          </table:table-cell>
          <table:table-cell office:value-type="float" office:value="0.0655737704918" calcext:value-type="float">
            <text:p>0,065573770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P_T1</text:p>
          </table:table-cell>
          <table:table-cell office:value-type="float" office:value="0.208333333333" calcext:value-type="float">
            <text:p>0,2083333333</text:p>
          </table:table-cell>
          <table:table-cell office:value-type="float" office:value="0.458333333333" calcext:value-type="float">
            <text:p>0,4583333333</text:p>
          </table:table-cell>
          <table:table-cell office:value-type="float" office:value="0.708333333333" calcext:value-type="float">
            <text:p>0,7083333333</text:p>
          </table:table-cell>
          <table:table-cell/>
          <table:table-cell office:value-type="string" calcext:value-type="string">
            <text:p>CP_Z3DC_MIN</text:p>
          </table:table-cell>
          <table:table-cell office:value-type="float" office:value="0.0833333333333" calcext:value-type="float">
            <text:p>0,0833333333</text:p>
          </table:table-cell>
          <table:table-cell office:value-type="float" office:value="0.0892857142857" calcext:value-type="float">
            <text:p>0,0892857143</text:p>
          </table:table-cell>
          <table:table-cell office:value-type="float" office:value="0.0508474576271" calcext:value-type="float">
            <text:p>0,05084745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P_Z3DC_MIN</text:p>
          </table:table-cell>
          <table:table-cell office:value-type="float" office:value="0.00568181818182" calcext:value-type="float">
            <text:p>0,0056818182</text:p>
          </table:table-cell>
          <table:table-cell office:value-type="float" office:value="0.0568181818182" calcext:value-type="float">
            <text:p>0,0568181818</text:p>
          </table:table-cell>
          <table:table-cell office:value-type="float" office:value="0.210227272727" calcext:value-type="float">
            <text:p>0,2102272727</text:p>
          </table:table-cell>
          <table:table-cell/>
          <table:table-cell office:value-type="string" calcext:value-type="string">
            <text:p>CP_Z3DC_MIN</text:p>
          </table:table-cell>
          <table:table-cell office:value-type="float" office:value="0.0714285714286" calcext:value-type="float">
            <text:p>0,0714285714</text:p>
          </table:table-cell>
          <table:table-cell office:value-type="float" office:value="0.0819672131148" calcext:value-type="float">
            <text:p>0,081967213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P_T2</text:p>
          </table:table-cell>
          <table:table-cell office:value-type="float" office:value="0.208333333333" calcext:value-type="float">
            <text:p>0,2083333333</text:p>
          </table:table-cell>
          <table:table-cell office:value-type="float" office:value="0.5" calcext:value-type="float">
            <text:p>0,5</text:p>
          </table:table-cell>
          <table:table-cell office:value-type="float" office:value="0.541666666667" calcext:value-type="float">
            <text:p>0,5416666667</text:p>
          </table:table-cell>
          <table:table-cell/>
          <table:table-cell office:value-type="string" calcext:value-type="string">
            <text:p>CP_ZS3DC_CB</text:p>
          </table:table-cell>
          <table:table-cell office:value-type="float" office:value="0.0416666666667" calcext:value-type="float">
            <text:p>0,0416666667</text:p>
          </table:table-cell>
          <table:table-cell office:value-type="float" office:value="0.0714285714286" calcext:value-type="float">
            <text:p>0,0714285714</text:p>
          </table:table-cell>
          <table:table-cell office:value-type="float" office:value="0.0169491525424" calcext:value-type="float">
            <text:p>0,0169491525</text:p>
          </table:table-cell>
          <table:table-cell office:value-type="float" office:value="0.153846153846" calcext:value-type="float">
            <text:p>0,153846153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ZS3DC_CB</text:p>
          </table:table-cell>
          <table:table-cell office:value-type="float" office:value="0.0170454545455" calcext:value-type="float">
            <text:p>0,0170454545</text:p>
          </table:table-cell>
          <table:table-cell office:value-type="float" office:value="0.0568181818182" calcext:value-type="float">
            <text:p>0,0568181818</text:p>
          </table:table-cell>
          <table:table-cell office:value-type="float" office:value="0.164772727273" calcext:value-type="float">
            <text:p>0,1647727273</text:p>
          </table:table-cell>
          <table:table-cell/>
          <table:table-cell office:value-type="string" calcext:value-type="string">
            <text:p>CP_ZS3DC_CB</text:p>
          </table:table-cell>
          <table:table-cell office:value-type="float" office:value="0.0357142857143" calcext:value-type="float">
            <text:p>0,0357142857</text:p>
          </table:table-cell>
          <table:table-cell office:value-type="float" office:value="0.0819672131148" calcext:value-type="float">
            <text:p>0,081967213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P_URS</text:p>
          </table:table-cell>
          <table:table-cell office:value-type="float" office:value="0.0833333333333" calcext:value-type="float">
            <text:p>0,0833333333</text:p>
          </table:table-cell>
          <table:table-cell office:value-type="float" office:value="0.25" calcext:value-type="float">
            <text:p>0,25</text:p>
          </table:table-cell>
          <table:table-cell office:value-type="float" office:value="0.416666666667" calcext:value-type="float">
            <text:p>0,4166666667</text:p>
          </table:table-cell>
          <table:table-cell/>
          <table:table-cell office:value-type="string" calcext:value-type="string">
            <text:p>CP_MJ1</text:p>
          </table:table-cell>
          <table:table-cell office:value-type="float" office:value="0" calcext:value-type="float">
            <text:p>0</text:p>
          </table:table-cell>
          <table:table-cell office:value-type="float" office:value="0.107142857143" calcext:value-type="float">
            <text:p>0,1071428571</text:p>
          </table:table-cell>
          <table:table-cell office:value-type="float" office:value="0.0847457627119" calcext:value-type="float">
            <text:p>0,0847457627</text:p>
          </table:table-cell>
          <table:table-cell office:value-type="float" office:value="0.0769230769231" calcext:value-type="float">
            <text:p>0,076923076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MJ1</text:p>
          </table:table-cell>
          <table:table-cell office:value-type="float" office:value="0.0113636363636" calcext:value-type="float">
            <text:p>0,0113636364</text:p>
          </table:table-cell>
          <table:table-cell office:value-type="float" office:value="0.0738636363636" calcext:value-type="float">
            <text:p>0,0738636364</text:p>
          </table:table-cell>
          <table:table-cell office:value-type="float" office:value="0.238636363636" calcext:value-type="float">
            <text:p>0,2386363636</text:p>
          </table:table-cell>
          <table:table-cell/>
          <table:table-cell office:value-type="string" calcext:value-type="string">
            <text:p>CP_MJ1</text:p>
          </table:table-cell>
          <table:table-cell office:value-type="float" office:value="0.0714285714286" calcext:value-type="float">
            <text:p>0,0714285714</text:p>
          </table:table-cell>
          <table:table-cell office:value-type="float" office:value="0.0819672131148" calcext:value-type="float">
            <text:p>0,081967213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P_WENG</text:p>
          </table:table-cell>
          <table:table-cell table:number-columns-repeated="2" office:value-type="float" office:value="0.0416666666667" calcext:value-type="float">
            <text:p>0,0416666667</text:p>
          </table:table-cell>
          <table:table-cell office:value-type="float" office:value="0.166666666667" calcext:value-type="float">
            <text:p>0,1666666667</text:p>
          </table:table-cell>
          <table:table-cell/>
          <table:table-cell office:value-type="string" calcext:value-type="string">
            <text:p>CP_ES3DC_CB</text:p>
          </table:table-cell>
          <table:table-cell office:value-type="float" office:value="0.125" calcext:value-type="float">
            <text:p>0,125</text:p>
          </table:table-cell>
          <table:table-cell office:value-type="float" office:value="0.0892857142857" calcext:value-type="float">
            <text:p>0,0892857143</text:p>
          </table:table-cell>
          <table:table-cell office:value-type="float" office:value="0.0338983050847" calcext:value-type="float">
            <text:p>0,0338983051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ES3DC_CB</text:p>
          </table:table-cell>
          <table:table-cell office:value-type="float" office:value="0.0170454545455" calcext:value-type="float">
            <text:p>0,0170454545</text:p>
          </table:table-cell>
          <table:table-cell office:value-type="float" office:value="0.0738636363636" calcext:value-type="float">
            <text:p>0,0738636364</text:p>
          </table:table-cell>
          <table:table-cell office:value-type="float" office:value="0.193181818182" calcext:value-type="float">
            <text:p>0,1931818182</text:p>
          </table:table-cell>
          <table:table-cell/>
          <table:table-cell office:value-type="string" calcext:value-type="string">
            <text:p>CP_ES3DC_CB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0491803278689" calcext:value-type="float">
            <text:p>0,049180327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P_BFKV</text:p>
          </table:table-cell>
          <table:table-cell office:value-type="float" office:value="0.0833333333333" calcext:value-type="float">
            <text:p>0,0833333333</text:p>
          </table:table-cell>
          <table:table-cell office:value-type="float" office:value="0.166666666667" calcext:value-type="float">
            <text:p>0,1666666667</text:p>
          </table:table-cell>
          <table:table-cell office:value-type="float" office:value="0.333333333333" calcext:value-type="float">
            <text:p>0,3333333333</text:p>
          </table:table-cell>
          <table:table-cell/>
          <table:table-cell office:value-type="string" calcext:value-type="string">
            <text:p>CP_Qa</text:p>
          </table:table-cell>
          <table:table-cell office:value-type="float" office:value="0.0833333333333" calcext:value-type="float">
            <text:p>0,0833333333</text:p>
          </table:table-cell>
          <table:table-cell office:value-type="float" office:value="0.0714285714286" calcext:value-type="float">
            <text:p>0,0714285714</text:p>
          </table:table-cell>
          <table:table-cell office:value-type="float" office:value="0.0508474576271" calcext:value-type="float">
            <text:p>0,0508474576</text:p>
          </table:table-cell>
          <table:table-cell office:value-type="float" office:value="0.153846153846" calcext:value-type="float">
            <text:p>0,153846153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Qa</text:p>
          </table:table-cell>
          <table:table-cell office:value-type="float" office:value="0.0170454545455" calcext:value-type="float">
            <text:p>0,0170454545</text:p>
          </table:table-cell>
          <table:table-cell office:value-type="float" office:value="0.0738636363636" calcext:value-type="float">
            <text:p>0,0738636364</text:p>
          </table:table-cell>
          <table:table-cell office:value-type="float" office:value="0.204545454545" calcext:value-type="float">
            <text:p>0,2045454545</text:p>
          </table:table-cell>
          <table:table-cell/>
          <table:table-cell office:value-type="string" calcext:value-type="string">
            <text:p>CP_Qa</text:p>
          </table:table-cell>
          <table:table-cell office:value-type="float" office:value="0.107142857143" calcext:value-type="float">
            <text:p>0,1071428571</text:p>
          </table:table-cell>
          <table:table-cell office:value-type="float" office:value="0.0491803278689" calcext:value-type="float">
            <text:p>0,049180327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P_BL</text:p>
          </table:table-cell>
          <table:table-cell office:value-type="float" office:value="0.0416666666667" calcext:value-type="float">
            <text:p>0,0416666667</text:p>
          </table:table-cell>
          <table:table-cell office:value-type="float" office:value="0.208333333333" calcext:value-type="float">
            <text:p>0,2083333333</text:p>
          </table:table-cell>
          <table:table-cell office:value-type="float" office:value="0.458333333333" calcext:value-type="float">
            <text:p>0,4583333333</text:p>
          </table:table-cell>
          <table:table-cell/>
          <table:table-cell office:value-type="string" calcext:value-type="string">
            <text:p>CP_MSBM</text:p>
          </table:table-cell>
          <table:table-cell office:value-type="float" office:value="0.208333333333" calcext:value-type="float">
            <text:p>0,2083333333</text:p>
          </table:table-cell>
          <table:table-cell office:value-type="float" office:value="0.0535714285714" calcext:value-type="float">
            <text:p>0,0535714286</text:p>
          </table:table-cell>
          <table:table-cell office:value-type="float" office:value="0.0847457627119" calcext:value-type="float">
            <text:p>0,08474576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P_MSBM</text:p>
          </table:table-cell>
          <table:table-cell office:value-type="float" office:value="0.0397727272727" calcext:value-type="float">
            <text:p>0,0397727273</text:p>
          </table:table-cell>
          <table:table-cell office:value-type="float" office:value="0.0738636363636" calcext:value-type="float">
            <text:p>0,0738636364</text:p>
          </table:table-cell>
          <table:table-cell office:value-type="float" office:value="0.267045454545" calcext:value-type="float">
            <text:p>0,2670454545</text:p>
          </table:table-cell>
          <table:table-cell/>
          <table:table-cell office:value-type="string" calcext:value-type="string">
            <text:p>CP_MSBM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0655737704918" calcext:value-type="float">
            <text:p>0,065573770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P_BT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0.541666666667" calcext:value-type="float">
            <text:p>0,5416666667</text:p>
          </table:table-cell>
          <table:table-cell/>
          <table:table-cell office:value-type="string" calcext:value-type="string">
            <text:p>CP_TEs</text:p>
          </table:table-cell>
          <table:table-cell office:value-type="float" office:value="0" calcext:value-type="float">
            <text:p>0</text:p>
          </table:table-cell>
          <table:table-cell office:value-type="float" office:value="0.0357142857143" calcext:value-type="float">
            <text:p>0,0357142857</text:p>
          </table:table-cell>
          <table:table-cell office:value-type="float" office:value="0.135593220339" calcext:value-type="float">
            <text:p>0,1355932203</text:p>
          </table:table-cell>
          <table:table-cell office:value-type="float" office:value="0.153846153846" calcext:value-type="float">
            <text:p>0,1538461538</text:p>
          </table:table-cell>
          <table:table-cell office:value-type="float" office:value="0.0909090909091" calcext:value-type="float">
            <text:p>0,0909090909</text:p>
          </table:table-cell>
          <table:table-cell/>
          <table:table-cell office:value-type="string" calcext:value-type="string">
            <text:p>CP_TEs</text:p>
          </table:table-cell>
          <table:table-cell office:value-type="float" office:value="0.0227272727273" calcext:value-type="float">
            <text:p>0,0227272727</text:p>
          </table:table-cell>
          <table:table-cell office:value-type="float" office:value="0.0795454545455" calcext:value-type="float">
            <text:p>0,0795454545</text:p>
          </table:table-cell>
          <table:table-cell office:value-type="float" office:value="0.323863636364" calcext:value-type="float">
            <text:p>0,3238636364</text:p>
          </table:table-cell>
          <table:table-cell/>
          <table:table-cell office:value-type="string" calcext:value-type="string">
            <text:p>CP_TEs</text:p>
          </table:table-cell>
          <table:table-cell office:value-type="float" office:value="0.0357142857143" calcext:value-type="float">
            <text:p>0,0357142857</text:p>
          </table:table-cell>
          <table:table-cell office:value-type="float" office:value="0.0655737704918" calcext:value-type="float">
            <text:p>0,065573770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P_DECK</text:p>
          </table:table-cell>
          <table:table-cell office:value-type="float" office:value="0.291666666667" calcext:value-type="float">
            <text:p>0,2916666667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583333333333" calcext:value-type="float">
            <text:p>0,5833333333</text:p>
          </table:table-cell>
          <table:table-cell/>
          <table:table-cell office:value-type="string" calcext:value-type="string">
            <text:p>CP_RO</text:p>
          </table:table-cell>
          <table:table-cell office:value-type="float" office:value="0.0416666666667" calcext:value-type="float">
            <text:p>0,0416666667</text:p>
          </table:table-cell>
          <table:table-cell office:value-type="float" office:value="0.107142857143" calcext:value-type="float">
            <text:p>0,1071428571</text:p>
          </table:table-cell>
          <table:table-cell office:value-type="float" office:value="0.118644067797" calcext:value-type="float">
            <text:p>0,1186440678</text:p>
          </table:table-cell>
          <table:table-cell office:value-type="float" office:value="0.0384615384615" calcext:value-type="float">
            <text:p>0,038461538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RO</text:p>
          </table:table-cell>
          <table:table-cell office:value-type="float" office:value="0.00568181818182" calcext:value-type="float">
            <text:p>0,0056818182</text:p>
          </table:table-cell>
          <table:table-cell office:value-type="float" office:value="0.0852272727273" calcext:value-type="float">
            <text:p>0,0852272727</text:p>
          </table:table-cell>
          <table:table-cell office:value-type="float" office:value="0.255681818182" calcext:value-type="float">
            <text:p>0,2556818182</text:p>
          </table:table-cell>
          <table:table-cell/>
          <table:table-cell office:value-type="string" calcext:value-type="string">
            <text:p>CP_RO</text:p>
          </table:table-cell>
          <table:table-cell office:value-type="float" office:value="0.0714285714286" calcext:value-type="float">
            <text:p>0,0714285714</text:p>
          </table:table-cell>
          <table:table-cell office:value-type="float" office:value="0.0655737704918" calcext:value-type="float">
            <text:p>0,065573770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P_E3D_CB</text:p>
          </table:table-cell>
          <table:table-cell office:value-type="float" office:value="0.0416666666667" calcext:value-type="float">
            <text:p>0,0416666667</text:p>
          </table:table-cell>
          <table:table-cell office:value-type="float" office:value="0.208333333333" calcext:value-type="float">
            <text:p>0,2083333333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DESOLV</text:p>
          </table:table-cell>
          <table:table-cell office:value-type="float" office:value="0.166666666667" calcext:value-type="float">
            <text:p>0,1666666667</text:p>
          </table:table-cell>
          <table:table-cell office:value-type="float" office:value="0.125" calcext:value-type="float">
            <text:p>0,125</text:p>
          </table:table-cell>
          <table:table-cell office:value-type="float" office:value="0.0338983050847" calcext:value-type="float">
            <text:p>0,0338983051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SOLV</text:p>
          </table:table-cell>
          <table:table-cell office:value-type="float" office:value="0.0454545454545" calcext:value-type="float">
            <text:p>0,0454545455</text:p>
          </table:table-cell>
          <table:table-cell office:value-type="float" office:value="0.0965909090909" calcext:value-type="float">
            <text:p>0,0965909091</text:p>
          </table:table-cell>
          <table:table-cell office:value-type="float" office:value="0.193181818182" calcext:value-type="float">
            <text:p>0,1931818182</text:p>
          </table:table-cell>
          <table:table-cell/>
          <table:table-cell office:value-type="string" calcext:value-type="string">
            <text:p>DESOLV</text:p>
          </table:table-cell>
          <table:table-cell office:value-type="float" office:value="0.107142857143" calcext:value-type="float">
            <text:p>0,1071428571</text:p>
          </table:table-cell>
          <table:table-cell office:value-type="float" office:value="0.0819672131148" calcext:value-type="float">
            <text:p>0,081967213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P_E3DC_CB</text:p>
          </table:table-cell>
          <table:table-cell office:value-type="float" office:value="0" calcext:value-type="float">
            <text:p>0</text:p>
          </table:table-cell>
          <table:table-cell office:value-type="float" office:value="0.0833333333333" calcext:value-type="float">
            <text:p>0,0833333333</text:p>
          </table:table-cell>
          <table:table-cell office:value-type="float" office:value="0.166666666667" calcext:value-type="float">
            <text:p>0,1666666667</text:p>
          </table:table-cell>
          <table:table-cell/>
          <table:table-cell office:value-type="string" calcext:value-type="string">
            <text:p>CP_EPAIR_CB</text:p>
          </table:table-cell>
          <table:table-cell office:value-type="float" office:value="0.166666666667" calcext:value-type="float">
            <text:p>0,1666666667</text:p>
          </table:table-cell>
          <table:table-cell office:value-type="float" office:value="0.125" calcext:value-type="float">
            <text:p>0,125</text:p>
          </table:table-cell>
          <table:table-cell office:value-type="float" office:value="0.0847457627119" calcext:value-type="float">
            <text:p>0,0847457627</text:p>
          </table:table-cell>
          <table:table-cell office:value-type="float" office:value="0.0769230769231" calcext:value-type="float">
            <text:p>0,076923076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EPAIR_CB</text:p>
          </table:table-cell>
          <table:table-cell office:value-type="float" office:value="0.0511363636364" calcext:value-type="float">
            <text:p>0,0511363636</text:p>
          </table:table-cell>
          <table:table-cell office:value-type="float" office:value="0.0965909090909" calcext:value-type="float">
            <text:p>0,0965909091</text:p>
          </table:table-cell>
          <table:table-cell office:value-type="float" office:value="0.232954545455" calcext:value-type="float">
            <text:p>0,2329545455</text:p>
          </table:table-cell>
          <table:table-cell/>
          <table:table-cell office:value-type="string" calcext:value-type="string">
            <text:p>CP_EPAIR_CB</text:p>
          </table:table-cell>
          <table:table-cell office:value-type="float" office:value="0.178571428571" calcext:value-type="float">
            <text:p>0,1785714286</text:p>
          </table:table-cell>
          <table:table-cell office:value-type="float" office:value="0.0491803278689" calcext:value-type="float">
            <text:p>0,049180327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P_E3DC_MIN</text:p>
          </table:table-cell>
          <table:table-cell office:value-type="float" office:value="0.0833333333333" calcext:value-type="float">
            <text:p>0,0833333333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CP_MS</text:p>
          </table:table-cell>
          <table:table-cell office:value-type="float" office:value="0.166666666667" calcext:value-type="float">
            <text:p>0,1666666667</text:p>
          </table:table-cell>
          <table:table-cell office:value-type="float" office:value="0.125" calcext:value-type="float">
            <text:p>0,125</text:p>
          </table:table-cell>
          <table:table-cell office:value-type="float" office:value="0.0847457627119" calcext:value-type="float">
            <text:p>0,0847457627</text:p>
          </table:table-cell>
          <table:table-cell office:value-type="float" office:value="0.0769230769231" calcext:value-type="float">
            <text:p>0,076923076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MS</text:p>
          </table:table-cell>
          <table:table-cell office:value-type="float" office:value="0.0170454545455" calcext:value-type="float">
            <text:p>0,0170454545</text:p>
          </table:table-cell>
          <table:table-cell office:value-type="float" office:value="0.102272727273" calcext:value-type="float">
            <text:p>0,1022727273</text:p>
          </table:table-cell>
          <table:table-cell office:value-type="float" office:value="0.380681818182" calcext:value-type="float">
            <text:p>0,3806818182</text:p>
          </table:table-cell>
          <table:table-cell/>
          <table:table-cell office:value-type="string" calcext:value-type="string">
            <text:p>CP_MS</text:p>
          </table:table-cell>
          <table:table-cell office:value-type="float" office:value="0.107142857143" calcext:value-type="float">
            <text:p>0,1071428571</text:p>
          </table:table-cell>
          <table:table-cell office:value-type="float" office:value="0.0655737704918" calcext:value-type="float">
            <text:p>0,065573770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P_E3D_MIN</text:p>
          </table:table-cell>
          <table:table-cell office:value-type="float" office:value="0.0416666666667" calcext:value-type="float">
            <text:p>0,0416666667</text:p>
          </table:table-cell>
          <table:table-cell office:value-type="float" office:value="0.25" calcext:value-type="float">
            <text:p>0,25</text:p>
          </table:table-cell>
          <table:table-cell office:value-type="float" office:value="0.625" calcext:value-type="float">
            <text:p>0,625</text:p>
          </table:table-cell>
          <table:table-cell/>
          <table:table-cell office:value-type="string" calcext:value-type="string">
            <text:p>CP_SJKG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,125</text:p>
          </table:table-cell>
          <table:table-cell office:value-type="float" office:value="0.135593220339" calcext:value-type="float">
            <text:p>0,1355932203</text:p>
          </table:table-cell>
          <table:table-cell office:value-type="float" office:value="0.0769230769231" calcext:value-type="float">
            <text:p>0,076923076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SJKG</text:p>
          </table:table-cell>
          <table:table-cell office:value-type="float" office:value="0.0170454545455" calcext:value-type="float">
            <text:p>0,0170454545</text:p>
          </table:table-cell>
          <table:table-cell office:value-type="float" office:value="0.102272727273" calcext:value-type="float">
            <text:p>0,1022727273</text:p>
          </table:table-cell>
          <table:table-cell office:value-type="float" office:value="0.255681818182" calcext:value-type="float">
            <text:p>0,2556818182</text:p>
          </table:table-cell>
          <table:table-cell/>
          <table:table-cell office:value-type="string" calcext:value-type="string">
            <text:p>CP_SJKG</text:p>
          </table:table-cell>
          <table:table-cell office:value-type="float" office:value="0.0714285714286" calcext:value-type="float">
            <text:p>0,0714285714</text:p>
          </table:table-cell>
          <table:table-cell office:value-type="float" office:value="0.0655737704918" calcext:value-type="float">
            <text:p>0,065573770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P_ELOCAL_CB</text:p>
          </table:table-cell>
          <table:table-cell office:value-type="float" office:value="0.0416666666667" calcext:value-type="float">
            <text:p>0,0416666667</text:p>
          </table:table-cell>
          <table:table-cell office:value-type="float" office:value="0.208333333333" calcext:value-type="float">
            <text:p>0,2083333333</text:p>
          </table:table-cell>
          <table:table-cell office:value-type="float" office:value="0.416666666667" calcext:value-type="float">
            <text:p>0,4166666667</text:p>
          </table:table-cell>
          <table:table-cell/>
          <table:table-cell office:value-type="string" calcext:value-type="string">
            <text:p>AP_DOPE</text:p>
          </table:table-cell>
          <table:table-cell office:value-type="float" office:value="0.166666666667" calcext:value-type="float">
            <text:p>0,1666666667</text:p>
          </table:table-cell>
          <table:table-cell office:value-type="float" office:value="0.125" calcext:value-type="float">
            <text:p>0,125</text:p>
          </table:table-cell>
          <table:table-cell office:value-type="float" office:value="0.101694915254" calcext:value-type="float">
            <text:p>0,1016949153</text:p>
          </table:table-cell>
          <table:table-cell office:value-type="float" office:value="0.0384615384615" calcext:value-type="float">
            <text:p>0,038461538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P_DOPE</text:p>
          </table:table-cell>
          <table:table-cell office:value-type="float" office:value="0.0397727272727" calcext:value-type="float">
            <text:p>0,0397727273</text:p>
          </table:table-cell>
          <table:table-cell office:value-type="float" office:value="0.102272727273" calcext:value-type="float">
            <text:p>0,1022727273</text:p>
          </table:table-cell>
          <table:table-cell office:value-type="float" office:value="0.272727272727" calcext:value-type="float">
            <text:p>0,2727272727</text:p>
          </table:table-cell>
          <table:table-cell/>
          <table:table-cell office:value-type="string" calcext:value-type="string">
            <text:p>AP_DOPE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0491803278689" calcext:value-type="float">
            <text:p>0,049180327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P_ELOCAL_MIN</text:p>
          </table:table-cell>
          <table:table-cell office:value-type="float" office:value="0.0416666666667" calcext:value-type="float">
            <text:p>0,0416666667</text:p>
          </table:table-cell>
          <table:table-cell office:value-type="float" office:value="0.208333333333" calcext:value-type="float">
            <text:p>0,2083333333</text:p>
          </table:table-cell>
          <table:table-cell office:value-type="float" office:value="0.666666666667" calcext:value-type="float">
            <text:p>0,6666666667</text:p>
          </table:table-cell>
          <table:table-cell/>
          <table:table-cell office:value-type="string" calcext:value-type="string">
            <text:p>CP_Qm</text:p>
          </table:table-cell>
          <table:table-cell office:value-type="float" office:value="0.125" calcext:value-type="float">
            <text:p>0,125</text:p>
          </table:table-cell>
          <table:table-cell office:value-type="float" office:value="0.0892857142857" calcext:value-type="float">
            <text:p>0,0892857143</text:p>
          </table:table-cell>
          <table:table-cell office:value-type="float" office:value="0.0847457627119" calcext:value-type="float">
            <text:p>0,0847457627</text:p>
          </table:table-cell>
          <table:table-cell office:value-type="float" office:value="0.192307692308" calcext:value-type="float">
            <text:p>0,192307692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Qm</text:p>
          </table:table-cell>
          <table:table-cell office:value-type="float" office:value="0.0454545454545" calcext:value-type="float">
            <text:p>0,0454545455</text:p>
          </table:table-cell>
          <table:table-cell office:value-type="float" office:value="0.107954545455" calcext:value-type="float">
            <text:p>0,1079545455</text:p>
          </table:table-cell>
          <table:table-cell office:value-type="float" office:value="0.267045454545" calcext:value-type="float">
            <text:p>0,2670454545</text:p>
          </table:table-cell>
          <table:table-cell/>
          <table:table-cell office:value-type="string" calcext:value-type="string">
            <text:p>CP_Qm</text:p>
          </table:table-cell>
          <table:table-cell office:value-type="float" office:value="0.178571428571" calcext:value-type="float">
            <text:p>0,1785714286</text:p>
          </table:table-cell>
          <table:table-cell office:value-type="float" office:value="0.0655737704918" calcext:value-type="float">
            <text:p>0,065573770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P_EPAIR_CB</text:p>
          </table:table-cell>
          <table:table-cell office:value-type="float" office:value="0.0833333333333" calcext:value-type="float">
            <text:p>0,0833333333</text:p>
          </table:table-cell>
          <table:table-cell office:value-type="float" office:value="0.166666666667" calcext:value-type="float">
            <text:p>0,1666666667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AP_MPS</text:p>
          </table:table-cell>
          <table:table-cell office:value-type="float" office:value="0.0833333333333" calcext:value-type="float">
            <text:p>0,0833333333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0677966101695" calcext:value-type="float">
            <text:p>0,0677966102</text:p>
          </table:table-cell>
          <table:table-cell office:value-type="float" office:value="0.0769230769231" calcext:value-type="float">
            <text:p>0,076923076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P_MPS</text:p>
          </table:table-cell>
          <table:table-cell office:value-type="float" office:value="0.0340909090909" calcext:value-type="float">
            <text:p>0,0340909091</text:p>
          </table:table-cell>
          <table:table-cell office:value-type="float" office:value="0.113636363636" calcext:value-type="float">
            <text:p>0,1136363636</text:p>
          </table:table-cell>
          <table:table-cell office:value-type="float" office:value="0.255681818182" calcext:value-type="float">
            <text:p>0,2556818182</text:p>
          </table:table-cell>
          <table:table-cell/>
          <table:table-cell office:value-type="string" calcext:value-type="string">
            <text:p>AP_MPS</text:p>
          </table:table-cell>
          <table:table-cell office:value-type="float" office:value="0.25" calcext:value-type="float">
            <text:p>0,25</text:p>
          </table:table-cell>
          <table:table-cell office:value-type="float" office:value="0.0327868852459" calcext:value-type="float">
            <text:p>0,032786885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P_EPAIR_MIN</text:p>
          </table:table-cell>
          <table:table-cell office:value-type="float" office:value="0.0416666666667" calcext:value-type="float">
            <text:p>0,0416666667</text:p>
          </table:table-cell>
          <table:table-cell office:value-type="float" office:value="0.291666666667" calcext:value-type="float">
            <text:p>0,2916666667</text:p>
          </table:table-cell>
          <table:table-cell office:value-type="float" office:value="0.666666666667" calcext:value-type="float">
            <text:p>0,6666666667</text:p>
          </table:table-cell>
          <table:table-cell/>
          <table:table-cell office:value-type="string" calcext:value-type="string">
            <text:p>CP_SKOa</text:p>
          </table:table-cell>
          <table:table-cell office:value-type="float" office:value="0.0833333333333" calcext:value-type="float">
            <text:p>0,0833333333</text:p>
          </table:table-cell>
          <table:table-cell office:value-type="float" office:value="0.125" calcext:value-type="float">
            <text:p>0,125</text:p>
          </table:table-cell>
          <table:table-cell office:value-type="float" office:value="0.152542372881" calcext:value-type="float">
            <text:p>0,1525423729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.0909090909091" calcext:value-type="float">
            <text:p>0,0909090909</text:p>
          </table:table-cell>
          <table:table-cell/>
          <table:table-cell office:value-type="string" calcext:value-type="string">
            <text:p>CP_SKOa</text:p>
          </table:table-cell>
          <table:table-cell office:value-type="float" office:value="0.0284090909091" calcext:value-type="float">
            <text:p>0,0284090909</text:p>
          </table:table-cell>
          <table:table-cell office:value-type="float" office:value="0.125" calcext:value-type="float">
            <text:p>0,125</text:p>
          </table:table-cell>
          <table:table-cell office:value-type="float" office:value="0.272727272727" calcext:value-type="float">
            <text:p>0,2727272727</text:p>
          </table:table-cell>
          <table:table-cell/>
          <table:table-cell office:value-type="string" calcext:value-type="string">
            <text:p>CP_SKOa</text:p>
          </table:table-cell>
          <table:table-cell office:value-type="float" office:value="0.178571428571" calcext:value-type="float">
            <text:p>0,1785714286</text:p>
          </table:table-cell>
          <table:table-cell office:value-type="float" office:value="0.0655737704918" calcext:value-type="float">
            <text:p>0,065573770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P_ES3DC_CB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,12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CP_ELOCAL_CB</text:p>
          </table:table-cell>
          <table:table-cell office:value-type="float" office:value="0.208333333333" calcext:value-type="float">
            <text:p>0,2083333333</text:p>
          </table:table-cell>
          <table:table-cell office:value-type="float" office:value="0.196428571429" calcext:value-type="float">
            <text:p>0,1964285714</text:p>
          </table:table-cell>
          <table:table-cell office:value-type="float" office:value="0.0847457627119" calcext:value-type="float">
            <text:p>0,0847457627</text:p>
          </table:table-cell>
          <table:table-cell office:value-type="float" office:value="0.0769230769231" calcext:value-type="float">
            <text:p>0,076923076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ELOCAL_CB</text:p>
          </table:table-cell>
          <table:table-cell office:value-type="float" office:value="0.0340909090909" calcext:value-type="float">
            <text:p>0,0340909091</text:p>
          </table:table-cell>
          <table:table-cell office:value-type="float" office:value="0.125" calcext:value-type="float">
            <text:p>0,125</text:p>
          </table:table-cell>
          <table:table-cell office:value-type="float" office:value="0.363636363636" calcext:value-type="float">
            <text:p>0,3636363636</text:p>
          </table:table-cell>
          <table:table-cell/>
          <table:table-cell office:value-type="string" calcext:value-type="string">
            <text:p>CP_ELOCAL_CB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0819672131148" calcext:value-type="float">
            <text:p>0,081967213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P_ES3DC_MIN</text:p>
          </table:table-cell>
          <table:table-cell office:value-type="float" office:value="0" calcext:value-type="float">
            <text:p>0</text:p>
          </table:table-cell>
          <table:table-cell office:value-type="float" office:value="0.166666666667" calcext:value-type="float">
            <text:p>0,1666666667</text:p>
          </table:table-cell>
          <table:table-cell office:value-type="float" office:value="0.375" calcext:value-type="float">
            <text:p>0,375</text:p>
          </table:table-cell>
          <table:table-cell/>
          <table:table-cell office:value-type="string" calcext:value-type="string">
            <text:p>CP_E3D_CB</text:p>
          </table:table-cell>
          <table:table-cell office:value-type="float" office:value="0.208333333333" calcext:value-type="float">
            <text:p>0,2083333333</text:p>
          </table:table-cell>
          <table:table-cell office:value-type="float" office:value="0.178571428571" calcext:value-type="float">
            <text:p>0,1785714286</text:p>
          </table:table-cell>
          <table:table-cell office:value-type="float" office:value="0.101694915254" calcext:value-type="float">
            <text:p>0,1016949153</text:p>
          </table:table-cell>
          <table:table-cell office:value-type="float" office:value="0.0769230769231" calcext:value-type="float">
            <text:p>0,076923076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E3D_CB</text:p>
          </table:table-cell>
          <table:table-cell office:value-type="float" office:value="0.0511363636364" calcext:value-type="float">
            <text:p>0,0511363636</text:p>
          </table:table-cell>
          <table:table-cell office:value-type="float" office:value="0.125" calcext:value-type="float">
            <text:p>0,125</text:p>
          </table:table-cell>
          <table:table-cell office:value-type="float" office:value="0.375" calcext:value-type="float">
            <text:p>0,375</text:p>
          </table:table-cell>
          <table:table-cell/>
          <table:table-cell office:value-type="string" calcext:value-type="string">
            <text:p>CP_E3D_CB</text:p>
          </table:table-cell>
          <table:table-cell office:value-type="float" office:value="0.178571428571" calcext:value-type="float">
            <text:p>0,1785714286</text:p>
          </table:table-cell>
          <table:table-cell office:value-type="float" office:value="0.0655737704918" calcext:value-type="float">
            <text:p>0,065573770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P_GKS</text:p>
          </table:table-cell>
          <table:table-cell office:value-type="float" office:value="0" calcext:value-type="float">
            <text:p>0</text:p>
          </table:table-cell>
          <table:table-cell office:value-type="float" office:value="0.0416666666667" calcext:value-type="float">
            <text:p>0,0416666667</text:p>
          </table:table-cell>
          <table:table-cell office:value-type="float" office:value="0.291666666667" calcext:value-type="float">
            <text:p>0,2916666667</text:p>
          </table:table-cell>
          <table:table-cell/>
          <table:table-cell office:value-type="string" calcext:value-type="string">
            <text:p>CP_SKOb</text:p>
          </table:table-cell>
          <table:table-cell office:value-type="float" office:value="0.166666666667" calcext:value-type="float">
            <text:p>0,1666666667</text:p>
          </table:table-cell>
          <table:table-cell office:value-type="float" office:value="0.0892857142857" calcext:value-type="float">
            <text:p>0,0892857143</text:p>
          </table:table-cell>
          <table:table-cell office:value-type="float" office:value="0.169491525424" calcext:value-type="float">
            <text:p>0,1694915254</text:p>
          </table:table-cell>
          <table:table-cell office:value-type="float" office:value="0.153846153846" calcext:value-type="float">
            <text:p>0,1538461538</text:p>
          </table:table-cell>
          <table:table-cell office:value-type="float" office:value="0.0909090909091" calcext:value-type="float">
            <text:p>0,0909090909</text:p>
          </table:table-cell>
          <table:table-cell/>
          <table:table-cell office:value-type="string" calcext:value-type="string">
            <text:p>CP_SKOb</text:p>
          </table:table-cell>
          <table:table-cell office:value-type="float" office:value="0.0340909090909" calcext:value-type="float">
            <text:p>0,0340909091</text:p>
          </table:table-cell>
          <table:table-cell office:value-type="float" office:value="0.130681818182" calcext:value-type="float">
            <text:p>0,1306818182</text:p>
          </table:table-cell>
          <table:table-cell office:value-type="float" office:value="0.369318181818" calcext:value-type="float">
            <text:p>0,3693181818</text:p>
          </table:table-cell>
          <table:table-cell/>
          <table:table-cell office:value-type="string" calcext:value-type="string">
            <text:p>CP_SKOb</text:p>
          </table:table-cell>
          <table:table-cell office:value-type="float" office:value="0.178571428571" calcext:value-type="float">
            <text:p>0,1785714286</text:p>
          </table:table-cell>
          <table:table-cell office:value-type="float" office:value="0.131147540984" calcext:value-type="float">
            <text:p>0,13114754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P_HLPL</text:p>
          </table:table-cell>
          <table:table-cell office:value-type="float" office:value="0.125" calcext:value-type="float">
            <text:p>0,125</text:p>
          </table:table-cell>
          <table:table-cell office:value-type="float" office:value="0.25" calcext:value-type="float">
            <text:p>0,25</text:p>
          </table:table-cell>
          <table:table-cell office:value-type="float" office:value="0.541666666667" calcext:value-type="float">
            <text:p>0,5416666667</text:p>
          </table:table-cell>
          <table:table-cell/>
          <table:table-cell office:value-type="string" calcext:value-type="string">
            <text:p>CP_ES3DC_MIN</text:p>
          </table:table-cell>
          <table:table-cell office:value-type="float" office:value="0.166666666667" calcext:value-type="float">
            <text:p>0,1666666667</text:p>
          </table:table-cell>
          <table:table-cell office:value-type="float" office:value="0.178571428571" calcext:value-type="float">
            <text:p>0,1785714286</text:p>
          </table:table-cell>
          <table:table-cell office:value-type="float" office:value="0.118644067797" calcext:value-type="float">
            <text:p>0,1186440678</text:p>
          </table:table-cell>
          <table:table-cell office:value-type="float" office:value="0.0769230769231" calcext:value-type="float">
            <text:p>0,076923076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ES3DC_MIN</text:p>
          </table:table-cell>
          <table:table-cell office:value-type="float" office:value="0.0284090909091" calcext:value-type="float">
            <text:p>0,0284090909</text:p>
          </table:table-cell>
          <table:table-cell office:value-type="float" office:value="0.136363636364" calcext:value-type="float">
            <text:p>0,1363636364</text:p>
          </table:table-cell>
          <table:table-cell office:value-type="float" office:value="0.392045454545" calcext:value-type="float">
            <text:p>0,3920454545</text:p>
          </table:table-cell>
          <table:table-cell/>
          <table:table-cell office:value-type="string" calcext:value-type="string">
            <text:p>CP_ES3DC_MIN</text:p>
          </table:table-cell>
          <table:table-cell office:value-type="float" office:value="0.25" calcext:value-type="float">
            <text:p>0,25</text:p>
          </table:table-cell>
          <table:table-cell office:value-type="float" office:value="0.114754098361" calcext:value-type="float">
            <text:p>0,114754098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P_MJ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CP_VD</text:p>
          </table:table-cell>
          <table:table-cell office:value-type="float" office:value="0.208333333333" calcext:value-type="float">
            <text:p>0,2083333333</text:p>
          </table:table-cell>
          <table:table-cell office:value-type="float" office:value="0.232142857143" calcext:value-type="float">
            <text:p>0,2321428571</text:p>
          </table:table-cell>
          <table:table-cell office:value-type="float" office:value="0.101694915254" calcext:value-type="float">
            <text:p>0,1016949153</text:p>
          </table:table-cell>
          <table:table-cell office:value-type="float" office:value="0.0384615384615" calcext:value-type="float">
            <text:p>0,038461538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VD</text:p>
          </table:table-cell>
          <table:table-cell office:value-type="float" office:value="0.0568181818182" calcext:value-type="float">
            <text:p>0,0568181818</text:p>
          </table:table-cell>
          <table:table-cell office:value-type="float" office:value="0.136363636364" calcext:value-type="float">
            <text:p>0,1363636364</text:p>
          </table:table-cell>
          <table:table-cell office:value-type="float" office:value="0.346590909091" calcext:value-type="float">
            <text:p>0,3465909091</text:p>
          </table:table-cell>
          <table:table-cell/>
          <table:table-cell office:value-type="string" calcext:value-type="string">
            <text:p>CP_VD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0819672131148" calcext:value-type="float">
            <text:p>0,081967213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P_MJ2</text:p>
          </table:table-cell>
          <table:table-cell office:value-type="float" office:value="0" calcext:value-type="float">
            <text:p>0</text:p>
          </table:table-cell>
          <table:table-cell office:value-type="float" office:value="0.0416666666667" calcext:value-type="float">
            <text:p>0,0416666667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AP_DFIRE2</text:p>
          </table:table-cell>
          <table:table-cell office:value-type="float" office:value="0.166666666667" calcext:value-type="float">
            <text:p>0,1666666667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186440677966" calcext:value-type="float">
            <text:p>0,186440678</text:p>
          </table:table-cell>
          <table:table-cell office:value-type="float" office:value="0.0769230769231" calcext:value-type="float">
            <text:p>0,076923076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P_DFIRE2</text:p>
          </table:table-cell>
          <table:table-cell office:value-type="float" office:value="0.0454545454545" calcext:value-type="float">
            <text:p>0,0454545455</text:p>
          </table:table-cell>
          <table:table-cell office:value-type="float" office:value="0.142045454545" calcext:value-type="float">
            <text:p>0,1420454545</text:p>
          </table:table-cell>
          <table:table-cell office:value-type="float" office:value="0.380681818182" calcext:value-type="float">
            <text:p>0,3806818182</text:p>
          </table:table-cell>
          <table:table-cell/>
          <table:table-cell office:value-type="string" calcext:value-type="string">
            <text:p>AP_DFIRE2</text:p>
          </table:table-cell>
          <table:table-cell office:value-type="float" office:value="0.178571428571" calcext:value-type="float">
            <text:p>0,1785714286</text:p>
          </table:table-cell>
          <table:table-cell office:value-type="float" office:value="0.0983606557377" calcext:value-type="float">
            <text:p>0,098360655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P_MJ2h</text:p>
          </table:table-cell>
          <table:table-cell office:value-type="float" office:value="0.0416666666667" calcext:value-type="float">
            <text:p>0,0416666667</text:p>
          </table:table-cell>
          <table:table-cell office:value-type="float" office:value="0.291666666667" calcext:value-type="float">
            <text:p>0,2916666667</text:p>
          </table:table-cell>
          <table:table-cell office:value-type="float" office:value="0.625" calcext:value-type="float">
            <text:p>0,625</text:p>
          </table:table-cell>
          <table:table-cell/>
          <table:table-cell office:value-type="string" calcext:value-type="string">
            <text:p>AP_DOPE_HR</text:p>
          </table:table-cell>
          <table:table-cell office:value-type="float" office:value="0.25" calcext:value-type="float">
            <text:p>0,25</text:p>
          </table:table-cell>
          <table:table-cell office:value-type="float" office:value="0.178571428571" calcext:value-type="float">
            <text:p>0,1785714286</text:p>
          </table:table-cell>
          <table:table-cell office:value-type="float" office:value="0.152542372881" calcext:value-type="float">
            <text:p>0,15254237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P_DOPE_HR</text:p>
          </table:table-cell>
          <table:table-cell office:value-type="float" office:value="0.0511363636364" calcext:value-type="float">
            <text:p>0,0511363636</text:p>
          </table:table-cell>
          <table:table-cell office:value-type="float" office:value="0.142045454545" calcext:value-type="float">
            <text:p>0,1420454545</text:p>
          </table:table-cell>
          <table:table-cell office:value-type="float" office:value="0.363636363636" calcext:value-type="float">
            <text:p>0,3636363636</text:p>
          </table:table-cell>
          <table:table-cell/>
          <table:table-cell office:value-type="string" calcext:value-type="string">
            <text:p>AP_DOPE_HR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147540983607" calcext:value-type="float">
            <text:p>0,147540983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P_MJ3h</text:p>
          </table:table-cell>
          <table:table-cell office:value-type="float" office:value="0.125" calcext:value-type="float">
            <text:p>0,125</text:p>
          </table:table-cell>
          <table:table-cell office:value-type="float" office:value="0.291666666667" calcext:value-type="float">
            <text:p>0,2916666667</text:p>
          </table:table-cell>
          <table:table-cell office:value-type="float" office:value="0.583333333333" calcext:value-type="float">
            <text:p>0,5833333333</text:p>
          </table:table-cell>
          <table:table-cell/>
          <table:table-cell office:value-type="string" calcext:value-type="string">
            <text:p>CP_ZS3DC_MIN</text:p>
          </table:table-cell>
          <table:table-cell office:value-type="float" office:value="0.166666666667" calcext:value-type="float">
            <text:p>0,1666666667</text:p>
          </table:table-cell>
          <table:table-cell office:value-type="float" office:value="0.160714285714" calcext:value-type="float">
            <text:p>0,1607142857</text:p>
          </table:table-cell>
          <table:table-cell office:value-type="float" office:value="0.169491525424" calcext:value-type="float">
            <text:p>0,1694915254</text:p>
          </table:table-cell>
          <table:table-cell office:value-type="float" office:value="0.0769230769231" calcext:value-type="float">
            <text:p>0,076923076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ZS3DC_MIN</text:p>
          </table:table-cell>
          <table:table-cell office:value-type="float" office:value="0.0397727272727" calcext:value-type="float">
            <text:p>0,0397727273</text:p>
          </table:table-cell>
          <table:table-cell office:value-type="float" office:value="0.147727272727" calcext:value-type="float">
            <text:p>0,1477272727</text:p>
          </table:table-cell>
          <table:table-cell office:value-type="float" office:value="0.369318181818" calcext:value-type="float">
            <text:p>0,3693181818</text:p>
          </table:table-cell>
          <table:table-cell/>
          <table:table-cell office:value-type="string" calcext:value-type="string">
            <text:p>CP_ZS3DC_MIN</text:p>
          </table:table-cell>
          <table:table-cell office:value-type="float" office:value="0.25" calcext:value-type="float">
            <text:p>0,25</text:p>
          </table:table-cell>
          <table:table-cell office:value-type="float" office:value="0.147540983607" calcext:value-type="float">
            <text:p>0,147540983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P_MJPL</text:p>
          </table:table-cell>
          <table:table-cell office:value-type="float" office:value="0.0416666666667" calcext:value-type="float">
            <text:p>0,0416666667</text:p>
          </table:table-cell>
          <table:table-cell office:value-type="float" office:value="0.25" calcext:value-type="float">
            <text:p>0,25</text:p>
          </table:table-cell>
          <table:table-cell office:value-type="float" office:value="0.625" calcext:value-type="float">
            <text:p>0,625</text:p>
          </table:table-cell>
          <table:table-cell/>
          <table:table-cell office:value-type="string" calcext:value-type="string">
            <text:p>CP_EPAIR_MIN</text:p>
          </table:table-cell>
          <table:table-cell office:value-type="float" office:value="0.291666666667" calcext:value-type="float">
            <text:p>0,2916666667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118644067797" calcext:value-type="float">
            <text:p>0,1186440678</text:p>
          </table:table-cell>
          <table:table-cell office:value-type="float" office:value="0.0384615384615" calcext:value-type="float">
            <text:p>0,038461538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EPAIR_MIN</text:p>
          </table:table-cell>
          <table:table-cell office:value-type="float" office:value="0.0454545454545" calcext:value-type="float">
            <text:p>0,0454545455</text:p>
          </table:table-cell>
          <table:table-cell office:value-type="float" office:value="0.147727272727" calcext:value-type="float">
            <text:p>0,1477272727</text:p>
          </table:table-cell>
          <table:table-cell office:value-type="float" office:value="0.369318181818" calcext:value-type="float">
            <text:p>0,3693181818</text:p>
          </table:table-cell>
          <table:table-cell/>
          <table:table-cell office:value-type="string" calcext:value-type="string">
            <text:p>CP_EPAIR_MIN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131147540984" calcext:value-type="float">
            <text:p>0,13114754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P_MS</text:p>
          </table:table-cell>
          <table:table-cell office:value-type="float" office:value="0.0416666666667" calcext:value-type="float">
            <text:p>0,0416666667</text:p>
          </table:table-cell>
          <table:table-cell office:value-type="float" office:value="0.166666666667" calcext:value-type="float">
            <text:p>0,1666666667</text:p>
          </table:table-cell>
          <table:table-cell office:value-type="float" office:value="0.375" calcext:value-type="float">
            <text:p>0,375</text:p>
          </table:table-cell>
          <table:table-cell/>
          <table:table-cell office:value-type="string" calcext:value-type="string">
            <text:p>CP_SKOIP</text:p>
          </table:table-cell>
          <table:table-cell office:value-type="float" office:value="0.166666666667" calcext:value-type="float">
            <text:p>0,1666666667</text:p>
          </table:table-cell>
          <table:table-cell office:value-type="float" office:value="0.160714285714" calcext:value-type="float">
            <text:p>0,1607142857</text:p>
          </table:table-cell>
          <table:table-cell office:value-type="float" office:value="0.135593220339" calcext:value-type="float">
            <text:p>0,1355932203</text:p>
          </table:table-cell>
          <table:table-cell office:value-type="float" office:value="0.192307692308" calcext:value-type="float">
            <text:p>0,192307692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SKOIP</text:p>
          </table:table-cell>
          <table:table-cell office:value-type="float" office:value="0.0511363636364" calcext:value-type="float">
            <text:p>0,0511363636</text:p>
          </table:table-cell>
          <table:table-cell office:value-type="float" office:value="0.147727272727" calcext:value-type="float">
            <text:p>0,1477272727</text:p>
          </table:table-cell>
          <table:table-cell office:value-type="float" office:value="0.386363636364" calcext:value-type="float">
            <text:p>0,3863636364</text:p>
          </table:table-cell>
          <table:table-cell/>
          <table:table-cell office:value-type="string" calcext:value-type="string">
            <text:p>CP_SKOIP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131147540984" calcext:value-type="float">
            <text:p>0,13114754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P_MSBM</text:p>
          </table:table-cell>
          <table:table-cell office:value-type="float" office:value="0.125" calcext:value-type="float">
            <text:p>0,125</text:p>
          </table:table-cell>
          <table:table-cell office:value-type="float" office:value="0.208333333333" calcext:value-type="float">
            <text:p>0,2083333333</text:p>
          </table:table-cell>
          <table:table-cell office:value-type="float" office:value="0.375" calcext:value-type="float">
            <text:p>0,375</text:p>
          </table:table-cell>
          <table:table-cell/>
          <table:table-cell office:value-type="string" calcext:value-type="string">
            <text:p>AP_GOAP_DF</text:p>
          </table:table-cell>
          <table:table-cell office:value-type="float" office:value="0.25" calcext:value-type="float">
            <text:p>0,25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135593220339" calcext:value-type="float">
            <text:p>0,1355932203</text:p>
          </table:table-cell>
          <table:table-cell office:value-type="float" office:value="0.0384615384615" calcext:value-type="float">
            <text:p>0,038461538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P_GOAP_DF</text:p>
          </table:table-cell>
          <table:table-cell office:value-type="float" office:value="0.0625" calcext:value-type="float">
            <text:p>0,0625</text:p>
          </table:table-cell>
          <table:table-cell office:value-type="float" office:value="0.147727272727" calcext:value-type="float">
            <text:p>0,1477272727</text:p>
          </table:table-cell>
          <table:table-cell office:value-type="float" office:value="0.352272727273" calcext:value-type="float">
            <text:p>0,3522727273</text:p>
          </table:table-cell>
          <table:table-cell/>
          <table:table-cell office:value-type="string" calcext:value-type="string">
            <text:p>AP_GOAP_DF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131147540984" calcext:value-type="float">
            <text:p>0,13114754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P_Qa</text:p>
          </table:table-cell>
          <table:table-cell office:value-type="float" office:value="0" calcext:value-type="float">
            <text:p>0</text:p>
          </table:table-cell>
          <table:table-cell office:value-type="float" office:value="0.0833333333333" calcext:value-type="float">
            <text:p>0,0833333333</text:p>
          </table:table-cell>
          <table:table-cell office:value-type="float" office:value="0.208333333333" calcext:value-type="float">
            <text:p>0,2083333333</text:p>
          </table:table-cell>
          <table:table-cell/>
          <table:table-cell office:value-type="string" calcext:value-type="string">
            <text:p>AP_URS</text:p>
          </table:table-cell>
          <table:table-cell office:value-type="float" office:value="0.25" calcext:value-type="float">
            <text:p>0,25</text:p>
          </table:table-cell>
          <table:table-cell office:value-type="float" office:value="0.160714285714" calcext:value-type="float">
            <text:p>0,1607142857</text:p>
          </table:table-cell>
          <table:table-cell office:value-type="float" office:value="0.135593220339" calcext:value-type="float">
            <text:p>0,1355932203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P_URS</text:p>
          </table:table-cell>
          <table:table-cell office:value-type="float" office:value="0.0454545454545" calcext:value-type="float">
            <text:p>0,0454545455</text:p>
          </table:table-cell>
          <table:table-cell office:value-type="float" office:value="0.153409090909" calcext:value-type="float">
            <text:p>0,1534090909</text:p>
          </table:table-cell>
          <table:table-cell office:value-type="float" office:value="0.403409090909" calcext:value-type="float">
            <text:p>0,4034090909</text:p>
          </table:table-cell>
          <table:table-cell/>
          <table:table-cell office:value-type="string" calcext:value-type="string">
            <text:p>AP_URS</text:p>
          </table:table-cell>
          <table:table-cell office:value-type="float" office:value="0.25" calcext:value-type="float">
            <text:p>0,25</text:p>
          </table:table-cell>
          <table:table-cell office:value-type="float" office:value="0.0819672131148" calcext:value-type="float">
            <text:p>0,081967213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P_Qm</text:p>
          </table:table-cell>
          <table:table-cell office:value-type="float" office:value="0.0833333333333" calcext:value-type="float">
            <text:p>0,0833333333</text:p>
          </table:table-cell>
          <table:table-cell office:value-type="float" office:value="0.125" calcext:value-type="float">
            <text:p>0,12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AP_DARS</text:p>
          </table:table-cell>
          <table:table-cell office:value-type="float" office:value="0.166666666667" calcext:value-type="float">
            <text:p>0,1666666667</text:p>
          </table:table-cell>
          <table:table-cell office:value-type="float" office:value="0.107142857143" calcext:value-type="float">
            <text:p>0,1071428571</text:p>
          </table:table-cell>
          <table:table-cell office:value-type="float" office:value="0.186440677966" calcext:value-type="float">
            <text:p>0,186440678</text:p>
          </table:table-cell>
          <table:table-cell office:value-type="float" office:value="0.192307692308" calcext:value-type="float">
            <text:p>0,192307692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P_DARS</text:p>
          </table:table-cell>
          <table:table-cell office:value-type="float" office:value="0.0625" calcext:value-type="float">
            <text:p>0,0625</text:p>
          </table:table-cell>
          <table:table-cell office:value-type="float" office:value="0.153409090909" calcext:value-type="float">
            <text:p>0,1534090909</text:p>
          </table:table-cell>
          <table:table-cell office:value-type="float" office:value="0.306818181818" calcext:value-type="float">
            <text:p>0,3068181818</text:p>
          </table:table-cell>
          <table:table-cell/>
          <table:table-cell office:value-type="string" calcext:value-type="string">
            <text:p>AP_DARS</text:p>
          </table:table-cell>
          <table:table-cell office:value-type="float" office:value="0.25" calcext:value-type="float">
            <text:p>0,25</text:p>
          </table:table-cell>
          <table:table-cell office:value-type="float" office:value="0.131147540984" calcext:value-type="float">
            <text:p>0,13114754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P_Qp</text:p>
          </table:table-cell>
          <table:table-cell office:value-type="float" office:value="0.0833333333333" calcext:value-type="float">
            <text:p>0,0833333333</text:p>
          </table:table-cell>
          <table:table-cell office:value-type="float" office:value="0.25" calcext:value-type="float">
            <text:p>0,25</text:p>
          </table:table-cell>
          <table:table-cell office:value-type="float" office:value="0.583333333333" calcext:value-type="float">
            <text:p>0,5833333333</text:p>
          </table:table-cell>
          <table:table-cell/>
          <table:table-cell office:value-type="string" calcext:value-type="string">
            <text:p>CP_E3DC_MIN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178571428571" calcext:value-type="float">
            <text:p>0,1785714286</text:p>
          </table:table-cell>
          <table:table-cell office:value-type="float" office:value="0.152542372881" calcext:value-type="float">
            <text:p>0,1525423729</text:p>
          </table:table-cell>
          <table:table-cell office:value-type="float" office:value="0.0769230769231" calcext:value-type="float">
            <text:p>0,076923076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E3DC_MIN</text:p>
          </table:table-cell>
          <table:table-cell office:value-type="float" office:value="0.0340909090909" calcext:value-type="float">
            <text:p>0,0340909091</text:p>
          </table:table-cell>
          <table:table-cell office:value-type="float" office:value="0.159090909091" calcext:value-type="float">
            <text:p>0,1590909091</text:p>
          </table:table-cell>
          <table:table-cell office:value-type="float" office:value="0.375" calcext:value-type="float">
            <text:p>0,375</text:p>
          </table:table-cell>
          <table:table-cell/>
          <table:table-cell office:value-type="string" calcext:value-type="string">
            <text:p>CP_E3DC_MIN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147540983607" calcext:value-type="float">
            <text:p>0,147540983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P_RMFCA</text:p>
          </table:table-cell>
          <table:table-cell office:value-type="float" office:value="0.0416666666667" calcext:value-type="float">
            <text:p>0,0416666667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CP_BFKV</text:p>
          </table:table-cell>
          <table:table-cell office:value-type="float" office:value="0.166666666667" calcext:value-type="float">
            <text:p>0,1666666667</text:p>
          </table:table-cell>
          <table:table-cell office:value-type="float" office:value="0.125" calcext:value-type="float">
            <text:p>0,125</text:p>
          </table:table-cell>
          <table:table-cell office:value-type="float" office:value="0.203389830508" calcext:value-type="float">
            <text:p>0,2033898305</text:p>
          </table:table-cell>
          <table:table-cell office:value-type="float" office:value="0.153846153846" calcext:value-type="float">
            <text:p>0,153846153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BFKV</text:p>
          </table:table-cell>
          <table:table-cell office:value-type="float" office:value="0.0511363636364" calcext:value-type="float">
            <text:p>0,0511363636</text:p>
          </table:table-cell>
          <table:table-cell office:value-type="float" office:value="0.159090909091" calcext:value-type="float">
            <text:p>0,1590909091</text:p>
          </table:table-cell>
          <table:table-cell office:value-type="float" office:value="0.375" calcext:value-type="float">
            <text:p>0,375</text:p>
          </table:table-cell>
          <table:table-cell/>
          <table:table-cell office:value-type="string" calcext:value-type="string">
            <text:p>CP_BFKV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114754098361" calcext:value-type="float">
            <text:p>0,114754098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P_RMFCEN1</text:p>
          </table:table-cell>
          <table:table-cell office:value-type="float" office:value="0.0833333333333" calcext:value-type="float">
            <text:p>0,0833333333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666666666667" calcext:value-type="float">
            <text:p>0,6666666667</text:p>
          </table:table-cell>
          <table:table-cell/>
          <table:table-cell office:value-type="string" calcext:value-type="string">
            <text:p>ODA</text:p>
          </table:table-cell>
          <table:table-cell office:value-type="float" office:value="0.208333333333" calcext:value-type="float">
            <text:p>0,2083333333</text:p>
          </table:table-cell>
          <table:table-cell office:value-type="float" office:value="0.178571428571" calcext:value-type="float">
            <text:p>0,1785714286</text:p>
          </table:table-cell>
          <table:table-cell office:value-type="float" office:value="0.135593220339" calcext:value-type="float">
            <text:p>0,1355932203</text:p>
          </table:table-cell>
          <table:table-cell office:value-type="float" office:value="0.153846153846" calcext:value-type="float">
            <text:p>0,153846153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DA</text:p>
          </table:table-cell>
          <table:table-cell office:value-type="float" office:value="0.0568181818182" calcext:value-type="float">
            <text:p>0,0568181818</text:p>
          </table:table-cell>
          <table:table-cell office:value-type="float" office:value="0.159090909091" calcext:value-type="float">
            <text:p>0,1590909091</text:p>
          </table:table-cell>
          <table:table-cell office:value-type="float" office:value="0.261363636364" calcext:value-type="float">
            <text:p>0,2613636364</text:p>
          </table:table-cell>
          <table:table-cell/>
          <table:table-cell office:value-type="string" calcext:value-type="string">
            <text:p>ODA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131147540984" calcext:value-type="float">
            <text:p>0,13114754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P_RMFCEN2</text:p>
          </table:table-cell>
          <table:table-cell office:value-type="float" office:value="0.125" calcext:value-type="float">
            <text:p>0,125</text:p>
          </table:table-cell>
          <table:table-cell office:value-type="float" office:value="0.25" calcext:value-type="float">
            <text:p>0,25</text:p>
          </table:table-cell>
          <table:table-cell office:value-type="float" office:value="0.666666666667" calcext:value-type="float">
            <text:p>0,6666666667</text:p>
          </table:table-cell>
          <table:table-cell/>
          <table:table-cell office:value-type="string" calcext:value-type="string">
            <text:p>CP_ELOCAL_MIN</text:p>
          </table:table-cell>
          <table:table-cell office:value-type="float" office:value="0.208333333333" calcext:value-type="float">
            <text:p>0,2083333333</text:p>
          </table:table-cell>
          <table:table-cell office:value-type="float" office:value="0.232142857143" calcext:value-type="float">
            <text:p>0,2321428571</text:p>
          </table:table-cell>
          <table:table-cell office:value-type="float" office:value="0.169491525424" calcext:value-type="float">
            <text:p>0,1694915254</text:p>
          </table:table-cell>
          <table:table-cell office:value-type="float" office:value="0.0769230769231" calcext:value-type="float">
            <text:p>0,076923076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ELOCAL_MIN</text:p>
          </table:table-cell>
          <table:table-cell office:value-type="float" office:value="0.0681818181818" calcext:value-type="float">
            <text:p>0,0681818182</text:p>
          </table:table-cell>
          <table:table-cell office:value-type="float" office:value="0.164772727273" calcext:value-type="float">
            <text:p>0,1647727273</text:p>
          </table:table-cell>
          <table:table-cell office:value-type="float" office:value="0.448863636364" calcext:value-type="float">
            <text:p>0,4488636364</text:p>
          </table:table-cell>
          <table:table-cell/>
          <table:table-cell office:value-type="string" calcext:value-type="string">
            <text:p>CP_ELOCAL_MIN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131147540984" calcext:value-type="float">
            <text:p>0,13114754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P_RO</text:p>
          </table:table-cell>
          <table:table-cell office:value-type="float" office:value="0" calcext:value-type="float">
            <text:p>0</text:p>
          </table:table-cell>
          <table:table-cell office:value-type="float" office:value="0.0416666666667" calcext:value-type="float">
            <text:p>0,0416666667</text:p>
          </table:table-cell>
          <table:table-cell office:value-type="float" office:value="0.333333333333" calcext:value-type="float">
            <text:p>0,3333333333</text:p>
          </table:table-cell>
          <table:table-cell/>
          <table:table-cell office:value-type="string" calcext:value-type="string">
            <text:p>CP_BL</text:p>
          </table:table-cell>
          <table:table-cell office:value-type="float" office:value="0.208333333333" calcext:value-type="float">
            <text:p>0,2083333333</text:p>
          </table:table-cell>
          <table:table-cell office:value-type="float" office:value="0.196428571429" calcext:value-type="float">
            <text:p>0,1964285714</text:p>
          </table:table-cell>
          <table:table-cell office:value-type="float" office:value="0.186440677966" calcext:value-type="float">
            <text:p>0,186440678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.0909090909091" calcext:value-type="float">
            <text:p>0,0909090909</text:p>
          </table:table-cell>
          <table:table-cell/>
          <table:table-cell office:value-type="string" calcext:value-type="string">
            <text:p>CP_BL</text:p>
          </table:table-cell>
          <table:table-cell office:value-type="float" office:value="0.0227272727273" calcext:value-type="float">
            <text:p>0,0227272727</text:p>
          </table:table-cell>
          <table:table-cell office:value-type="float" office:value="0.170454545455" calcext:value-type="float">
            <text:p>0,1704545455</text:p>
          </table:table-cell>
          <table:table-cell office:value-type="float" office:value="0.380681818182" calcext:value-type="float">
            <text:p>0,3806818182</text:p>
          </table:table-cell>
          <table:table-cell/>
          <table:table-cell office:value-type="string" calcext:value-type="string">
            <text:p>CP_BL</text:p>
          </table:table-cell>
          <table:table-cell office:value-type="float" office:value="0.357142857143" calcext:value-type="float">
            <text:p>0,3571428571</text:p>
          </table:table-cell>
          <table:table-cell office:value-type="float" office:value="0.131147540984" calcext:value-type="float">
            <text:p>0,13114754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P_SJK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5" calcext:value-type="float">
            <text:p>0,125</text:p>
          </table:table-cell>
          <table:table-cell/>
          <table:table-cell office:value-type="string" calcext:value-type="string">
            <text:p>AP_calRW</text:p>
          </table:table-cell>
          <table:table-cell office:value-type="float" office:value="0.208333333333" calcext:value-type="float">
            <text:p>0,2083333333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152542372881" calcext:value-type="float">
            <text:p>0,1525423729</text:p>
          </table:table-cell>
          <table:table-cell office:value-type="float" office:value="0.153846153846" calcext:value-type="float">
            <text:p>0,1538461538</text:p>
          </table:table-cell>
          <table:table-cell table:number-columns-repeated="2"/>
          <table:table-cell office:value-type="string" calcext:value-type="string">
            <text:p>AP_calRW</text:p>
          </table:table-cell>
          <table:table-cell office:value-type="float" office:value="0.0454545454545" calcext:value-type="float">
            <text:p>0,0454545455</text:p>
          </table:table-cell>
          <table:table-cell office:value-type="float" office:value="0.170454545455" calcext:value-type="float">
            <text:p>0,1704545455</text:p>
          </table:table-cell>
          <table:table-cell office:value-type="float" office:value="0.545454545455" calcext:value-type="float">
            <text:p>0,5454545455</text:p>
          </table:table-cell>
          <table:table-cell/>
          <table:table-cell office:value-type="string" calcext:value-type="string">
            <text:p>AP_calRW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147540983607" calcext:value-type="float">
            <text:p>0,147540983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P_SKOa</text:p>
          </table:table-cell>
          <table:table-cell office:value-type="float" office:value="0" calcext:value-type="float">
            <text:p>0</text:p>
          </table:table-cell>
          <table:table-cell office:value-type="float" office:value="0.0833333333333" calcext:value-type="float">
            <text:p>0,0833333333</text:p>
          </table:table-cell>
          <table:table-cell office:value-type="float" office:value="0.166666666667" calcext:value-type="float">
            <text:p>0,1666666667</text:p>
          </table:table-cell>
          <table:table-cell/>
          <table:table-cell office:value-type="string" calcext:value-type="string">
            <text:p>VDW</text:p>
          </table:table-cell>
          <table:table-cell office:value-type="float" office:value="0.375" calcext:value-type="float">
            <text:p>0,375</text:p>
          </table:table-cell>
          <table:table-cell office:value-type="float" office:value="0.232142857143" calcext:value-type="float">
            <text:p>0,2321428571</text:p>
          </table:table-cell>
          <table:table-cell office:value-type="float" office:value="0.169491525424" calcext:value-type="float">
            <text:p>0,16949152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DW</text:p>
          </table:table-cell>
          <table:table-cell office:value-type="float" office:value="0.0340909090909" calcext:value-type="float">
            <text:p>0,0340909091</text:p>
          </table:table-cell>
          <table:table-cell office:value-type="float" office:value="0.176136363636" calcext:value-type="float">
            <text:p>0,1761363636</text:p>
          </table:table-cell>
          <table:table-cell office:value-type="float" office:value="0.494318181818" calcext:value-type="float">
            <text:p>0,4943181818</text:p>
          </table:table-cell>
          <table:table-cell/>
          <table:table-cell office:value-type="string" calcext:value-type="string">
            <text:p>VDW</text:p>
          </table:table-cell>
          <table:table-cell office:value-type="float" office:value="0.25" calcext:value-type="float">
            <text:p>0,25</text:p>
          </table:table-cell>
          <table:table-cell office:value-type="float" office:value="0.16393442623" calcext:value-type="float">
            <text:p>0,163934426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P_SKOb</text:p>
          </table:table-cell>
          <table:table-cell office:value-type="float" office:value="0" calcext:value-type="float">
            <text:p>0</text:p>
          </table:table-cell>
          <table:table-cell office:value-type="float" office:value="0.166666666667" calcext:value-type="float">
            <text:p>0,1666666667</text:p>
          </table:table-cell>
          <table:table-cell office:value-type="float" office:value="0.333333333333" calcext:value-type="float">
            <text:p>0,3333333333</text:p>
          </table:table-cell>
          <table:table-cell/>
          <table:table-cell office:value-type="string" calcext:value-type="string">
            <text:p>CP_E3D_MIN</text:p>
          </table:table-cell>
          <table:table-cell table:number-columns-repeated="2" office:value-type="float" office:value="0.25" calcext:value-type="float">
            <text:p>0,25</text:p>
          </table:table-cell>
          <table:table-cell office:value-type="float" office:value="0.152542372881" calcext:value-type="float">
            <text:p>0,1525423729</text:p>
          </table:table-cell>
          <table:table-cell office:value-type="float" office:value="0.0769230769231" calcext:value-type="float">
            <text:p>0,076923076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E3D_MIN</text:p>
          </table:table-cell>
          <table:table-cell office:value-type="float" office:value="0.0568181818182" calcext:value-type="float">
            <text:p>0,0568181818</text:p>
          </table:table-cell>
          <table:table-cell office:value-type="float" office:value="0.176136363636" calcext:value-type="float">
            <text:p>0,1761363636</text:p>
          </table:table-cell>
          <table:table-cell office:value-type="float" office:value="0.443181818182" calcext:value-type="float">
            <text:p>0,4431818182</text:p>
          </table:table-cell>
          <table:table-cell/>
          <table:table-cell office:value-type="string" calcext:value-type="string">
            <text:p>CP_E3D_MIN</text:p>
          </table:table-cell>
          <table:table-cell office:value-type="float" office:value="0.464285714286" calcext:value-type="float">
            <text:p>0,4642857143</text:p>
          </table:table-cell>
          <table:table-cell office:value-type="float" office:value="0.0819672131148" calcext:value-type="float">
            <text:p>0,081967213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P_SKOIP</text:p>
          </table:table-cell>
          <table:table-cell office:value-type="float" office:value="0.0416666666667" calcext:value-type="float">
            <text:p>0,0416666667</text:p>
          </table:table-cell>
          <table:table-cell office:value-type="float" office:value="0.166666666667" calcext:value-type="float">
            <text:p>0,1666666667</text:p>
          </table:table-cell>
          <table:table-cell office:value-type="float" office:value="0.458333333333" calcext:value-type="float">
            <text:p>0,4583333333</text:p>
          </table:table-cell>
          <table:table-cell/>
          <table:table-cell office:value-type="string" calcext:value-type="string">
            <text:p>CP_MJ3h</text:p>
          </table:table-cell>
          <table:table-cell office:value-type="float" office:value="0.291666666667" calcext:value-type="float">
            <text:p>0,2916666667</text:p>
          </table:table-cell>
          <table:table-cell office:value-type="float" office:value="0.178571428571" calcext:value-type="float">
            <text:p>0,1785714286</text:p>
          </table:table-cell>
          <table:table-cell office:value-type="float" office:value="0.169491525424" calcext:value-type="float">
            <text:p>0,1694915254</text:p>
          </table:table-cell>
          <table:table-cell office:value-type="float" office:value="0.192307692308" calcext:value-type="float">
            <text:p>0,192307692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MJ3h</text:p>
          </table:table-cell>
          <table:table-cell office:value-type="float" office:value="0.0511363636364" calcext:value-type="float">
            <text:p>0,0511363636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369318181818" calcext:value-type="float">
            <text:p>0,3693181818</text:p>
          </table:table-cell>
          <table:table-cell/>
          <table:table-cell office:value-type="string" calcext:value-type="string">
            <text:p>CP_MJ3h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180327868852" calcext:value-type="float">
            <text:p>0,180327868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P_TB</text:p>
          </table:table-cell>
          <table:table-cell office:value-type="float" office:value="0.125" calcext:value-type="float">
            <text:p>0,125</text:p>
          </table:table-cell>
          <table:table-cell office:value-type="float" office:value="0.291666666667" calcext:value-type="float">
            <text:p>0,2916666667</text:p>
          </table:table-cell>
          <table:table-cell office:value-type="float" office:value="0.708333333333" calcext:value-type="float">
            <text:p>0,7083333333</text:p>
          </table:table-cell>
          <table:table-cell/>
          <table:table-cell office:value-type="string" calcext:value-type="string">
            <text:p>ELE</text:p>
          </table:table-cell>
          <table:table-cell office:value-type="float" office:value="0.208333333333" calcext:value-type="float">
            <text:p>0,2083333333</text:p>
          </table:table-cell>
          <table:table-cell office:value-type="float" office:value="0.267857142857" calcext:value-type="float">
            <text:p>0,2678571429</text:p>
          </table:table-cell>
          <table:table-cell office:value-type="float" office:value="0.186440677966" calcext:value-type="float">
            <text:p>0,186440678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.0909090909091" calcext:value-type="float">
            <text:p>0,0909090909</text:p>
          </table:table-cell>
          <table:table-cell/>
          <table:table-cell office:value-type="string" calcext:value-type="string">
            <text:p>ELE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1875" calcext:value-type="float">
            <text:p>0,1875</text:p>
          </table:table-cell>
          <table:table-cell office:value-type="float" office:value="0.414772727273" calcext:value-type="float">
            <text:p>0,4147727273</text:p>
          </table:table-cell>
          <table:table-cell/>
          <table:table-cell office:value-type="string" calcext:value-type="string">
            <text:p>ELE</text:p>
          </table:table-cell>
          <table:table-cell office:value-type="float" office:value="0.25" calcext:value-type="float">
            <text:p>0,25</text:p>
          </table:table-cell>
          <table:table-cell office:value-type="float" office:value="0.180327868852" calcext:value-type="float">
            <text:p>0,180327868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P_TD</text:p>
          </table:table-cell>
          <table:table-cell office:value-type="float" office:value="0.0416666666667" calcext:value-type="float">
            <text:p>0,0416666667</text:p>
          </table:table-cell>
          <table:table-cell office:value-type="float" office:value="0.208333333333" calcext:value-type="float">
            <text:p>0,2083333333</text:p>
          </table:table-cell>
          <table:table-cell office:value-type="float" office:value="0.625" calcext:value-type="float">
            <text:p>0,625</text:p>
          </table:table-cell>
          <table:table-cell/>
          <table:table-cell office:value-type="string" calcext:value-type="string">
            <text:p>CP_TS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196428571429" calcext:value-type="float">
            <text:p>0,1964285714</text:p>
          </table:table-cell>
          <table:table-cell office:value-type="float" office:value="0.186440677966" calcext:value-type="float">
            <text:p>0,186440678</text:p>
          </table:table-cell>
          <table:table-cell office:value-type="float" office:value="0.192307692308" calcext:value-type="float">
            <text:p>0,192307692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TS</text:p>
          </table:table-cell>
          <table:table-cell office:value-type="float" office:value="0.0568181818182" calcext:value-type="float">
            <text:p>0,0568181818</text:p>
          </table:table-cell>
          <table:table-cell office:value-type="float" office:value="0.193181818182" calcext:value-type="float">
            <text:p>0,1931818182</text:p>
          </table:table-cell>
          <table:table-cell office:value-type="float" office:value="0.517045454545" calcext:value-type="float">
            <text:p>0,5170454545</text:p>
          </table:table-cell>
          <table:table-cell/>
          <table:table-cell office:value-type="string" calcext:value-type="string">
            <text:p>CP_TS</text:p>
          </table:table-cell>
          <table:table-cell office:value-type="float" office:value="0.357142857143" calcext:value-type="float">
            <text:p>0,3571428571</text:p>
          </table:table-cell>
          <table:table-cell office:value-type="float" office:value="0.0983606557377" calcext:value-type="float">
            <text:p>0,098360655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P_TEl</text:p>
          </table:table-cell>
          <table:table-cell office:value-type="float" office:value="0.125" calcext:value-type="float">
            <text:p>0,125</text:p>
          </table:table-cell>
          <table:table-cell office:value-type="float" office:value="0.291666666667" calcext:value-type="float">
            <text:p>0,2916666667</text:p>
          </table:table-cell>
          <table:table-cell office:value-type="float" office:value="0.541666666667" calcext:value-type="float">
            <text:p>0,5416666667</text:p>
          </table:table-cell>
          <table:table-cell/>
          <table:table-cell office:value-type="string" calcext:value-type="string">
            <text:p>CP_TEl</text:p>
          </table:table-cell>
          <table:table-cell office:value-type="float" office:value="0.291666666667" calcext:value-type="float">
            <text:p>0,2916666667</text:p>
          </table:table-cell>
          <table:table-cell office:value-type="float" office:value="0.196428571429" calcext:value-type="float">
            <text:p>0,1964285714</text:p>
          </table:table-cell>
          <table:table-cell office:value-type="float" office:value="0.186440677966" calcext:value-type="float">
            <text:p>0,186440678</text:p>
          </table:table-cell>
          <table:table-cell office:value-type="float" office:value="0.192307692308" calcext:value-type="float">
            <text:p>0,1923076923</text:p>
          </table:table-cell>
          <table:table-cell office:value-type="float" office:value="0.0909090909091" calcext:value-type="float">
            <text:p>0,0909090909</text:p>
          </table:table-cell>
          <table:table-cell/>
          <table:table-cell office:value-type="string" calcext:value-type="string">
            <text:p>CP_TEl</text:p>
          </table:table-cell>
          <table:table-cell office:value-type="float" office:value="0.0965909090909" calcext:value-type="float">
            <text:p>0,0965909091</text:p>
          </table:table-cell>
          <table:table-cell office:value-type="float" office:value="0.193181818182" calcext:value-type="float">
            <text:p>0,1931818182</text:p>
          </table:table-cell>
          <table:table-cell office:value-type="float" office:value="0.375" calcext:value-type="float">
            <text:p>0,375</text:p>
          </table:table-cell>
          <table:table-cell/>
          <table:table-cell office:value-type="string" calcext:value-type="string">
            <text:p>CP_TEl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131147540984" calcext:value-type="float">
            <text:p>0,13114754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P_T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1666666667" calcext:value-type="float">
            <text:p>0,2916666667</text:p>
          </table:table-cell>
          <table:table-cell/>
          <table:table-cell office:value-type="string" calcext:value-type="string">
            <text:p>CP_RMFCA</text:p>
          </table:table-cell>
          <table:table-cell office:value-type="float" office:value="0.25" calcext:value-type="float">
            <text:p>0,25</text:p>
          </table:table-cell>
          <table:table-cell office:value-type="float" office:value="0.232142857143" calcext:value-type="float">
            <text:p>0,2321428571</text:p>
          </table:table-cell>
          <table:table-cell office:value-type="float" office:value="0.220338983051" calcext:value-type="float">
            <text:p>0,2203389831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RMFCA</text:p>
          </table:table-cell>
          <table:table-cell office:value-type="float" office:value="0.0681818181818" calcext:value-type="float">
            <text:p>0,0681818182</text:p>
          </table:table-cell>
          <table:table-cell office:value-type="float" office:value="0.198863636364" calcext:value-type="float">
            <text:p>0,1988636364</text:p>
          </table:table-cell>
          <table:table-cell office:value-type="float" office:value="0.448863636364" calcext:value-type="float">
            <text:p>0,4488636364</text:p>
          </table:table-cell>
          <table:table-cell/>
          <table:table-cell office:value-type="string" calcext:value-type="string">
            <text:p>CP_RMFCA</text:p>
          </table:table-cell>
          <table:table-cell office:value-type="float" office:value="0.25" calcext:value-type="float">
            <text:p>0,25</text:p>
          </table:table-cell>
          <table:table-cell office:value-type="float" office:value="0.16393442623" calcext:value-type="float">
            <text:p>0,163934426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P_TS</text:p>
          </table:table-cell>
          <table:table-cell office:value-type="float" office:value="0.0833333333333" calcext:value-type="float">
            <text:p>0,0833333333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666666666667" calcext:value-type="float">
            <text:p>0,6666666667</text:p>
          </table:table-cell>
          <table:table-cell/>
          <table:table-cell office:value-type="string" calcext:value-type="string">
            <text:p>CP_MJ2h</text:p>
          </table:table-cell>
          <table:table-cell office:value-type="float" office:value="0.291666666667" calcext:value-type="float">
            <text:p>0,2916666667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152542372881" calcext:value-type="float">
            <text:p>0,1525423729</text:p>
          </table:table-cell>
          <table:table-cell office:value-type="float" office:value="0.192307692308" calcext:value-type="float">
            <text:p>0,192307692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MJ2h</text:p>
          </table:table-cell>
          <table:table-cell office:value-type="float" office:value="0.0681818181818" calcext:value-type="float">
            <text:p>0,0681818182</text:p>
          </table:table-cell>
          <table:table-cell office:value-type="float" office:value="0.204545454545" calcext:value-type="float">
            <text:p>0,2045454545</text:p>
          </table:table-cell>
          <table:table-cell office:value-type="float" office:value="0.511363636364" calcext:value-type="float">
            <text:p>0,5113636364</text:p>
          </table:table-cell>
          <table:table-cell/>
          <table:table-cell office:value-type="string" calcext:value-type="string">
            <text:p>CP_MJ2h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147540983607" calcext:value-type="float">
            <text:p>0,147540983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P_TSC</text:p>
          </table:table-cell>
          <table:table-cell office:value-type="float" office:value="0.0833333333333" calcext:value-type="float">
            <text:p>0,0833333333</text:p>
          </table:table-cell>
          <table:table-cell office:value-type="float" office:value="0.458333333333" calcext:value-type="float">
            <text:p>0,4583333333</text:p>
          </table:table-cell>
          <table:table-cell office:value-type="float" office:value="0.75" calcext:value-type="float">
            <text:p>0,75</text:p>
          </table:table-cell>
          <table:table-cell/>
          <table:table-cell office:value-type="string" calcext:value-type="string">
            <text:p>CP_MJPL</text:p>
          </table:table-cell>
          <table:table-cell table:number-columns-repeated="2" office:value-type="float" office:value="0.25" calcext:value-type="float">
            <text:p>0,25</text:p>
          </table:table-cell>
          <table:table-cell office:value-type="float" office:value="0.237288135593" calcext:value-type="float">
            <text:p>0,2372881356</text:p>
          </table:table-cell>
          <table:table-cell office:value-type="float" office:value="0.153846153846" calcext:value-type="float">
            <text:p>0,1538461538</text:p>
          </table:table-cell>
          <table:table-cell office:value-type="float" office:value="0.0909090909091" calcext:value-type="float">
            <text:p>0,0909090909</text:p>
          </table:table-cell>
          <table:table-cell/>
          <table:table-cell office:value-type="string" calcext:value-type="string">
            <text:p>CP_MJPL</text:p>
          </table:table-cell>
          <table:table-cell office:value-type="float" office:value="0.0738636363636" calcext:value-type="float">
            <text:p>0,0738636364</text:p>
          </table:table-cell>
          <table:table-cell office:value-type="float" office:value="0.210227272727" calcext:value-type="float">
            <text:p>0,2102272727</text:p>
          </table:table-cell>
          <table:table-cell office:value-type="float" office:value="0.471590909091" calcext:value-type="float">
            <text:p>0,4715909091</text:p>
          </table:table-cell>
          <table:table-cell/>
          <table:table-cell office:value-type="string" calcext:value-type="string">
            <text:p>CP_MJPL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131147540984" calcext:value-type="float">
            <text:p>0,13114754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P_VD</text:p>
          </table:table-cell>
          <table:table-cell office:value-type="float" office:value="0.0833333333333" calcext:value-type="float">
            <text:p>0,0833333333</text:p>
          </table:table-cell>
          <table:table-cell office:value-type="float" office:value="0.208333333333" calcext:value-type="float">
            <text:p>0,2083333333</text:p>
          </table:table-cell>
          <table:table-cell office:value-type="float" office:value="0.458333333333" calcext:value-type="float">
            <text:p>0,4583333333</text:p>
          </table:table-cell>
          <table:table-cell/>
          <table:table-cell office:value-type="string" calcext:value-type="string">
            <text:p>CP_RMFCEN2</text:p>
          </table:table-cell>
          <table:table-cell office:value-type="float" office:value="0.25" calcext:value-type="float">
            <text:p>0,25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203389830508" calcext:value-type="float">
            <text:p>0,2033898305</text:p>
          </table:table-cell>
          <table:table-cell office:value-type="float" office:value="0.153846153846" calcext:value-type="float">
            <text:p>0,153846153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RMFCEN2</text:p>
          </table:table-cell>
          <table:table-cell office:value-type="float" office:value="0.0795454545455" calcext:value-type="float">
            <text:p>0,0795454545</text:p>
          </table:table-cell>
          <table:table-cell office:value-type="float" office:value="0.210227272727" calcext:value-type="float">
            <text:p>0,2102272727</text:p>
          </table:table-cell>
          <table:table-cell office:value-type="float" office:value="0.505681818182" calcext:value-type="float">
            <text:p>0,5056818182</text:p>
          </table:table-cell>
          <table:table-cell/>
          <table:table-cell office:value-type="string" calcext:value-type="string">
            <text:p>CP_RMFCEN2</text:p>
          </table:table-cell>
          <table:table-cell office:value-type="float" office:value="0.392857142857" calcext:value-type="float">
            <text:p>0,3928571429</text:p>
          </table:table-cell>
          <table:table-cell office:value-type="float" office:value="0.0819672131148" calcext:value-type="float">
            <text:p>0,081967213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P_Z3DC_C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6666666667" calcext:value-type="float">
            <text:p>0,0416666667</text:p>
          </table:table-cell>
          <table:table-cell/>
          <table:table-cell office:value-type="string" calcext:value-type="string">
            <text:p>PYDOCK_TOT</text:p>
          </table:table-cell>
          <table:table-cell office:value-type="float" office:value="0.291666666667" calcext:value-type="float">
            <text:p>0,2916666667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152542372881" calcext:value-type="float">
            <text:p>0,1525423729</text:p>
          </table:table-cell>
          <table:table-cell office:value-type="float" office:value="0.153846153846" calcext:value-type="float">
            <text:p>0,153846153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YDOCK_TOT</text:p>
          </table:table-cell>
          <table:table-cell office:value-type="float" office:value="0.107954545455" calcext:value-type="float">
            <text:p>0,1079545455</text:p>
          </table:table-cell>
          <table:table-cell office:value-type="float" office:value="0.210227272727" calcext:value-type="float">
            <text:p>0,2102272727</text:p>
          </table:table-cell>
          <table:table-cell office:value-type="float" office:value="0.369318181818" calcext:value-type="float">
            <text:p>0,3693181818</text:p>
          </table:table-cell>
          <table:table-cell/>
          <table:table-cell office:value-type="string" calcext:value-type="string">
            <text:p>PYDOCK_TOT</text:p>
          </table:table-cell>
          <table:table-cell office:value-type="float" office:value="0.25" calcext:value-type="float">
            <text:p>0,25</text:p>
          </table:table-cell>
          <table:table-cell office:value-type="float" office:value="0.27868852459" calcext:value-type="float">
            <text:p>0,278688524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P_Z3DC_MIN</text:p>
          </table:table-cell>
          <table:table-cell office:value-type="float" office:value="0" calcext:value-type="float">
            <text:p>0</text:p>
          </table:table-cell>
          <table:table-cell office:value-type="float" office:value="0.0833333333333" calcext:value-type="float">
            <text:p>0,0833333333</text:p>
          </table:table-cell>
          <table:table-cell office:value-type="float" office:value="0.166666666667" calcext:value-type="float">
            <text:p>0,1666666667</text:p>
          </table:table-cell>
          <table:table-cell/>
          <table:table-cell office:value-type="string" calcext:value-type="string">
            <text:p>CP_Qp</text:p>
          </table:table-cell>
          <table:table-cell office:value-type="float" office:value="0.25" calcext:value-type="float">
            <text:p>0,25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237288135593" calcext:value-type="float">
            <text:p>0,2372881356</text:p>
          </table:table-cell>
          <table:table-cell office:value-type="float" office:value="0.269230769231" calcext:value-type="float">
            <text:p>0,269230769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Qp</text:p>
          </table:table-cell>
          <table:table-cell office:value-type="float" office:value="0.0568181818182" calcext:value-type="float">
            <text:p>0,0568181818</text:p>
          </table:table-cell>
          <table:table-cell office:value-type="float" office:value="0.215909090909" calcext:value-type="float">
            <text:p>0,2159090909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CP_Qp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131147540984" calcext:value-type="float">
            <text:p>0,13114754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P_ZLOCAL_C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16666666667" calcext:value-type="float">
            <text:p>0,0416666667</text:p>
          </table:table-cell>
          <table:table-cell/>
          <table:table-cell office:value-type="string" calcext:value-type="string">
            <text:p>CP_TD</text:p>
          </table:table-cell>
          <table:table-cell office:value-type="float" office:value="0.208333333333" calcext:value-type="float">
            <text:p>0,2083333333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237288135593" calcext:value-type="float">
            <text:p>0,2372881356</text:p>
          </table:table-cell>
          <table:table-cell office:value-type="float" office:value="0.153846153846" calcext:value-type="float">
            <text:p>0,1538461538</text:p>
          </table:table-cell>
          <table:table-cell office:value-type="float" office:value="0.0909090909091" calcext:value-type="float">
            <text:p>0,0909090909</text:p>
          </table:table-cell>
          <table:table-cell/>
          <table:table-cell office:value-type="string" calcext:value-type="string">
            <text:p>CP_TD</text:p>
          </table:table-cell>
          <table:table-cell office:value-type="float" office:value="0.0568181818182" calcext:value-type="float">
            <text:p>0,0568181818</text:p>
          </table:table-cell>
          <table:table-cell office:value-type="float" office:value="0.221590909091" calcext:value-type="float">
            <text:p>0,2215909091</text:p>
          </table:table-cell>
          <table:table-cell office:value-type="float" office:value="0.465909090909" calcext:value-type="float">
            <text:p>0,4659090909</text:p>
          </table:table-cell>
          <table:table-cell/>
          <table:table-cell office:value-type="string" calcext:value-type="string">
            <text:p>CP_TD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16393442623" calcext:value-type="float">
            <text:p>0,163934426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P_ZLOCAL_M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6666666667" calcext:value-type="float">
            <text:p>0,0416666667</text:p>
          </table:table-cell>
          <table:table-cell/>
          <table:table-cell office:value-type="string" calcext:value-type="string">
            <text:p>AP_dDFIRE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203389830508" calcext:value-type="float">
            <text:p>0,2033898305</text:p>
          </table:table-cell>
          <table:table-cell office:value-type="float" office:value="0.153846153846" calcext:value-type="float">
            <text:p>0,153846153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P_dDFIRE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21590909091" calcext:value-type="float">
            <text:p>0,2215909091</text:p>
          </table:table-cell>
          <table:table-cell office:value-type="float" office:value="0.409090909091" calcext:value-type="float">
            <text:p>0,4090909091</text:p>
          </table:table-cell>
          <table:table-cell/>
          <table:table-cell office:value-type="string" calcext:value-type="string">
            <text:p>AP_dDFIRE</text:p>
          </table:table-cell>
          <table:table-cell office:value-type="float" office:value="0.25" calcext:value-type="float">
            <text:p>0,25</text:p>
          </table:table-cell>
          <table:table-cell office:value-type="float" office:value="0.196721311475" calcext:value-type="float">
            <text:p>0,19672131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P_ZPAIR_CB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CP_RMFCEN1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186440677966" calcext:value-type="float">
            <text:p>0,186440678</text:p>
          </table:table-cell>
          <table:table-cell office:value-type="float" office:value="0.230769230769" calcext:value-type="float">
            <text:p>0,230769230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RMFCEN1</text:p>
          </table:table-cell>
          <table:table-cell office:value-type="float" office:value="0.0681818181818" calcext:value-type="float">
            <text:p>0,0681818182</text:p>
          </table:table-cell>
          <table:table-cell office:value-type="float" office:value="0.227272727273" calcext:value-type="float">
            <text:p>0,2272727273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CP_RMFCEN1</text:p>
          </table:table-cell>
          <table:table-cell office:value-type="float" office:value="0.5" calcext:value-type="float">
            <text:p>0,5</text:p>
          </table:table-cell>
          <table:table-cell office:value-type="float" office:value="0.114754098361" calcext:value-type="float">
            <text:p>0,114754098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P_ZPAIR_M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6666666667" calcext:value-type="float">
            <text:p>0,0416666667</text:p>
          </table:table-cell>
          <table:table-cell/>
          <table:table-cell office:value-type="string" calcext:value-type="string">
            <text:p>AP_DCOMPLEX</text:p>
          </table:table-cell>
          <table:table-cell office:value-type="float" office:value="0.375" calcext:value-type="float">
            <text:p>0,375</text:p>
          </table:table-cell>
          <table:table-cell office:value-type="float" office:value="0.303571428571" calcext:value-type="float">
            <text:p>0,3035714286</text:p>
          </table:table-cell>
          <table:table-cell office:value-type="float" office:value="0.220338983051" calcext:value-type="float">
            <text:p>0,2203389831</text:p>
          </table:table-cell>
          <table:table-cell office:value-type="float" office:value="0.0384615384615" calcext:value-type="float">
            <text:p>0,0384615385</text:p>
          </table:table-cell>
          <table:table-cell office:value-type="float" office:value="0.0909090909091" calcext:value-type="float">
            <text:p>0,0909090909</text:p>
          </table:table-cell>
          <table:table-cell/>
          <table:table-cell office:value-type="string" calcext:value-type="string">
            <text:p>AP_DCOMPLEX</text:p>
          </table:table-cell>
          <table:table-cell office:value-type="float" office:value="0.113636363636" calcext:value-type="float">
            <text:p>0,1136363636</text:p>
          </table:table-cell>
          <table:table-cell office:value-type="float" office:value="0.227272727273" calcext:value-type="float">
            <text:p>0,2272727273</text:p>
          </table:table-cell>
          <table:table-cell office:value-type="float" office:value="0.494318181818" calcext:value-type="float">
            <text:p>0,4943181818</text:p>
          </table:table-cell>
          <table:table-cell/>
          <table:table-cell office:value-type="string" calcext:value-type="string">
            <text:p>AP_DCOMPLEX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245901639344" calcext:value-type="float">
            <text:p>0,245901639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P_ZS3DC_CB</text:p>
          </table:table-cell>
          <table:table-cell table:number-columns-repeated="2" office:value-type="float" office:value="0.0416666666667" calcext:value-type="float">
            <text:p>0,0416666667</text:p>
          </table:table-cell>
          <table:table-cell office:value-type="float" office:value="0.125" calcext:value-type="float">
            <text:p>0,125</text:p>
          </table:table-cell>
          <table:table-cell/>
          <table:table-cell office:value-type="string" calcext:value-type="string">
            <text:p>CP_DECK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267857142857" calcext:value-type="float">
            <text:p>0,2678571429</text:p>
          </table:table-cell>
          <table:table-cell office:value-type="float" office:value="0.237288135593" calcext:value-type="float">
            <text:p>0,2372881356</text:p>
          </table:table-cell>
          <table:table-cell office:value-type="float" office:value="0.192307692308" calcext:value-type="float">
            <text:p>0,192307692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DECK</text:p>
          </table:table-cell>
          <table:table-cell office:value-type="float" office:value="0.142045454545" calcext:value-type="float">
            <text:p>0,1420454545</text:p>
          </table:table-cell>
          <table:table-cell office:value-type="float" office:value="0.232954545455" calcext:value-type="float">
            <text:p>0,2329545455</text:p>
          </table:table-cell>
          <table:table-cell office:value-type="float" office:value="0.397727272727" calcext:value-type="float">
            <text:p>0,3977272727</text:p>
          </table:table-cell>
          <table:table-cell/>
          <table:table-cell office:value-type="string" calcext:value-type="string">
            <text:p>CP_DECK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213114754098" calcext:value-type="float">
            <text:p>0,213114754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P_ZS3DC_MIN</text:p>
          </table:table-cell>
          <table:table-cell office:value-type="float" office:value="0.0416666666667" calcext:value-type="float">
            <text:p>0,0416666667</text:p>
          </table:table-cell>
          <table:table-cell office:value-type="float" office:value="0.166666666667" calcext:value-type="float">
            <text:p>0,1666666667</text:p>
          </table:table-cell>
          <table:table-cell office:value-type="float" office:value="0.375" calcext:value-type="float">
            <text:p>0,375</text:p>
          </table:table-cell>
          <table:table-cell/>
          <table:table-cell office:value-type="string" calcext:value-type="string">
            <text:p>AP_calRWp</text:p>
          </table:table-cell>
          <table:table-cell office:value-type="float" office:value="0.166666666667" calcext:value-type="float">
            <text:p>0,1666666667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28813559322" calcext:value-type="float">
            <text:p>0,2881355932</text:p>
          </table:table-cell>
          <table:table-cell office:value-type="float" office:value="0.153846153846" calcext:value-type="float">
            <text:p>0,153846153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P_calRWp</text:p>
          </table:table-cell>
          <table:table-cell office:value-type="float" office:value="0.0454545454545" calcext:value-type="float">
            <text:p>0,0454545455</text:p>
          </table:table-cell>
          <table:table-cell office:value-type="float" office:value="0.238636363636" calcext:value-type="float">
            <text:p>0,2386363636</text:p>
          </table:table-cell>
          <table:table-cell office:value-type="float" office:value="0.539772727273" calcext:value-type="float">
            <text:p>0,5397727273</text:p>
          </table:table-cell>
          <table:table-cell/>
          <table:table-cell office:value-type="string" calcext:value-type="string">
            <text:p>AP_calRWp</text:p>
          </table:table-cell>
          <table:table-cell office:value-type="float" office:value="0.357142857143" calcext:value-type="float">
            <text:p>0,3571428571</text:p>
          </table:table-cell>
          <table:table-cell office:value-type="float" office:value="0.16393442623" calcext:value-type="float">
            <text:p>0,163934426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SOLV</text:p>
          </table:table-cell>
          <table:table-cell office:value-type="float" office:value="0.125" calcext:value-type="float">
            <text:p>0,125</text:p>
          </table:table-cell>
          <table:table-cell office:value-type="float" office:value="0.166666666667" calcext:value-type="float">
            <text:p>0,1666666667</text:p>
          </table:table-cell>
          <table:table-cell office:value-type="float" office:value="0.291666666667" calcext:value-type="float">
            <text:p>0,2916666667</text:p>
          </table:table-cell>
          <table:table-cell/>
          <table:table-cell office:value-type="string" calcext:value-type="string">
            <text:p>CP_BT</text:p>
          </table:table-cell>
          <table:table-cell table:number-columns-repeated="2" office:value-type="float" office:value="0.25" calcext:value-type="float">
            <text:p>0,25</text:p>
          </table:table-cell>
          <table:table-cell office:value-type="float" office:value="0.28813559322" calcext:value-type="float">
            <text:p>0,2881355932</text:p>
          </table:table-cell>
          <table:table-cell office:value-type="float" office:value="0.192307692308" calcext:value-type="float">
            <text:p>0,1923076923</text:p>
          </table:table-cell>
          <table:table-cell office:value-type="float" office:value="0.0909090909091" calcext:value-type="float">
            <text:p>0,0909090909</text:p>
          </table:table-cell>
          <table:table-cell/>
          <table:table-cell office:value-type="string" calcext:value-type="string">
            <text:p>CP_BT</text:p>
          </table:table-cell>
          <table:table-cell office:value-type="float" office:value="0.0454545454545" calcext:value-type="float">
            <text:p>0,0454545455</text:p>
          </table:table-cell>
          <table:table-cell office:value-type="float" office:value="0.238636363636" calcext:value-type="float">
            <text:p>0,2386363636</text:p>
          </table:table-cell>
          <table:table-cell office:value-type="float" office:value="0.4375" calcext:value-type="float">
            <text:p>0,4375</text:p>
          </table:table-cell>
          <table:table-cell/>
          <table:table-cell office:value-type="string" calcext:value-type="string">
            <text:p>CP_BT</text:p>
          </table:table-cell>
          <table:table-cell office:value-type="float" office:value="0.25" calcext:value-type="float">
            <text:p>0,25</text:p>
          </table:table-cell>
          <table:table-cell office:value-type="float" office:value="0.229508196721" calcext:value-type="float">
            <text:p>0,229508196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LE</text:p>
          </table:table-cell>
          <table:table-cell office:value-type="float" office:value="0.0416666666667" calcext:value-type="float">
            <text:p>0,0416666667</text:p>
          </table:table-cell>
          <table:table-cell office:value-type="float" office:value="0.208333333333" calcext:value-type="float">
            <text:p>0,2083333333</text:p>
          </table:table-cell>
          <table:table-cell office:value-type="float" office:value="0.583333333333" calcext:value-type="float">
            <text:p>0,5833333333</text:p>
          </table:table-cell>
          <table:table-cell/>
          <table:table-cell office:value-type="string" calcext:value-type="string">
            <text:p>CP_TB</text:p>
          </table:table-cell>
          <table:table-cell office:value-type="float" office:value="0.291666666667" calcext:value-type="float">
            <text:p>0,2916666667</text:p>
          </table:table-cell>
          <table:table-cell office:value-type="float" office:value="0.25" calcext:value-type="float">
            <text:p>0,25</text:p>
          </table:table-cell>
          <table:table-cell office:value-type="float" office:value="0.220338983051" calcext:value-type="float">
            <text:p>0,2203389831</text:p>
          </table:table-cell>
          <table:table-cell office:value-type="float" office:value="0.230769230769" calcext:value-type="float">
            <text:p>0,230769230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TB</text:p>
          </table:table-cell>
          <table:table-cell office:value-type="float" office:value="0.0738636363636" calcext:value-type="float">
            <text:p>0,0738636364</text:p>
          </table:table-cell>
          <table:table-cell office:value-type="float" office:value="0.238636363636" calcext:value-type="float">
            <text:p>0,2386363636</text:p>
          </table:table-cell>
          <table:table-cell office:value-type="float" office:value="0.488636363636" calcext:value-type="float">
            <text:p>0,4886363636</text:p>
          </table:table-cell>
          <table:table-cell/>
          <table:table-cell office:value-type="string" calcext:value-type="string">
            <text:p>CP_TB</text:p>
          </table:table-cell>
          <table:table-cell office:value-type="float" office:value="0.464285714286" calcext:value-type="float">
            <text:p>0,4642857143</text:p>
          </table:table-cell>
          <table:table-cell office:value-type="float" office:value="0.180327868852" calcext:value-type="float">
            <text:p>0,180327868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DA</text:p>
          </table:table-cell>
          <table:table-cell office:value-type="float" office:value="0.125" calcext:value-type="float">
            <text:p>0,125</text:p>
          </table:table-cell>
          <table:table-cell office:value-type="float" office:value="0.208333333333" calcext:value-type="float">
            <text:p>0,2083333333</text:p>
          </table:table-cell>
          <table:table-cell office:value-type="float" office:value="0.333333333333" calcext:value-type="float">
            <text:p>0,3333333333</text:p>
          </table:table-cell>
          <table:table-cell/>
          <table:table-cell office:value-type="string" calcext:value-type="string">
            <text:p>CP_HLPL</text:p>
          </table:table-cell>
          <table:table-cell office:value-type="float" office:value="0.25" calcext:value-type="float">
            <text:p>0,25</text:p>
          </table:table-cell>
          <table:table-cell office:value-type="float" office:value="0.232142857143" calcext:value-type="float">
            <text:p>0,2321428571</text:p>
          </table:table-cell>
          <table:table-cell office:value-type="float" office:value="0.305084745763" calcext:value-type="float">
            <text:p>0,3050847458</text:p>
          </table:table-cell>
          <table:table-cell office:value-type="float" office:value="0.269230769231" calcext:value-type="float">
            <text:p>0,269230769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HLPL</text:p>
          </table:table-cell>
          <table:table-cell office:value-type="float" office:value="0.0852272727273" calcext:value-type="float">
            <text:p>0,0852272727</text:p>
          </table:table-cell>
          <table:table-cell office:value-type="float" office:value="0.25" calcext:value-type="float">
            <text:p>0,25</text:p>
          </table:table-cell>
          <table:table-cell office:value-type="float" office:value="0.505681818182" calcext:value-type="float">
            <text:p>0,5056818182</text:p>
          </table:table-cell>
          <table:table-cell/>
          <table:table-cell office:value-type="string" calcext:value-type="string">
            <text:p>CP_HLPL</text:p>
          </table:table-cell>
          <table:table-cell office:value-type="float" office:value="0.392857142857" calcext:value-type="float">
            <text:p>0,3928571429</text:p>
          </table:table-cell>
          <table:table-cell office:value-type="float" office:value="0.196721311475" calcext:value-type="float">
            <text:p>0,19672131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OPNSTS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AP_T2</text:p>
          </table:table-cell>
          <table:table-cell office:value-type="float" office:value="0.5" calcext:value-type="float">
            <text:p>0,5</text:p>
          </table:table-cell>
          <table:table-cell office:value-type="float" office:value="0.303571428571" calcext:value-type="float">
            <text:p>0,3035714286</text:p>
          </table:table-cell>
          <table:table-cell office:value-type="float" office:value="0.322033898305" calcext:value-type="float">
            <text:p>0,3220338983</text:p>
          </table:table-cell>
          <table:table-cell office:value-type="float" office:value="0.0769230769231" calcext:value-type="float">
            <text:p>0,076923076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P_T2</text:p>
          </table:table-cell>
          <table:table-cell office:value-type="float" office:value="0.102272727273" calcext:value-type="float">
            <text:p>0,1022727273</text:p>
          </table:table-cell>
          <table:table-cell office:value-type="float" office:value="0.284090909091" calcext:value-type="float">
            <text:p>0,2840909091</text:p>
          </table:table-cell>
          <table:table-cell office:value-type="float" office:value="0.528409090909" calcext:value-type="float">
            <text:p>0,5284090909</text:p>
          </table:table-cell>
          <table:table-cell/>
          <table:table-cell office:value-type="string" calcext:value-type="string">
            <text:p>AP_T2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27868852459" calcext:value-type="float">
            <text:p>0,278688524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YDOCK_TOT</text:p>
          </table:table-cell>
          <table:table-cell office:value-type="float" office:value="0.0833333333333" calcext:value-type="float">
            <text:p>0,0833333333</text:p>
          </table:table-cell>
          <table:table-cell office:value-type="float" office:value="0.291666666667" calcext:value-type="float">
            <text:p>0,2916666667</text:p>
          </table:table-cell>
          <table:table-cell office:value-type="float" office:value="0.541666666667" calcext:value-type="float">
            <text:p>0,5416666667</text:p>
          </table:table-cell>
          <table:table-cell/>
          <table:table-cell office:value-type="string" calcext:value-type="string">
            <text:p>CP_TSC</text:p>
          </table:table-cell>
          <table:table-cell office:value-type="float" office:value="0.458333333333" calcext:value-type="float">
            <text:p>0,4583333333</text:p>
          </table:table-cell>
          <table:table-cell office:value-type="float" office:value="0.303571428571" calcext:value-type="float">
            <text:p>0,3035714286</text:p>
          </table:table-cell>
          <table:table-cell office:value-type="float" office:value="0.28813559322" calcext:value-type="float">
            <text:p>0,2881355932</text:p>
          </table:table-cell>
          <table:table-cell office:value-type="float" office:value="0.230769230769" calcext:value-type="float">
            <text:p>0,230769230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TSC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95454545455" calcext:value-type="float">
            <text:p>0,2954545455</text:p>
          </table:table-cell>
          <table:table-cell office:value-type="float" office:value="0.568181818182" calcext:value-type="float">
            <text:p>0,5681818182</text:p>
          </table:table-cell>
          <table:table-cell/>
          <table:table-cell office:value-type="string" calcext:value-type="string">
            <text:p>CP_TSC</text:p>
          </table:table-cell>
          <table:table-cell office:value-type="float" office:value="0.357142857143" calcext:value-type="float">
            <text:p>0,3571428571</text:p>
          </table:table-cell>
          <table:table-cell office:value-type="float" office:value="0.311475409836" calcext:value-type="float">
            <text:p>0,311475409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IPPER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AP_T1</text:p>
          </table:table-cell>
          <table:table-cell office:value-type="float" office:value="0.458333333333" calcext:value-type="float">
            <text:p>0,4583333333</text:p>
          </table:table-cell>
          <table:table-cell office:value-type="float" office:value="0.339285714286" calcext:value-type="float">
            <text:p>0,3392857143</text:p>
          </table:table-cell>
          <table:table-cell office:value-type="float" office:value="0.338983050847" calcext:value-type="float">
            <text:p>0,3389830508</text:p>
          </table:table-cell>
          <table:table-cell office:value-type="float" office:value="0.192307692308" calcext:value-type="float">
            <text:p>0,192307692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P_T1</text:p>
          </table:table-cell>
          <table:table-cell office:value-type="float" office:value="0.0738636363636" calcext:value-type="float">
            <text:p>0,0738636364</text:p>
          </table:table-cell>
          <table:table-cell office:value-type="float" office:value="0.3125" calcext:value-type="float">
            <text:p>0,3125</text:p>
          </table:table-cell>
          <table:table-cell office:value-type="float" office:value="0.534090909091" calcext:value-type="float">
            <text:p>0,5340909091</text:p>
          </table:table-cell>
          <table:table-cell/>
          <table:table-cell office:value-type="string" calcext:value-type="string">
            <text:p>AP_T1</text:p>
          </table:table-cell>
          <table:table-cell office:value-type="float" office:value="0.392857142857" calcext:value-type="float">
            <text:p>0,3928571429</text:p>
          </table:table-cell>
          <table:table-cell office:value-type="float" office:value="0.262295081967" calcext:value-type="float">
            <text:p>0,26229508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DW</text:p>
          </table:table-cell>
          <table:table-cell office:value-type="float" office:value="0.125" calcext:value-type="float">
            <text:p>0,125</text:p>
          </table:table-cell>
          <table:table-cell office:value-type="float" office:value="0.375" calcext:value-type="float">
            <text:p>0,375</text:p>
          </table:table-cell>
          <table:table-cell office:value-type="float" office:value="0.625" calcext:value-type="float">
            <text:p>0,625</text:p>
          </table:table-cell>
          <table:table-cell/>
          <table:table-cell office:value-type="string" calcext:value-type="string">
            <text:p>AP_PISA</text:p>
          </table:table-cell>
          <table:table-cell office:value-type="float" office:value="0.541666666667" calcext:value-type="float">
            <text:p>0,5416666667</text:p>
          </table:table-cell>
          <table:table-cell office:value-type="float" office:value="0.339285714286" calcext:value-type="float">
            <text:p>0,3392857143</text:p>
          </table:table-cell>
          <table:table-cell office:value-type="float" office:value="0.338983050847" calcext:value-type="float">
            <text:p>0,3389830508</text:p>
          </table:table-cell>
          <table:table-cell office:value-type="float" office:value="0.269230769231" calcext:value-type="float">
            <text:p>0,269230769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P_PISA</text:p>
          </table:table-cell>
          <table:table-cell office:value-type="float" office:value="0.107954545455" calcext:value-type="float">
            <text:p>0,1079545455</text:p>
          </table:table-cell>
          <table:table-cell office:value-type="float" office:value="0.340909090909" calcext:value-type="float">
            <text:p>0,3409090909</text:p>
          </table:table-cell>
          <table:table-cell office:value-type="float" office:value="0.579545454545" calcext:value-type="float">
            <text:p>0,5795454545</text:p>
          </table:table-cell>
          <table:table-cell/>
          <table:table-cell office:value-type="string" calcext:value-type="string">
            <text:p>AP_PISA</text:p>
          </table:table-cell>
          <table:table-cell office:value-type="float" office:value="0.571428571429" calcext:value-type="float">
            <text:p>0,5714285714</text:p>
          </table:table-cell>
          <table:table-cell office:value-type="float" office:value="0.27868852459" calcext:value-type="float">
            <text:p>0,2786885246</text:p>
          </table:table-cell>
          <table:table-cell table:number-columns-repeated="17"/>
        </table:table-row>
        <table:table-row table:style-name="ro1"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/gpfs/scratch/bsc54/bsc54563/Analisys_MI_BM4_BM5_METHOD_MIX</text:p>
          </table:table-cell>
          <table:table-cell table:number-columns-repeated="36"/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pdb,list,flexibility,2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=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=</text:p>
          </table:table-cell>
          <table:table-cell table:number-columns-repeated="30"/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AP_calRW</text:p>
          </table:table-cell>
          <table:table-cell office:value-type="float" office:value="0.0357142857143" calcext:value-type="float">
            <text:p>0,0357142857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553571428571" calcext:value-type="float">
            <text:p>0,553571428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calRWp</text:p>
          </table:table-cell>
          <table:table-cell office:value-type="float" office:value="0.0357142857143" calcext:value-type="float">
            <text:p>0,0357142857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625" calcext:value-type="float">
            <text:p>0,62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DARS</text:p>
          </table:table-cell>
          <table:table-cell office:value-type="float" office:value="0.0535714285714" calcext:value-type="float">
            <text:p>0,0535714286</text:p>
          </table:table-cell>
          <table:table-cell office:value-type="float" office:value="0.107142857143" calcext:value-type="float">
            <text:p>0,1071428571</text:p>
          </table:table-cell>
          <table:table-cell office:value-type="float" office:value="0.321428571429" calcext:value-type="float">
            <text:p>0,321428571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DCOMPLEX</text:p>
          </table:table-cell>
          <table:table-cell office:value-type="float" office:value="0.160714285714" calcext:value-type="float">
            <text:p>0,1607142857</text:p>
          </table:table-cell>
          <table:table-cell office:value-type="float" office:value="0.303571428571" calcext:value-type="float">
            <text:p>0,3035714286</text:p>
          </table:table-cell>
          <table:table-cell office:value-type="float" office:value="0.660714285714" calcext:value-type="float">
            <text:p>0,660714285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dDFIRE</text:p>
          </table:table-cell>
          <table:table-cell office:value-type="float" office:value="0.107142857143" calcext:value-type="float">
            <text:p>0,1071428571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5" calcext:value-type="float">
            <text:p>0,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DFIRE2</text:p>
          </table:table-cell>
          <table:table-cell office:value-type="float" office:value="0.0714285714286" calcext:value-type="float">
            <text:p>0,0714285714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446428571429" calcext:value-type="float">
            <text:p>0,446428571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DOPE</text:p>
          </table:table-cell>
          <table:table-cell office:value-type="float" office:value="0.0714285714286" calcext:value-type="float">
            <text:p>0,0714285714</text:p>
          </table:table-cell>
          <table:table-cell office:value-type="float" office:value="0.125" calcext:value-type="float">
            <text:p>0,125</text:p>
          </table:table-cell>
          <table:table-cell office:value-type="float" office:value="0.303571428571" calcext:value-type="float">
            <text:p>0,303571428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DOPE_HR</text:p>
          </table:table-cell>
          <table:table-cell office:value-type="float" office:value="0.0357142857143" calcext:value-type="float">
            <text:p>0,0357142857</text:p>
          </table:table-cell>
          <table:table-cell office:value-type="float" office:value="0.178571428571" calcext:value-type="float">
            <text:p>0,1785714286</text:p>
          </table:table-cell>
          <table:table-cell office:value-type="float" office:value="0.446428571429" calcext:value-type="float">
            <text:p>0,446428571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GOAP_ALL</text:p>
          </table:table-cell>
          <table:table-cell office:value-type="float" office:value="0.0357142857143" calcext:value-type="float">
            <text:p>0,0357142857</text:p>
          </table:table-cell>
          <table:table-cell office:value-type="float" office:value="0.0535714285714" calcext:value-type="float">
            <text:p>0,0535714286</text:p>
          </table:table-cell>
          <table:table-cell office:value-type="float" office:value="0.178571428571" calcext:value-type="float">
            <text:p>0,1785714286</text:p>
          </table:table-cell>
          <table:table-cell table:number-columns-repeated="2"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5</text:p>
          </table:table-cell>
          <table:table-cell table:number-columns-repeated="2"/>
          <table:table-cell office:value-type="string" calcext:value-type="string">
            <text:p>Top1 </text:p>
          </table:table-cell>
          <table:table-cell office:value-type="string" calcext:value-type="string">
            <text:p>Top10 </text:p>
          </table:table-cell>
          <table:table-cell office:value-type="string" calcext:value-type="string">
            <text:p>Top100</text:p>
          </table:table-cell>
          <table:table-cell table:number-columns-repeated="2"/>
          <table:table-cell office:value-type="string" calcext:value-type="string">
            <text:p>Strong</text:p>
          </table:table-cell>
          <table:table-cell office:value-type="string" calcext:value-type="string">
            <text:p>Weak</text:p>
          </table:table-cell>
          <table:table-cell table:number-columns-repeated="2"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5</text:p>
          </table:table-cell>
          <table:table-cell table:number-columns-repeated="2"/>
          <table:table-cell office:value-type="string" calcext:value-type="string">
            <text:p>Top1 </text:p>
          </table:table-cell>
          <table:table-cell office:value-type="string" calcext:value-type="string">
            <text:p>Top10 </text:p>
          </table:table-cell>
          <table:table-cell office:value-type="string" calcext:value-type="string">
            <text:p>Top100</text:p>
          </table:table-cell>
          <table:table-cell table:number-columns-repeated="2"/>
          <table:table-cell office:value-type="string" calcext:value-type="string">
            <text:p>Strong</text:p>
          </table:table-cell>
          <table:table-cell office:value-type="string" calcext:value-type="string">
            <text:p>Weak</text:p>
          </table:table-cell>
          <table:table-cell/>
        </table:table-row>
        <table:table-row table:style-name="ro1">
          <table:table-cell office:value-type="string" calcext:value-type="string">
            <text:p>AP_GOAP_DF</text:p>
          </table:table-cell>
          <table:table-cell office:value-type="float" office:value="0.125" calcext:value-type="float">
            <text:p>0,125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428571428571" calcext:value-type="float">
            <text:p>0,4285714286</text:p>
          </table:table-cell>
          <table:table-cell/>
          <table:table-cell office:value-type="string" calcext:value-type="string">
            <text:p>CP_BFKV</text:p>
          </table:table-cell>
          <table:table-cell office:value-type="float" office:value="0.166666666667" calcext:value-type="float">
            <text:p>0,1666666667</text:p>
          </table:table-cell>
          <table:table-cell office:value-type="float" office:value="0.125" calcext:value-type="float">
            <text:p>0,125</text:p>
          </table:table-cell>
          <table:table-cell office:value-type="float" office:value="0.203389830508" calcext:value-type="float">
            <text:p>0,2033898305</text:p>
          </table:table-cell>
          <table:table-cell office:value-type="float" office:value="0.153846153846" calcext:value-type="float">
            <text:p>0,153846153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BFKV</text:p>
          </table:table-cell>
          <table:table-cell office:value-type="float" office:value="0.0511363636364" calcext:value-type="float">
            <text:p>0,0511363636</text:p>
          </table:table-cell>
          <table:table-cell office:value-type="float" office:value="0.159090909091" calcext:value-type="float">
            <text:p>0,1590909091</text:p>
          </table:table-cell>
          <table:table-cell office:value-type="float" office:value="0.375" calcext:value-type="float">
            <text:p>0,375</text:p>
          </table:table-cell>
          <table:table-cell/>
          <table:table-cell office:value-type="string" calcext:value-type="string">
            <text:p>CP_BFKV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114754098361" calcext:value-type="float">
            <text:p>0,1147540984</text:p>
          </table:table-cell>
          <table:table-cell/>
          <table:table-cell office:value-type="string" calcext:value-type="string">
            <text:p>CP_BFKV</text:p>
          </table:table-cell>
          <table:table-cell table:formula="of:=100*[.G92]" office:value-type="float" office:value="16.6666666667" calcext:value-type="float">
            <text:p>16,6666666667</text:p>
          </table:table-cell>
          <table:table-cell table:formula="of:=100*[.H92]" office:value-type="float" office:value="12.5" calcext:value-type="float">
            <text:p>12,5</text:p>
          </table:table-cell>
          <table:table-cell table:formula="of:=100*[.I92]" office:value-type="float" office:value="20.3389830508" calcext:value-type="float">
            <text:p>20,3389830508</text:p>
          </table:table-cell>
          <table:table-cell table:formula="of:=100*[.J92]" office:value-type="float" office:value="15.3846153846" calcext:value-type="float">
            <text:p>15,3846153846</text:p>
          </table:table-cell>
          <table:table-cell table:formula="of:=100*[.K92]" office:value-type="float" office:value="0" calcext:value-type="float">
            <text:p>0</text:p>
          </table:table-cell>
          <table:table-cell/>
          <table:table-cell office:value-type="string" calcext:value-type="string">
            <text:p>CP_BFKV</text:p>
          </table:table-cell>
          <table:table-cell table:formula="of:=100*[.N92]" office:value-type="float" office:value="5.11363636364" calcext:value-type="float">
            <text:p>5,1136363636</text:p>
          </table:table-cell>
          <table:table-cell table:formula="of:=100*[.O92]" office:value-type="float" office:value="15.9090909091" calcext:value-type="float">
            <text:p>15,9090909091</text:p>
          </table:table-cell>
          <table:table-cell table:formula="of:=100*[.P92]" office:value-type="float" office:value="37.5" calcext:value-type="float">
            <text:p>37,5</text:p>
          </table:table-cell>
          <table:table-cell/>
          <table:table-cell office:value-type="string" calcext:value-type="string">
            <text:p>CP_BFKV</text:p>
          </table:table-cell>
          <table:table-cell table:formula="of:=100*[.S92]" office:value-type="float" office:value="21.4285714286" calcext:value-type="float">
            <text:p>21,4285714286</text:p>
          </table:table-cell>
          <table:table-cell table:formula="of:=100*[.T92]" office:value-type="float" office:value="11.4754098361" calcext:value-type="float">
            <text:p>11,4754098361</text:p>
          </table:table-cell>
          <table:table-cell/>
        </table:table-row>
        <table:table-row table:style-name="ro1">
          <table:table-cell office:value-type="string" calcext:value-type="string">
            <text:p>AP_GOAP_G</text:p>
          </table:table-cell>
          <table:table-cell office:value-type="float" office:value="0.0178571428571" calcext:value-type="float">
            <text:p>0,0178571429</text:p>
          </table:table-cell>
          <table:table-cell office:value-type="float" office:value="0.0357142857143" calcext:value-type="float">
            <text:p>0,0357142857</text:p>
          </table:table-cell>
          <table:table-cell office:value-type="float" office:value="0.160714285714" calcext:value-type="float">
            <text:p>0,1607142857</text:p>
          </table:table-cell>
          <table:table-cell/>
          <table:table-cell office:value-type="string" calcext:value-type="string">
            <text:p>ODA</text:p>
          </table:table-cell>
          <table:table-cell office:value-type="float" office:value="0.208333333333" calcext:value-type="float">
            <text:p>0,2083333333</text:p>
          </table:table-cell>
          <table:table-cell office:value-type="float" office:value="0.178571428571" calcext:value-type="float">
            <text:p>0,1785714286</text:p>
          </table:table-cell>
          <table:table-cell office:value-type="float" office:value="0.135593220339" calcext:value-type="float">
            <text:p>0,1355932203</text:p>
          </table:table-cell>
          <table:table-cell office:value-type="float" office:value="0.153846153846" calcext:value-type="float">
            <text:p>0,153846153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DA</text:p>
          </table:table-cell>
          <table:table-cell office:value-type="float" office:value="0.0568181818182" calcext:value-type="float">
            <text:p>0,0568181818</text:p>
          </table:table-cell>
          <table:table-cell office:value-type="float" office:value="0.159090909091" calcext:value-type="float">
            <text:p>0,1590909091</text:p>
          </table:table-cell>
          <table:table-cell office:value-type="float" office:value="0.261363636364" calcext:value-type="float">
            <text:p>0,2613636364</text:p>
          </table:table-cell>
          <table:table-cell/>
          <table:table-cell office:value-type="string" calcext:value-type="string">
            <text:p>ODA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131147540984" calcext:value-type="float">
            <text:p>0,131147541</text:p>
          </table:table-cell>
          <table:table-cell/>
          <table:table-cell office:value-type="string" calcext:value-type="string">
            <text:p>ODA</text:p>
          </table:table-cell>
          <table:table-cell table:formula="of:=100*[.G93]" office:value-type="float" office:value="20.8333333333" calcext:value-type="float">
            <text:p>20,8333333333</text:p>
          </table:table-cell>
          <table:table-cell table:formula="of:=100*[.H93]" office:value-type="float" office:value="17.8571428571" calcext:value-type="float">
            <text:p>17,8571428571</text:p>
          </table:table-cell>
          <table:table-cell table:formula="of:=100*[.I93]" office:value-type="float" office:value="13.5593220339" calcext:value-type="float">
            <text:p>13,5593220339</text:p>
          </table:table-cell>
          <table:table-cell table:formula="of:=100*[.J93]" office:value-type="float" office:value="15.3846153846" calcext:value-type="float">
            <text:p>15,3846153846</text:p>
          </table:table-cell>
          <table:table-cell table:formula="of:=100*[.K93]" office:value-type="float" office:value="0" calcext:value-type="float">
            <text:p>0</text:p>
          </table:table-cell>
          <table:table-cell/>
          <table:table-cell office:value-type="string" calcext:value-type="string">
            <text:p>ODA</text:p>
          </table:table-cell>
          <table:table-cell table:formula="of:=100*[.N93]" office:value-type="float" office:value="5.68181818182" calcext:value-type="float">
            <text:p>5,6818181818</text:p>
          </table:table-cell>
          <table:table-cell table:formula="of:=100*[.O93]" office:value-type="float" office:value="15.9090909091" calcext:value-type="float">
            <text:p>15,9090909091</text:p>
          </table:table-cell>
          <table:table-cell table:formula="of:=100*[.P93]" office:value-type="float" office:value="26.1363636364" calcext:value-type="float">
            <text:p>26,1363636364</text:p>
          </table:table-cell>
          <table:table-cell/>
          <table:table-cell office:value-type="string" calcext:value-type="string">
            <text:p>ODA</text:p>
          </table:table-cell>
          <table:table-cell table:formula="of:=100*[.S93]" office:value-type="float" office:value="28.5714285714" calcext:value-type="float">
            <text:p>28,5714285714</text:p>
          </table:table-cell>
          <table:table-cell table:formula="of:=100*[.T93]" office:value-type="float" office:value="13.1147540984" calcext:value-type="float">
            <text:p>13,1147540984</text:p>
          </table:table-cell>
          <table:table-cell/>
        </table:table-row>
        <table:table-row table:style-name="ro1">
          <table:table-cell office:value-type="string" calcext:value-type="string">
            <text:p>AP_MPS</text:p>
          </table:table-cell>
          <table:table-cell office:value-type="float" office:value="0.0535714285714" calcext:value-type="float">
            <text:p>0,0535714286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285714285714" calcext:value-type="float">
            <text:p>0,2857142857</text:p>
          </table:table-cell>
          <table:table-cell/>
          <table:table-cell office:value-type="string" calcext:value-type="string">
            <text:p>CP_ELOCAL_MIN</text:p>
          </table:table-cell>
          <table:table-cell office:value-type="float" office:value="0.208333333333" calcext:value-type="float">
            <text:p>0,2083333333</text:p>
          </table:table-cell>
          <table:table-cell office:value-type="float" office:value="0.232142857143" calcext:value-type="float">
            <text:p>0,2321428571</text:p>
          </table:table-cell>
          <table:table-cell office:value-type="float" office:value="0.169491525424" calcext:value-type="float">
            <text:p>0,1694915254</text:p>
          </table:table-cell>
          <table:table-cell office:value-type="float" office:value="0.0769230769231" calcext:value-type="float">
            <text:p>0,076923076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ELOCAL_MIN</text:p>
          </table:table-cell>
          <table:table-cell office:value-type="float" office:value="0.0681818181818" calcext:value-type="float">
            <text:p>0,0681818182</text:p>
          </table:table-cell>
          <table:table-cell office:value-type="float" office:value="0.164772727273" calcext:value-type="float">
            <text:p>0,1647727273</text:p>
          </table:table-cell>
          <table:table-cell office:value-type="float" office:value="0.448863636364" calcext:value-type="float">
            <text:p>0,4488636364</text:p>
          </table:table-cell>
          <table:table-cell/>
          <table:table-cell office:value-type="string" calcext:value-type="string">
            <text:p>CP_ELOCAL_MIN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131147540984" calcext:value-type="float">
            <text:p>0,131147541</text:p>
          </table:table-cell>
          <table:table-cell/>
          <table:table-cell office:value-type="string" calcext:value-type="string">
            <text:p>CP_ELOCAL_MIN</text:p>
          </table:table-cell>
          <table:table-cell table:formula="of:=100*[.G94]" office:value-type="float" office:value="20.8333333333" calcext:value-type="float">
            <text:p>20,8333333333</text:p>
          </table:table-cell>
          <table:table-cell table:formula="of:=100*[.H94]" office:value-type="float" office:value="23.2142857143" calcext:value-type="float">
            <text:p>23,2142857143</text:p>
          </table:table-cell>
          <table:table-cell table:formula="of:=100*[.I94]" office:value-type="float" office:value="16.9491525424" calcext:value-type="float">
            <text:p>16,9491525424</text:p>
          </table:table-cell>
          <table:table-cell table:formula="of:=100*[.J94]" office:value-type="float" office:value="7.69230769231" calcext:value-type="float">
            <text:p>7,6923076923</text:p>
          </table:table-cell>
          <table:table-cell table:formula="of:=100*[.K94]" office:value-type="float" office:value="0" calcext:value-type="float">
            <text:p>0</text:p>
          </table:table-cell>
          <table:table-cell/>
          <table:table-cell office:value-type="string" calcext:value-type="string">
            <text:p>CP_ELOCAL_MIN</text:p>
          </table:table-cell>
          <table:table-cell table:formula="of:=100*[.N94]" office:value-type="float" office:value="6.81818181818" calcext:value-type="float">
            <text:p>6,8181818182</text:p>
          </table:table-cell>
          <table:table-cell table:formula="of:=100*[.O94]" office:value-type="float" office:value="16.4772727273" calcext:value-type="float">
            <text:p>16,4772727273</text:p>
          </table:table-cell>
          <table:table-cell table:formula="of:=100*[.P94]" office:value-type="float" office:value="44.8863636364" calcext:value-type="float">
            <text:p>44,8863636364</text:p>
          </table:table-cell>
          <table:table-cell/>
          <table:table-cell office:value-type="string" calcext:value-type="string">
            <text:p>CP_ELOCAL_MIN</text:p>
          </table:table-cell>
          <table:table-cell table:formula="of:=100*[.S94]" office:value-type="float" office:value="28.5714285714" calcext:value-type="float">
            <text:p>28,5714285714</text:p>
          </table:table-cell>
          <table:table-cell table:formula="of:=100*[.T94]" office:value-type="float" office:value="13.1147540984" calcext:value-type="float">
            <text:p>13,1147540984</text:p>
          </table:table-cell>
          <table:table-cell/>
        </table:table-row>
        <table:table-row table:style-name="ro1">
          <table:table-cell office:value-type="string" calcext:value-type="string">
            <text:p>AP_PISA</text:p>
          </table:table-cell>
          <table:table-cell office:value-type="float" office:value="0.0892857142857" calcext:value-type="float">
            <text:p>0,0892857143</text:p>
          </table:table-cell>
          <table:table-cell office:value-type="float" office:value="0.339285714286" calcext:value-type="float">
            <text:p>0,3392857143</text:p>
          </table:table-cell>
          <table:table-cell office:value-type="float" office:value="0.553571428571" calcext:value-type="float">
            <text:p>0,5535714286</text:p>
          </table:table-cell>
          <table:table-cell/>
          <table:table-cell office:value-type="string" calcext:value-type="string">
            <text:p>CP_BL</text:p>
          </table:table-cell>
          <table:table-cell office:value-type="float" office:value="0.208333333333" calcext:value-type="float">
            <text:p>0,2083333333</text:p>
          </table:table-cell>
          <table:table-cell office:value-type="float" office:value="0.196428571429" calcext:value-type="float">
            <text:p>0,1964285714</text:p>
          </table:table-cell>
          <table:table-cell office:value-type="float" office:value="0.186440677966" calcext:value-type="float">
            <text:p>0,186440678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.0909090909091" calcext:value-type="float">
            <text:p>0,0909090909</text:p>
          </table:table-cell>
          <table:table-cell/>
          <table:table-cell office:value-type="string" calcext:value-type="string">
            <text:p>CP_BL</text:p>
          </table:table-cell>
          <table:table-cell office:value-type="float" office:value="0.0227272727273" calcext:value-type="float">
            <text:p>0,0227272727</text:p>
          </table:table-cell>
          <table:table-cell office:value-type="float" office:value="0.170454545455" calcext:value-type="float">
            <text:p>0,1704545455</text:p>
          </table:table-cell>
          <table:table-cell office:value-type="float" office:value="0.380681818182" calcext:value-type="float">
            <text:p>0,3806818182</text:p>
          </table:table-cell>
          <table:table-cell/>
          <table:table-cell office:value-type="string" calcext:value-type="string">
            <text:p>CP_BL</text:p>
          </table:table-cell>
          <table:table-cell office:value-type="float" office:value="0.357142857143" calcext:value-type="float">
            <text:p>0,3571428571</text:p>
          </table:table-cell>
          <table:table-cell office:value-type="float" office:value="0.131147540984" calcext:value-type="float">
            <text:p>0,131147541</text:p>
          </table:table-cell>
          <table:table-cell/>
          <table:table-cell office:value-type="string" calcext:value-type="string">
            <text:p>CP_BL</text:p>
          </table:table-cell>
          <table:table-cell table:formula="of:=100*[.G95]" office:value-type="float" office:value="20.8333333333" calcext:value-type="float">
            <text:p>20,8333333333</text:p>
          </table:table-cell>
          <table:table-cell table:formula="of:=100*[.H95]" office:value-type="float" office:value="19.6428571429" calcext:value-type="float">
            <text:p>19,6428571429</text:p>
          </table:table-cell>
          <table:table-cell table:formula="of:=100*[.I95]" office:value-type="float" office:value="18.6440677966" calcext:value-type="float">
            <text:p>18,6440677966</text:p>
          </table:table-cell>
          <table:table-cell table:formula="of:=100*[.J95]" office:value-type="float" office:value="11.5384615385" calcext:value-type="float">
            <text:p>11,5384615385</text:p>
          </table:table-cell>
          <table:table-cell table:formula="of:=100*[.K95]" office:value-type="float" office:value="9.09090909091" calcext:value-type="float">
            <text:p>9,0909090909</text:p>
          </table:table-cell>
          <table:table-cell/>
          <table:table-cell office:value-type="string" calcext:value-type="string">
            <text:p>CP_BL</text:p>
          </table:table-cell>
          <table:table-cell table:formula="of:=100*[.N95]" office:value-type="float" office:value="2.27272727273" calcext:value-type="float">
            <text:p>2,2727272727</text:p>
          </table:table-cell>
          <table:table-cell table:formula="of:=100*[.O95]" office:value-type="float" office:value="17.0454545455" calcext:value-type="float">
            <text:p>17,0454545455</text:p>
          </table:table-cell>
          <table:table-cell table:formula="of:=100*[.P95]" office:value-type="float" office:value="38.0681818182" calcext:value-type="float">
            <text:p>38,0681818182</text:p>
          </table:table-cell>
          <table:table-cell/>
          <table:table-cell office:value-type="string" calcext:value-type="string">
            <text:p>CP_BL</text:p>
          </table:table-cell>
          <table:table-cell table:formula="of:=100*[.S95]" office:value-type="float" office:value="35.7142857143" calcext:value-type="float">
            <text:p>35,7142857143</text:p>
          </table:table-cell>
          <table:table-cell table:formula="of:=100*[.T95]" office:value-type="float" office:value="13.1147540984" calcext:value-type="float">
            <text:p>13,1147540984</text:p>
          </table:table-cell>
          <table:table-cell/>
        </table:table-row>
        <table:table-row table:style-name="ro1">
          <table:table-cell office:value-type="string" calcext:value-type="string">
            <text:p>AP_T1</text:p>
          </table:table-cell>
          <table:table-cell office:value-type="float" office:value="0.0535714285714" calcext:value-type="float">
            <text:p>0,0535714286</text:p>
          </table:table-cell>
          <table:table-cell office:value-type="float" office:value="0.339285714286" calcext:value-type="float">
            <text:p>0,3392857143</text:p>
          </table:table-cell>
          <table:table-cell office:value-type="float" office:value="0.607142857143" calcext:value-type="float">
            <text:p>0,6071428571</text:p>
          </table:table-cell>
          <table:table-cell/>
          <table:table-cell office:value-type="string" calcext:value-type="string">
            <text:p>AP_calRW</text:p>
          </table:table-cell>
          <table:table-cell office:value-type="float" office:value="0.208333333333" calcext:value-type="float">
            <text:p>0,2083333333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152542372881" calcext:value-type="float">
            <text:p>0,1525423729</text:p>
          </table:table-cell>
          <table:table-cell office:value-type="float" office:value="0.153846153846" calcext:value-type="float">
            <text:p>0,1538461538</text:p>
          </table:table-cell>
          <table:table-cell table:number-columns-repeated="2"/>
          <table:table-cell office:value-type="string" calcext:value-type="string">
            <text:p>AP_calRW</text:p>
          </table:table-cell>
          <table:table-cell office:value-type="float" office:value="0.0454545454545" calcext:value-type="float">
            <text:p>0,0454545455</text:p>
          </table:table-cell>
          <table:table-cell office:value-type="float" office:value="0.170454545455" calcext:value-type="float">
            <text:p>0,1704545455</text:p>
          </table:table-cell>
          <table:table-cell office:value-type="float" office:value="0.545454545455" calcext:value-type="float">
            <text:p>0,5454545455</text:p>
          </table:table-cell>
          <table:table-cell/>
          <table:table-cell office:value-type="string" calcext:value-type="string">
            <text:p>AP_calRW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147540983607" calcext:value-type="float">
            <text:p>0,1475409836</text:p>
          </table:table-cell>
          <table:table-cell/>
          <table:table-cell office:value-type="string" calcext:value-type="string">
            <text:p>AP_calRW</text:p>
          </table:table-cell>
          <table:table-cell table:formula="of:=100*[.G96]" office:value-type="float" office:value="20.8333333333" calcext:value-type="float">
            <text:p>20,8333333333</text:p>
          </table:table-cell>
          <table:table-cell table:formula="of:=100*[.H96]" office:value-type="float" office:value="21.4285714286" calcext:value-type="float">
            <text:p>21,4285714286</text:p>
          </table:table-cell>
          <table:table-cell table:formula="of:=100*[.I96]" office:value-type="float" office:value="15.2542372881" calcext:value-type="float">
            <text:p>15,2542372881</text:p>
          </table:table-cell>
          <table:table-cell table:formula="of:=100*[.J96]" office:value-type="float" office:value="15.3846153846" calcext:value-type="float">
            <text:p>15,3846153846</text:p>
          </table:table-cell>
          <table:table-cell table:formula="of:=100*[.K96]" office:value-type="float" office:value="0" calcext:value-type="float">
            <text:p>0</text:p>
          </table:table-cell>
          <table:table-cell/>
          <table:table-cell office:value-type="string" calcext:value-type="string">
            <text:p>AP_calRW</text:p>
          </table:table-cell>
          <table:table-cell table:formula="of:=100*[.N96]" office:value-type="float" office:value="4.54545454545" calcext:value-type="float">
            <text:p>4,5454545455</text:p>
          </table:table-cell>
          <table:table-cell table:formula="of:=100*[.O96]" office:value-type="float" office:value="17.0454545455" calcext:value-type="float">
            <text:p>17,0454545455</text:p>
          </table:table-cell>
          <table:table-cell table:formula="of:=100*[.P96]" office:value-type="float" office:value="54.5454545455" calcext:value-type="float">
            <text:p>54,5454545455</text:p>
          </table:table-cell>
          <table:table-cell/>
          <table:table-cell office:value-type="string" calcext:value-type="string">
            <text:p>AP_calRW</text:p>
          </table:table-cell>
          <table:table-cell table:formula="of:=100*[.S96]" office:value-type="float" office:value="21.4285714286" calcext:value-type="float">
            <text:p>21,4285714286</text:p>
          </table:table-cell>
          <table:table-cell table:formula="of:=100*[.T96]" office:value-type="float" office:value="14.7540983607" calcext:value-type="float">
            <text:p>14,7540983607</text:p>
          </table:table-cell>
          <table:table-cell/>
        </table:table-row>
        <table:table-row table:style-name="ro1">
          <table:table-cell office:value-type="string" calcext:value-type="string">
            <text:p>AP_T2</text:p>
          </table:table-cell>
          <table:table-cell office:value-type="float" office:value="0.125" calcext:value-type="float">
            <text:p>0,125</text:p>
          </table:table-cell>
          <table:table-cell office:value-type="float" office:value="0.303571428571" calcext:value-type="float">
            <text:p>0,3035714286</text:p>
          </table:table-cell>
          <table:table-cell office:value-type="float" office:value="0.607142857143" calcext:value-type="float">
            <text:p>0,6071428571</text:p>
          </table:table-cell>
          <table:table-cell/>
          <table:table-cell office:value-type="string" calcext:value-type="string">
            <text:p>VDW</text:p>
          </table:table-cell>
          <table:table-cell office:value-type="float" office:value="0.375" calcext:value-type="float">
            <text:p>0,375</text:p>
          </table:table-cell>
          <table:table-cell office:value-type="float" office:value="0.232142857143" calcext:value-type="float">
            <text:p>0,2321428571</text:p>
          </table:table-cell>
          <table:table-cell office:value-type="float" office:value="0.169491525424" calcext:value-type="float">
            <text:p>0,16949152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DW</text:p>
          </table:table-cell>
          <table:table-cell office:value-type="float" office:value="0.0340909090909" calcext:value-type="float">
            <text:p>0,0340909091</text:p>
          </table:table-cell>
          <table:table-cell office:value-type="float" office:value="0.176136363636" calcext:value-type="float">
            <text:p>0,1761363636</text:p>
          </table:table-cell>
          <table:table-cell office:value-type="float" office:value="0.494318181818" calcext:value-type="float">
            <text:p>0,4943181818</text:p>
          </table:table-cell>
          <table:table-cell/>
          <table:table-cell office:value-type="string" calcext:value-type="string">
            <text:p>VDW</text:p>
          </table:table-cell>
          <table:table-cell office:value-type="float" office:value="0.25" calcext:value-type="float">
            <text:p>0,25</text:p>
          </table:table-cell>
          <table:table-cell office:value-type="float" office:value="0.16393442623" calcext:value-type="float">
            <text:p>0,1639344262</text:p>
          </table:table-cell>
          <table:table-cell/>
          <table:table-cell office:value-type="string" calcext:value-type="string">
            <text:p>VDW</text:p>
          </table:table-cell>
          <table:table-cell table:formula="of:=100*[.G97]" office:value-type="float" office:value="37.5" calcext:value-type="float">
            <text:p>37,5</text:p>
          </table:table-cell>
          <table:table-cell table:formula="of:=100*[.H97]" office:value-type="float" office:value="23.2142857143" calcext:value-type="float">
            <text:p>23,2142857143</text:p>
          </table:table-cell>
          <table:table-cell table:formula="of:=100*[.I97]" office:value-type="float" office:value="16.9491525424" calcext:value-type="float">
            <text:p>16,9491525424</text:p>
          </table:table-cell>
          <table:table-cell table:formula="of:=100*[.J97]" office:value-type="float" office:value="0" calcext:value-type="float">
            <text:p>0</text:p>
          </table:table-cell>
          <table:table-cell table:formula="of:=100*[.K97]" office:value-type="float" office:value="0" calcext:value-type="float">
            <text:p>0</text:p>
          </table:table-cell>
          <table:table-cell/>
          <table:table-cell office:value-type="string" calcext:value-type="string">
            <text:p>VDW</text:p>
          </table:table-cell>
          <table:table-cell table:formula="of:=100*[.N97]" office:value-type="float" office:value="3.40909090909" calcext:value-type="float">
            <text:p>3,4090909091</text:p>
          </table:table-cell>
          <table:table-cell table:formula="of:=100*[.O97]" office:value-type="float" office:value="17.6136363636" calcext:value-type="float">
            <text:p>17,6136363636</text:p>
          </table:table-cell>
          <table:table-cell table:formula="of:=100*[.P97]" office:value-type="float" office:value="49.4318181818" calcext:value-type="float">
            <text:p>49,4318181818</text:p>
          </table:table-cell>
          <table:table-cell/>
          <table:table-cell office:value-type="string" calcext:value-type="string">
            <text:p>VDW</text:p>
          </table:table-cell>
          <table:table-cell table:formula="of:=100*[.S97]" office:value-type="float" office:value="25" calcext:value-type="float">
            <text:p>25</text:p>
          </table:table-cell>
          <table:table-cell table:formula="of:=100*[.T97]" office:value-type="float" office:value="16.393442623" calcext:value-type="float">
            <text:p>16,393442623</text:p>
          </table:table-cell>
          <table:table-cell/>
        </table:table-row>
        <table:table-row table:style-name="ro1">
          <table:table-cell office:value-type="string" calcext:value-type="string">
            <text:p>AP_URS</text:p>
          </table:table-cell>
          <table:table-cell office:value-type="float" office:value="0.0178571428571" calcext:value-type="float">
            <text:p>0,0178571429</text:p>
          </table:table-cell>
          <table:table-cell office:value-type="float" office:value="0.160714285714" calcext:value-type="float">
            <text:p>0,1607142857</text:p>
          </table:table-cell>
          <table:table-cell office:value-type="float" office:value="0.446428571429" calcext:value-type="float">
            <text:p>0,4464285714</text:p>
          </table:table-cell>
          <table:table-cell/>
          <table:table-cell office:value-type="string" calcext:value-type="string">
            <text:p>CP_E3D_MIN</text:p>
          </table:table-cell>
          <table:table-cell table:number-columns-repeated="2" office:value-type="float" office:value="0.25" calcext:value-type="float">
            <text:p>0,25</text:p>
          </table:table-cell>
          <table:table-cell office:value-type="float" office:value="0.152542372881" calcext:value-type="float">
            <text:p>0,1525423729</text:p>
          </table:table-cell>
          <table:table-cell office:value-type="float" office:value="0.0769230769231" calcext:value-type="float">
            <text:p>0,076923076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E3D_MIN</text:p>
          </table:table-cell>
          <table:table-cell office:value-type="float" office:value="0.0568181818182" calcext:value-type="float">
            <text:p>0,0568181818</text:p>
          </table:table-cell>
          <table:table-cell office:value-type="float" office:value="0.176136363636" calcext:value-type="float">
            <text:p>0,1761363636</text:p>
          </table:table-cell>
          <table:table-cell office:value-type="float" office:value="0.443181818182" calcext:value-type="float">
            <text:p>0,4431818182</text:p>
          </table:table-cell>
          <table:table-cell/>
          <table:table-cell office:value-type="string" calcext:value-type="string">
            <text:p>CP_E3D_MIN</text:p>
          </table:table-cell>
          <table:table-cell office:value-type="float" office:value="0.464285714286" calcext:value-type="float">
            <text:p>0,4642857143</text:p>
          </table:table-cell>
          <table:table-cell office:value-type="float" office:value="0.0819672131148" calcext:value-type="float">
            <text:p>0,0819672131</text:p>
          </table:table-cell>
          <table:table-cell/>
          <table:table-cell office:value-type="string" calcext:value-type="string">
            <text:p>CP_E3D_MIN</text:p>
          </table:table-cell>
          <table:table-cell table:formula="of:=100*[.G98]" office:value-type="float" office:value="25" calcext:value-type="float">
            <text:p>25</text:p>
          </table:table-cell>
          <table:table-cell table:formula="of:=100*[.H98]" office:value-type="float" office:value="25" calcext:value-type="float">
            <text:p>25</text:p>
          </table:table-cell>
          <table:table-cell table:formula="of:=100*[.I98]" office:value-type="float" office:value="15.2542372881" calcext:value-type="float">
            <text:p>15,2542372881</text:p>
          </table:table-cell>
          <table:table-cell table:formula="of:=100*[.J98]" office:value-type="float" office:value="7.69230769231" calcext:value-type="float">
            <text:p>7,6923076923</text:p>
          </table:table-cell>
          <table:table-cell table:formula="of:=100*[.K98]" office:value-type="float" office:value="0" calcext:value-type="float">
            <text:p>0</text:p>
          </table:table-cell>
          <table:table-cell/>
          <table:table-cell office:value-type="string" calcext:value-type="string">
            <text:p>CP_E3D_MIN</text:p>
          </table:table-cell>
          <table:table-cell table:formula="of:=100*[.N98]" office:value-type="float" office:value="5.68181818182" calcext:value-type="float">
            <text:p>5,6818181818</text:p>
          </table:table-cell>
          <table:table-cell table:formula="of:=100*[.O98]" office:value-type="float" office:value="17.6136363636" calcext:value-type="float">
            <text:p>17,6136363636</text:p>
          </table:table-cell>
          <table:table-cell table:formula="of:=100*[.P98]" office:value-type="float" office:value="44.3181818182" calcext:value-type="float">
            <text:p>44,3181818182</text:p>
          </table:table-cell>
          <table:table-cell/>
          <table:table-cell office:value-type="string" calcext:value-type="string">
            <text:p>CP_E3D_MIN</text:p>
          </table:table-cell>
          <table:table-cell table:formula="of:=100*[.S98]" office:value-type="float" office:value="46.4285714286" calcext:value-type="float">
            <text:p>46,4285714286</text:p>
          </table:table-cell>
          <table:table-cell table:formula="of:=100*[.T98]" office:value-type="float" office:value="8.19672131148" calcext:value-type="float">
            <text:p>8,1967213115</text:p>
          </table:table-cell>
          <table:table-cell/>
        </table:table-row>
        <table:table-row table:style-name="ro1">
          <table:table-cell office:value-type="string" calcext:value-type="string">
            <text:p>AP_WENG</text:p>
          </table:table-cell>
          <table:table-cell office:value-type="float" office:value="0.0178571428571" calcext:value-type="float">
            <text:p>0,0178571429</text:p>
          </table:table-cell>
          <table:table-cell office:value-type="float" office:value="0.0357142857143" calcext:value-type="float">
            <text:p>0,0357142857</text:p>
          </table:table-cell>
          <table:table-cell office:value-type="float" office:value="0.0892857142857" calcext:value-type="float">
            <text:p>0,0892857143</text:p>
          </table:table-cell>
          <table:table-cell/>
          <table:table-cell office:value-type="string" calcext:value-type="string">
            <text:p>CP_MJ3h</text:p>
          </table:table-cell>
          <table:table-cell office:value-type="float" office:value="0.291666666667" calcext:value-type="float">
            <text:p>0,2916666667</text:p>
          </table:table-cell>
          <table:table-cell office:value-type="float" office:value="0.178571428571" calcext:value-type="float">
            <text:p>0,1785714286</text:p>
          </table:table-cell>
          <table:table-cell office:value-type="float" office:value="0.169491525424" calcext:value-type="float">
            <text:p>0,1694915254</text:p>
          </table:table-cell>
          <table:table-cell office:value-type="float" office:value="0.192307692308" calcext:value-type="float">
            <text:p>0,192307692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MJ3h</text:p>
          </table:table-cell>
          <table:table-cell office:value-type="float" office:value="0.0511363636364" calcext:value-type="float">
            <text:p>0,0511363636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369318181818" calcext:value-type="float">
            <text:p>0,3693181818</text:p>
          </table:table-cell>
          <table:table-cell/>
          <table:table-cell office:value-type="string" calcext:value-type="string">
            <text:p>CP_MJ3h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180327868852" calcext:value-type="float">
            <text:p>0,1803278689</text:p>
          </table:table-cell>
          <table:table-cell/>
          <table:table-cell office:value-type="string" calcext:value-type="string">
            <text:p>CP_MJ3h</text:p>
          </table:table-cell>
          <table:table-cell table:formula="of:=100*[.G99]" office:value-type="float" office:value="29.1666666667" calcext:value-type="float">
            <text:p>29,1666666667</text:p>
          </table:table-cell>
          <table:table-cell table:formula="of:=100*[.H99]" office:value-type="float" office:value="17.8571428571" calcext:value-type="float">
            <text:p>17,8571428571</text:p>
          </table:table-cell>
          <table:table-cell table:formula="of:=100*[.I99]" office:value-type="float" office:value="16.9491525424" calcext:value-type="float">
            <text:p>16,9491525424</text:p>
          </table:table-cell>
          <table:table-cell table:formula="of:=100*[.J99]" office:value-type="float" office:value="19.2307692308" calcext:value-type="float">
            <text:p>19,2307692308</text:p>
          </table:table-cell>
          <table:table-cell table:formula="of:=100*[.K99]" office:value-type="float" office:value="0" calcext:value-type="float">
            <text:p>0</text:p>
          </table:table-cell>
          <table:table-cell/>
          <table:table-cell office:value-type="string" calcext:value-type="string">
            <text:p>CP_MJ3h</text:p>
          </table:table-cell>
          <table:table-cell table:formula="of:=100*[.N99]" office:value-type="float" office:value="5.11363636364" calcext:value-type="float">
            <text:p>5,1136363636</text:p>
          </table:table-cell>
          <table:table-cell table:formula="of:=100*[.O99]" office:value-type="float" office:value="18.1818181818" calcext:value-type="float">
            <text:p>18,1818181818</text:p>
          </table:table-cell>
          <table:table-cell table:formula="of:=100*[.P99]" office:value-type="float" office:value="36.9318181818" calcext:value-type="float">
            <text:p>36,9318181818</text:p>
          </table:table-cell>
          <table:table-cell/>
          <table:table-cell office:value-type="string" calcext:value-type="string">
            <text:p>CP_MJ3h</text:p>
          </table:table-cell>
          <table:table-cell table:formula="of:=100*[.S99]" office:value-type="float" office:value="28.5714285714" calcext:value-type="float">
            <text:p>28,5714285714</text:p>
          </table:table-cell>
          <table:table-cell table:formula="of:=100*[.T99]" office:value-type="float" office:value="18.0327868852" calcext:value-type="float">
            <text:p>18,0327868852</text:p>
          </table:table-cell>
          <table:table-cell/>
        </table:table-row>
        <table:table-row table:style-name="ro1">
          <table:table-cell office:value-type="string" calcext:value-type="string">
            <text:p>CP_BFKV</text:p>
          </table:table-cell>
          <table:table-cell office:value-type="float" office:value="0.0357142857143" calcext:value-type="float">
            <text:p>0,0357142857</text:p>
          </table:table-cell>
          <table:table-cell office:value-type="float" office:value="0.125" calcext:value-type="float">
            <text:p>0,125</text:p>
          </table:table-cell>
          <table:table-cell office:value-type="float" office:value="0.392857142857" calcext:value-type="float">
            <text:p>0,3928571429</text:p>
          </table:table-cell>
          <table:table-cell/>
          <table:table-cell office:value-type="string" calcext:value-type="string">
            <text:p>ELE</text:p>
          </table:table-cell>
          <table:table-cell office:value-type="float" office:value="0.208333333333" calcext:value-type="float">
            <text:p>0,2083333333</text:p>
          </table:table-cell>
          <table:table-cell office:value-type="float" office:value="0.267857142857" calcext:value-type="float">
            <text:p>0,2678571429</text:p>
          </table:table-cell>
          <table:table-cell office:value-type="float" office:value="0.186440677966" calcext:value-type="float">
            <text:p>0,186440678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.0909090909091" calcext:value-type="float">
            <text:p>0,0909090909</text:p>
          </table:table-cell>
          <table:table-cell/>
          <table:table-cell office:value-type="string" calcext:value-type="string">
            <text:p>ELE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1875" calcext:value-type="float">
            <text:p>0,1875</text:p>
          </table:table-cell>
          <table:table-cell office:value-type="float" office:value="0.414772727273" calcext:value-type="float">
            <text:p>0,4147727273</text:p>
          </table:table-cell>
          <table:table-cell/>
          <table:table-cell office:value-type="string" calcext:value-type="string">
            <text:p>ELE</text:p>
          </table:table-cell>
          <table:table-cell office:value-type="float" office:value="0.25" calcext:value-type="float">
            <text:p>0,25</text:p>
          </table:table-cell>
          <table:table-cell office:value-type="float" office:value="0.180327868852" calcext:value-type="float">
            <text:p>0,1803278689</text:p>
          </table:table-cell>
          <table:table-cell/>
          <table:table-cell office:value-type="string" calcext:value-type="string">
            <text:p>ELE</text:p>
          </table:table-cell>
          <table:table-cell table:formula="of:=100*[.G100]" office:value-type="float" office:value="20.8333333333" calcext:value-type="float">
            <text:p>20,8333333333</text:p>
          </table:table-cell>
          <table:table-cell table:formula="of:=100*[.H100]" office:value-type="float" office:value="26.7857142857" calcext:value-type="float">
            <text:p>26,7857142857</text:p>
          </table:table-cell>
          <table:table-cell table:formula="of:=100*[.I100]" office:value-type="float" office:value="18.6440677966" calcext:value-type="float">
            <text:p>18,6440677966</text:p>
          </table:table-cell>
          <table:table-cell table:formula="of:=100*[.J100]" office:value-type="float" office:value="11.5384615385" calcext:value-type="float">
            <text:p>11,5384615385</text:p>
          </table:table-cell>
          <table:table-cell table:formula="of:=100*[.K100]" office:value-type="float" office:value="9.09090909091" calcext:value-type="float">
            <text:p>9,0909090909</text:p>
          </table:table-cell>
          <table:table-cell/>
          <table:table-cell office:value-type="string" calcext:value-type="string">
            <text:p>ELE</text:p>
          </table:table-cell>
          <table:table-cell table:formula="of:=100*[.N100]" office:value-type="float" office:value="9.09090909091" calcext:value-type="float">
            <text:p>9,0909090909</text:p>
          </table:table-cell>
          <table:table-cell table:formula="of:=100*[.O100]" office:value-type="float" office:value="18.75" calcext:value-type="float">
            <text:p>18,75</text:p>
          </table:table-cell>
          <table:table-cell table:formula="of:=100*[.P100]" office:value-type="float" office:value="41.4772727273" calcext:value-type="float">
            <text:p>41,4772727273</text:p>
          </table:table-cell>
          <table:table-cell/>
          <table:table-cell office:value-type="string" calcext:value-type="string">
            <text:p>ELE</text:p>
          </table:table-cell>
          <table:table-cell table:formula="of:=100*[.S100]" office:value-type="float" office:value="25" calcext:value-type="float">
            <text:p>25</text:p>
          </table:table-cell>
          <table:table-cell table:formula="of:=100*[.T100]" office:value-type="float" office:value="18.0327868852" calcext:value-type="float">
            <text:p>18,0327868852</text:p>
          </table:table-cell>
          <table:table-cell/>
        </table:table-row>
        <table:table-row table:style-name="ro1">
          <table:table-cell office:value-type="string" calcext:value-type="string">
            <text:p>CP_BL</text:p>
          </table:table-cell>
          <table:table-cell office:value-type="float" office:value="0.0178571428571" calcext:value-type="float">
            <text:p>0,0178571429</text:p>
          </table:table-cell>
          <table:table-cell office:value-type="float" office:value="0.196428571429" calcext:value-type="float">
            <text:p>0,1964285714</text:p>
          </table:table-cell>
          <table:table-cell office:value-type="float" office:value="0.392857142857" calcext:value-type="float">
            <text:p>0,3928571429</text:p>
          </table:table-cell>
          <table:table-cell/>
          <table:table-cell office:value-type="string" calcext:value-type="string">
            <text:p>CP_TS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196428571429" calcext:value-type="float">
            <text:p>0,1964285714</text:p>
          </table:table-cell>
          <table:table-cell office:value-type="float" office:value="0.186440677966" calcext:value-type="float">
            <text:p>0,186440678</text:p>
          </table:table-cell>
          <table:table-cell office:value-type="float" office:value="0.192307692308" calcext:value-type="float">
            <text:p>0,192307692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TS</text:p>
          </table:table-cell>
          <table:table-cell office:value-type="float" office:value="0.0568181818182" calcext:value-type="float">
            <text:p>0,0568181818</text:p>
          </table:table-cell>
          <table:table-cell office:value-type="float" office:value="0.193181818182" calcext:value-type="float">
            <text:p>0,1931818182</text:p>
          </table:table-cell>
          <table:table-cell office:value-type="float" office:value="0.517045454545" calcext:value-type="float">
            <text:p>0,5170454545</text:p>
          </table:table-cell>
          <table:table-cell/>
          <table:table-cell office:value-type="string" calcext:value-type="string">
            <text:p>CP_TS</text:p>
          </table:table-cell>
          <table:table-cell office:value-type="float" office:value="0.357142857143" calcext:value-type="float">
            <text:p>0,3571428571</text:p>
          </table:table-cell>
          <table:table-cell office:value-type="float" office:value="0.0983606557377" calcext:value-type="float">
            <text:p>0,0983606557</text:p>
          </table:table-cell>
          <table:table-cell/>
          <table:table-cell office:value-type="string" calcext:value-type="string">
            <text:p>CP_TS</text:p>
          </table:table-cell>
          <table:table-cell table:formula="of:=100*[.G101]" office:value-type="float" office:value="33.3333333333" calcext:value-type="float">
            <text:p>33,3333333333</text:p>
          </table:table-cell>
          <table:table-cell table:formula="of:=100*[.H101]" office:value-type="float" office:value="19.6428571429" calcext:value-type="float">
            <text:p>19,6428571429</text:p>
          </table:table-cell>
          <table:table-cell table:formula="of:=100*[.I101]" office:value-type="float" office:value="18.6440677966" calcext:value-type="float">
            <text:p>18,6440677966</text:p>
          </table:table-cell>
          <table:table-cell table:formula="of:=100*[.J101]" office:value-type="float" office:value="19.2307692308" calcext:value-type="float">
            <text:p>19,2307692308</text:p>
          </table:table-cell>
          <table:table-cell table:formula="of:=100*[.K101]" office:value-type="float" office:value="0" calcext:value-type="float">
            <text:p>0</text:p>
          </table:table-cell>
          <table:table-cell/>
          <table:table-cell office:value-type="string" calcext:value-type="string">
            <text:p>CP_TS</text:p>
          </table:table-cell>
          <table:table-cell table:formula="of:=100*[.N101]" office:value-type="float" office:value="5.68181818182" calcext:value-type="float">
            <text:p>5,6818181818</text:p>
          </table:table-cell>
          <table:table-cell table:formula="of:=100*[.O101]" office:value-type="float" office:value="19.3181818182" calcext:value-type="float">
            <text:p>19,3181818182</text:p>
          </table:table-cell>
          <table:table-cell table:formula="of:=100*[.P101]" office:value-type="float" office:value="51.7045454545" calcext:value-type="float">
            <text:p>51,7045454545</text:p>
          </table:table-cell>
          <table:table-cell/>
          <table:table-cell office:value-type="string" calcext:value-type="string">
            <text:p>CP_TS</text:p>
          </table:table-cell>
          <table:table-cell table:formula="of:=100*[.S101]" office:value-type="float" office:value="35.7142857143" calcext:value-type="float">
            <text:p>35,7142857143</text:p>
          </table:table-cell>
          <table:table-cell table:formula="of:=100*[.T101]" office:value-type="float" office:value="9.83606557377" calcext:value-type="float">
            <text:p>9,8360655738</text:p>
          </table:table-cell>
          <table:table-cell/>
        </table:table-row>
        <table:table-row table:style-name="ro1">
          <table:table-cell office:value-type="string" calcext:value-type="string">
            <text:p>CP_BT</text:p>
          </table:table-cell>
          <table:table-cell office:value-type="float" office:value="0.0357142857143" calcext:value-type="float">
            <text:p>0,0357142857</text:p>
          </table:table-cell>
          <table:table-cell office:value-type="float" office:value="0.25" calcext:value-type="float">
            <text:p>0,25</text:p>
          </table:table-cell>
          <table:table-cell office:value-type="float" office:value="0.392857142857" calcext:value-type="float">
            <text:p>0,3928571429</text:p>
          </table:table-cell>
          <table:table-cell/>
          <table:table-cell office:value-type="string" calcext:value-type="string">
            <text:p>CP_TEl</text:p>
          </table:table-cell>
          <table:table-cell office:value-type="float" office:value="0.291666666667" calcext:value-type="float">
            <text:p>0,2916666667</text:p>
          </table:table-cell>
          <table:table-cell office:value-type="float" office:value="0.196428571429" calcext:value-type="float">
            <text:p>0,1964285714</text:p>
          </table:table-cell>
          <table:table-cell office:value-type="float" office:value="0.186440677966" calcext:value-type="float">
            <text:p>0,186440678</text:p>
          </table:table-cell>
          <table:table-cell office:value-type="float" office:value="0.192307692308" calcext:value-type="float">
            <text:p>0,1923076923</text:p>
          </table:table-cell>
          <table:table-cell office:value-type="float" office:value="0.0909090909091" calcext:value-type="float">
            <text:p>0,0909090909</text:p>
          </table:table-cell>
          <table:table-cell/>
          <table:table-cell office:value-type="string" calcext:value-type="string">
            <text:p>CP_TEl</text:p>
          </table:table-cell>
          <table:table-cell office:value-type="float" office:value="0.0965909090909" calcext:value-type="float">
            <text:p>0,0965909091</text:p>
          </table:table-cell>
          <table:table-cell office:value-type="float" office:value="0.193181818182" calcext:value-type="float">
            <text:p>0,1931818182</text:p>
          </table:table-cell>
          <table:table-cell office:value-type="float" office:value="0.375" calcext:value-type="float">
            <text:p>0,375</text:p>
          </table:table-cell>
          <table:table-cell/>
          <table:table-cell office:value-type="string" calcext:value-type="string">
            <text:p>CP_TEl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131147540984" calcext:value-type="float">
            <text:p>0,131147541</text:p>
          </table:table-cell>
          <table:table-cell/>
          <table:table-cell office:value-type="string" calcext:value-type="string">
            <text:p>CP_TEl</text:p>
          </table:table-cell>
          <table:table-cell table:formula="of:=100*[.G102]" office:value-type="float" office:value="29.1666666667" calcext:value-type="float">
            <text:p>29,1666666667</text:p>
          </table:table-cell>
          <table:table-cell table:formula="of:=100*[.H102]" office:value-type="float" office:value="19.6428571429" calcext:value-type="float">
            <text:p>19,6428571429</text:p>
          </table:table-cell>
          <table:table-cell table:formula="of:=100*[.I102]" office:value-type="float" office:value="18.6440677966" calcext:value-type="float">
            <text:p>18,6440677966</text:p>
          </table:table-cell>
          <table:table-cell table:formula="of:=100*[.J102]" office:value-type="float" office:value="19.2307692308" calcext:value-type="float">
            <text:p>19,2307692308</text:p>
          </table:table-cell>
          <table:table-cell table:formula="of:=100*[.K102]" office:value-type="float" office:value="9.09090909091" calcext:value-type="float">
            <text:p>9,0909090909</text:p>
          </table:table-cell>
          <table:table-cell/>
          <table:table-cell office:value-type="string" calcext:value-type="string">
            <text:p>CP_TEl</text:p>
          </table:table-cell>
          <table:table-cell table:formula="of:=100*[.N102]" office:value-type="float" office:value="9.65909090909" calcext:value-type="float">
            <text:p>9,6590909091</text:p>
          </table:table-cell>
          <table:table-cell table:formula="of:=100*[.O102]" office:value-type="float" office:value="19.3181818182" calcext:value-type="float">
            <text:p>19,3181818182</text:p>
          </table:table-cell>
          <table:table-cell table:formula="of:=100*[.P102]" office:value-type="float" office:value="37.5" calcext:value-type="float">
            <text:p>37,5</text:p>
          </table:table-cell>
          <table:table-cell/>
          <table:table-cell office:value-type="string" calcext:value-type="string">
            <text:p>CP_TEl</text:p>
          </table:table-cell>
          <table:table-cell table:formula="of:=100*[.S102]" office:value-type="float" office:value="32.1428571429" calcext:value-type="float">
            <text:p>32,1428571429</text:p>
          </table:table-cell>
          <table:table-cell table:formula="of:=100*[.T102]" office:value-type="float" office:value="13.1147540984" calcext:value-type="float">
            <text:p>13,1147540984</text:p>
          </table:table-cell>
          <table:table-cell/>
        </table:table-row>
        <table:table-row table:style-name="ro1">
          <table:table-cell office:value-type="string" calcext:value-type="string">
            <text:p>CP_DECK</text:p>
          </table:table-cell>
          <table:table-cell office:value-type="float" office:value="0.178571428571" calcext:value-type="float">
            <text:p>0,1785714286</text:p>
          </table:table-cell>
          <table:table-cell office:value-type="float" office:value="0.267857142857" calcext:value-type="float">
            <text:p>0,2678571429</text:p>
          </table:table-cell>
          <table:table-cell office:value-type="float" office:value="0.375" calcext:value-type="float">
            <text:p>0,375</text:p>
          </table:table-cell>
          <table:table-cell/>
          <table:table-cell office:value-type="string" calcext:value-type="string">
            <text:p>CP_RMFCA</text:p>
          </table:table-cell>
          <table:table-cell office:value-type="float" office:value="0.25" calcext:value-type="float">
            <text:p>0,25</text:p>
          </table:table-cell>
          <table:table-cell office:value-type="float" office:value="0.232142857143" calcext:value-type="float">
            <text:p>0,2321428571</text:p>
          </table:table-cell>
          <table:table-cell office:value-type="float" office:value="0.220338983051" calcext:value-type="float">
            <text:p>0,2203389831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RMFCA</text:p>
          </table:table-cell>
          <table:table-cell office:value-type="float" office:value="0.0681818181818" calcext:value-type="float">
            <text:p>0,0681818182</text:p>
          </table:table-cell>
          <table:table-cell office:value-type="float" office:value="0.198863636364" calcext:value-type="float">
            <text:p>0,1988636364</text:p>
          </table:table-cell>
          <table:table-cell office:value-type="float" office:value="0.448863636364" calcext:value-type="float">
            <text:p>0,4488636364</text:p>
          </table:table-cell>
          <table:table-cell/>
          <table:table-cell office:value-type="string" calcext:value-type="string">
            <text:p>CP_RMFCA</text:p>
          </table:table-cell>
          <table:table-cell office:value-type="float" office:value="0.25" calcext:value-type="float">
            <text:p>0,25</text:p>
          </table:table-cell>
          <table:table-cell office:value-type="float" office:value="0.16393442623" calcext:value-type="float">
            <text:p>0,1639344262</text:p>
          </table:table-cell>
          <table:table-cell/>
          <table:table-cell office:value-type="string" calcext:value-type="string">
            <text:p>CP_RMFCA</text:p>
          </table:table-cell>
          <table:table-cell table:formula="of:=100*[.G103]" office:value-type="float" office:value="25" calcext:value-type="float">
            <text:p>25</text:p>
          </table:table-cell>
          <table:table-cell table:formula="of:=100*[.H103]" office:value-type="float" office:value="23.2142857143" calcext:value-type="float">
            <text:p>23,2142857143</text:p>
          </table:table-cell>
          <table:table-cell table:formula="of:=100*[.I103]" office:value-type="float" office:value="22.0338983051" calcext:value-type="float">
            <text:p>22,0338983051</text:p>
          </table:table-cell>
          <table:table-cell table:formula="of:=100*[.J103]" office:value-type="float" office:value="11.5384615385" calcext:value-type="float">
            <text:p>11,5384615385</text:p>
          </table:table-cell>
          <table:table-cell table:formula="of:=100*[.K103]" office:value-type="float" office:value="0" calcext:value-type="float">
            <text:p>0</text:p>
          </table:table-cell>
          <table:table-cell/>
          <table:table-cell office:value-type="string" calcext:value-type="string">
            <text:p>CP_RMFCA</text:p>
          </table:table-cell>
          <table:table-cell table:formula="of:=100*[.N103]" office:value-type="float" office:value="6.81818181818" calcext:value-type="float">
            <text:p>6,8181818182</text:p>
          </table:table-cell>
          <table:table-cell table:formula="of:=100*[.O103]" office:value-type="float" office:value="19.8863636364" calcext:value-type="float">
            <text:p>19,8863636364</text:p>
          </table:table-cell>
          <table:table-cell table:formula="of:=100*[.P103]" office:value-type="float" office:value="44.8863636364" calcext:value-type="float">
            <text:p>44,8863636364</text:p>
          </table:table-cell>
          <table:table-cell/>
          <table:table-cell office:value-type="string" calcext:value-type="string">
            <text:p>CP_RMFCA</text:p>
          </table:table-cell>
          <table:table-cell table:formula="of:=100*[.S103]" office:value-type="float" office:value="25" calcext:value-type="float">
            <text:p>25</text:p>
          </table:table-cell>
          <table:table-cell table:formula="of:=100*[.T103]" office:value-type="float" office:value="16.393442623" calcext:value-type="float">
            <text:p>16,393442623</text:p>
          </table:table-cell>
          <table:table-cell/>
        </table:table-row>
        <table:table-row table:style-name="ro1">
          <table:table-cell office:value-type="string" calcext:value-type="string">
            <text:p>CP_E3D_CB</text:p>
          </table:table-cell>
          <table:table-cell office:value-type="float" office:value="0.0892857142857" calcext:value-type="float">
            <text:p>0,0892857143</text:p>
          </table:table-cell>
          <table:table-cell office:value-type="float" office:value="0.178571428571" calcext:value-type="float">
            <text:p>0,1785714286</text:p>
          </table:table-cell>
          <table:table-cell office:value-type="float" office:value="0.392857142857" calcext:value-type="float">
            <text:p>0,3928571429</text:p>
          </table:table-cell>
          <table:table-cell/>
          <table:table-cell office:value-type="string" calcext:value-type="string">
            <text:p>CP_MJ2h</text:p>
          </table:table-cell>
          <table:table-cell office:value-type="float" office:value="0.291666666667" calcext:value-type="float">
            <text:p>0,2916666667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152542372881" calcext:value-type="float">
            <text:p>0,1525423729</text:p>
          </table:table-cell>
          <table:table-cell office:value-type="float" office:value="0.192307692308" calcext:value-type="float">
            <text:p>0,192307692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MJ2h</text:p>
          </table:table-cell>
          <table:table-cell office:value-type="float" office:value="0.0681818181818" calcext:value-type="float">
            <text:p>0,0681818182</text:p>
          </table:table-cell>
          <table:table-cell office:value-type="float" office:value="0.204545454545" calcext:value-type="float">
            <text:p>0,2045454545</text:p>
          </table:table-cell>
          <table:table-cell office:value-type="float" office:value="0.511363636364" calcext:value-type="float">
            <text:p>0,5113636364</text:p>
          </table:table-cell>
          <table:table-cell/>
          <table:table-cell office:value-type="string" calcext:value-type="string">
            <text:p>CP_MJ2h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147540983607" calcext:value-type="float">
            <text:p>0,1475409836</text:p>
          </table:table-cell>
          <table:table-cell/>
          <table:table-cell office:value-type="string" calcext:value-type="string">
            <text:p>CP_MJ2h</text:p>
          </table:table-cell>
          <table:table-cell table:formula="of:=100*[.G104]" office:value-type="float" office:value="29.1666666667" calcext:value-type="float">
            <text:p>29,1666666667</text:p>
          </table:table-cell>
          <table:table-cell table:formula="of:=100*[.H104]" office:value-type="float" office:value="28.5714285714" calcext:value-type="float">
            <text:p>28,5714285714</text:p>
          </table:table-cell>
          <table:table-cell table:formula="of:=100*[.I104]" office:value-type="float" office:value="15.2542372881" calcext:value-type="float">
            <text:p>15,2542372881</text:p>
          </table:table-cell>
          <table:table-cell table:formula="of:=100*[.J104]" office:value-type="float" office:value="19.2307692308" calcext:value-type="float">
            <text:p>19,2307692308</text:p>
          </table:table-cell>
          <table:table-cell table:formula="of:=100*[.K104]" office:value-type="float" office:value="0" calcext:value-type="float">
            <text:p>0</text:p>
          </table:table-cell>
          <table:table-cell/>
          <table:table-cell office:value-type="string" calcext:value-type="string">
            <text:p>CP_MJ2h</text:p>
          </table:table-cell>
          <table:table-cell table:formula="of:=100*[.N104]" office:value-type="float" office:value="6.81818181818" calcext:value-type="float">
            <text:p>6,8181818182</text:p>
          </table:table-cell>
          <table:table-cell table:formula="of:=100*[.O104]" office:value-type="float" office:value="20.4545454545" calcext:value-type="float">
            <text:p>20,4545454545</text:p>
          </table:table-cell>
          <table:table-cell table:formula="of:=100*[.P104]" office:value-type="float" office:value="51.1363636364" calcext:value-type="float">
            <text:p>51,1363636364</text:p>
          </table:table-cell>
          <table:table-cell/>
          <table:table-cell office:value-type="string" calcext:value-type="string">
            <text:p>CP_MJ2h</text:p>
          </table:table-cell>
          <table:table-cell table:formula="of:=100*[.S104]" office:value-type="float" office:value="28.5714285714" calcext:value-type="float">
            <text:p>28,5714285714</text:p>
          </table:table-cell>
          <table:table-cell table:formula="of:=100*[.T104]" office:value-type="float" office:value="14.7540983607" calcext:value-type="float">
            <text:p>14,7540983607</text:p>
          </table:table-cell>
          <table:table-cell/>
        </table:table-row>
        <table:table-row table:style-name="ro1">
          <table:table-cell office:value-type="string" calcext:value-type="string">
            <text:p>CP_E3DC_CB</text:p>
          </table:table-cell>
          <table:table-cell office:value-type="float" office:value="0" calcext:value-type="float">
            <text:p>0</text:p>
          </table:table-cell>
          <table:table-cell office:value-type="float" office:value="0.0357142857143" calcext:value-type="float">
            <text:p>0,0357142857</text:p>
          </table:table-cell>
          <table:table-cell office:value-type="float" office:value="0.178571428571" calcext:value-type="float">
            <text:p>0,1785714286</text:p>
          </table:table-cell>
          <table:table-cell/>
          <table:table-cell office:value-type="string" calcext:value-type="string">
            <text:p>CP_MJPL</text:p>
          </table:table-cell>
          <table:table-cell table:number-columns-repeated="2" office:value-type="float" office:value="0.25" calcext:value-type="float">
            <text:p>0,25</text:p>
          </table:table-cell>
          <table:table-cell office:value-type="float" office:value="0.237288135593" calcext:value-type="float">
            <text:p>0,2372881356</text:p>
          </table:table-cell>
          <table:table-cell office:value-type="float" office:value="0.153846153846" calcext:value-type="float">
            <text:p>0,1538461538</text:p>
          </table:table-cell>
          <table:table-cell office:value-type="float" office:value="0.0909090909091" calcext:value-type="float">
            <text:p>0,0909090909</text:p>
          </table:table-cell>
          <table:table-cell/>
          <table:table-cell office:value-type="string" calcext:value-type="string">
            <text:p>CP_MJPL</text:p>
          </table:table-cell>
          <table:table-cell office:value-type="float" office:value="0.0738636363636" calcext:value-type="float">
            <text:p>0,0738636364</text:p>
          </table:table-cell>
          <table:table-cell office:value-type="float" office:value="0.210227272727" calcext:value-type="float">
            <text:p>0,2102272727</text:p>
          </table:table-cell>
          <table:table-cell office:value-type="float" office:value="0.471590909091" calcext:value-type="float">
            <text:p>0,4715909091</text:p>
          </table:table-cell>
          <table:table-cell/>
          <table:table-cell office:value-type="string" calcext:value-type="string">
            <text:p>CP_MJPL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131147540984" calcext:value-type="float">
            <text:p>0,131147541</text:p>
          </table:table-cell>
          <table:table-cell/>
          <table:table-cell office:value-type="string" calcext:value-type="string">
            <text:p>CP_MJPL</text:p>
          </table:table-cell>
          <table:table-cell table:formula="of:=100*[.G105]" office:value-type="float" office:value="25" calcext:value-type="float">
            <text:p>25</text:p>
          </table:table-cell>
          <table:table-cell table:formula="of:=100*[.H105]" office:value-type="float" office:value="25" calcext:value-type="float">
            <text:p>25</text:p>
          </table:table-cell>
          <table:table-cell table:formula="of:=100*[.I105]" office:value-type="float" office:value="23.7288135593" calcext:value-type="float">
            <text:p>23,7288135593</text:p>
          </table:table-cell>
          <table:table-cell table:formula="of:=100*[.J105]" office:value-type="float" office:value="15.3846153846" calcext:value-type="float">
            <text:p>15,3846153846</text:p>
          </table:table-cell>
          <table:table-cell table:formula="of:=100*[.K105]" office:value-type="float" office:value="9.09090909091" calcext:value-type="float">
            <text:p>9,0909090909</text:p>
          </table:table-cell>
          <table:table-cell/>
          <table:table-cell office:value-type="string" calcext:value-type="string">
            <text:p>CP_MJPL</text:p>
          </table:table-cell>
          <table:table-cell table:formula="of:=100*[.N105]" office:value-type="float" office:value="7.38636363636" calcext:value-type="float">
            <text:p>7,3863636364</text:p>
          </table:table-cell>
          <table:table-cell table:formula="of:=100*[.O105]" office:value-type="float" office:value="21.0227272727" calcext:value-type="float">
            <text:p>21,0227272727</text:p>
          </table:table-cell>
          <table:table-cell table:formula="of:=100*[.P105]" office:value-type="float" office:value="47.1590909091" calcext:value-type="float">
            <text:p>47,1590909091</text:p>
          </table:table-cell>
          <table:table-cell/>
          <table:table-cell office:value-type="string" calcext:value-type="string">
            <text:p>CP_MJPL</text:p>
          </table:table-cell>
          <table:table-cell table:formula="of:=100*[.S105]" office:value-type="float" office:value="32.1428571429" calcext:value-type="float">
            <text:p>32,1428571429</text:p>
          </table:table-cell>
          <table:table-cell table:formula="of:=100*[.T105]" office:value-type="float" office:value="13.1147540984" calcext:value-type="float">
            <text:p>13,1147540984</text:p>
          </table:table-cell>
          <table:table-cell/>
        </table:table-row>
        <table:table-row table:style-name="ro1">
          <table:table-cell office:value-type="string" calcext:value-type="string">
            <text:p>CP_E3DC_MIN</text:p>
          </table:table-cell>
          <table:table-cell office:value-type="float" office:value="0.0714285714286" calcext:value-type="float">
            <text:p>0,0714285714</text:p>
          </table:table-cell>
          <table:table-cell office:value-type="float" office:value="0.178571428571" calcext:value-type="float">
            <text:p>0,1785714286</text:p>
          </table:table-cell>
          <table:table-cell office:value-type="float" office:value="0.392857142857" calcext:value-type="float">
            <text:p>0,3928571429</text:p>
          </table:table-cell>
          <table:table-cell/>
          <table:table-cell office:value-type="string" calcext:value-type="string">
            <text:p>CP_RMFCEN2</text:p>
          </table:table-cell>
          <table:table-cell office:value-type="float" office:value="0.25" calcext:value-type="float">
            <text:p>0,25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203389830508" calcext:value-type="float">
            <text:p>0,2033898305</text:p>
          </table:table-cell>
          <table:table-cell office:value-type="float" office:value="0.153846153846" calcext:value-type="float">
            <text:p>0,153846153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RMFCEN2</text:p>
          </table:table-cell>
          <table:table-cell office:value-type="float" office:value="0.0795454545455" calcext:value-type="float">
            <text:p>0,0795454545</text:p>
          </table:table-cell>
          <table:table-cell office:value-type="float" office:value="0.210227272727" calcext:value-type="float">
            <text:p>0,2102272727</text:p>
          </table:table-cell>
          <table:table-cell office:value-type="float" office:value="0.505681818182" calcext:value-type="float">
            <text:p>0,5056818182</text:p>
          </table:table-cell>
          <table:table-cell/>
          <table:table-cell office:value-type="string" calcext:value-type="string">
            <text:p>CP_RMFCEN2</text:p>
          </table:table-cell>
          <table:table-cell office:value-type="float" office:value="0.392857142857" calcext:value-type="float">
            <text:p>0,3928571429</text:p>
          </table:table-cell>
          <table:table-cell office:value-type="float" office:value="0.0819672131148" calcext:value-type="float">
            <text:p>0,0819672131</text:p>
          </table:table-cell>
          <table:table-cell/>
          <table:table-cell office:value-type="string" calcext:value-type="string">
            <text:p>CP_RMFCEN2</text:p>
          </table:table-cell>
          <table:table-cell table:formula="of:=100*[.G106]" office:value-type="float" office:value="25" calcext:value-type="float">
            <text:p>25</text:p>
          </table:table-cell>
          <table:table-cell table:formula="of:=100*[.H106]" office:value-type="float" office:value="28.5714285714" calcext:value-type="float">
            <text:p>28,5714285714</text:p>
          </table:table-cell>
          <table:table-cell table:formula="of:=100*[.I106]" office:value-type="float" office:value="20.3389830508" calcext:value-type="float">
            <text:p>20,3389830508</text:p>
          </table:table-cell>
          <table:table-cell table:formula="of:=100*[.J106]" office:value-type="float" office:value="15.3846153846" calcext:value-type="float">
            <text:p>15,3846153846</text:p>
          </table:table-cell>
          <table:table-cell table:formula="of:=100*[.K106]" office:value-type="float" office:value="0" calcext:value-type="float">
            <text:p>0</text:p>
          </table:table-cell>
          <table:table-cell/>
          <table:table-cell office:value-type="string" calcext:value-type="string">
            <text:p>CP_RMFCEN2</text:p>
          </table:table-cell>
          <table:table-cell table:formula="of:=100*[.N106]" office:value-type="float" office:value="7.95454545455" calcext:value-type="float">
            <text:p>7,9545454546</text:p>
          </table:table-cell>
          <table:table-cell table:formula="of:=100*[.O106]" office:value-type="float" office:value="21.0227272727" calcext:value-type="float">
            <text:p>21,0227272727</text:p>
          </table:table-cell>
          <table:table-cell table:formula="of:=100*[.P106]" office:value-type="float" office:value="50.5681818182" calcext:value-type="float">
            <text:p>50,5681818182</text:p>
          </table:table-cell>
          <table:table-cell/>
          <table:table-cell office:value-type="string" calcext:value-type="string">
            <text:p>CP_RMFCEN2</text:p>
          </table:table-cell>
          <table:table-cell table:formula="of:=100*[.S106]" office:value-type="float" office:value="39.2857142857" calcext:value-type="float">
            <text:p>39,2857142857</text:p>
          </table:table-cell>
          <table:table-cell table:formula="of:=100*[.T106]" office:value-type="float" office:value="8.19672131148" calcext:value-type="float">
            <text:p>8,1967213115</text:p>
          </table:table-cell>
          <table:table-cell/>
        </table:table-row>
        <table:table-row table:style-name="ro1">
          <table:table-cell office:value-type="string" calcext:value-type="string">
            <text:p>CP_E3D_MIN</text:p>
          </table:table-cell>
          <table:table-cell office:value-type="float" office:value="0.125" calcext:value-type="float">
            <text:p>0,125</text:p>
          </table:table-cell>
          <table:table-cell office:value-type="float" office:value="0.25" calcext:value-type="float">
            <text:p>0,25</text:p>
          </table:table-cell>
          <table:table-cell office:value-type="float" office:value="0.517857142857" calcext:value-type="float">
            <text:p>0,5178571429</text:p>
          </table:table-cell>
          <table:table-cell/>
          <table:table-cell office:value-type="string" calcext:value-type="string">
            <text:p>PYDOCK_TOT</text:p>
          </table:table-cell>
          <table:table-cell office:value-type="float" office:value="0.291666666667" calcext:value-type="float">
            <text:p>0,2916666667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152542372881" calcext:value-type="float">
            <text:p>0,1525423729</text:p>
          </table:table-cell>
          <table:table-cell office:value-type="float" office:value="0.153846153846" calcext:value-type="float">
            <text:p>0,153846153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YDOCK_TOT</text:p>
          </table:table-cell>
          <table:table-cell office:value-type="float" office:value="0.107954545455" calcext:value-type="float">
            <text:p>0,1079545455</text:p>
          </table:table-cell>
          <table:table-cell office:value-type="float" office:value="0.210227272727" calcext:value-type="float">
            <text:p>0,2102272727</text:p>
          </table:table-cell>
          <table:table-cell office:value-type="float" office:value="0.369318181818" calcext:value-type="float">
            <text:p>0,3693181818</text:p>
          </table:table-cell>
          <table:table-cell/>
          <table:table-cell office:value-type="string" calcext:value-type="string">
            <text:p>PYDOCK_TOT</text:p>
          </table:table-cell>
          <table:table-cell office:value-type="float" office:value="0.25" calcext:value-type="float">
            <text:p>0,25</text:p>
          </table:table-cell>
          <table:table-cell office:value-type="float" office:value="0.27868852459" calcext:value-type="float">
            <text:p>0,2786885246</text:p>
          </table:table-cell>
          <table:table-cell/>
          <table:table-cell office:value-type="string" calcext:value-type="string">
            <text:p>PYDOCK_TOT</text:p>
          </table:table-cell>
          <table:table-cell table:formula="of:=100*[.G107]" office:value-type="float" office:value="29.1666666667" calcext:value-type="float">
            <text:p>29,1666666667</text:p>
          </table:table-cell>
          <table:table-cell table:formula="of:=100*[.H107]" office:value-type="float" office:value="28.5714285714" calcext:value-type="float">
            <text:p>28,5714285714</text:p>
          </table:table-cell>
          <table:table-cell table:formula="of:=100*[.I107]" office:value-type="float" office:value="15.2542372881" calcext:value-type="float">
            <text:p>15,2542372881</text:p>
          </table:table-cell>
          <table:table-cell table:formula="of:=100*[.J107]" office:value-type="float" office:value="15.3846153846" calcext:value-type="float">
            <text:p>15,3846153846</text:p>
          </table:table-cell>
          <table:table-cell table:formula="of:=100*[.K107]" office:value-type="float" office:value="0" calcext:value-type="float">
            <text:p>0</text:p>
          </table:table-cell>
          <table:table-cell/>
          <table:table-cell office:value-type="string" calcext:value-type="string">
            <text:p>PYDOCK_TOT</text:p>
          </table:table-cell>
          <table:table-cell table:formula="of:=100*[.N107]" office:value-type="float" office:value="10.7954545455" calcext:value-type="float">
            <text:p>10,7954545455</text:p>
          </table:table-cell>
          <table:table-cell table:formula="of:=100*[.O107]" office:value-type="float" office:value="21.0227272727" calcext:value-type="float">
            <text:p>21,0227272727</text:p>
          </table:table-cell>
          <table:table-cell table:formula="of:=100*[.P107]" office:value-type="float" office:value="36.9318181818" calcext:value-type="float">
            <text:p>36,9318181818</text:p>
          </table:table-cell>
          <table:table-cell/>
          <table:table-cell office:value-type="string" calcext:value-type="string">
            <text:p>PYDOCK_TOT</text:p>
          </table:table-cell>
          <table:table-cell table:formula="of:=100*[.S107]" office:value-type="float" office:value="25" calcext:value-type="float">
            <text:p>25</text:p>
          </table:table-cell>
          <table:table-cell table:formula="of:=100*[.T107]" office:value-type="float" office:value="27.868852459" calcext:value-type="float">
            <text:p>27,868852459</text:p>
          </table:table-cell>
          <table:table-cell/>
        </table:table-row>
        <table:table-row table:style-name="ro1">
          <table:table-cell office:value-type="string" calcext:value-type="string">
            <text:p>CP_ELOCAL_CB</text:p>
          </table:table-cell>
          <table:table-cell office:value-type="float" office:value="0.0714285714286" calcext:value-type="float">
            <text:p>0,0714285714</text:p>
          </table:table-cell>
          <table:table-cell office:value-type="float" office:value="0.196428571429" calcext:value-type="float">
            <text:p>0,1964285714</text:p>
          </table:table-cell>
          <table:table-cell office:value-type="float" office:value="0.410714285714" calcext:value-type="float">
            <text:p>0,4107142857</text:p>
          </table:table-cell>
          <table:table-cell/>
          <table:table-cell office:value-type="string" calcext:value-type="string">
            <text:p>CP_Qp</text:p>
          </table:table-cell>
          <table:table-cell office:value-type="float" office:value="0.25" calcext:value-type="float">
            <text:p>0,25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237288135593" calcext:value-type="float">
            <text:p>0,2372881356</text:p>
          </table:table-cell>
          <table:table-cell office:value-type="float" office:value="0.269230769231" calcext:value-type="float">
            <text:p>0,269230769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Qp</text:p>
          </table:table-cell>
          <table:table-cell office:value-type="float" office:value="0.0568181818182" calcext:value-type="float">
            <text:p>0,0568181818</text:p>
          </table:table-cell>
          <table:table-cell office:value-type="float" office:value="0.215909090909" calcext:value-type="float">
            <text:p>0,2159090909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CP_Qp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131147540984" calcext:value-type="float">
            <text:p>0,131147541</text:p>
          </table:table-cell>
          <table:table-cell/>
          <table:table-cell office:value-type="string" calcext:value-type="string">
            <text:p>CP_Qp</text:p>
          </table:table-cell>
          <table:table-cell table:formula="of:=100*[.G108]" office:value-type="float" office:value="25" calcext:value-type="float">
            <text:p>25</text:p>
          </table:table-cell>
          <table:table-cell table:formula="of:=100*[.H108]" office:value-type="float" office:value="21.4285714286" calcext:value-type="float">
            <text:p>21,4285714286</text:p>
          </table:table-cell>
          <table:table-cell table:formula="of:=100*[.I108]" office:value-type="float" office:value="23.7288135593" calcext:value-type="float">
            <text:p>23,7288135593</text:p>
          </table:table-cell>
          <table:table-cell table:formula="of:=100*[.J108]" office:value-type="float" office:value="26.9230769231" calcext:value-type="float">
            <text:p>26,9230769231</text:p>
          </table:table-cell>
          <table:table-cell table:formula="of:=100*[.K108]" office:value-type="float" office:value="0" calcext:value-type="float">
            <text:p>0</text:p>
          </table:table-cell>
          <table:table-cell/>
          <table:table-cell office:value-type="string" calcext:value-type="string">
            <text:p>CP_Qp</text:p>
          </table:table-cell>
          <table:table-cell table:formula="of:=100*[.N108]" office:value-type="float" office:value="5.68181818182" calcext:value-type="float">
            <text:p>5,6818181818</text:p>
          </table:table-cell>
          <table:table-cell table:formula="of:=100*[.O108]" office:value-type="float" office:value="21.5909090909" calcext:value-type="float">
            <text:p>21,5909090909</text:p>
          </table:table-cell>
          <table:table-cell table:formula="of:=100*[.P108]" office:value-type="float" office:value="50" calcext:value-type="float">
            <text:p>50</text:p>
          </table:table-cell>
          <table:table-cell/>
          <table:table-cell office:value-type="string" calcext:value-type="string">
            <text:p>CP_Qp</text:p>
          </table:table-cell>
          <table:table-cell table:formula="of:=100*[.S108]" office:value-type="float" office:value="32.1428571429" calcext:value-type="float">
            <text:p>32,1428571429</text:p>
          </table:table-cell>
          <table:table-cell table:formula="of:=100*[.T108]" office:value-type="float" office:value="13.1147540984" calcext:value-type="float">
            <text:p>13,1147540984</text:p>
          </table:table-cell>
          <table:table-cell/>
        </table:table-row>
        <table:table-row table:style-name="ro1">
          <table:table-cell office:value-type="string" calcext:value-type="string">
            <text:p>CP_ELOCAL_MIN</text:p>
          </table:table-cell>
          <table:table-cell office:value-type="float" office:value="0.125" calcext:value-type="float">
            <text:p>0,125</text:p>
          </table:table-cell>
          <table:table-cell office:value-type="float" office:value="0.232142857143" calcext:value-type="float">
            <text:p>0,2321428571</text:p>
          </table:table-cell>
          <table:table-cell office:value-type="float" office:value="0.464285714286" calcext:value-type="float">
            <text:p>0,4642857143</text:p>
          </table:table-cell>
          <table:table-cell/>
          <table:table-cell office:value-type="string" calcext:value-type="string">
            <text:p>CP_TD</text:p>
          </table:table-cell>
          <table:table-cell office:value-type="float" office:value="0.208333333333" calcext:value-type="float">
            <text:p>0,2083333333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237288135593" calcext:value-type="float">
            <text:p>0,2372881356</text:p>
          </table:table-cell>
          <table:table-cell office:value-type="float" office:value="0.153846153846" calcext:value-type="float">
            <text:p>0,1538461538</text:p>
          </table:table-cell>
          <table:table-cell office:value-type="float" office:value="0.0909090909091" calcext:value-type="float">
            <text:p>0,0909090909</text:p>
          </table:table-cell>
          <table:table-cell/>
          <table:table-cell office:value-type="string" calcext:value-type="string">
            <text:p>CP_TD</text:p>
          </table:table-cell>
          <table:table-cell office:value-type="float" office:value="0.0568181818182" calcext:value-type="float">
            <text:p>0,0568181818</text:p>
          </table:table-cell>
          <table:table-cell office:value-type="float" office:value="0.221590909091" calcext:value-type="float">
            <text:p>0,2215909091</text:p>
          </table:table-cell>
          <table:table-cell office:value-type="float" office:value="0.465909090909" calcext:value-type="float">
            <text:p>0,4659090909</text:p>
          </table:table-cell>
          <table:table-cell/>
          <table:table-cell office:value-type="string" calcext:value-type="string">
            <text:p>CP_TD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16393442623" calcext:value-type="float">
            <text:p>0,1639344262</text:p>
          </table:table-cell>
          <table:table-cell/>
          <table:table-cell office:value-type="string" calcext:value-type="string">
            <text:p>CP_TD</text:p>
          </table:table-cell>
          <table:table-cell table:formula="of:=100*[.G109]" office:value-type="float" office:value="20.8333333333" calcext:value-type="float">
            <text:p>20,8333333333</text:p>
          </table:table-cell>
          <table:table-cell table:formula="of:=100*[.H109]" office:value-type="float" office:value="28.5714285714" calcext:value-type="float">
            <text:p>28,5714285714</text:p>
          </table:table-cell>
          <table:table-cell table:formula="of:=100*[.I109]" office:value-type="float" office:value="23.7288135593" calcext:value-type="float">
            <text:p>23,7288135593</text:p>
          </table:table-cell>
          <table:table-cell table:formula="of:=100*[.J109]" office:value-type="float" office:value="15.3846153846" calcext:value-type="float">
            <text:p>15,3846153846</text:p>
          </table:table-cell>
          <table:table-cell table:formula="of:=100*[.K109]" office:value-type="float" office:value="9.09090909091" calcext:value-type="float">
            <text:p>9,0909090909</text:p>
          </table:table-cell>
          <table:table-cell/>
          <table:table-cell office:value-type="string" calcext:value-type="string">
            <text:p>CP_TD</text:p>
          </table:table-cell>
          <table:table-cell table:formula="of:=100*[.N109]" office:value-type="float" office:value="5.68181818182" calcext:value-type="float">
            <text:p>5,6818181818</text:p>
          </table:table-cell>
          <table:table-cell table:formula="of:=100*[.O109]" office:value-type="float" office:value="22.1590909091" calcext:value-type="float">
            <text:p>22,1590909091</text:p>
          </table:table-cell>
          <table:table-cell table:formula="of:=100*[.P109]" office:value-type="float" office:value="46.5909090909" calcext:value-type="float">
            <text:p>46,5909090909</text:p>
          </table:table-cell>
          <table:table-cell/>
          <table:table-cell office:value-type="string" calcext:value-type="string">
            <text:p>CP_TD</text:p>
          </table:table-cell>
          <table:table-cell table:formula="of:=100*[.S109]" office:value-type="float" office:value="28.5714285714" calcext:value-type="float">
            <text:p>28,5714285714</text:p>
          </table:table-cell>
          <table:table-cell table:formula="of:=100*[.T109]" office:value-type="float" office:value="16.393442623" calcext:value-type="float">
            <text:p>16,393442623</text:p>
          </table:table-cell>
          <table:table-cell/>
        </table:table-row>
        <table:table-row table:style-name="ro1">
          <table:table-cell office:value-type="string" calcext:value-type="string">
            <text:p>CP_EPAIR_CB</text:p>
          </table:table-cell>
          <table:table-cell office:value-type="float" office:value="0.0892857142857" calcext:value-type="float">
            <text:p>0,0892857143</text:p>
          </table:table-cell>
          <table:table-cell office:value-type="float" office:value="0.125" calcext:value-type="float">
            <text:p>0,125</text:p>
          </table:table-cell>
          <table:table-cell office:value-type="float" office:value="0.321428571429" calcext:value-type="float">
            <text:p>0,3214285714</text:p>
          </table:table-cell>
          <table:table-cell/>
          <table:table-cell office:value-type="string" calcext:value-type="string">
            <text:p>AP_dDFIRE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203389830508" calcext:value-type="float">
            <text:p>0,2033898305</text:p>
          </table:table-cell>
          <table:table-cell office:value-type="float" office:value="0.153846153846" calcext:value-type="float">
            <text:p>0,153846153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P_dDFIRE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21590909091" calcext:value-type="float">
            <text:p>0,2215909091</text:p>
          </table:table-cell>
          <table:table-cell office:value-type="float" office:value="0.409090909091" calcext:value-type="float">
            <text:p>0,4090909091</text:p>
          </table:table-cell>
          <table:table-cell/>
          <table:table-cell office:value-type="string" calcext:value-type="string">
            <text:p>AP_dDFIRE</text:p>
          </table:table-cell>
          <table:table-cell office:value-type="float" office:value="0.25" calcext:value-type="float">
            <text:p>0,25</text:p>
          </table:table-cell>
          <table:table-cell office:value-type="float" office:value="0.196721311475" calcext:value-type="float">
            <text:p>0,1967213115</text:p>
          </table:table-cell>
          <table:table-cell/>
          <table:table-cell office:value-type="string" calcext:value-type="string">
            <text:p>AP_dDFIRE</text:p>
          </table:table-cell>
          <table:table-cell table:formula="of:=100*[.G110]" office:value-type="float" office:value="33.3333333333" calcext:value-type="float">
            <text:p>33,3333333333</text:p>
          </table:table-cell>
          <table:table-cell table:formula="of:=100*[.H110]" office:value-type="float" office:value="28.5714285714" calcext:value-type="float">
            <text:p>28,5714285714</text:p>
          </table:table-cell>
          <table:table-cell table:formula="of:=100*[.I110]" office:value-type="float" office:value="20.3389830508" calcext:value-type="float">
            <text:p>20,3389830508</text:p>
          </table:table-cell>
          <table:table-cell table:formula="of:=100*[.J110]" office:value-type="float" office:value="15.3846153846" calcext:value-type="float">
            <text:p>15,3846153846</text:p>
          </table:table-cell>
          <table:table-cell table:formula="of:=100*[.K110]" office:value-type="float" office:value="0" calcext:value-type="float">
            <text:p>0</text:p>
          </table:table-cell>
          <table:table-cell/>
          <table:table-cell office:value-type="string" calcext:value-type="string">
            <text:p>AP_dDFIRE</text:p>
          </table:table-cell>
          <table:table-cell table:formula="of:=100*[.N110]" office:value-type="float" office:value="9.09090909091" calcext:value-type="float">
            <text:p>9,0909090909</text:p>
          </table:table-cell>
          <table:table-cell table:formula="of:=100*[.O110]" office:value-type="float" office:value="22.1590909091" calcext:value-type="float">
            <text:p>22,1590909091</text:p>
          </table:table-cell>
          <table:table-cell table:formula="of:=100*[.P110]" office:value-type="float" office:value="40.9090909091" calcext:value-type="float">
            <text:p>40,9090909091</text:p>
          </table:table-cell>
          <table:table-cell/>
          <table:table-cell office:value-type="string" calcext:value-type="string">
            <text:p>AP_dDFIRE</text:p>
          </table:table-cell>
          <table:table-cell table:formula="of:=100*[.S110]" office:value-type="float" office:value="25" calcext:value-type="float">
            <text:p>25</text:p>
          </table:table-cell>
          <table:table-cell table:formula="of:=100*[.T110]" office:value-type="float" office:value="19.6721311475" calcext:value-type="float">
            <text:p>19,6721311475</text:p>
          </table:table-cell>
          <table:table-cell/>
        </table:table-row>
        <table:table-row table:style-name="ro1">
          <table:table-cell office:value-type="string" calcext:value-type="string">
            <text:p>CP_EPAIR_MIN</text:p>
          </table:table-cell>
          <table:table-cell office:value-type="float" office:value="0.0892857142857" calcext:value-type="float">
            <text:p>0,0892857143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428571428571" calcext:value-type="float">
            <text:p>0,4285714286</text:p>
          </table:table-cell>
          <table:table-cell/>
          <table:table-cell office:value-type="string" calcext:value-type="string">
            <text:p>CP_RMFCEN1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186440677966" calcext:value-type="float">
            <text:p>0,186440678</text:p>
          </table:table-cell>
          <table:table-cell office:value-type="float" office:value="0.230769230769" calcext:value-type="float">
            <text:p>0,230769230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RMFCEN1</text:p>
          </table:table-cell>
          <table:table-cell office:value-type="float" office:value="0.0681818181818" calcext:value-type="float">
            <text:p>0,0681818182</text:p>
          </table:table-cell>
          <table:table-cell office:value-type="float" office:value="0.227272727273" calcext:value-type="float">
            <text:p>0,2272727273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CP_RMFCEN1</text:p>
          </table:table-cell>
          <table:table-cell office:value-type="float" office:value="0.5" calcext:value-type="float">
            <text:p>0,5</text:p>
          </table:table-cell>
          <table:table-cell office:value-type="float" office:value="0.114754098361" calcext:value-type="float">
            <text:p>0,1147540984</text:p>
          </table:table-cell>
          <table:table-cell/>
          <table:table-cell office:value-type="string" calcext:value-type="string">
            <text:p>CP_RMFCEN1</text:p>
          </table:table-cell>
          <table:table-cell table:formula="of:=100*[.G111]" office:value-type="float" office:value="33.3333333333" calcext:value-type="float">
            <text:p>33,3333333333</text:p>
          </table:table-cell>
          <table:table-cell table:formula="of:=100*[.H111]" office:value-type="float" office:value="28.5714285714" calcext:value-type="float">
            <text:p>28,5714285714</text:p>
          </table:table-cell>
          <table:table-cell table:formula="of:=100*[.I111]" office:value-type="float" office:value="18.6440677966" calcext:value-type="float">
            <text:p>18,6440677966</text:p>
          </table:table-cell>
          <table:table-cell table:formula="of:=100*[.J111]" office:value-type="float" office:value="23.0769230769" calcext:value-type="float">
            <text:p>23,0769230769</text:p>
          </table:table-cell>
          <table:table-cell table:formula="of:=100*[.K111]" office:value-type="float" office:value="0" calcext:value-type="float">
            <text:p>0</text:p>
          </table:table-cell>
          <table:table-cell/>
          <table:table-cell office:value-type="string" calcext:value-type="string">
            <text:p>CP_RMFCEN1</text:p>
          </table:table-cell>
          <table:table-cell table:formula="of:=100*[.N111]" office:value-type="float" office:value="6.81818181818" calcext:value-type="float">
            <text:p>6,8181818182</text:p>
          </table:table-cell>
          <table:table-cell table:formula="of:=100*[.O111]" office:value-type="float" office:value="22.7272727273" calcext:value-type="float">
            <text:p>22,7272727273</text:p>
          </table:table-cell>
          <table:table-cell table:formula="of:=100*[.P111]" office:value-type="float" office:value="50" calcext:value-type="float">
            <text:p>50</text:p>
          </table:table-cell>
          <table:table-cell/>
          <table:table-cell office:value-type="string" calcext:value-type="string">
            <text:p>CP_RMFCEN1</text:p>
          </table:table-cell>
          <table:table-cell table:formula="of:=100*[.S111]" office:value-type="float" office:value="50" calcext:value-type="float">
            <text:p>50</text:p>
          </table:table-cell>
          <table:table-cell table:formula="of:=100*[.T111]" office:value-type="float" office:value="11.4754098361" calcext:value-type="float">
            <text:p>11,4754098361</text:p>
          </table:table-cell>
          <table:table-cell/>
        </table:table-row>
        <table:table-row table:style-name="ro1">
          <table:table-cell office:value-type="string" calcext:value-type="string">
            <text:p>CP_ES3DC_CB</text:p>
          </table:table-cell>
          <table:table-cell office:value-type="float" office:value="0.0357142857143" calcext:value-type="float">
            <text:p>0,0357142857</text:p>
          </table:table-cell>
          <table:table-cell office:value-type="float" office:value="0.0892857142857" calcext:value-type="float">
            <text:p>0,0892857143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AP_DCOMPLEX</text:p>
          </table:table-cell>
          <table:table-cell office:value-type="float" office:value="0.375" calcext:value-type="float">
            <text:p>0,375</text:p>
          </table:table-cell>
          <table:table-cell office:value-type="float" office:value="0.303571428571" calcext:value-type="float">
            <text:p>0,3035714286</text:p>
          </table:table-cell>
          <table:table-cell office:value-type="float" office:value="0.220338983051" calcext:value-type="float">
            <text:p>0,2203389831</text:p>
          </table:table-cell>
          <table:table-cell office:value-type="float" office:value="0.0384615384615" calcext:value-type="float">
            <text:p>0,0384615385</text:p>
          </table:table-cell>
          <table:table-cell office:value-type="float" office:value="0.0909090909091" calcext:value-type="float">
            <text:p>0,0909090909</text:p>
          </table:table-cell>
          <table:table-cell/>
          <table:table-cell office:value-type="string" calcext:value-type="string">
            <text:p>AP_DCOMPLEX</text:p>
          </table:table-cell>
          <table:table-cell office:value-type="float" office:value="0.113636363636" calcext:value-type="float">
            <text:p>0,1136363636</text:p>
          </table:table-cell>
          <table:table-cell office:value-type="float" office:value="0.227272727273" calcext:value-type="float">
            <text:p>0,2272727273</text:p>
          </table:table-cell>
          <table:table-cell office:value-type="float" office:value="0.494318181818" calcext:value-type="float">
            <text:p>0,4943181818</text:p>
          </table:table-cell>
          <table:table-cell/>
          <table:table-cell office:value-type="string" calcext:value-type="string">
            <text:p>AP_DCOMPLEX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245901639344" calcext:value-type="float">
            <text:p>0,2459016393</text:p>
          </table:table-cell>
          <table:table-cell/>
          <table:table-cell office:value-type="string" calcext:value-type="string">
            <text:p>AP_DCOMPLEX</text:p>
          </table:table-cell>
          <table:table-cell table:formula="of:=100*[.G112]" office:value-type="float" office:value="37.5" calcext:value-type="float">
            <text:p>37,5</text:p>
          </table:table-cell>
          <table:table-cell table:formula="of:=100*[.H112]" office:value-type="float" office:value="30.3571428571" calcext:value-type="float">
            <text:p>30,3571428571</text:p>
          </table:table-cell>
          <table:table-cell table:formula="of:=100*[.I112]" office:value-type="float" office:value="22.0338983051" calcext:value-type="float">
            <text:p>22,0338983051</text:p>
          </table:table-cell>
          <table:table-cell table:formula="of:=100*[.J112]" office:value-type="float" office:value="3.84615384615" calcext:value-type="float">
            <text:p>3,8461538462</text:p>
          </table:table-cell>
          <table:table-cell table:formula="of:=100*[.K112]" office:value-type="float" office:value="9.09090909091" calcext:value-type="float">
            <text:p>9,0909090909</text:p>
          </table:table-cell>
          <table:table-cell/>
          <table:table-cell office:value-type="string" calcext:value-type="string">
            <text:p>AP_DCOMPLEX</text:p>
          </table:table-cell>
          <table:table-cell table:formula="of:=100*[.N112]" office:value-type="float" office:value="11.3636363636" calcext:value-type="float">
            <text:p>11,3636363636</text:p>
          </table:table-cell>
          <table:table-cell table:formula="of:=100*[.O112]" office:value-type="float" office:value="22.7272727273" calcext:value-type="float">
            <text:p>22,7272727273</text:p>
          </table:table-cell>
          <table:table-cell table:formula="of:=100*[.P112]" office:value-type="float" office:value="49.4318181818" calcext:value-type="float">
            <text:p>49,4318181818</text:p>
          </table:table-cell>
          <table:table-cell/>
          <table:table-cell office:value-type="string" calcext:value-type="string">
            <text:p>AP_DCOMPLEX</text:p>
          </table:table-cell>
          <table:table-cell table:formula="of:=100*[.S112]" office:value-type="float" office:value="28.5714285714" calcext:value-type="float">
            <text:p>28,5714285714</text:p>
          </table:table-cell>
          <table:table-cell table:formula="of:=100*[.T112]" office:value-type="float" office:value="24.5901639344" calcext:value-type="float">
            <text:p>24,5901639344</text:p>
          </table:table-cell>
          <table:table-cell/>
        </table:table-row>
        <table:table-row table:style-name="ro1">
          <table:table-cell office:value-type="string" calcext:value-type="string">
            <text:p>CP_ES3DC_MIN</text:p>
          </table:table-cell>
          <table:table-cell office:value-type="float" office:value="0.0357142857143" calcext:value-type="float">
            <text:p>0,0357142857</text:p>
          </table:table-cell>
          <table:table-cell office:value-type="float" office:value="0.178571428571" calcext:value-type="float">
            <text:p>0,1785714286</text:p>
          </table:table-cell>
          <table:table-cell office:value-type="float" office:value="0.446428571429" calcext:value-type="float">
            <text:p>0,4464285714</text:p>
          </table:table-cell>
          <table:table-cell/>
          <table:table-cell office:value-type="string" calcext:value-type="string">
            <text:p>CP_DECK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267857142857" calcext:value-type="float">
            <text:p>0,2678571429</text:p>
          </table:table-cell>
          <table:table-cell office:value-type="float" office:value="0.237288135593" calcext:value-type="float">
            <text:p>0,2372881356</text:p>
          </table:table-cell>
          <table:table-cell office:value-type="float" office:value="0.192307692308" calcext:value-type="float">
            <text:p>0,192307692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DECK</text:p>
          </table:table-cell>
          <table:table-cell office:value-type="float" office:value="0.142045454545" calcext:value-type="float">
            <text:p>0,1420454545</text:p>
          </table:table-cell>
          <table:table-cell office:value-type="float" office:value="0.232954545455" calcext:value-type="float">
            <text:p>0,2329545455</text:p>
          </table:table-cell>
          <table:table-cell office:value-type="float" office:value="0.397727272727" calcext:value-type="float">
            <text:p>0,3977272727</text:p>
          </table:table-cell>
          <table:table-cell/>
          <table:table-cell office:value-type="string" calcext:value-type="string">
            <text:p>CP_DECK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213114754098" calcext:value-type="float">
            <text:p>0,2131147541</text:p>
          </table:table-cell>
          <table:table-cell/>
          <table:table-cell office:value-type="string" calcext:value-type="string">
            <text:p>CP_DECK</text:p>
          </table:table-cell>
          <table:table-cell table:formula="of:=100*[.G113]" office:value-type="float" office:value="33.3333333333" calcext:value-type="float">
            <text:p>33,3333333333</text:p>
          </table:table-cell>
          <table:table-cell table:formula="of:=100*[.H113]" office:value-type="float" office:value="26.7857142857" calcext:value-type="float">
            <text:p>26,7857142857</text:p>
          </table:table-cell>
          <table:table-cell table:formula="of:=100*[.I113]" office:value-type="float" office:value="23.7288135593" calcext:value-type="float">
            <text:p>23,7288135593</text:p>
          </table:table-cell>
          <table:table-cell table:formula="of:=100*[.J113]" office:value-type="float" office:value="19.2307692308" calcext:value-type="float">
            <text:p>19,2307692308</text:p>
          </table:table-cell>
          <table:table-cell table:formula="of:=100*[.K113]" office:value-type="float" office:value="0" calcext:value-type="float">
            <text:p>0</text:p>
          </table:table-cell>
          <table:table-cell/>
          <table:table-cell office:value-type="string" calcext:value-type="string">
            <text:p>CP_DECK</text:p>
          </table:table-cell>
          <table:table-cell table:formula="of:=100*[.N113]" office:value-type="float" office:value="14.2045454545" calcext:value-type="float">
            <text:p>14,2045454545</text:p>
          </table:table-cell>
          <table:table-cell table:formula="of:=100*[.O113]" office:value-type="float" office:value="23.2954545455" calcext:value-type="float">
            <text:p>23,2954545455</text:p>
          </table:table-cell>
          <table:table-cell table:formula="of:=100*[.P113]" office:value-type="float" office:value="39.7727272727" calcext:value-type="float">
            <text:p>39,7727272727</text:p>
          </table:table-cell>
          <table:table-cell/>
          <table:table-cell office:value-type="string" calcext:value-type="string">
            <text:p>CP_DECK</text:p>
          </table:table-cell>
          <table:table-cell table:formula="of:=100*[.S113]" office:value-type="float" office:value="32.1428571429" calcext:value-type="float">
            <text:p>32,1428571429</text:p>
          </table:table-cell>
          <table:table-cell table:formula="of:=100*[.T113]" office:value-type="float" office:value="21.3114754098" calcext:value-type="float">
            <text:p>21,3114754098</text:p>
          </table:table-cell>
          <table:table-cell/>
        </table:table-row>
        <table:table-row table:style-name="ro1">
          <table:table-cell office:value-type="string" calcext:value-type="string">
            <text:p>CP_GKS</text:p>
          </table:table-cell>
          <table:table-cell office:value-type="float" office:value="0.0178571428571" calcext:value-type="float">
            <text:p>0,0178571429</text:p>
          </table:table-cell>
          <table:table-cell office:value-type="float" office:value="0.0714285714286" calcext:value-type="float">
            <text:p>0,0714285714</text:p>
          </table:table-cell>
          <table:table-cell office:value-type="float" office:value="0.357142857143" calcext:value-type="float">
            <text:p>0,3571428571</text:p>
          </table:table-cell>
          <table:table-cell/>
          <table:table-cell office:value-type="string" calcext:value-type="string">
            <text:p>AP_calRWp</text:p>
          </table:table-cell>
          <table:table-cell office:value-type="float" office:value="0.166666666667" calcext:value-type="float">
            <text:p>0,1666666667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28813559322" calcext:value-type="float">
            <text:p>0,2881355932</text:p>
          </table:table-cell>
          <table:table-cell office:value-type="float" office:value="0.153846153846" calcext:value-type="float">
            <text:p>0,153846153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P_calRWp</text:p>
          </table:table-cell>
          <table:table-cell office:value-type="float" office:value="0.0454545454545" calcext:value-type="float">
            <text:p>0,0454545455</text:p>
          </table:table-cell>
          <table:table-cell office:value-type="float" office:value="0.238636363636" calcext:value-type="float">
            <text:p>0,2386363636</text:p>
          </table:table-cell>
          <table:table-cell office:value-type="float" office:value="0.539772727273" calcext:value-type="float">
            <text:p>0,5397727273</text:p>
          </table:table-cell>
          <table:table-cell/>
          <table:table-cell office:value-type="string" calcext:value-type="string">
            <text:p>AP_calRWp</text:p>
          </table:table-cell>
          <table:table-cell office:value-type="float" office:value="0.357142857143" calcext:value-type="float">
            <text:p>0,3571428571</text:p>
          </table:table-cell>
          <table:table-cell office:value-type="float" office:value="0.16393442623" calcext:value-type="float">
            <text:p>0,1639344262</text:p>
          </table:table-cell>
          <table:table-cell/>
          <table:table-cell office:value-type="string" calcext:value-type="string">
            <text:p>AP_calRWp</text:p>
          </table:table-cell>
          <table:table-cell table:formula="of:=100*[.G114]" office:value-type="float" office:value="16.6666666667" calcext:value-type="float">
            <text:p>16,6666666667</text:p>
          </table:table-cell>
          <table:table-cell table:formula="of:=100*[.H114]" office:value-type="float" office:value="28.5714285714" calcext:value-type="float">
            <text:p>28,5714285714</text:p>
          </table:table-cell>
          <table:table-cell table:formula="of:=100*[.I114]" office:value-type="float" office:value="28.813559322" calcext:value-type="float">
            <text:p>28,813559322</text:p>
          </table:table-cell>
          <table:table-cell table:formula="of:=100*[.J114]" office:value-type="float" office:value="15.3846153846" calcext:value-type="float">
            <text:p>15,3846153846</text:p>
          </table:table-cell>
          <table:table-cell table:formula="of:=100*[.K114]" office:value-type="float" office:value="0" calcext:value-type="float">
            <text:p>0</text:p>
          </table:table-cell>
          <table:table-cell/>
          <table:table-cell office:value-type="string" calcext:value-type="string">
            <text:p>AP_calRWp</text:p>
          </table:table-cell>
          <table:table-cell table:formula="of:=100*[.N114]" office:value-type="float" office:value="4.54545454545" calcext:value-type="float">
            <text:p>4,5454545455</text:p>
          </table:table-cell>
          <table:table-cell table:formula="of:=100*[.O114]" office:value-type="float" office:value="23.8636363636" calcext:value-type="float">
            <text:p>23,8636363636</text:p>
          </table:table-cell>
          <table:table-cell table:formula="of:=100*[.P114]" office:value-type="float" office:value="53.9772727273" calcext:value-type="float">
            <text:p>53,9772727273</text:p>
          </table:table-cell>
          <table:table-cell/>
          <table:table-cell office:value-type="string" calcext:value-type="string">
            <text:p>AP_calRWp</text:p>
          </table:table-cell>
          <table:table-cell table:formula="of:=100*[.S114]" office:value-type="float" office:value="35.7142857143" calcext:value-type="float">
            <text:p>35,7142857143</text:p>
          </table:table-cell>
          <table:table-cell table:formula="of:=100*[.T114]" office:value-type="float" office:value="16.393442623" calcext:value-type="float">
            <text:p>16,393442623</text:p>
          </table:table-cell>
          <table:table-cell/>
        </table:table-row>
        <table:table-row table:style-name="ro1">
          <table:table-cell office:value-type="string" calcext:value-type="string">
            <text:p>CP_HLPL</text:p>
          </table:table-cell>
          <table:table-cell office:value-type="float" office:value="0.0714285714286" calcext:value-type="float">
            <text:p>0,0714285714</text:p>
          </table:table-cell>
          <table:table-cell office:value-type="float" office:value="0.232142857143" calcext:value-type="float">
            <text:p>0,2321428571</text:p>
          </table:table-cell>
          <table:table-cell office:value-type="float" office:value="0.535714285714" calcext:value-type="float">
            <text:p>0,5357142857</text:p>
          </table:table-cell>
          <table:table-cell/>
          <table:table-cell office:value-type="string" calcext:value-type="string">
            <text:p>CP_BT</text:p>
          </table:table-cell>
          <table:table-cell table:number-columns-repeated="2" office:value-type="float" office:value="0.25" calcext:value-type="float">
            <text:p>0,25</text:p>
          </table:table-cell>
          <table:table-cell office:value-type="float" office:value="0.28813559322" calcext:value-type="float">
            <text:p>0,2881355932</text:p>
          </table:table-cell>
          <table:table-cell office:value-type="float" office:value="0.192307692308" calcext:value-type="float">
            <text:p>0,1923076923</text:p>
          </table:table-cell>
          <table:table-cell office:value-type="float" office:value="0.0909090909091" calcext:value-type="float">
            <text:p>0,0909090909</text:p>
          </table:table-cell>
          <table:table-cell/>
          <table:table-cell office:value-type="string" calcext:value-type="string">
            <text:p>CP_BT</text:p>
          </table:table-cell>
          <table:table-cell office:value-type="float" office:value="0.0454545454545" calcext:value-type="float">
            <text:p>0,0454545455</text:p>
          </table:table-cell>
          <table:table-cell office:value-type="float" office:value="0.238636363636" calcext:value-type="float">
            <text:p>0,2386363636</text:p>
          </table:table-cell>
          <table:table-cell office:value-type="float" office:value="0.4375" calcext:value-type="float">
            <text:p>0,4375</text:p>
          </table:table-cell>
          <table:table-cell/>
          <table:table-cell office:value-type="string" calcext:value-type="string">
            <text:p>CP_BT</text:p>
          </table:table-cell>
          <table:table-cell office:value-type="float" office:value="0.25" calcext:value-type="float">
            <text:p>0,25</text:p>
          </table:table-cell>
          <table:table-cell office:value-type="float" office:value="0.229508196721" calcext:value-type="float">
            <text:p>0,2295081967</text:p>
          </table:table-cell>
          <table:table-cell/>
          <table:table-cell office:value-type="string" calcext:value-type="string">
            <text:p>CP_BT</text:p>
          </table:table-cell>
          <table:table-cell table:formula="of:=100*[.G115]" office:value-type="float" office:value="25" calcext:value-type="float">
            <text:p>25</text:p>
          </table:table-cell>
          <table:table-cell table:formula="of:=100*[.H115]" office:value-type="float" office:value="25" calcext:value-type="float">
            <text:p>25</text:p>
          </table:table-cell>
          <table:table-cell table:formula="of:=100*[.I115]" office:value-type="float" office:value="28.813559322" calcext:value-type="float">
            <text:p>28,813559322</text:p>
          </table:table-cell>
          <table:table-cell table:formula="of:=100*[.J115]" office:value-type="float" office:value="19.2307692308" calcext:value-type="float">
            <text:p>19,2307692308</text:p>
          </table:table-cell>
          <table:table-cell table:formula="of:=100*[.K115]" office:value-type="float" office:value="9.09090909091" calcext:value-type="float">
            <text:p>9,0909090909</text:p>
          </table:table-cell>
          <table:table-cell/>
          <table:table-cell office:value-type="string" calcext:value-type="string">
            <text:p>CP_BT</text:p>
          </table:table-cell>
          <table:table-cell table:formula="of:=100*[.N115]" office:value-type="float" office:value="4.54545454545" calcext:value-type="float">
            <text:p>4,5454545455</text:p>
          </table:table-cell>
          <table:table-cell table:formula="of:=100*[.O115]" office:value-type="float" office:value="23.8636363636" calcext:value-type="float">
            <text:p>23,8636363636</text:p>
          </table:table-cell>
          <table:table-cell table:formula="of:=100*[.P115]" office:value-type="float" office:value="43.75" calcext:value-type="float">
            <text:p>43,75</text:p>
          </table:table-cell>
          <table:table-cell/>
          <table:table-cell office:value-type="string" calcext:value-type="string">
            <text:p>CP_BT</text:p>
          </table:table-cell>
          <table:table-cell table:formula="of:=100*[.S115]" office:value-type="float" office:value="25" calcext:value-type="float">
            <text:p>25</text:p>
          </table:table-cell>
          <table:table-cell table:formula="of:=100*[.T115]" office:value-type="float" office:value="22.9508196721" calcext:value-type="float">
            <text:p>22,9508196721</text:p>
          </table:table-cell>
          <table:table-cell/>
        </table:table-row>
        <table:table-row table:style-name="ro1">
          <table:table-cell office:value-type="string" calcext:value-type="string">
            <text:p>CP_MJ1</text:p>
          </table:table-cell>
          <table:table-cell office:value-type="float" office:value="0.0178571428571" calcext:value-type="float">
            <text:p>0,0178571429</text:p>
          </table:table-cell>
          <table:table-cell office:value-type="float" office:value="0.107142857143" calcext:value-type="float">
            <text:p>0,1071428571</text:p>
          </table:table-cell>
          <table:table-cell office:value-type="float" office:value="0.267857142857" calcext:value-type="float">
            <text:p>0,2678571429</text:p>
          </table:table-cell>
          <table:table-cell/>
          <table:table-cell office:value-type="string" calcext:value-type="string">
            <text:p>CP_TB</text:p>
          </table:table-cell>
          <table:table-cell office:value-type="float" office:value="0.291666666667" calcext:value-type="float">
            <text:p>0,2916666667</text:p>
          </table:table-cell>
          <table:table-cell office:value-type="float" office:value="0.25" calcext:value-type="float">
            <text:p>0,25</text:p>
          </table:table-cell>
          <table:table-cell office:value-type="float" office:value="0.220338983051" calcext:value-type="float">
            <text:p>0,2203389831</text:p>
          </table:table-cell>
          <table:table-cell office:value-type="float" office:value="0.230769230769" calcext:value-type="float">
            <text:p>0,230769230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TB</text:p>
          </table:table-cell>
          <table:table-cell office:value-type="float" office:value="0.0738636363636" calcext:value-type="float">
            <text:p>0,0738636364</text:p>
          </table:table-cell>
          <table:table-cell office:value-type="float" office:value="0.238636363636" calcext:value-type="float">
            <text:p>0,2386363636</text:p>
          </table:table-cell>
          <table:table-cell office:value-type="float" office:value="0.488636363636" calcext:value-type="float">
            <text:p>0,4886363636</text:p>
          </table:table-cell>
          <table:table-cell/>
          <table:table-cell office:value-type="string" calcext:value-type="string">
            <text:p>CP_TB</text:p>
          </table:table-cell>
          <table:table-cell office:value-type="float" office:value="0.464285714286" calcext:value-type="float">
            <text:p>0,4642857143</text:p>
          </table:table-cell>
          <table:table-cell office:value-type="float" office:value="0.180327868852" calcext:value-type="float">
            <text:p>0,1803278689</text:p>
          </table:table-cell>
          <table:table-cell/>
          <table:table-cell office:value-type="string" calcext:value-type="string">
            <text:p>CP_TB</text:p>
          </table:table-cell>
          <table:table-cell table:formula="of:=100*[.G116]" office:value-type="float" office:value="29.1666666667" calcext:value-type="float">
            <text:p>29,1666666667</text:p>
          </table:table-cell>
          <table:table-cell table:formula="of:=100*[.H116]" office:value-type="float" office:value="25" calcext:value-type="float">
            <text:p>25</text:p>
          </table:table-cell>
          <table:table-cell table:formula="of:=100*[.I116]" office:value-type="float" office:value="22.0338983051" calcext:value-type="float">
            <text:p>22,0338983051</text:p>
          </table:table-cell>
          <table:table-cell table:formula="of:=100*[.J116]" office:value-type="float" office:value="23.0769230769" calcext:value-type="float">
            <text:p>23,0769230769</text:p>
          </table:table-cell>
          <table:table-cell table:formula="of:=100*[.K116]" office:value-type="float" office:value="0" calcext:value-type="float">
            <text:p>0</text:p>
          </table:table-cell>
          <table:table-cell/>
          <table:table-cell office:value-type="string" calcext:value-type="string">
            <text:p>CP_TB</text:p>
          </table:table-cell>
          <table:table-cell table:formula="of:=100*[.N116]" office:value-type="float" office:value="7.38636363636" calcext:value-type="float">
            <text:p>7,3863636364</text:p>
          </table:table-cell>
          <table:table-cell table:formula="of:=100*[.O116]" office:value-type="float" office:value="23.8636363636" calcext:value-type="float">
            <text:p>23,8636363636</text:p>
          </table:table-cell>
          <table:table-cell table:formula="of:=100*[.P116]" office:value-type="float" office:value="48.8636363636" calcext:value-type="float">
            <text:p>48,8636363636</text:p>
          </table:table-cell>
          <table:table-cell/>
          <table:table-cell office:value-type="string" calcext:value-type="string">
            <text:p>CP_TB</text:p>
          </table:table-cell>
          <table:table-cell table:formula="of:=100*[.S116]" office:value-type="float" office:value="46.4285714286" calcext:value-type="float">
            <text:p>46,4285714286</text:p>
          </table:table-cell>
          <table:table-cell table:formula="of:=100*[.T116]" office:value-type="float" office:value="18.0327868852" calcext:value-type="float">
            <text:p>18,0327868852</text:p>
          </table:table-cell>
          <table:table-cell/>
        </table:table-row>
        <table:table-row table:style-name="ro1">
          <table:table-cell office:value-type="string" calcext:value-type="string">
            <text:p>CP_MJ2</text:p>
          </table:table-cell>
          <table:table-cell office:value-type="float" office:value="0" calcext:value-type="float">
            <text:p>0</text:p>
          </table:table-cell>
          <table:table-cell office:value-type="float" office:value="0.0357142857143" calcext:value-type="float">
            <text:p>0,0357142857</text:p>
          </table:table-cell>
          <table:table-cell office:value-type="float" office:value="0.321428571429" calcext:value-type="float">
            <text:p>0,3214285714</text:p>
          </table:table-cell>
          <table:table-cell/>
          <table:table-cell office:value-type="string" calcext:value-type="string">
            <text:p>CP_HLPL</text:p>
          </table:table-cell>
          <table:table-cell office:value-type="float" office:value="0.25" calcext:value-type="float">
            <text:p>0,25</text:p>
          </table:table-cell>
          <table:table-cell office:value-type="float" office:value="0.232142857143" calcext:value-type="float">
            <text:p>0,2321428571</text:p>
          </table:table-cell>
          <table:table-cell office:value-type="float" office:value="0.305084745763" calcext:value-type="float">
            <text:p>0,3050847458</text:p>
          </table:table-cell>
          <table:table-cell office:value-type="float" office:value="0.269230769231" calcext:value-type="float">
            <text:p>0,269230769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HLPL</text:p>
          </table:table-cell>
          <table:table-cell office:value-type="float" office:value="0.0852272727273" calcext:value-type="float">
            <text:p>0,0852272727</text:p>
          </table:table-cell>
          <table:table-cell office:value-type="float" office:value="0.25" calcext:value-type="float">
            <text:p>0,25</text:p>
          </table:table-cell>
          <table:table-cell office:value-type="float" office:value="0.505681818182" calcext:value-type="float">
            <text:p>0,5056818182</text:p>
          </table:table-cell>
          <table:table-cell/>
          <table:table-cell office:value-type="string" calcext:value-type="string">
            <text:p>CP_HLPL</text:p>
          </table:table-cell>
          <table:table-cell office:value-type="float" office:value="0.392857142857" calcext:value-type="float">
            <text:p>0,3928571429</text:p>
          </table:table-cell>
          <table:table-cell office:value-type="float" office:value="0.196721311475" calcext:value-type="float">
            <text:p>0,1967213115</text:p>
          </table:table-cell>
          <table:table-cell/>
          <table:table-cell office:value-type="string" calcext:value-type="string">
            <text:p>CP_HLPL</text:p>
          </table:table-cell>
          <table:table-cell table:formula="of:=100*[.G117]" office:value-type="float" office:value="25" calcext:value-type="float">
            <text:p>25</text:p>
          </table:table-cell>
          <table:table-cell table:formula="of:=100*[.H117]" office:value-type="float" office:value="23.2142857143" calcext:value-type="float">
            <text:p>23,2142857143</text:p>
          </table:table-cell>
          <table:table-cell table:formula="of:=100*[.I117]" office:value-type="float" office:value="30.5084745763" calcext:value-type="float">
            <text:p>30,5084745763</text:p>
          </table:table-cell>
          <table:table-cell table:formula="of:=100*[.J117]" office:value-type="float" office:value="26.9230769231" calcext:value-type="float">
            <text:p>26,9230769231</text:p>
          </table:table-cell>
          <table:table-cell table:formula="of:=100*[.K117]" office:value-type="float" office:value="0" calcext:value-type="float">
            <text:p>0</text:p>
          </table:table-cell>
          <table:table-cell/>
          <table:table-cell office:value-type="string" calcext:value-type="string">
            <text:p>CP_HLPL</text:p>
          </table:table-cell>
          <table:table-cell table:formula="of:=100*[.N117]" office:value-type="float" office:value="8.52272727273" calcext:value-type="float">
            <text:p>8,5227272727</text:p>
          </table:table-cell>
          <table:table-cell table:formula="of:=100*[.O117]" office:value-type="float" office:value="25" calcext:value-type="float">
            <text:p>25</text:p>
          </table:table-cell>
          <table:table-cell table:formula="of:=100*[.P117]" office:value-type="float" office:value="50.5681818182" calcext:value-type="float">
            <text:p>50,5681818182</text:p>
          </table:table-cell>
          <table:table-cell/>
          <table:table-cell office:value-type="string" calcext:value-type="string">
            <text:p>CP_HLPL</text:p>
          </table:table-cell>
          <table:table-cell table:formula="of:=100*[.S117]" office:value-type="float" office:value="39.2857142857" calcext:value-type="float">
            <text:p>39,2857142857</text:p>
          </table:table-cell>
          <table:table-cell table:formula="of:=100*[.T117]" office:value-type="float" office:value="19.6721311475" calcext:value-type="float">
            <text:p>19,6721311475</text:p>
          </table:table-cell>
          <table:table-cell/>
        </table:table-row>
        <table:table-row table:style-name="ro1">
          <table:table-cell office:value-type="string" calcext:value-type="string">
            <text:p>CP_MJ2h</text:p>
          </table:table-cell>
          <table:table-cell office:value-type="float" office:value="0.0892857142857" calcext:value-type="float">
            <text:p>0,0892857143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535714285714" calcext:value-type="float">
            <text:p>0,5357142857</text:p>
          </table:table-cell>
          <table:table-cell/>
          <table:table-cell office:value-type="string" calcext:value-type="string">
            <text:p>AP_T2</text:p>
          </table:table-cell>
          <table:table-cell office:value-type="float" office:value="0.5" calcext:value-type="float">
            <text:p>0,5</text:p>
          </table:table-cell>
          <table:table-cell office:value-type="float" office:value="0.303571428571" calcext:value-type="float">
            <text:p>0,3035714286</text:p>
          </table:table-cell>
          <table:table-cell office:value-type="float" office:value="0.322033898305" calcext:value-type="float">
            <text:p>0,3220338983</text:p>
          </table:table-cell>
          <table:table-cell office:value-type="float" office:value="0.0769230769231" calcext:value-type="float">
            <text:p>0,076923076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P_T2</text:p>
          </table:table-cell>
          <table:table-cell office:value-type="float" office:value="0.102272727273" calcext:value-type="float">
            <text:p>0,1022727273</text:p>
          </table:table-cell>
          <table:table-cell office:value-type="float" office:value="0.284090909091" calcext:value-type="float">
            <text:p>0,2840909091</text:p>
          </table:table-cell>
          <table:table-cell office:value-type="float" office:value="0.528409090909" calcext:value-type="float">
            <text:p>0,5284090909</text:p>
          </table:table-cell>
          <table:table-cell/>
          <table:table-cell office:value-type="string" calcext:value-type="string">
            <text:p>AP_T2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27868852459" calcext:value-type="float">
            <text:p>0,2786885246</text:p>
          </table:table-cell>
          <table:table-cell/>
          <table:table-cell office:value-type="string" calcext:value-type="string">
            <text:p>AP_T2</text:p>
          </table:table-cell>
          <table:table-cell table:formula="of:=100*[.G118]" office:value-type="float" office:value="50" calcext:value-type="float">
            <text:p>50</text:p>
          </table:table-cell>
          <table:table-cell table:formula="of:=100*[.H118]" office:value-type="float" office:value="30.3571428571" calcext:value-type="float">
            <text:p>30,3571428571</text:p>
          </table:table-cell>
          <table:table-cell table:formula="of:=100*[.I118]" office:value-type="float" office:value="32.2033898305" calcext:value-type="float">
            <text:p>32,2033898305</text:p>
          </table:table-cell>
          <table:table-cell table:formula="of:=100*[.J118]" office:value-type="float" office:value="7.69230769231" calcext:value-type="float">
            <text:p>7,6923076923</text:p>
          </table:table-cell>
          <table:table-cell table:formula="of:=100*[.K118]" office:value-type="float" office:value="0" calcext:value-type="float">
            <text:p>0</text:p>
          </table:table-cell>
          <table:table-cell/>
          <table:table-cell office:value-type="string" calcext:value-type="string">
            <text:p>AP_T2</text:p>
          </table:table-cell>
          <table:table-cell table:formula="of:=100*[.N118]" office:value-type="float" office:value="10.2272727273" calcext:value-type="float">
            <text:p>10,2272727273</text:p>
          </table:table-cell>
          <table:table-cell table:formula="of:=100*[.O118]" office:value-type="float" office:value="28.4090909091" calcext:value-type="float">
            <text:p>28,4090909091</text:p>
          </table:table-cell>
          <table:table-cell table:formula="of:=100*[.P118]" office:value-type="float" office:value="52.8409090909" calcext:value-type="float">
            <text:p>52,8409090909</text:p>
          </table:table-cell>
          <table:table-cell/>
          <table:table-cell office:value-type="string" calcext:value-type="string">
            <text:p>AP_T2</text:p>
          </table:table-cell>
          <table:table-cell table:formula="of:=100*[.S118]" office:value-type="float" office:value="28.5714285714" calcext:value-type="float">
            <text:p>28,5714285714</text:p>
          </table:table-cell>
          <table:table-cell table:formula="of:=100*[.T118]" office:value-type="float" office:value="27.868852459" calcext:value-type="float">
            <text:p>27,868852459</text:p>
          </table:table-cell>
          <table:table-cell/>
        </table:table-row>
        <table:table-row table:style-name="ro1">
          <table:table-cell office:value-type="string" calcext:value-type="string">
            <text:p>CP_MJ3h</text:p>
          </table:table-cell>
          <table:table-cell office:value-type="float" office:value="0.0357142857143" calcext:value-type="float">
            <text:p>0,0357142857</text:p>
          </table:table-cell>
          <table:table-cell office:value-type="float" office:value="0.178571428571" calcext:value-type="float">
            <text:p>0,1785714286</text:p>
          </table:table-cell>
          <table:table-cell office:value-type="float" office:value="0.357142857143" calcext:value-type="float">
            <text:p>0,3571428571</text:p>
          </table:table-cell>
          <table:table-cell/>
          <table:table-cell office:value-type="string" calcext:value-type="string">
            <text:p>CP_TSC</text:p>
          </table:table-cell>
          <table:table-cell office:value-type="float" office:value="0.458333333333" calcext:value-type="float">
            <text:p>0,4583333333</text:p>
          </table:table-cell>
          <table:table-cell office:value-type="float" office:value="0.303571428571" calcext:value-type="float">
            <text:p>0,3035714286</text:p>
          </table:table-cell>
          <table:table-cell office:value-type="float" office:value="0.28813559322" calcext:value-type="float">
            <text:p>0,2881355932</text:p>
          </table:table-cell>
          <table:table-cell office:value-type="float" office:value="0.230769230769" calcext:value-type="float">
            <text:p>0,230769230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TSC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95454545455" calcext:value-type="float">
            <text:p>0,2954545455</text:p>
          </table:table-cell>
          <table:table-cell office:value-type="float" office:value="0.568181818182" calcext:value-type="float">
            <text:p>0,5681818182</text:p>
          </table:table-cell>
          <table:table-cell/>
          <table:table-cell office:value-type="string" calcext:value-type="string">
            <text:p>CP_TSC</text:p>
          </table:table-cell>
          <table:table-cell office:value-type="float" office:value="0.357142857143" calcext:value-type="float">
            <text:p>0,3571428571</text:p>
          </table:table-cell>
          <table:table-cell office:value-type="float" office:value="0.311475409836" calcext:value-type="float">
            <text:p>0,3114754098</text:p>
          </table:table-cell>
          <table:table-cell/>
          <table:table-cell office:value-type="string" calcext:value-type="string">
            <text:p>CP_TSC</text:p>
          </table:table-cell>
          <table:table-cell table:formula="of:=100*[.G119]" office:value-type="float" office:value="45.8333333333" calcext:value-type="float">
            <text:p>45,8333333333</text:p>
          </table:table-cell>
          <table:table-cell table:formula="of:=100*[.H119]" office:value-type="float" office:value="30.3571428571" calcext:value-type="float">
            <text:p>30,3571428571</text:p>
          </table:table-cell>
          <table:table-cell table:formula="of:=100*[.I119]" office:value-type="float" office:value="28.813559322" calcext:value-type="float">
            <text:p>28,813559322</text:p>
          </table:table-cell>
          <table:table-cell table:formula="of:=100*[.J119]" office:value-type="float" office:value="23.0769230769" calcext:value-type="float">
            <text:p>23,0769230769</text:p>
          </table:table-cell>
          <table:table-cell table:formula="of:=100*[.K119]" office:value-type="float" office:value="0" calcext:value-type="float">
            <text:p>0</text:p>
          </table:table-cell>
          <table:table-cell/>
          <table:table-cell office:value-type="string" calcext:value-type="string">
            <text:p>CP_TSC</text:p>
          </table:table-cell>
          <table:table-cell table:formula="of:=100*[.N119]" office:value-type="float" office:value="9.09090909091" calcext:value-type="float">
            <text:p>9,0909090909</text:p>
          </table:table-cell>
          <table:table-cell table:formula="of:=100*[.O119]" office:value-type="float" office:value="29.5454545455" calcext:value-type="float">
            <text:p>29,5454545455</text:p>
          </table:table-cell>
          <table:table-cell table:formula="of:=100*[.P119]" office:value-type="float" office:value="56.8181818182" calcext:value-type="float">
            <text:p>56,8181818182</text:p>
          </table:table-cell>
          <table:table-cell/>
          <table:table-cell office:value-type="string" calcext:value-type="string">
            <text:p>CP_TSC</text:p>
          </table:table-cell>
          <table:table-cell table:formula="of:=100*[.S119]" office:value-type="float" office:value="35.7142857143" calcext:value-type="float">
            <text:p>35,7142857143</text:p>
          </table:table-cell>
          <table:table-cell table:formula="of:=100*[.T119]" office:value-type="float" office:value="31.1475409836" calcext:value-type="float">
            <text:p>31,1475409836</text:p>
          </table:table-cell>
          <table:table-cell/>
        </table:table-row>
        <table:table-row table:style-name="ro1">
          <table:table-cell office:value-type="string" calcext:value-type="string">
            <text:p>CP_MJPL</text:p>
          </table:table-cell>
          <table:table-cell office:value-type="float" office:value="0.107142857143" calcext:value-type="float">
            <text:p>0,1071428571</text:p>
          </table:table-cell>
          <table:table-cell office:value-type="float" office:value="0.25" calcext:value-type="float">
            <text:p>0,25</text:p>
          </table:table-cell>
          <table:table-cell office:value-type="float" office:value="0.517857142857" calcext:value-type="float">
            <text:p>0,5178571429</text:p>
          </table:table-cell>
          <table:table-cell/>
          <table:table-cell office:value-type="string" calcext:value-type="string">
            <text:p>AP_T1</text:p>
          </table:table-cell>
          <table:table-cell office:value-type="float" office:value="0.458333333333" calcext:value-type="float">
            <text:p>0,4583333333</text:p>
          </table:table-cell>
          <table:table-cell office:value-type="float" office:value="0.339285714286" calcext:value-type="float">
            <text:p>0,3392857143</text:p>
          </table:table-cell>
          <table:table-cell office:value-type="float" office:value="0.338983050847" calcext:value-type="float">
            <text:p>0,3389830508</text:p>
          </table:table-cell>
          <table:table-cell office:value-type="float" office:value="0.192307692308" calcext:value-type="float">
            <text:p>0,192307692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P_T1</text:p>
          </table:table-cell>
          <table:table-cell office:value-type="float" office:value="0.0738636363636" calcext:value-type="float">
            <text:p>0,0738636364</text:p>
          </table:table-cell>
          <table:table-cell office:value-type="float" office:value="0.3125" calcext:value-type="float">
            <text:p>0,3125</text:p>
          </table:table-cell>
          <table:table-cell office:value-type="float" office:value="0.534090909091" calcext:value-type="float">
            <text:p>0,5340909091</text:p>
          </table:table-cell>
          <table:table-cell/>
          <table:table-cell office:value-type="string" calcext:value-type="string">
            <text:p>AP_T1</text:p>
          </table:table-cell>
          <table:table-cell office:value-type="float" office:value="0.392857142857" calcext:value-type="float">
            <text:p>0,3928571429</text:p>
          </table:table-cell>
          <table:table-cell office:value-type="float" office:value="0.262295081967" calcext:value-type="float">
            <text:p>0,262295082</text:p>
          </table:table-cell>
          <table:table-cell/>
          <table:table-cell office:value-type="string" calcext:value-type="string">
            <text:p>AP_T1</text:p>
          </table:table-cell>
          <table:table-cell table:formula="of:=100*[.G120]" office:value-type="float" office:value="45.8333333333" calcext:value-type="float">
            <text:p>45,8333333333</text:p>
          </table:table-cell>
          <table:table-cell table:formula="of:=100*[.H120]" office:value-type="float" office:value="33.9285714286" calcext:value-type="float">
            <text:p>33,9285714286</text:p>
          </table:table-cell>
          <table:table-cell table:formula="of:=100*[.I120]" office:value-type="float" office:value="33.8983050847" calcext:value-type="float">
            <text:p>33,8983050847</text:p>
          </table:table-cell>
          <table:table-cell table:formula="of:=100*[.J120]" office:value-type="float" office:value="19.2307692308" calcext:value-type="float">
            <text:p>19,2307692308</text:p>
          </table:table-cell>
          <table:table-cell table:formula="of:=100*[.K120]" office:value-type="float" office:value="0" calcext:value-type="float">
            <text:p>0</text:p>
          </table:table-cell>
          <table:table-cell/>
          <table:table-cell office:value-type="string" calcext:value-type="string">
            <text:p>AP_T1</text:p>
          </table:table-cell>
          <table:table-cell table:formula="of:=100*[.N120]" office:value-type="float" office:value="7.38636363636" calcext:value-type="float">
            <text:p>7,3863636364</text:p>
          </table:table-cell>
          <table:table-cell table:formula="of:=100*[.O120]" office:value-type="float" office:value="31.25" calcext:value-type="float">
            <text:p>31,25</text:p>
          </table:table-cell>
          <table:table-cell table:formula="of:=100*[.P120]" office:value-type="float" office:value="53.4090909091" calcext:value-type="float">
            <text:p>53,4090909091</text:p>
          </table:table-cell>
          <table:table-cell/>
          <table:table-cell office:value-type="string" calcext:value-type="string">
            <text:p>AP_T1</text:p>
          </table:table-cell>
          <table:table-cell table:formula="of:=100*[.S120]" office:value-type="float" office:value="39.2857142857" calcext:value-type="float">
            <text:p>39,2857142857</text:p>
          </table:table-cell>
          <table:table-cell table:formula="of:=100*[.T120]" office:value-type="float" office:value="26.2295081967" calcext:value-type="float">
            <text:p>26,2295081967</text:p>
          </table:table-cell>
          <table:table-cell/>
        </table:table-row>
        <table:table-row table:style-name="ro1">
          <table:table-cell office:value-type="string" calcext:value-type="string">
            <text:p>CP_MS</text:p>
          </table:table-cell>
          <table:table-cell office:value-type="float" office:value="0.0357142857143" calcext:value-type="float">
            <text:p>0,0357142857</text:p>
          </table:table-cell>
          <table:table-cell office:value-type="float" office:value="0.125" calcext:value-type="float">
            <text:p>0,125</text:p>
          </table:table-cell>
          <table:table-cell office:value-type="float" office:value="0.464285714286" calcext:value-type="float">
            <text:p>0,4642857143</text:p>
          </table:table-cell>
          <table:table-cell/>
          <table:table-cell office:value-type="string" calcext:value-type="string">
            <text:p>AP_PISA</text:p>
          </table:table-cell>
          <table:table-cell office:value-type="float" office:value="0.541666666667" calcext:value-type="float">
            <text:p>0,5416666667</text:p>
          </table:table-cell>
          <table:table-cell office:value-type="float" office:value="0.339285714286" calcext:value-type="float">
            <text:p>0,3392857143</text:p>
          </table:table-cell>
          <table:table-cell office:value-type="float" office:value="0.338983050847" calcext:value-type="float">
            <text:p>0,3389830508</text:p>
          </table:table-cell>
          <table:table-cell office:value-type="float" office:value="0.269230769231" calcext:value-type="float">
            <text:p>0,269230769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P_PISA</text:p>
          </table:table-cell>
          <table:table-cell office:value-type="float" office:value="0.107954545455" calcext:value-type="float">
            <text:p>0,1079545455</text:p>
          </table:table-cell>
          <table:table-cell office:value-type="float" office:value="0.340909090909" calcext:value-type="float">
            <text:p>0,3409090909</text:p>
          </table:table-cell>
          <table:table-cell office:value-type="float" office:value="0.579545454545" calcext:value-type="float">
            <text:p>0,5795454545</text:p>
          </table:table-cell>
          <table:table-cell/>
          <table:table-cell office:value-type="string" calcext:value-type="string">
            <text:p>AP_PISA</text:p>
          </table:table-cell>
          <table:table-cell office:value-type="float" office:value="0.571428571429" calcext:value-type="float">
            <text:p>0,5714285714</text:p>
          </table:table-cell>
          <table:table-cell office:value-type="float" office:value="0.27868852459" calcext:value-type="float">
            <text:p>0,2786885246</text:p>
          </table:table-cell>
          <table:table-cell/>
          <table:table-cell office:value-type="string" calcext:value-type="string">
            <text:p>AP_PISA</text:p>
          </table:table-cell>
          <table:table-cell table:formula="of:=100*[.G121]" office:value-type="float" office:value="54.1666666667" calcext:value-type="float">
            <text:p>54,1666666667</text:p>
          </table:table-cell>
          <table:table-cell table:formula="of:=100*[.H121]" office:value-type="float" office:value="33.9285714286" calcext:value-type="float">
            <text:p>33,9285714286</text:p>
          </table:table-cell>
          <table:table-cell table:formula="of:=100*[.I121]" office:value-type="float" office:value="33.8983050847" calcext:value-type="float">
            <text:p>33,8983050847</text:p>
          </table:table-cell>
          <table:table-cell table:formula="of:=100*[.J121]" office:value-type="float" office:value="26.9230769231" calcext:value-type="float">
            <text:p>26,9230769231</text:p>
          </table:table-cell>
          <table:table-cell table:formula="of:=100*[.K121]" office:value-type="float" office:value="0" calcext:value-type="float">
            <text:p>0</text:p>
          </table:table-cell>
          <table:table-cell/>
          <table:table-cell office:value-type="string" calcext:value-type="string">
            <text:p>AP_PISA</text:p>
          </table:table-cell>
          <table:table-cell table:formula="of:=100*[.N121]" office:value-type="float" office:value="10.7954545455" calcext:value-type="float">
            <text:p>10,7954545455</text:p>
          </table:table-cell>
          <table:table-cell table:formula="of:=100*[.O121]" office:value-type="float" office:value="34.0909090909" calcext:value-type="float">
            <text:p>34,0909090909</text:p>
          </table:table-cell>
          <table:table-cell table:formula="of:=100*[.P121]" office:value-type="float" office:value="57.9545454545" calcext:value-type="float">
            <text:p>57,9545454545</text:p>
          </table:table-cell>
          <table:table-cell/>
          <table:table-cell office:value-type="string" calcext:value-type="string">
            <text:p>AP_PISA</text:p>
          </table:table-cell>
          <table:table-cell table:formula="of:=100*[.S121]" office:value-type="float" office:value="57.1428571429" calcext:value-type="float">
            <text:p>57,1428571429</text:p>
          </table:table-cell>
          <table:table-cell table:formula="of:=100*[.T121]" office:value-type="float" office:value="27.868852459" calcext:value-type="float">
            <text:p>27,868852459</text:p>
          </table:table-cell>
          <table:table-cell/>
        </table:table-row>
        <table:table-row table:style-name="ro1">
          <table:table-cell office:value-type="string" calcext:value-type="string">
            <text:p>CP_MSBM</text:p>
          </table:table-cell>
          <table:table-cell office:value-type="float" office:value="0.0357142857143" calcext:value-type="float">
            <text:p>0,0357142857</text:p>
          </table:table-cell>
          <table:table-cell office:value-type="float" office:value="0.0535714285714" calcext:value-type="float">
            <text:p>0,0535714286</text:p>
          </table:table-cell>
          <table:table-cell office:value-type="float" office:value="0.267857142857" calcext:value-type="float">
            <text:p>0,267857142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Qa</text:p>
          </table:table-cell>
          <table:table-cell office:value-type="float" office:value="0.0178571428571" calcext:value-type="float">
            <text:p>0,0178571429</text:p>
          </table:table-cell>
          <table:table-cell office:value-type="float" office:value="0.0714285714286" calcext:value-type="float">
            <text:p>0,0714285714</text:p>
          </table:table-cell>
          <table:table-cell office:value-type="float" office:value="0.160714285714" calcext:value-type="float">
            <text:p>0,160714285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Qm</text:p>
          </table:table-cell>
          <table:table-cell office:value-type="float" office:value="0.0535714285714" calcext:value-type="float">
            <text:p>0,0535714286</text:p>
          </table:table-cell>
          <table:table-cell office:value-type="float" office:value="0.0892857142857" calcext:value-type="float">
            <text:p>0,0892857143</text:p>
          </table:table-cell>
          <table:table-cell office:value-type="float" office:value="0.267857142857" calcext:value-type="float">
            <text:p>0,267857142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Qp</text:p>
          </table:table-cell>
          <table:table-cell office:value-type="float" office:value="0.0535714285714" calcext:value-type="float">
            <text:p>0,0535714286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535714285714" calcext:value-type="float">
            <text:p>0,535714285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RMFCA</text:p>
          </table:table-cell>
          <table:table-cell office:value-type="float" office:value="0.0892857142857" calcext:value-type="float">
            <text:p>0,0892857143</text:p>
          </table:table-cell>
          <table:table-cell office:value-type="float" office:value="0.232142857143" calcext:value-type="float">
            <text:p>0,2321428571</text:p>
          </table:table-cell>
          <table:table-cell office:value-type="float" office:value="0.446428571429" calcext:value-type="float">
            <text:p>0,446428571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RMFCEN1</text:p>
          </table:table-cell>
          <table:table-cell office:value-type="float" office:value="0.125" calcext:value-type="float">
            <text:p>0,125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535714285714" calcext:value-type="float">
            <text:p>0,535714285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RMFCEN2</text:p>
          </table:table-cell>
          <table:table-cell office:value-type="float" office:value="0.125" calcext:value-type="float">
            <text:p>0,125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535714285714" calcext:value-type="float">
            <text:p>0,535714285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RO</text:p>
          </table:table-cell>
          <table:table-cell office:value-type="float" office:value="0" calcext:value-type="float">
            <text:p>0</text:p>
          </table:table-cell>
          <table:table-cell office:value-type="float" office:value="0.107142857143" calcext:value-type="float">
            <text:p>0,1071428571</text:p>
          </table:table-cell>
          <table:table-cell office:value-type="float" office:value="0.267857142857" calcext:value-type="float">
            <text:p>0,267857142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SJKG</text:p>
          </table:table-cell>
          <table:table-cell office:value-type="float" office:value="0.0178571428571" calcext:value-type="float">
            <text:p>0,0178571429</text:p>
          </table:table-cell>
          <table:table-cell office:value-type="float" office:value="0.125" calcext:value-type="float">
            <text:p>0,125</text:p>
          </table:table-cell>
          <table:table-cell office:value-type="float" office:value="0.321428571429" calcext:value-type="float">
            <text:p>0,321428571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SKOa</text:p>
          </table:table-cell>
          <table:table-cell office:value-type="float" office:value="0.0357142857143" calcext:value-type="float">
            <text:p>0,0357142857</text:p>
          </table:table-cell>
          <table:table-cell office:value-type="float" office:value="0.125" calcext:value-type="float">
            <text:p>0,125</text:p>
          </table:table-cell>
          <table:table-cell office:value-type="float" office:value="0.321428571429" calcext:value-type="float">
            <text:p>0,321428571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SKOb</text:p>
          </table:table-cell>
          <table:table-cell office:value-type="float" office:value="0.0178571428571" calcext:value-type="float">
            <text:p>0,0178571429</text:p>
          </table:table-cell>
          <table:table-cell office:value-type="float" office:value="0.0892857142857" calcext:value-type="float">
            <text:p>0,0892857143</text:p>
          </table:table-cell>
          <table:table-cell office:value-type="float" office:value="0.339285714286" calcext:value-type="float">
            <text:p>0,339285714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SKOIP</text:p>
          </table:table-cell>
          <table:table-cell office:value-type="float" office:value="0.0535714285714" calcext:value-type="float">
            <text:p>0,0535714286</text:p>
          </table:table-cell>
          <table:table-cell office:value-type="float" office:value="0.160714285714" calcext:value-type="float">
            <text:p>0,1607142857</text:p>
          </table:table-cell>
          <table:table-cell office:value-type="float" office:value="0.321428571429" calcext:value-type="float">
            <text:p>0,321428571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TB</text:p>
          </table:table-cell>
          <table:table-cell office:value-type="float" office:value="0.0714285714286" calcext:value-type="float">
            <text:p>0,0714285714</text:p>
          </table:table-cell>
          <table:table-cell office:value-type="float" office:value="0.25" calcext:value-type="float">
            <text:p>0,25</text:p>
          </table:table-cell>
          <table:table-cell office:value-type="float" office:value="0.535714285714" calcext:value-type="float">
            <text:p>0,535714285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TD</text:p>
          </table:table-cell>
          <table:table-cell office:value-type="float" office:value="0.0535714285714" calcext:value-type="float">
            <text:p>0,0535714286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464285714286" calcext:value-type="float">
            <text:p>0,464285714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TEl</text:p>
          </table:table-cell>
          <table:table-cell office:value-type="float" office:value="0.0892857142857" calcext:value-type="float">
            <text:p>0,0892857143</text:p>
          </table:table-cell>
          <table:table-cell office:value-type="float" office:value="0.196428571429" calcext:value-type="float">
            <text:p>0,1964285714</text:p>
          </table:table-cell>
          <table:table-cell office:value-type="float" office:value="0.339285714286" calcext:value-type="float">
            <text:p>0,339285714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TEs</text:p>
          </table:table-cell>
          <table:table-cell office:value-type="float" office:value="0.0178571428571" calcext:value-type="float">
            <text:p>0,0178571429</text:p>
          </table:table-cell>
          <table:table-cell office:value-type="float" office:value="0.0357142857143" calcext:value-type="float">
            <text:p>0,0357142857</text:p>
          </table:table-cell>
          <table:table-cell office:value-type="float" office:value="0.285714285714" calcext:value-type="float">
            <text:p>0,285714285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TS</text:p>
          </table:table-cell>
          <table:table-cell office:value-type="float" office:value="0.0892857142857" calcext:value-type="float">
            <text:p>0,0892857143</text:p>
          </table:table-cell>
          <table:table-cell office:value-type="float" office:value="0.196428571429" calcext:value-type="float">
            <text:p>0,1964285714</text:p>
          </table:table-cell>
          <table:table-cell office:value-type="float" office:value="0.535714285714" calcext:value-type="float">
            <text:p>0,535714285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TSC</text:p>
          </table:table-cell>
          <table:table-cell office:value-type="float" office:value="0.125" calcext:value-type="float">
            <text:p>0,125</text:p>
          </table:table-cell>
          <table:table-cell office:value-type="float" office:value="0.303571428571" calcext:value-type="float">
            <text:p>0,3035714286</text:p>
          </table:table-cell>
          <table:table-cell office:value-type="float" office:value="0.607142857143" calcext:value-type="float">
            <text:p>0,607142857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VD</text:p>
          </table:table-cell>
          <table:table-cell office:value-type="float" office:value="0.107142857143" calcext:value-type="float">
            <text:p>0,1071428571</text:p>
          </table:table-cell>
          <table:table-cell office:value-type="float" office:value="0.232142857143" calcext:value-type="float">
            <text:p>0,2321428571</text:p>
          </table:table-cell>
          <table:table-cell office:value-type="float" office:value="0.410714285714" calcext:value-type="float">
            <text:p>0,410714285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3DC_C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7142857143" calcext:value-type="float">
            <text:p>0,035714285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3DC_MIN</text:p>
          </table:table-cell>
          <table:table-cell office:value-type="float" office:value="0.0178571428571" calcext:value-type="float">
            <text:p>0,0178571429</text:p>
          </table:table-cell>
          <table:table-cell office:value-type="float" office:value="0.0892857142857" calcext:value-type="float">
            <text:p>0,0892857143</text:p>
          </table:table-cell>
          <table:table-cell office:value-type="float" office:value="0.285714285714" calcext:value-type="float">
            <text:p>0,285714285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LOCAL_CB</text:p>
          </table:table-cell>
          <table:table-cell office:value-type="float" office:value="0" calcext:value-type="float">
            <text:p>0</text:p>
          </table:table-cell>
          <table:table-cell office:value-type="float" office:value="0.0178571428571" calcext:value-type="float">
            <text:p>0,0178571429</text:p>
          </table:table-cell>
          <table:table-cell office:value-type="float" office:value="0.0357142857143" calcext:value-type="float">
            <text:p>0,035714285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LOCAL_MIN</text:p>
          </table:table-cell>
          <table:table-cell office:value-type="float" office:value="0" calcext:value-type="float">
            <text:p>0</text:p>
          </table:table-cell>
          <table:table-cell office:value-type="float" office:value="0.0357142857143" calcext:value-type="float">
            <text:p>0,0357142857</text:p>
          </table:table-cell>
          <table:table-cell office:value-type="float" office:value="0.142857142857" calcext:value-type="float">
            <text:p>0,142857142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PAIR_CB</text:p>
          </table:table-cell>
          <table:table-cell office:value-type="float" office:value="0" calcext:value-type="float">
            <text:p>0</text:p>
          </table:table-cell>
          <table:table-cell office:value-type="float" office:value="0.0178571428571" calcext:value-type="float">
            <text:p>0,0178571429</text:p>
          </table:table-cell>
          <table:table-cell office:value-type="float" office:value="0.0892857142857" calcext:value-type="float">
            <text:p>0,089285714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PAIR_MIN</text:p>
          </table:table-cell>
          <table:table-cell office:value-type="float" office:value="0.0178571428571" calcext:value-type="float">
            <text:p>0,0178571429</text:p>
          </table:table-cell>
          <table:table-cell office:value-type="float" office:value="0.0535714285714" calcext:value-type="float">
            <text:p>0,0535714286</text:p>
          </table:table-cell>
          <table:table-cell office:value-type="float" office:value="0.107142857143" calcext:value-type="float">
            <text:p>0,107142857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S3DC_CB</text:p>
          </table:table-cell>
          <table:table-cell office:value-type="float" office:value="0.0178571428571" calcext:value-type="float">
            <text:p>0,0178571429</text:p>
          </table:table-cell>
          <table:table-cell office:value-type="float" office:value="0.0714285714286" calcext:value-type="float">
            <text:p>0,0714285714</text:p>
          </table:table-cell>
          <table:table-cell office:value-type="float" office:value="0.25" calcext:value-type="float">
            <text:p>0,2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S3DC_MIN</text:p>
          </table:table-cell>
          <table:table-cell office:value-type="float" office:value="0.0535714285714" calcext:value-type="float">
            <text:p>0,0535714286</text:p>
          </table:table-cell>
          <table:table-cell office:value-type="float" office:value="0.160714285714" calcext:value-type="float">
            <text:p>0,1607142857</text:p>
          </table:table-cell>
          <table:table-cell office:value-type="float" office:value="0.446428571429" calcext:value-type="float">
            <text:p>0,446428571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DESOLV</text:p>
          </table:table-cell>
          <table:table-cell office:value-type="float" office:value="0.0714285714286" calcext:value-type="float">
            <text:p>0,0714285714</text:p>
          </table:table-cell>
          <table:table-cell office:value-type="float" office:value="0.125" calcext:value-type="float">
            <text:p>0,125</text:p>
          </table:table-cell>
          <table:table-cell office:value-type="float" office:value="0.196428571429" calcext:value-type="float">
            <text:p>0,196428571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ELE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267857142857" calcext:value-type="float">
            <text:p>0,2678571429</text:p>
          </table:table-cell>
          <table:table-cell office:value-type="float" office:value="0.5" calcext:value-type="float">
            <text:p>0,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ODA</text:p>
          </table:table-cell>
          <table:table-cell office:value-type="float" office:value="0.0892857142857" calcext:value-type="float">
            <text:p>0,0892857143</text:p>
          </table:table-cell>
          <table:table-cell office:value-type="float" office:value="0.178571428571" calcext:value-type="float">
            <text:p>0,1785714286</text:p>
          </table:table-cell>
          <table:table-cell office:value-type="float" office:value="0.321428571429" calcext:value-type="float">
            <text:p>0,321428571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PROPNSTS</text:p>
          </table:table-cell>
          <table:table-cell office:value-type="float" office:value="0" calcext:value-type="float">
            <text:p>0</text:p>
          </table:table-cell>
          <table:table-cell office:value-type="float" office:value="0.0178571428571" calcext:value-type="float">
            <text:p>0,0178571429</text:p>
          </table:table-cell>
          <table:table-cell office:value-type="float" office:value="0.0714285714286" calcext:value-type="float">
            <text:p>0,071428571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PYDOCK_TOT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446428571429" calcext:value-type="float">
            <text:p>0,446428571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IPPE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VDW</text:p>
          </table:table-cell>
          <table:table-cell office:value-type="float" office:value="0.0178571428571" calcext:value-type="float">
            <text:p>0,0178571429</text:p>
          </table:table-cell>
          <table:table-cell office:value-type="float" office:value="0.232142857143" calcext:value-type="float">
            <text:p>0,2321428571</text:p>
          </table:table-cell>
          <table:table-cell office:value-type="float" office:value="0.607142857143" calcext:value-type="float">
            <text:p>0,6071428571</text:p>
          </table:table-cell>
          <table:table-cell table:number-columns-repeated="33"/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/gpfs/scratch/bsc54/bsc54563/Analisys_MI_BM4_BM5_METHOD_MIX</text:p>
          </table:table-cell>
          <table:table-cell table:number-columns-repeated="36"/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pdb,list,flexibility,3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=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=</text:p>
          </table:table-cell>
          <table:table-cell table:number-columns-repeated="30"/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AP_calRW</text:p>
          </table:table-cell>
          <table:table-cell office:value-type="float" office:value="0.0508474576271" calcext:value-type="float">
            <text:p>0,0508474576</text:p>
          </table:table-cell>
          <table:table-cell office:value-type="float" office:value="0.152542372881" calcext:value-type="float">
            <text:p>0,1525423729</text:p>
          </table:table-cell>
          <table:table-cell office:value-type="float" office:value="0.64406779661" calcext:value-type="float">
            <text:p>0,644067796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calRWp</text:p>
          </table:table-cell>
          <table:table-cell office:value-type="float" office:value="0.0338983050847" calcext:value-type="float">
            <text:p>0,0338983051</text:p>
          </table:table-cell>
          <table:table-cell office:value-type="float" office:value="0.28813559322" calcext:value-type="float">
            <text:p>0,2881355932</text:p>
          </table:table-cell>
          <table:table-cell office:value-type="float" office:value="0.576271186441" calcext:value-type="float">
            <text:p>0,576271186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DARS</text:p>
          </table:table-cell>
          <table:table-cell office:value-type="float" office:value="0.0169491525424" calcext:value-type="float">
            <text:p>0,0169491525</text:p>
          </table:table-cell>
          <table:table-cell office:value-type="float" office:value="0.186440677966" calcext:value-type="float">
            <text:p>0,186440678</text:p>
          </table:table-cell>
          <table:table-cell office:value-type="float" office:value="0.338983050847" calcext:value-type="float">
            <text:p>0,338983050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DCOMPLEX</text:p>
          </table:table-cell>
          <table:table-cell office:value-type="float" office:value="0.135593220339" calcext:value-type="float">
            <text:p>0,1355932203</text:p>
          </table:table-cell>
          <table:table-cell office:value-type="float" office:value="0.220338983051" calcext:value-type="float">
            <text:p>0,2203389831</text:p>
          </table:table-cell>
          <table:table-cell office:value-type="float" office:value="0.491525423729" calcext:value-type="float">
            <text:p>0,491525423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dDFIRE</text:p>
          </table:table-cell>
          <table:table-cell office:value-type="float" office:value="0.118644067797" calcext:value-type="float">
            <text:p>0,1186440678</text:p>
          </table:table-cell>
          <table:table-cell office:value-type="float" office:value="0.203389830508" calcext:value-type="float">
            <text:p>0,2033898305</text:p>
          </table:table-cell>
          <table:table-cell office:value-type="float" office:value="0.406779661017" calcext:value-type="float">
            <text:p>0,40677966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DFIRE2</text:p>
          </table:table-cell>
          <table:table-cell office:value-type="float" office:value="0.0338983050847" calcext:value-type="float">
            <text:p>0,0338983051</text:p>
          </table:table-cell>
          <table:table-cell office:value-type="float" office:value="0.186440677966" calcext:value-type="float">
            <text:p>0,186440678</text:p>
          </table:table-cell>
          <table:table-cell office:value-type="float" office:value="0.389830508475" calcext:value-type="float">
            <text:p>0,389830508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DOPE</text:p>
          </table:table-cell>
          <table:table-cell office:value-type="float" office:value="0.0169491525424" calcext:value-type="float">
            <text:p>0,0169491525</text:p>
          </table:table-cell>
          <table:table-cell office:value-type="float" office:value="0.101694915254" calcext:value-type="float">
            <text:p>0,1016949153</text:p>
          </table:table-cell>
          <table:table-cell office:value-type="float" office:value="0.305084745763" calcext:value-type="float">
            <text:p>0,305084745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DOPE_HR</text:p>
          </table:table-cell>
          <table:table-cell office:value-type="float" office:value="0.0677966101695" calcext:value-type="float">
            <text:p>0,0677966102</text:p>
          </table:table-cell>
          <table:table-cell office:value-type="float" office:value="0.152542372881" calcext:value-type="float">
            <text:p>0,1525423729</text:p>
          </table:table-cell>
          <table:table-cell office:value-type="float" office:value="0.389830508475" calcext:value-type="float">
            <text:p>0,389830508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GOAP_ALL</text:p>
          </table:table-cell>
          <table:table-cell office:value-type="float" office:value="0.0338983050847" calcext:value-type="float">
            <text:p>0,0338983051</text:p>
          </table:table-cell>
          <table:table-cell office:value-type="float" office:value="0.0508474576271" calcext:value-type="float">
            <text:p>0,0508474576</text:p>
          </table:table-cell>
          <table:table-cell office:value-type="float" office:value="0.203389830508" calcext:value-type="float">
            <text:p>0,203389830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GOAP_DF</text:p>
          </table:table-cell>
          <table:table-cell office:value-type="float" office:value="0.0338983050847" calcext:value-type="float">
            <text:p>0,0338983051</text:p>
          </table:table-cell>
          <table:table-cell office:value-type="float" office:value="0.135593220339" calcext:value-type="float">
            <text:p>0,1355932203</text:p>
          </table:table-cell>
          <table:table-cell office:value-type="float" office:value="0.406779661017" calcext:value-type="float">
            <text:p>0,40677966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GOAP_G</text:p>
          </table:table-cell>
          <table:table-cell office:value-type="float" office:value="0.0169491525424" calcext:value-type="float">
            <text:p>0,0169491525</text:p>
          </table:table-cell>
          <table:table-cell office:value-type="float" office:value="0.0338983050847" calcext:value-type="float">
            <text:p>0,0338983051</text:p>
          </table:table-cell>
          <table:table-cell office:value-type="float" office:value="0.0677966101695" calcext:value-type="float">
            <text:p>0,067796610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MPS</text:p>
          </table:table-cell>
          <table:table-cell office:value-type="float" office:value="0" calcext:value-type="float">
            <text:p>0</text:p>
          </table:table-cell>
          <table:table-cell office:value-type="float" office:value="0.0677966101695" calcext:value-type="float">
            <text:p>0,0677966102</text:p>
          </table:table-cell>
          <table:table-cell office:value-type="float" office:value="0.220338983051" calcext:value-type="float">
            <text:p>0,220338983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PISA</text:p>
          </table:table-cell>
          <table:table-cell office:value-type="float" office:value="0.118644067797" calcext:value-type="float">
            <text:p>0,1186440678</text:p>
          </table:table-cell>
          <table:table-cell office:value-type="float" office:value="0.338983050847" calcext:value-type="float">
            <text:p>0,3389830508</text:p>
          </table:table-cell>
          <table:table-cell office:value-type="float" office:value="0.677966101695" calcext:value-type="float">
            <text:p>0,677966101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T1</text:p>
          </table:table-cell>
          <table:table-cell office:value-type="float" office:value="0.0677966101695" calcext:value-type="float">
            <text:p>0,0677966102</text:p>
          </table:table-cell>
          <table:table-cell office:value-type="float" office:value="0.338983050847" calcext:value-type="float">
            <text:p>0,3389830508</text:p>
          </table:table-cell>
          <table:table-cell office:value-type="float" office:value="0.559322033898" calcext:value-type="float">
            <text:p>0,559322033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T2</text:p>
          </table:table-cell>
          <table:table-cell office:value-type="float" office:value="0.0847457627119" calcext:value-type="float">
            <text:p>0,0847457627</text:p>
          </table:table-cell>
          <table:table-cell office:value-type="float" office:value="0.322033898305" calcext:value-type="float">
            <text:p>0,3220338983</text:p>
          </table:table-cell>
          <table:table-cell office:value-type="float" office:value="0.542372881356" calcext:value-type="float">
            <text:p>0,542372881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URS</text:p>
          </table:table-cell>
          <table:table-cell office:value-type="float" office:value="0.0847457627119" calcext:value-type="float">
            <text:p>0,0847457627</text:p>
          </table:table-cell>
          <table:table-cell office:value-type="float" office:value="0.135593220339" calcext:value-type="float">
            <text:p>0,1355932203</text:p>
          </table:table-cell>
          <table:table-cell office:value-type="float" office:value="0.457627118644" calcext:value-type="float">
            <text:p>0,457627118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WENG</text:p>
          </table:table-cell>
          <table:table-cell table:number-columns-repeated="2" office:value-type="float" office:value="0.0338983050847" calcext:value-type="float">
            <text:p>0,0338983051</text:p>
          </table:table-cell>
          <table:table-cell office:value-type="float" office:value="0.135593220339" calcext:value-type="float">
            <text:p>0,135593220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BFKV</text:p>
          </table:table-cell>
          <table:table-cell office:value-type="float" office:value="0.0847457627119" calcext:value-type="float">
            <text:p>0,0847457627</text:p>
          </table:table-cell>
          <table:table-cell office:value-type="float" office:value="0.203389830508" calcext:value-type="float">
            <text:p>0,2033898305</text:p>
          </table:table-cell>
          <table:table-cell office:value-type="float" office:value="0.423728813559" calcext:value-type="float">
            <text:p>0,423728813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BL</text:p>
          </table:table-cell>
          <table:table-cell office:value-type="float" office:value="0.0338983050847" calcext:value-type="float">
            <text:p>0,0338983051</text:p>
          </table:table-cell>
          <table:table-cell office:value-type="float" office:value="0.186440677966" calcext:value-type="float">
            <text:p>0,186440678</text:p>
          </table:table-cell>
          <table:table-cell office:value-type="float" office:value="0.474576271186" calcext:value-type="float">
            <text:p>0,474576271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BT</text:p>
          </table:table-cell>
          <table:table-cell office:value-type="float" office:value="0.101694915254" calcext:value-type="float">
            <text:p>0,1016949153</text:p>
          </table:table-cell>
          <table:table-cell office:value-type="float" office:value="0.28813559322" calcext:value-type="float">
            <text:p>0,2881355932</text:p>
          </table:table-cell>
          <table:table-cell office:value-type="float" office:value="0.474576271186" calcext:value-type="float">
            <text:p>0,474576271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DECK</text:p>
          </table:table-cell>
          <table:table-cell office:value-type="float" office:value="0.0847457627119" calcext:value-type="float">
            <text:p>0,0847457627</text:p>
          </table:table-cell>
          <table:table-cell office:value-type="float" office:value="0.237288135593" calcext:value-type="float">
            <text:p>0,2372881356</text:p>
          </table:table-cell>
          <table:table-cell office:value-type="float" office:value="0.423728813559" calcext:value-type="float">
            <text:p>0,423728813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3D_CB</text:p>
          </table:table-cell>
          <table:table-cell office:value-type="float" office:value="0.0508474576271" calcext:value-type="float">
            <text:p>0,0508474576</text:p>
          </table:table-cell>
          <table:table-cell office:value-type="float" office:value="0.101694915254" calcext:value-type="float">
            <text:p>0,1016949153</text:p>
          </table:table-cell>
          <table:table-cell office:value-type="float" office:value="0.389830508475" calcext:value-type="float">
            <text:p>0,389830508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3DC_CB</text:p>
          </table:table-cell>
          <table:table-cell office:value-type="float" office:value="0.0169491525424" calcext:value-type="float">
            <text:p>0,0169491525</text:p>
          </table:table-cell>
          <table:table-cell office:value-type="float" office:value="0.0847457627119" calcext:value-type="float">
            <text:p>0,0847457627</text:p>
          </table:table-cell>
          <table:table-cell office:value-type="float" office:value="0.101694915254" calcext:value-type="float">
            <text:p>0,101694915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3DC_MIN</text:p>
          </table:table-cell>
          <table:table-cell office:value-type="float" office:value="0.0169491525424" calcext:value-type="float">
            <text:p>0,0169491525</text:p>
          </table:table-cell>
          <table:table-cell office:value-type="float" office:value="0.152542372881" calcext:value-type="float">
            <text:p>0,1525423729</text:p>
          </table:table-cell>
          <table:table-cell office:value-type="float" office:value="0.406779661017" calcext:value-type="float">
            <text:p>0,40677966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3D_MIN</text:p>
          </table:table-cell>
          <table:table-cell office:value-type="float" office:value="0.0338983050847" calcext:value-type="float">
            <text:p>0,0338983051</text:p>
          </table:table-cell>
          <table:table-cell office:value-type="float" office:value="0.152542372881" calcext:value-type="float">
            <text:p>0,1525423729</text:p>
          </table:table-cell>
          <table:table-cell office:value-type="float" office:value="0.423728813559" calcext:value-type="float">
            <text:p>0,423728813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LOCAL_CB</text:p>
          </table:table-cell>
          <table:table-cell office:value-type="float" office:value="0.0169491525424" calcext:value-type="float">
            <text:p>0,0169491525</text:p>
          </table:table-cell>
          <table:table-cell office:value-type="float" office:value="0.0847457627119" calcext:value-type="float">
            <text:p>0,0847457627</text:p>
          </table:table-cell>
          <table:table-cell office:value-type="float" office:value="0.372881355932" calcext:value-type="float">
            <text:p>0,372881355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LOCAL_MIN</text:p>
          </table:table-cell>
          <table:table-cell office:value-type="float" office:value="0.0677966101695" calcext:value-type="float">
            <text:p>0,0677966102</text:p>
          </table:table-cell>
          <table:table-cell office:value-type="float" office:value="0.169491525424" calcext:value-type="float">
            <text:p>0,1694915254</text:p>
          </table:table-cell>
          <table:table-cell office:value-type="float" office:value="0.457627118644" calcext:value-type="float">
            <text:p>0,457627118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PAIR_CB</text:p>
          </table:table-cell>
          <table:table-cell office:value-type="float" office:value="0.0169491525424" calcext:value-type="float">
            <text:p>0,0169491525</text:p>
          </table:table-cell>
          <table:table-cell office:value-type="float" office:value="0.0847457627119" calcext:value-type="float">
            <text:p>0,0847457627</text:p>
          </table:table-cell>
          <table:table-cell office:value-type="float" office:value="0.237288135593" calcext:value-type="float">
            <text:p>0,237288135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PAIR_MIN</text:p>
          </table:table-cell>
          <table:table-cell office:value-type="float" office:value="0.0338983050847" calcext:value-type="float">
            <text:p>0,0338983051</text:p>
          </table:table-cell>
          <table:table-cell office:value-type="float" office:value="0.118644067797" calcext:value-type="float">
            <text:p>0,1186440678</text:p>
          </table:table-cell>
          <table:table-cell office:value-type="float" office:value="0.372881355932" calcext:value-type="float">
            <text:p>0,372881355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S3DC_CB</text:p>
          </table:table-cell>
          <table:table-cell office:value-type="float" office:value="0" calcext:value-type="float">
            <text:p>0</text:p>
          </table:table-cell>
          <table:table-cell office:value-type="float" office:value="0.0338983050847" calcext:value-type="float">
            <text:p>0,0338983051</text:p>
          </table:table-cell>
          <table:table-cell office:value-type="float" office:value="0.152542372881" calcext:value-type="float">
            <text:p>0,152542372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S3DC_MIN</text:p>
          </table:table-cell>
          <table:table-cell office:value-type="float" office:value="0.0338983050847" calcext:value-type="float">
            <text:p>0,0338983051</text:p>
          </table:table-cell>
          <table:table-cell office:value-type="float" office:value="0.118644067797" calcext:value-type="float">
            <text:p>0,1186440678</text:p>
          </table:table-cell>
          <table:table-cell office:value-type="float" office:value="0.440677966102" calcext:value-type="float">
            <text:p>0,440677966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GKS</text:p>
          </table:table-cell>
          <table:table-cell office:value-type="float" office:value="0.0169491525424" calcext:value-type="float">
            <text:p>0,0169491525</text:p>
          </table:table-cell>
          <table:table-cell office:value-type="float" office:value="0.0847457627119" calcext:value-type="float">
            <text:p>0,0847457627</text:p>
          </table:table-cell>
          <table:table-cell office:value-type="float" office:value="0.389830508475" calcext:value-type="float">
            <text:p>0,389830508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HLPL</text:p>
          </table:table-cell>
          <table:table-cell office:value-type="float" office:value="0.101694915254" calcext:value-type="float">
            <text:p>0,1016949153</text:p>
          </table:table-cell>
          <table:table-cell office:value-type="float" office:value="0.305084745763" calcext:value-type="float">
            <text:p>0,3050847458</text:p>
          </table:table-cell>
          <table:table-cell office:value-type="float" office:value="0.559322033898" calcext:value-type="float">
            <text:p>0,559322033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MJ1</text:p>
          </table:table-cell>
          <table:table-cell office:value-type="float" office:value="0.0169491525424" calcext:value-type="float">
            <text:p>0,0169491525</text:p>
          </table:table-cell>
          <table:table-cell office:value-type="float" office:value="0.0847457627119" calcext:value-type="float">
            <text:p>0,0847457627</text:p>
          </table:table-cell>
          <table:table-cell office:value-type="float" office:value="0.28813559322" calcext:value-type="float">
            <text:p>0,288135593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MJ2</text:p>
          </table:table-cell>
          <table:table-cell office:value-type="float" office:value="0.0169491525424" calcext:value-type="float">
            <text:p>0,0169491525</text:p>
          </table:table-cell>
          <table:table-cell office:value-type="float" office:value="0.0847457627119" calcext:value-type="float">
            <text:p>0,0847457627</text:p>
          </table:table-cell>
          <table:table-cell office:value-type="float" office:value="0.389830508475" calcext:value-type="float">
            <text:p>0,389830508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MJ2h</text:p>
          </table:table-cell>
          <table:table-cell office:value-type="float" office:value="0.0677966101695" calcext:value-type="float">
            <text:p>0,0677966102</text:p>
          </table:table-cell>
          <table:table-cell office:value-type="float" office:value="0.152542372881" calcext:value-type="float">
            <text:p>0,1525423729</text:p>
          </table:table-cell>
          <table:table-cell office:value-type="float" office:value="0.542372881356" calcext:value-type="float">
            <text:p>0,542372881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MJ3h</text:p>
          </table:table-cell>
          <table:table-cell office:value-type="float" office:value="0.0508474576271" calcext:value-type="float">
            <text:p>0,0508474576</text:p>
          </table:table-cell>
          <table:table-cell office:value-type="float" office:value="0.169491525424" calcext:value-type="float">
            <text:p>0,1694915254</text:p>
          </table:table-cell>
          <table:table-cell office:value-type="float" office:value="0.338983050847" calcext:value-type="float">
            <text:p>0,338983050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MJPL</text:p>
          </table:table-cell>
          <table:table-cell office:value-type="float" office:value="0.0677966101695" calcext:value-type="float">
            <text:p>0,0677966102</text:p>
          </table:table-cell>
          <table:table-cell office:value-type="float" office:value="0.237288135593" calcext:value-type="float">
            <text:p>0,2372881356</text:p>
          </table:table-cell>
          <table:table-cell office:value-type="float" office:value="0.491525423729" calcext:value-type="float">
            <text:p>0,491525423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MS</text:p>
          </table:table-cell>
          <table:table-cell office:value-type="float" office:value="0.0169491525424" calcext:value-type="float">
            <text:p>0,0169491525</text:p>
          </table:table-cell>
          <table:table-cell office:value-type="float" office:value="0.0847457627119" calcext:value-type="float">
            <text:p>0,0847457627</text:p>
          </table:table-cell>
          <table:table-cell office:value-type="float" office:value="0.423728813559" calcext:value-type="float">
            <text:p>0,423728813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MSBM</text:p>
          </table:table-cell>
          <table:table-cell office:value-type="float" office:value="0.0338983050847" calcext:value-type="float">
            <text:p>0,0338983051</text:p>
          </table:table-cell>
          <table:table-cell office:value-type="float" office:value="0.0847457627119" calcext:value-type="float">
            <text:p>0,0847457627</text:p>
          </table:table-cell>
          <table:table-cell office:value-type="float" office:value="0.28813559322" calcext:value-type="float">
            <text:p>0,288135593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Qa</text:p>
          </table:table-cell>
          <table:table-cell office:value-type="float" office:value="0.0169491525424" calcext:value-type="float">
            <text:p>0,0169491525</text:p>
          </table:table-cell>
          <table:table-cell office:value-type="float" office:value="0.0508474576271" calcext:value-type="float">
            <text:p>0,0508474576</text:p>
          </table:table-cell>
          <table:table-cell office:value-type="float" office:value="0.237288135593" calcext:value-type="float">
            <text:p>0,237288135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Qm</text:p>
          </table:table-cell>
          <table:table-cell office:value-type="float" office:value="0.0169491525424" calcext:value-type="float">
            <text:p>0,0169491525</text:p>
          </table:table-cell>
          <table:table-cell office:value-type="float" office:value="0.0847457627119" calcext:value-type="float">
            <text:p>0,0847457627</text:p>
          </table:table-cell>
          <table:table-cell office:value-type="float" office:value="0.305084745763" calcext:value-type="float">
            <text:p>0,305084745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Qp</text:p>
          </table:table-cell>
          <table:table-cell office:value-type="float" office:value="0.0677966101695" calcext:value-type="float">
            <text:p>0,0677966102</text:p>
          </table:table-cell>
          <table:table-cell office:value-type="float" office:value="0.237288135593" calcext:value-type="float">
            <text:p>0,2372881356</text:p>
          </table:table-cell>
          <table:table-cell office:value-type="float" office:value="0.576271186441" calcext:value-type="float">
            <text:p>0,576271186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RMFCA</text:p>
          </table:table-cell>
          <table:table-cell office:value-type="float" office:value="0.0677966101695" calcext:value-type="float">
            <text:p>0,0677966102</text:p>
          </table:table-cell>
          <table:table-cell office:value-type="float" office:value="0.220338983051" calcext:value-type="float">
            <text:p>0,2203389831</text:p>
          </table:table-cell>
          <table:table-cell office:value-type="float" office:value="0.508474576271" calcext:value-type="float">
            <text:p>0,508474576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RMFCEN1</text:p>
          </table:table-cell>
          <table:table-cell office:value-type="float" office:value="0.0508474576271" calcext:value-type="float">
            <text:p>0,0508474576</text:p>
          </table:table-cell>
          <table:table-cell office:value-type="float" office:value="0.186440677966" calcext:value-type="float">
            <text:p>0,186440678</text:p>
          </table:table-cell>
          <table:table-cell office:value-type="float" office:value="0.525423728814" calcext:value-type="float">
            <text:p>0,525423728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RMFCEN2</text:p>
          </table:table-cell>
          <table:table-cell office:value-type="float" office:value="0.0677966101695" calcext:value-type="float">
            <text:p>0,0677966102</text:p>
          </table:table-cell>
          <table:table-cell office:value-type="float" office:value="0.203389830508" calcext:value-type="float">
            <text:p>0,2033898305</text:p>
          </table:table-cell>
          <table:table-cell office:value-type="float" office:value="0.525423728814" calcext:value-type="float">
            <text:p>0,525423728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RO</text:p>
          </table:table-cell>
          <table:table-cell office:value-type="float" office:value="0.0169491525424" calcext:value-type="float">
            <text:p>0,0169491525</text:p>
          </table:table-cell>
          <table:table-cell office:value-type="float" office:value="0.118644067797" calcext:value-type="float">
            <text:p>0,1186440678</text:p>
          </table:table-cell>
          <table:table-cell office:value-type="float" office:value="0.305084745763" calcext:value-type="float">
            <text:p>0,305084745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SJKG</text:p>
          </table:table-cell>
          <table:table-cell office:value-type="float" office:value="0.0169491525424" calcext:value-type="float">
            <text:p>0,0169491525</text:p>
          </table:table-cell>
          <table:table-cell office:value-type="float" office:value="0.135593220339" calcext:value-type="float">
            <text:p>0,1355932203</text:p>
          </table:table-cell>
          <table:table-cell office:value-type="float" office:value="0.305084745763" calcext:value-type="float">
            <text:p>0,305084745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SKOa</text:p>
          </table:table-cell>
          <table:table-cell office:value-type="float" office:value="0.0338983050847" calcext:value-type="float">
            <text:p>0,0338983051</text:p>
          </table:table-cell>
          <table:table-cell office:value-type="float" office:value="0.152542372881" calcext:value-type="float">
            <text:p>0,1525423729</text:p>
          </table:table-cell>
          <table:table-cell office:value-type="float" office:value="0.338983050847" calcext:value-type="float">
            <text:p>0,338983050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SKOb</text:p>
          </table:table-cell>
          <table:table-cell office:value-type="float" office:value="0.0508474576271" calcext:value-type="float">
            <text:p>0,0508474576</text:p>
          </table:table-cell>
          <table:table-cell office:value-type="float" office:value="0.169491525424" calcext:value-type="float">
            <text:p>0,1694915254</text:p>
          </table:table-cell>
          <table:table-cell office:value-type="float" office:value="0.457627118644" calcext:value-type="float">
            <text:p>0,457627118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SKOIP</text:p>
          </table:table-cell>
          <table:table-cell office:value-type="float" office:value="0.0677966101695" calcext:value-type="float">
            <text:p>0,0677966102</text:p>
          </table:table-cell>
          <table:table-cell office:value-type="float" office:value="0.135593220339" calcext:value-type="float">
            <text:p>0,1355932203</text:p>
          </table:table-cell>
          <table:table-cell office:value-type="float" office:value="0.440677966102" calcext:value-type="float">
            <text:p>0,440677966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TB</text:p>
          </table:table-cell>
          <table:table-cell office:value-type="float" office:value="0.0677966101695" calcext:value-type="float">
            <text:p>0,0677966102</text:p>
          </table:table-cell>
          <table:table-cell office:value-type="float" office:value="0.220338983051" calcext:value-type="float">
            <text:p>0,2203389831</text:p>
          </table:table-cell>
          <table:table-cell office:value-type="float" office:value="0.440677966102" calcext:value-type="float">
            <text:p>0,440677966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TD</text:p>
          </table:table-cell>
          <table:table-cell office:value-type="float" office:value="0.0847457627119" calcext:value-type="float">
            <text:p>0,0847457627</text:p>
          </table:table-cell>
          <table:table-cell office:value-type="float" office:value="0.237288135593" calcext:value-type="float">
            <text:p>0,2372881356</text:p>
          </table:table-cell>
          <table:table-cell office:value-type="float" office:value="0.474576271186" calcext:value-type="float">
            <text:p>0,474576271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TEl</text:p>
          </table:table-cell>
          <table:table-cell office:value-type="float" office:value="0.0847457627119" calcext:value-type="float">
            <text:p>0,0847457627</text:p>
          </table:table-cell>
          <table:table-cell office:value-type="float" office:value="0.186440677966" calcext:value-type="float">
            <text:p>0,186440678</text:p>
          </table:table-cell>
          <table:table-cell office:value-type="float" office:value="0.423728813559" calcext:value-type="float">
            <text:p>0,423728813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TEs</text:p>
          </table:table-cell>
          <table:table-cell office:value-type="float" office:value="0.0338983050847" calcext:value-type="float">
            <text:p>0,0338983051</text:p>
          </table:table-cell>
          <table:table-cell office:value-type="float" office:value="0.135593220339" calcext:value-type="float">
            <text:p>0,1355932203</text:p>
          </table:table-cell>
          <table:table-cell office:value-type="float" office:value="0.440677966102" calcext:value-type="float">
            <text:p>0,440677966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TS</text:p>
          </table:table-cell>
          <table:table-cell office:value-type="float" office:value="0.0338983050847" calcext:value-type="float">
            <text:p>0,0338983051</text:p>
          </table:table-cell>
          <table:table-cell office:value-type="float" office:value="0.186440677966" calcext:value-type="float">
            <text:p>0,186440678</text:p>
          </table:table-cell>
          <table:table-cell office:value-type="float" office:value="0.559322033898" calcext:value-type="float">
            <text:p>0,559322033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TSC</text:p>
          </table:table-cell>
          <table:table-cell office:value-type="float" office:value="0.101694915254" calcext:value-type="float">
            <text:p>0,1016949153</text:p>
          </table:table-cell>
          <table:table-cell office:value-type="float" office:value="0.28813559322" calcext:value-type="float">
            <text:p>0,2881355932</text:p>
          </table:table-cell>
          <table:table-cell office:value-type="float" office:value="0.593220338983" calcext:value-type="float">
            <text:p>0,59322033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VD</text:p>
          </table:table-cell>
          <table:table-cell office:value-type="float" office:value="0.0508474576271" calcext:value-type="float">
            <text:p>0,0508474576</text:p>
          </table:table-cell>
          <table:table-cell office:value-type="float" office:value="0.101694915254" calcext:value-type="float">
            <text:p>0,1016949153</text:p>
          </table:table-cell>
          <table:table-cell office:value-type="float" office:value="0.338983050847" calcext:value-type="float">
            <text:p>0,338983050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3DC_C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77966101695" calcext:value-type="float">
            <text:p>0,067796610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3DC_MIN</text:p>
          </table:table-cell>
          <table:table-cell office:value-type="float" office:value="0" calcext:value-type="float">
            <text:p>0</text:p>
          </table:table-cell>
          <table:table-cell office:value-type="float" office:value="0.0508474576271" calcext:value-type="float">
            <text:p>0,0508474576</text:p>
          </table:table-cell>
          <table:table-cell office:value-type="float" office:value="0.220338983051" calcext:value-type="float">
            <text:p>0,220338983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LOCAL_C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47457627119" calcext:value-type="float">
            <text:p>0,084745762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LOCAL_MIN</text:p>
          </table:table-cell>
          <table:table-cell office:value-type="float" office:value="0" calcext:value-type="float">
            <text:p>0</text:p>
          </table:table-cell>
          <table:table-cell office:value-type="float" office:value="0.0169491525424" calcext:value-type="float">
            <text:p>0,0169491525</text:p>
          </table:table-cell>
          <table:table-cell office:value-type="float" office:value="0.118644067797" calcext:value-type="float">
            <text:p>0,118644067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PAIR_C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47457627119" calcext:value-type="float">
            <text:p>0,084745762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PAIR_MIN</text:p>
          </table:table-cell>
          <table:table-cell office:value-type="float" office:value="0.0169491525424" calcext:value-type="float">
            <text:p>0,0169491525</text:p>
          </table:table-cell>
          <table:table-cell office:value-type="float" office:value="0.0508474576271" calcext:value-type="float">
            <text:p>0,0508474576</text:p>
          </table:table-cell>
          <table:table-cell office:value-type="float" office:value="0.169491525424" calcext:value-type="float">
            <text:p>0,169491525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S3DC_CB</text:p>
          </table:table-cell>
          <table:table-cell office:value-type="float" office:value="0" calcext:value-type="float">
            <text:p>0</text:p>
          </table:table-cell>
          <table:table-cell office:value-type="float" office:value="0.0169491525424" calcext:value-type="float">
            <text:p>0,0169491525</text:p>
          </table:table-cell>
          <table:table-cell office:value-type="float" office:value="0.135593220339" calcext:value-type="float">
            <text:p>0,135593220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S3DC_MIN</text:p>
          </table:table-cell>
          <table:table-cell office:value-type="float" office:value="0.0338983050847" calcext:value-type="float">
            <text:p>0,0338983051</text:p>
          </table:table-cell>
          <table:table-cell office:value-type="float" office:value="0.169491525424" calcext:value-type="float">
            <text:p>0,1694915254</text:p>
          </table:table-cell>
          <table:table-cell office:value-type="float" office:value="0.389830508475" calcext:value-type="float">
            <text:p>0,389830508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DESOLV</text:p>
          </table:table-cell>
          <table:table-cell office:value-type="float" office:value="0" calcext:value-type="float">
            <text:p>0</text:p>
          </table:table-cell>
          <table:table-cell office:value-type="float" office:value="0.0338983050847" calcext:value-type="float">
            <text:p>0,0338983051</text:p>
          </table:table-cell>
          <table:table-cell office:value-type="float" office:value="0.169491525424" calcext:value-type="float">
            <text:p>0,169491525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ELE</text:p>
          </table:table-cell>
          <table:table-cell office:value-type="float" office:value="0.0677966101695" calcext:value-type="float">
            <text:p>0,0677966102</text:p>
          </table:table-cell>
          <table:table-cell office:value-type="float" office:value="0.186440677966" calcext:value-type="float">
            <text:p>0,186440678</text:p>
          </table:table-cell>
          <table:table-cell office:value-type="float" office:value="0.372881355932" calcext:value-type="float">
            <text:p>0,372881355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ODA</text:p>
          </table:table-cell>
          <table:table-cell office:value-type="float" office:value="0.0338983050847" calcext:value-type="float">
            <text:p>0,0338983051</text:p>
          </table:table-cell>
          <table:table-cell office:value-type="float" office:value="0.135593220339" calcext:value-type="float">
            <text:p>0,1355932203</text:p>
          </table:table-cell>
          <table:table-cell office:value-type="float" office:value="0.237288135593" calcext:value-type="float">
            <text:p>0,237288135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PROPNSTS</text:p>
          </table:table-cell>
          <table:table-cell office:value-type="float" office:value="0" calcext:value-type="float">
            <text:p>0</text:p>
          </table:table-cell>
          <table:table-cell office:value-type="float" office:value="0.0169491525424" calcext:value-type="float">
            <text:p>0,0169491525</text:p>
          </table:table-cell>
          <table:table-cell office:value-type="float" office:value="0.0677966101695" calcext:value-type="float">
            <text:p>0,067796610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PYDOCK_TOT</text:p>
          </table:table-cell>
          <table:table-cell office:value-type="float" office:value="0.135593220339" calcext:value-type="float">
            <text:p>0,1355932203</text:p>
          </table:table-cell>
          <table:table-cell office:value-type="float" office:value="0.152542372881" calcext:value-type="float">
            <text:p>0,1525423729</text:p>
          </table:table-cell>
          <table:table-cell office:value-type="float" office:value="0.338983050847" calcext:value-type="float">
            <text:p>0,338983050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IPP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08474576271" calcext:value-type="float">
            <text:p>0,050847457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VDW</text:p>
          </table:table-cell>
          <table:table-cell office:value-type="float" office:value="0.0338983050847" calcext:value-type="float">
            <text:p>0,0338983051</text:p>
          </table:table-cell>
          <table:table-cell office:value-type="float" office:value="0.169491525424" calcext:value-type="float">
            <text:p>0,1694915254</text:p>
          </table:table-cell>
          <table:table-cell office:value-type="float" office:value="0.559322033898" calcext:value-type="float">
            <text:p>0,5593220339</text:p>
          </table:table-cell>
          <table:table-cell table:number-columns-repeated="33"/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/gpfs/scratch/bsc54/bsc54563/Analisys_MI_BM4_BM5_METHOD_MIX</text:p>
          </table:table-cell>
          <table:table-cell table:number-columns-repeated="36"/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pdb,list,flexibility,4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=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=</text:p>
          </table:table-cell>
          <table:table-cell table:number-columns-repeated="30"/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AP_calRW</text:p>
          </table:table-cell>
          <table:table-cell office:value-type="float" office:value="0.0769230769231" calcext:value-type="float">
            <text:p>0,0769230769</text:p>
          </table:table-cell>
          <table:table-cell office:value-type="float" office:value="0.153846153846" calcext:value-type="float">
            <text:p>0,1538461538</text:p>
          </table:table-cell>
          <table:table-cell office:value-type="float" office:value="0.5" calcext:value-type="float">
            <text:p>0,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calRWp</text:p>
          </table:table-cell>
          <table:table-cell office:value-type="float" office:value="0.0384615384615" calcext:value-type="float">
            <text:p>0,0384615385</text:p>
          </table:table-cell>
          <table:table-cell office:value-type="float" office:value="0.153846153846" calcext:value-type="float">
            <text:p>0,1538461538</text:p>
          </table:table-cell>
          <table:table-cell office:value-type="float" office:value="0.384615384615" calcext:value-type="float">
            <text:p>0,384615384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DARS</text:p>
          </table:table-cell>
          <table:table-cell office:value-type="float" office:value="0.0769230769231" calcext:value-type="float">
            <text:p>0,0769230769</text:p>
          </table:table-cell>
          <table:table-cell office:value-type="float" office:value="0.192307692308" calcext:value-type="float">
            <text:p>0,1923076923</text:p>
          </table:table-cell>
          <table:table-cell office:value-type="float" office:value="0.346153846154" calcext:value-type="float">
            <text:p>0,346153846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DCOMPLEX</text:p>
          </table:table-cell>
          <table:table-cell office:value-type="float" office:value="0" calcext:value-type="float">
            <text:p>0</text:p>
          </table:table-cell>
          <table:table-cell office:value-type="float" office:value="0.0384615384615" calcext:value-type="float">
            <text:p>0,0384615385</text:p>
          </table:table-cell>
          <table:table-cell office:value-type="float" office:value="0.230769230769" calcext:value-type="float">
            <text:p>0,230769230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dDFIRE</text:p>
          </table:table-cell>
          <table:table-cell office:value-type="float" office:value="0" calcext:value-type="float">
            <text:p>0</text:p>
          </table:table-cell>
          <table:table-cell office:value-type="float" office:value="0.153846153846" calcext:value-type="float">
            <text:p>0,1538461538</text:p>
          </table:table-cell>
          <table:table-cell office:value-type="float" office:value="0.346153846154" calcext:value-type="float">
            <text:p>0,346153846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DFIRE2</text:p>
          </table:table-cell>
          <table:table-cell office:value-type="float" office:value="0" calcext:value-type="float">
            <text:p>0</text:p>
          </table:table-cell>
          <table:table-cell office:value-type="float" office:value="0.0769230769231" calcext:value-type="float">
            <text:p>0,0769230769</text:p>
          </table:table-cell>
          <table:table-cell office:value-type="float" office:value="0.307692307692" calcext:value-type="float">
            <text:p>0,307692307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DOPE</text:p>
          </table:table-cell>
          <table:table-cell office:value-type="float" office:value="0" calcext:value-type="float">
            <text:p>0</text:p>
          </table:table-cell>
          <table:table-cell office:value-type="float" office:value="0.0384615384615" calcext:value-type="float">
            <text:p>0,0384615385</text:p>
          </table:table-cell>
          <table:table-cell office:value-type="float" office:value="0.153846153846" calcext:value-type="float">
            <text:p>0,153846153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DOPE_H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3846153846" calcext:value-type="float">
            <text:p>0,153846153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GOAP_ALL</text:p>
          </table:table-cell>
          <table:table-cell office:value-type="float" office:value="0" calcext:value-type="float">
            <text:p>0</text:p>
          </table:table-cell>
          <table:table-cell office:value-type="float" office:value="0.0769230769231" calcext:value-type="float">
            <text:p>0,0769230769</text:p>
          </table:table-cell>
          <table:table-cell office:value-type="float" office:value="0.153846153846" calcext:value-type="float">
            <text:p>0,153846153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GOAP_DF</text:p>
          </table:table-cell>
          <table:table-cell office:value-type="float" office:value="0" calcext:value-type="float">
            <text:p>0</text:p>
          </table:table-cell>
          <table:table-cell office:value-type="float" office:value="0.0384615384615" calcext:value-type="float">
            <text:p>0,0384615385</text:p>
          </table:table-cell>
          <table:table-cell office:value-type="float" office:value="0.192307692308" calcext:value-type="float">
            <text:p>0,192307692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GOAP_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5384615385" calcext:value-type="float">
            <text:p>0,115384615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MPS</text:p>
          </table:table-cell>
          <table:table-cell office:value-type="float" office:value="0.0384615384615" calcext:value-type="float">
            <text:p>0,0384615385</text:p>
          </table:table-cell>
          <table:table-cell office:value-type="float" office:value="0.0769230769231" calcext:value-type="float">
            <text:p>0,0769230769</text:p>
          </table:table-cell>
          <table:table-cell office:value-type="float" office:value="0.307692307692" calcext:value-type="float">
            <text:p>0,307692307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PISA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.269230769231" calcext:value-type="float">
            <text:p>0,2692307692</text:p>
          </table:table-cell>
          <table:table-cell office:value-type="float" office:value="0.538461538462" calcext:value-type="float">
            <text:p>0,538461538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T1</text:p>
          </table:table-cell>
          <table:table-cell office:value-type="float" office:value="0" calcext:value-type="float">
            <text:p>0</text:p>
          </table:table-cell>
          <table:table-cell office:value-type="float" office:value="0.192307692308" calcext:value-type="float">
            <text:p>0,1923076923</text:p>
          </table:table-cell>
          <table:table-cell office:value-type="float" office:value="0.384615384615" calcext:value-type="float">
            <text:p>0,384615384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T2</text:p>
          </table:table-cell>
          <table:table-cell office:value-type="float" office:value="0.0384615384615" calcext:value-type="float">
            <text:p>0,0384615385</text:p>
          </table:table-cell>
          <table:table-cell office:value-type="float" office:value="0.0769230769231" calcext:value-type="float">
            <text:p>0,0769230769</text:p>
          </table:table-cell>
          <table:table-cell office:value-type="float" office:value="0.5" calcext:value-type="float">
            <text:p>0,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URS</text:p>
          </table:table-cell>
          <table:table-cell office:value-type="float" office:value="0" calcext:value-type="float">
            <text:p>0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.346153846154" calcext:value-type="float">
            <text:p>0,346153846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WE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5384615385" calcext:value-type="float">
            <text:p>0,115384615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BFKV</text:p>
          </table:table-cell>
          <table:table-cell office:value-type="float" office:value="0" calcext:value-type="float">
            <text:p>0</text:p>
          </table:table-cell>
          <table:table-cell office:value-type="float" office:value="0.153846153846" calcext:value-type="float">
            <text:p>0,1538461538</text:p>
          </table:table-cell>
          <table:table-cell office:value-type="float" office:value="0.346153846154" calcext:value-type="float">
            <text:p>0,346153846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BL</text:p>
          </table:table-cell>
          <table:table-cell office:value-type="float" office:value="0" calcext:value-type="float">
            <text:p>0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.230769230769" calcext:value-type="float">
            <text:p>0,230769230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BT</text:p>
          </table:table-cell>
          <table:table-cell office:value-type="float" office:value="0" calcext:value-type="float">
            <text:p>0</text:p>
          </table:table-cell>
          <table:table-cell office:value-type="float" office:value="0.192307692308" calcext:value-type="float">
            <text:p>0,1923076923</text:p>
          </table:table-cell>
          <table:table-cell office:value-type="float" office:value="0.461538461538" calcext:value-type="float">
            <text:p>0,461538461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DECK</text:p>
          </table:table-cell>
          <table:table-cell office:value-type="float" office:value="0.153846153846" calcext:value-type="float">
            <text:p>0,1538461538</text:p>
          </table:table-cell>
          <table:table-cell office:value-type="float" office:value="0.192307692308" calcext:value-type="float">
            <text:p>0,1923076923</text:p>
          </table:table-cell>
          <table:table-cell office:value-type="float" office:value="0.384615384615" calcext:value-type="float">
            <text:p>0,384615384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3D_CB</text:p>
          </table:table-cell>
          <table:table-cell office:value-type="float" office:value="0" calcext:value-type="float">
            <text:p>0</text:p>
          </table:table-cell>
          <table:table-cell office:value-type="float" office:value="0.0769230769231" calcext:value-type="float">
            <text:p>0,0769230769</text:p>
          </table:table-cell>
          <table:table-cell office:value-type="float" office:value="0.384615384615" calcext:value-type="float">
            <text:p>0,384615384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3DC_CB</text:p>
          </table:table-cell>
          <table:table-cell office:value-type="float" office:value="0" calcext:value-type="float">
            <text:p>0</text:p>
          </table:table-cell>
          <table:table-cell office:value-type="float" office:value="0.0384615384615" calcext:value-type="float">
            <text:p>0,0384615385</text:p>
          </table:table-cell>
          <table:table-cell office:value-type="float" office:value="0.153846153846" calcext:value-type="float">
            <text:p>0,153846153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3DC_MIN</text:p>
          </table:table-cell>
          <table:table-cell office:value-type="float" office:value="0" calcext:value-type="float">
            <text:p>0</text:p>
          </table:table-cell>
          <table:table-cell office:value-type="float" office:value="0.0769230769231" calcext:value-type="float">
            <text:p>0,0769230769</text:p>
          </table:table-cell>
          <table:table-cell office:value-type="float" office:value="0.269230769231" calcext:value-type="float">
            <text:p>0,269230769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3D_MIN</text:p>
          </table:table-cell>
          <table:table-cell office:value-type="float" office:value="0" calcext:value-type="float">
            <text:p>0</text:p>
          </table:table-cell>
          <table:table-cell office:value-type="float" office:value="0.0769230769231" calcext:value-type="float">
            <text:p>0,0769230769</text:p>
          </table:table-cell>
          <table:table-cell office:value-type="float" office:value="0.384615384615" calcext:value-type="float">
            <text:p>0,384615384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LOCAL_CB</text:p>
          </table:table-cell>
          <table:table-cell office:value-type="float" office:value="0" calcext:value-type="float">
            <text:p>0</text:p>
          </table:table-cell>
          <table:table-cell office:value-type="float" office:value="0.0769230769231" calcext:value-type="float">
            <text:p>0,0769230769</text:p>
          </table:table-cell>
          <table:table-cell office:value-type="float" office:value="0.384615384615" calcext:value-type="float">
            <text:p>0,384615384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LOCAL_MIN</text:p>
          </table:table-cell>
          <table:table-cell office:value-type="float" office:value="0" calcext:value-type="float">
            <text:p>0</text:p>
          </table:table-cell>
          <table:table-cell office:value-type="float" office:value="0.0769230769231" calcext:value-type="float">
            <text:p>0,0769230769</text:p>
          </table:table-cell>
          <table:table-cell office:value-type="float" office:value="0.423076923077" calcext:value-type="float">
            <text:p>0,423076923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PAIR_CB</text:p>
          </table:table-cell>
          <table:table-cell office:value-type="float" office:value="0.0384615384615" calcext:value-type="float">
            <text:p>0,0384615385</text:p>
          </table:table-cell>
          <table:table-cell office:value-type="float" office:value="0.0769230769231" calcext:value-type="float">
            <text:p>0,0769230769</text:p>
          </table:table-cell>
          <table:table-cell office:value-type="float" office:value="0.153846153846" calcext:value-type="float">
            <text:p>0,153846153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PAIR_MIN</text:p>
          </table:table-cell>
          <table:table-cell office:value-type="float" office:value="0" calcext:value-type="float">
            <text:p>0</text:p>
          </table:table-cell>
          <table:table-cell office:value-type="float" office:value="0.0384615384615" calcext:value-type="float">
            <text:p>0,0384615385</text:p>
          </table:table-cell>
          <table:table-cell office:value-type="float" office:value="0.192307692308" calcext:value-type="float">
            <text:p>0,192307692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S3DC_CB</text:p>
          </table:table-cell>
          <table:table-cell office:value-type="float" office:value="0.0384615384615" calcext:value-type="float">
            <text:p>0,0384615385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.230769230769" calcext:value-type="float">
            <text:p>0,230769230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S3DC_MIN</text:p>
          </table:table-cell>
          <table:table-cell office:value-type="float" office:value="0" calcext:value-type="float">
            <text:p>0</text:p>
          </table:table-cell>
          <table:table-cell office:value-type="float" office:value="0.0769230769231" calcext:value-type="float">
            <text:p>0,0769230769</text:p>
          </table:table-cell>
          <table:table-cell office:value-type="float" office:value="0.269230769231" calcext:value-type="float">
            <text:p>0,269230769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GK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2307692308" calcext:value-type="float">
            <text:p>0,192307692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HLPL</text:p>
          </table:table-cell>
          <table:table-cell office:value-type="float" office:value="0.0769230769231" calcext:value-type="float">
            <text:p>0,0769230769</text:p>
          </table:table-cell>
          <table:table-cell office:value-type="float" office:value="0.269230769231" calcext:value-type="float">
            <text:p>0,2692307692</text:p>
          </table:table-cell>
          <table:table-cell office:value-type="float" office:value="0.5" calcext:value-type="float">
            <text:p>0,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MJ1</text:p>
          </table:table-cell>
          <table:table-cell office:value-type="float" office:value="0" calcext:value-type="float">
            <text:p>0</text:p>
          </table:table-cell>
          <table:table-cell office:value-type="float" office:value="0.0769230769231" calcext:value-type="float">
            <text:p>0,0769230769</text:p>
          </table:table-cell>
          <table:table-cell office:value-type="float" office:value="0.115384615385" calcext:value-type="float">
            <text:p>0,115384615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MJ2</text:p>
          </table:table-cell>
          <table:table-cell office:value-type="float" office:value="0" calcext:value-type="float">
            <text:p>0</text:p>
          </table:table-cell>
          <table:table-cell office:value-type="float" office:value="0.0384615384615" calcext:value-type="float">
            <text:p>0,0384615385</text:p>
          </table:table-cell>
          <table:table-cell office:value-type="float" office:value="0.230769230769" calcext:value-type="float">
            <text:p>0,230769230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MJ2h</text:p>
          </table:table-cell>
          <table:table-cell office:value-type="float" office:value="0.0769230769231" calcext:value-type="float">
            <text:p>0,0769230769</text:p>
          </table:table-cell>
          <table:table-cell office:value-type="float" office:value="0.192307692308" calcext:value-type="float">
            <text:p>0,1923076923</text:p>
          </table:table-cell>
          <table:table-cell office:value-type="float" office:value="0.538461538462" calcext:value-type="float">
            <text:p>0,538461538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MJ3h</text:p>
          </table:table-cell>
          <table:table-cell office:value-type="float" office:value="0.0384615384615" calcext:value-type="float">
            <text:p>0,0384615385</text:p>
          </table:table-cell>
          <table:table-cell office:value-type="float" office:value="0.192307692308" calcext:value-type="float">
            <text:p>0,1923076923</text:p>
          </table:table-cell>
          <table:table-cell office:value-type="float" office:value="0.423076923077" calcext:value-type="float">
            <text:p>0,423076923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MJPL</text:p>
          </table:table-cell>
          <table:table-cell office:value-type="float" office:value="0.0769230769231" calcext:value-type="float">
            <text:p>0,0769230769</text:p>
          </table:table-cell>
          <table:table-cell office:value-type="float" office:value="0.153846153846" calcext:value-type="float">
            <text:p>0,1538461538</text:p>
          </table:table-cell>
          <table:table-cell office:value-type="float" office:value="0.423076923077" calcext:value-type="float">
            <text:p>0,423076923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MS</text:p>
          </table:table-cell>
          <table:table-cell office:value-type="float" office:value="0" calcext:value-type="float">
            <text:p>0</text:p>
          </table:table-cell>
          <table:table-cell office:value-type="float" office:value="0.0769230769231" calcext:value-type="float">
            <text:p>0,0769230769</text:p>
          </table:table-cell>
          <table:table-cell office:value-type="float" office:value="0.307692307692" calcext:value-type="float">
            <text:p>0,307692307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MSB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0769230769" calcext:value-type="float">
            <text:p>0,230769230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Qa</text:p>
          </table:table-cell>
          <table:table-cell office:value-type="float" office:value="0.0384615384615" calcext:value-type="float">
            <text:p>0,0384615385</text:p>
          </table:table-cell>
          <table:table-cell office:value-type="float" office:value="0.153846153846" calcext:value-type="float">
            <text:p>0,1538461538</text:p>
          </table:table-cell>
          <table:table-cell office:value-type="float" office:value="0.269230769231" calcext:value-type="float">
            <text:p>0,269230769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Qm</text:p>
          </table:table-cell>
          <table:table-cell office:value-type="float" office:value="0.0769230769231" calcext:value-type="float">
            <text:p>0,0769230769</text:p>
          </table:table-cell>
          <table:table-cell office:value-type="float" office:value="0.192307692308" calcext:value-type="float">
            <text:p>0,1923076923</text:p>
          </table:table-cell>
          <table:table-cell office:value-type="float" office:value="0.307692307692" calcext:value-type="float">
            <text:p>0,307692307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Qp</text:p>
          </table:table-cell>
          <table:table-cell office:value-type="float" office:value="0.0384615384615" calcext:value-type="float">
            <text:p>0,0384615385</text:p>
          </table:table-cell>
          <table:table-cell office:value-type="float" office:value="0.269230769231" calcext:value-type="float">
            <text:p>0,2692307692</text:p>
          </table:table-cell>
          <table:table-cell office:value-type="float" office:value="0.423076923077" calcext:value-type="float">
            <text:p>0,423076923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RMFCA</text:p>
          </table:table-cell>
          <table:table-cell office:value-type="float" office:value="0.0769230769231" calcext:value-type="float">
            <text:p>0,0769230769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.461538461538" calcext:value-type="float">
            <text:p>0,461538461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RMFCEN1</text:p>
          </table:table-cell>
          <table:table-cell office:value-type="float" office:value="0.0384615384615" calcext:value-type="float">
            <text:p>0,0384615385</text:p>
          </table:table-cell>
          <table:table-cell office:value-type="float" office:value="0.230769230769" calcext:value-type="float">
            <text:p>0,2307692308</text:p>
          </table:table-cell>
          <table:table-cell office:value-type="float" office:value="0.461538461538" calcext:value-type="float">
            <text:p>0,461538461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RMFCEN2</text:p>
          </table:table-cell>
          <table:table-cell office:value-type="float" office:value="0.0384615384615" calcext:value-type="float">
            <text:p>0,0384615385</text:p>
          </table:table-cell>
          <table:table-cell office:value-type="float" office:value="0.153846153846" calcext:value-type="float">
            <text:p>0,1538461538</text:p>
          </table:table-cell>
          <table:table-cell office:value-type="float" office:value="0.5" calcext:value-type="float">
            <text:p>0,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RO</text:p>
          </table:table-cell>
          <table:table-cell office:value-type="float" office:value="0" calcext:value-type="float">
            <text:p>0</text:p>
          </table:table-cell>
          <table:table-cell office:value-type="float" office:value="0.0384615384615" calcext:value-type="float">
            <text:p>0,0384615385</text:p>
          </table:table-cell>
          <table:table-cell office:value-type="float" office:value="0.153846153846" calcext:value-type="float">
            <text:p>0,153846153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SJKG</text:p>
          </table:table-cell>
          <table:table-cell office:value-type="float" office:value="0.0384615384615" calcext:value-type="float">
            <text:p>0,0384615385</text:p>
          </table:table-cell>
          <table:table-cell office:value-type="float" office:value="0.0769230769231" calcext:value-type="float">
            <text:p>0,0769230769</text:p>
          </table:table-cell>
          <table:table-cell office:value-type="float" office:value="0.192307692308" calcext:value-type="float">
            <text:p>0,192307692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SKOa</text:p>
          </table:table-cell>
          <table:table-cell office:value-type="float" office:value="0.0384615384615" calcext:value-type="float">
            <text:p>0,0384615385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.192307692308" calcext:value-type="float">
            <text:p>0,192307692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SKOb</text:p>
          </table:table-cell>
          <table:table-cell office:value-type="float" office:value="0.0769230769231" calcext:value-type="float">
            <text:p>0,0769230769</text:p>
          </table:table-cell>
          <table:table-cell office:value-type="float" office:value="0.153846153846" calcext:value-type="float">
            <text:p>0,1538461538</text:p>
          </table:table-cell>
          <table:table-cell office:value-type="float" office:value="0.346153846154" calcext:value-type="float">
            <text:p>0,346153846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SKOIP</text:p>
          </table:table-cell>
          <table:table-cell office:value-type="float" office:value="0.0384615384615" calcext:value-type="float">
            <text:p>0,0384615385</text:p>
          </table:table-cell>
          <table:table-cell office:value-type="float" office:value="0.192307692308" calcext:value-type="float">
            <text:p>0,1923076923</text:p>
          </table:table-cell>
          <table:table-cell office:value-type="float" office:value="0.461538461538" calcext:value-type="float">
            <text:p>0,461538461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TB</text:p>
          </table:table-cell>
          <table:table-cell office:value-type="float" office:value="0.0769230769231" calcext:value-type="float">
            <text:p>0,0769230769</text:p>
          </table:table-cell>
          <table:table-cell office:value-type="float" office:value="0.230769230769" calcext:value-type="float">
            <text:p>0,2307692308</text:p>
          </table:table-cell>
          <table:table-cell office:value-type="float" office:value="0.423076923077" calcext:value-type="float">
            <text:p>0,423076923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TD</text:p>
          </table:table-cell>
          <table:table-cell office:value-type="float" office:value="0.0384615384615" calcext:value-type="float">
            <text:p>0,0384615385</text:p>
          </table:table-cell>
          <table:table-cell office:value-type="float" office:value="0.153846153846" calcext:value-type="float">
            <text:p>0,1538461538</text:p>
          </table:table-cell>
          <table:table-cell office:value-type="float" office:value="0.5" calcext:value-type="float">
            <text:p>0,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TEl</text:p>
          </table:table-cell>
          <table:table-cell office:value-type="float" office:value="0.153846153846" calcext:value-type="float">
            <text:p>0,1538461538</text:p>
          </table:table-cell>
          <table:table-cell office:value-type="float" office:value="0.192307692308" calcext:value-type="float">
            <text:p>0,1923076923</text:p>
          </table:table-cell>
          <table:table-cell office:value-type="float" office:value="0.346153846154" calcext:value-type="float">
            <text:p>0,346153846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TEs</text:p>
          </table:table-cell>
          <table:table-cell office:value-type="float" office:value="0.0384615384615" calcext:value-type="float">
            <text:p>0,0384615385</text:p>
          </table:table-cell>
          <table:table-cell office:value-type="float" office:value="0.153846153846" calcext:value-type="float">
            <text:p>0,1538461538</text:p>
          </table:table-cell>
          <table:table-cell office:value-type="float" office:value="0.269230769231" calcext:value-type="float">
            <text:p>0,269230769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TS</text:p>
          </table:table-cell>
          <table:table-cell office:value-type="float" office:value="0.0384615384615" calcext:value-type="float">
            <text:p>0,0384615385</text:p>
          </table:table-cell>
          <table:table-cell office:value-type="float" office:value="0.192307692308" calcext:value-type="float">
            <text:p>0,1923076923</text:p>
          </table:table-cell>
          <table:table-cell office:value-type="float" office:value="0.5" calcext:value-type="float">
            <text:p>0,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TSC</text:p>
          </table:table-cell>
          <table:table-cell office:value-type="float" office:value="0.0384615384615" calcext:value-type="float">
            <text:p>0,0384615385</text:p>
          </table:table-cell>
          <table:table-cell office:value-type="float" office:value="0.230769230769" calcext:value-type="float">
            <text:p>0,2307692308</text:p>
          </table:table-cell>
          <table:table-cell office:value-type="float" office:value="0.384615384615" calcext:value-type="float">
            <text:p>0,384615384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VD</text:p>
          </table:table-cell>
          <table:table-cell office:value-type="float" office:value="0" calcext:value-type="float">
            <text:p>0</text:p>
          </table:table-cell>
          <table:table-cell office:value-type="float" office:value="0.0384615384615" calcext:value-type="float">
            <text:p>0,0384615385</text:p>
          </table:table-cell>
          <table:table-cell office:value-type="float" office:value="0.230769230769" calcext:value-type="float">
            <text:p>0,230769230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3DC_CB</text:p>
          </table:table-cell>
          <table:table-cell table:number-columns-repeated="3" office:value-type="float" office:value="0.0384615384615" calcext:value-type="float">
            <text:p>0,038461538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3DC_M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3846153846" calcext:value-type="float">
            <text:p>0,153846153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LOCAL_C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4615384615" calcext:value-type="float">
            <text:p>0,038461538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LOCAL_M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5384615385" calcext:value-type="float">
            <text:p>0,115384615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PAIR_CB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PAIR_M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4615384615" calcext:value-type="float">
            <text:p>0,038461538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S3DC_CB</text:p>
          </table:table-cell>
          <table:table-cell office:value-type="float" office:value="0.0384615384615" calcext:value-type="float">
            <text:p>0,0384615385</text:p>
          </table:table-cell>
          <table:table-cell table:number-columns-repeated="2" office:value-type="float" office:value="0.153846153846" calcext:value-type="float">
            <text:p>0,153846153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S3DC_MIN</text:p>
          </table:table-cell>
          <table:table-cell office:value-type="float" office:value="0.0384615384615" calcext:value-type="float">
            <text:p>0,0384615385</text:p>
          </table:table-cell>
          <table:table-cell office:value-type="float" office:value="0.0769230769231" calcext:value-type="float">
            <text:p>0,0769230769</text:p>
          </table:table-cell>
          <table:table-cell office:value-type="float" office:value="0.230769230769" calcext:value-type="float">
            <text:p>0,230769230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DESOLV</text:p>
          </table:table-cell>
          <table:table-cell office:value-type="float" office:value="0.0384615384615" calcext:value-type="float">
            <text:p>0,0384615385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.192307692308" calcext:value-type="float">
            <text:p>0,192307692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ELE</text:p>
          </table:table-cell>
          <table:table-cell table:number-columns-repeated="2" office:value-type="float" office:value="0.115384615385" calcext:value-type="float">
            <text:p>0,1153846154</text:p>
          </table:table-cell>
          <table:table-cell office:value-type="float" office:value="0.346153846154" calcext:value-type="float">
            <text:p>0,346153846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ODA</text:p>
          </table:table-cell>
          <table:table-cell office:value-type="float" office:value="0" calcext:value-type="float">
            <text:p>0</text:p>
          </table:table-cell>
          <table:table-cell office:value-type="float" office:value="0.153846153846" calcext:value-type="float">
            <text:p>0,1538461538</text:p>
          </table:table-cell>
          <table:table-cell office:value-type="float" office:value="0.230769230769" calcext:value-type="float">
            <text:p>0,230769230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PROPNST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4615384615" calcext:value-type="float">
            <text:p>0,038461538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PYDOCK_TOT</text:p>
          </table:table-cell>
          <table:table-cell office:value-type="float" office:value="0.0384615384615" calcext:value-type="float">
            <text:p>0,0384615385</text:p>
          </table:table-cell>
          <table:table-cell office:value-type="float" office:value="0.153846153846" calcext:value-type="float">
            <text:p>0,1538461538</text:p>
          </table:table-cell>
          <table:table-cell office:value-type="float" office:value="0.269230769231" calcext:value-type="float">
            <text:p>0,269230769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IPPE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VD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2307692308" calcext:value-type="float">
            <text:p>0,1923076923</text:p>
          </table:table-cell>
          <table:table-cell table:number-columns-repeated="33"/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/gpfs/scratch/bsc54/bsc54563/Analisys_MI_BM4_BM5_METHOD_MIX</text:p>
          </table:table-cell>
          <table:table-cell table:number-columns-repeated="36"/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pdb,list,flexibility,5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=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=</text:p>
          </table:table-cell>
          <table:table-cell table:number-columns-repeated="30"/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AP_calRW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calRW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09090909091" calcext:value-type="float">
            <text:p>0,090909090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DARS</text:p>
          </table:table-cell>
          <table:table-cell table:number-columns-repeated="2" office:value-type="float" office:value="0.0909090909091" calcext:value-type="float">
            <text:p>0,0909090909</text:p>
          </table:table-cell>
          <table:table-cell office:value-type="float" office:value="0.181818181818" calcext:value-type="float">
            <text:p>0,181818181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DCOMPLE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dDFIR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DFIRE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DOP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DOPE_H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09090909091" calcext:value-type="float">
            <text:p>0,090909090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GOAP_A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GOAP_DF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GOAP_G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MP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09090909091" calcext:value-type="float">
            <text:p>0,090909090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PIS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T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09090909091" calcext:value-type="float">
            <text:p>0,090909090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T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09090909091" calcext:value-type="float">
            <text:p>0,090909090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UR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WE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09090909091" calcext:value-type="float">
            <text:p>0,090909090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BFKV</text:p>
          </table:table-cell>
          <table:table-cell office:value-type="float" office:value="0" calcext:value-type="float">
            <text:p>0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181818181818" calcext:value-type="float">
            <text:p>0,181818181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B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909090909091" calcext:value-type="float">
            <text:p>0,090909090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B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1818181818" calcext:value-type="float">
            <text:p>0,181818181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DEC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09090909091" calcext:value-type="float">
            <text:p>0,090909090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3D_CB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3DC_CB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3DC_M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1818181818" calcext:value-type="float">
            <text:p>0,181818181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3D_MI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LOCAL_CB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LOCAL_MI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PAIR_CB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PAIR_MI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S3DC_CB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S3DC_M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09090909091" calcext:value-type="float">
            <text:p>0,090909090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GK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HLP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09090909091" calcext:value-type="float">
            <text:p>0,090909090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MJ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09090909091" calcext:value-type="float">
            <text:p>0,090909090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MJ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09090909091" calcext:value-type="float">
            <text:p>0,090909090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MJ2h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MJ3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909090909091" calcext:value-type="float">
            <text:p>0,090909090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MJP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M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MSBM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Q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09090909091" calcext:value-type="float">
            <text:p>0,090909090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Qm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Q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09090909091" calcext:value-type="float">
            <text:p>0,090909090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RMFC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RMFCEN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RMFCEN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RO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SJK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909090909091" calcext:value-type="float">
            <text:p>0,090909090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SKO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909090909091" calcext:value-type="float">
            <text:p>0,090909090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SKO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09090909091" calcext:value-type="float">
            <text:p>0,090909090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SKO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09090909091" calcext:value-type="float">
            <text:p>0,090909090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T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909090909091" calcext:value-type="float">
            <text:p>0,090909090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T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909090909091" calcext:value-type="float">
            <text:p>0,090909090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TEl</text:p>
          </table:table-cell>
          <table:table-cell table:number-columns-repeated="3" office:value-type="float" office:value="0.0909090909091" calcext:value-type="float">
            <text:p>0,090909090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T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09090909091" calcext:value-type="float">
            <text:p>0,090909090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T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TS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2727272727" calcext:value-type="float">
            <text:p>0,272727272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V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09090909091" calcext:value-type="float">
            <text:p>0,090909090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3DC_CB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3DC_M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09090909091" calcext:value-type="float">
            <text:p>0,090909090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LOCAL_CB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LOCAL_MI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PAIR_CB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PAIR_MI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S3DC_CB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S3DC_M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09090909091" calcext:value-type="float">
            <text:p>0,090909090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DESOL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909090909091" calcext:value-type="float">
            <text:p>0,090909090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EL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OD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PROPNST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PYDOCK_TOT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IPPE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VDW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/gpfs/scratch/bsc54/bsc54563/Analisys_MI_BM4_BM5_METHOD_MIX</text:p>
          </table:table-cell>
          <table:table-cell table:number-columns-repeated="36"/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pdb,list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=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=</text:p>
          </table:table-cell>
          <table:table-cell table:number-columns-repeated="30"/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AP_calRW</text:p>
          </table:table-cell>
          <table:table-cell office:value-type="float" office:value="0.0454545454545" calcext:value-type="float">
            <text:p>0,0454545455</text:p>
          </table:table-cell>
          <table:table-cell office:value-type="float" office:value="0.170454545455" calcext:value-type="float">
            <text:p>0,1704545455</text:p>
          </table:table-cell>
          <table:table-cell office:value-type="float" office:value="0.545454545455" calcext:value-type="float">
            <text:p>0,545454545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calRWp</text:p>
          </table:table-cell>
          <table:table-cell office:value-type="float" office:value="0.0454545454545" calcext:value-type="float">
            <text:p>0,0454545455</text:p>
          </table:table-cell>
          <table:table-cell office:value-type="float" office:value="0.238636363636" calcext:value-type="float">
            <text:p>0,2386363636</text:p>
          </table:table-cell>
          <table:table-cell office:value-type="float" office:value="0.539772727273" calcext:value-type="float">
            <text:p>0,539772727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DARS</text:p>
          </table:table-cell>
          <table:table-cell office:value-type="float" office:value="0.0625" calcext:value-type="float">
            <text:p>0,0625</text:p>
          </table:table-cell>
          <table:table-cell office:value-type="float" office:value="0.153409090909" calcext:value-type="float">
            <text:p>0,1534090909</text:p>
          </table:table-cell>
          <table:table-cell office:value-type="float" office:value="0.306818181818" calcext:value-type="float">
            <text:p>0,306818181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DCOMPLEX</text:p>
          </table:table-cell>
          <table:table-cell office:value-type="float" office:value="0.113636363636" calcext:value-type="float">
            <text:p>0,1136363636</text:p>
          </table:table-cell>
          <table:table-cell office:value-type="float" office:value="0.227272727273" calcext:value-type="float">
            <text:p>0,2272727273</text:p>
          </table:table-cell>
          <table:table-cell office:value-type="float" office:value="0.494318181818" calcext:value-type="float">
            <text:p>0,494318181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dDFIRE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21590909091" calcext:value-type="float">
            <text:p>0,2215909091</text:p>
          </table:table-cell>
          <table:table-cell office:value-type="float" office:value="0.409090909091" calcext:value-type="float">
            <text:p>0,409090909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DFIRE2</text:p>
          </table:table-cell>
          <table:table-cell office:value-type="float" office:value="0.0454545454545" calcext:value-type="float">
            <text:p>0,0454545455</text:p>
          </table:table-cell>
          <table:table-cell office:value-type="float" office:value="0.142045454545" calcext:value-type="float">
            <text:p>0,1420454545</text:p>
          </table:table-cell>
          <table:table-cell office:value-type="float" office:value="0.380681818182" calcext:value-type="float">
            <text:p>0,380681818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DOPE</text:p>
          </table:table-cell>
          <table:table-cell office:value-type="float" office:value="0.0397727272727" calcext:value-type="float">
            <text:p>0,0397727273</text:p>
          </table:table-cell>
          <table:table-cell office:value-type="float" office:value="0.102272727273" calcext:value-type="float">
            <text:p>0,1022727273</text:p>
          </table:table-cell>
          <table:table-cell office:value-type="float" office:value="0.272727272727" calcext:value-type="float">
            <text:p>0,272727272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DOPE_HR</text:p>
          </table:table-cell>
          <table:table-cell office:value-type="float" office:value="0.0511363636364" calcext:value-type="float">
            <text:p>0,0511363636</text:p>
          </table:table-cell>
          <table:table-cell office:value-type="float" office:value="0.142045454545" calcext:value-type="float">
            <text:p>0,1420454545</text:p>
          </table:table-cell>
          <table:table-cell office:value-type="float" office:value="0.363636363636" calcext:value-type="float">
            <text:p>0,363636363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GOAP_ALL</text:p>
          </table:table-cell>
          <table:table-cell office:value-type="float" office:value="0.0227272727273" calcext:value-type="float">
            <text:p>0,0227272727</text:p>
          </table:table-cell>
          <table:table-cell office:value-type="float" office:value="0.0454545454545" calcext:value-type="float">
            <text:p>0,0454545455</text:p>
          </table:table-cell>
          <table:table-cell office:value-type="float" office:value="0.164772727273" calcext:value-type="float">
            <text:p>0,164772727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GOAP_DF</text:p>
          </table:table-cell>
          <table:table-cell office:value-type="float" office:value="0.0625" calcext:value-type="float">
            <text:p>0,0625</text:p>
          </table:table-cell>
          <table:table-cell office:value-type="float" office:value="0.147727272727" calcext:value-type="float">
            <text:p>0,1477272727</text:p>
          </table:table-cell>
          <table:table-cell office:value-type="float" office:value="0.352272727273" calcext:value-type="float">
            <text:p>0,352272727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GOAP_G</text:p>
          </table:table-cell>
          <table:table-cell office:value-type="float" office:value="0.0113636363636" calcext:value-type="float">
            <text:p>0,0113636364</text:p>
          </table:table-cell>
          <table:table-cell office:value-type="float" office:value="0.0227272727273" calcext:value-type="float">
            <text:p>0,0227272727</text:p>
          </table:table-cell>
          <table:table-cell office:value-type="float" office:value="0.0965909090909" calcext:value-type="float">
            <text:p>0,096590909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MPS</text:p>
          </table:table-cell>
          <table:table-cell office:value-type="float" office:value="0.0340909090909" calcext:value-type="float">
            <text:p>0,0340909091</text:p>
          </table:table-cell>
          <table:table-cell office:value-type="float" office:value="0.113636363636" calcext:value-type="float">
            <text:p>0,1136363636</text:p>
          </table:table-cell>
          <table:table-cell office:value-type="float" office:value="0.255681818182" calcext:value-type="float">
            <text:p>0,255681818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PISA</text:p>
          </table:table-cell>
          <table:table-cell office:value-type="float" office:value="0.107954545455" calcext:value-type="float">
            <text:p>0,1079545455</text:p>
          </table:table-cell>
          <table:table-cell office:value-type="float" office:value="0.340909090909" calcext:value-type="float">
            <text:p>0,3409090909</text:p>
          </table:table-cell>
          <table:table-cell office:value-type="float" office:value="0.579545454545" calcext:value-type="float">
            <text:p>0,579545454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T1</text:p>
          </table:table-cell>
          <table:table-cell office:value-type="float" office:value="0.0738636363636" calcext:value-type="float">
            <text:p>0,0738636364</text:p>
          </table:table-cell>
          <table:table-cell office:value-type="float" office:value="0.3125" calcext:value-type="float">
            <text:p>0,3125</text:p>
          </table:table-cell>
          <table:table-cell office:value-type="float" office:value="0.534090909091" calcext:value-type="float">
            <text:p>0,534090909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T2</text:p>
          </table:table-cell>
          <table:table-cell office:value-type="float" office:value="0.102272727273" calcext:value-type="float">
            <text:p>0,1022727273</text:p>
          </table:table-cell>
          <table:table-cell office:value-type="float" office:value="0.284090909091" calcext:value-type="float">
            <text:p>0,2840909091</text:p>
          </table:table-cell>
          <table:table-cell office:value-type="float" office:value="0.528409090909" calcext:value-type="float">
            <text:p>0,528409090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URS</text:p>
          </table:table-cell>
          <table:table-cell office:value-type="float" office:value="0.0454545454545" calcext:value-type="float">
            <text:p>0,0454545455</text:p>
          </table:table-cell>
          <table:table-cell office:value-type="float" office:value="0.153409090909" calcext:value-type="float">
            <text:p>0,1534090909</text:p>
          </table:table-cell>
          <table:table-cell office:value-type="float" office:value="0.403409090909" calcext:value-type="float">
            <text:p>0,403409090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WENG</text:p>
          </table:table-cell>
          <table:table-cell office:value-type="float" office:value="0.0227272727273" calcext:value-type="float">
            <text:p>0,0227272727</text:p>
          </table:table-cell>
          <table:table-cell office:value-type="float" office:value="0.0284090909091" calcext:value-type="float">
            <text:p>0,0284090909</text:p>
          </table:table-cell>
          <table:table-cell office:value-type="float" office:value="0.119318181818" calcext:value-type="float">
            <text:p>0,119318181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BFKV</text:p>
          </table:table-cell>
          <table:table-cell office:value-type="float" office:value="0.0511363636364" calcext:value-type="float">
            <text:p>0,0511363636</text:p>
          </table:table-cell>
          <table:table-cell office:value-type="float" office:value="0.159090909091" calcext:value-type="float">
            <text:p>0,1590909091</text:p>
          </table:table-cell>
          <table:table-cell office:value-type="float" office:value="0.375" calcext:value-type="float">
            <text:p>0,37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BL</text:p>
          </table:table-cell>
          <table:table-cell office:value-type="float" office:value="0.0227272727273" calcext:value-type="float">
            <text:p>0,0227272727</text:p>
          </table:table-cell>
          <table:table-cell office:value-type="float" office:value="0.170454545455" calcext:value-type="float">
            <text:p>0,1704545455</text:p>
          </table:table-cell>
          <table:table-cell office:value-type="float" office:value="0.380681818182" calcext:value-type="float">
            <text:p>0,380681818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BT</text:p>
          </table:table-cell>
          <table:table-cell office:value-type="float" office:value="0.0454545454545" calcext:value-type="float">
            <text:p>0,0454545455</text:p>
          </table:table-cell>
          <table:table-cell office:value-type="float" office:value="0.238636363636" calcext:value-type="float">
            <text:p>0,2386363636</text:p>
          </table:table-cell>
          <table:table-cell office:value-type="float" office:value="0.4375" calcext:value-type="float">
            <text:p>0,437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DECK</text:p>
          </table:table-cell>
          <table:table-cell office:value-type="float" office:value="0.142045454545" calcext:value-type="float">
            <text:p>0,1420454545</text:p>
          </table:table-cell>
          <table:table-cell office:value-type="float" office:value="0.232954545455" calcext:value-type="float">
            <text:p>0,2329545455</text:p>
          </table:table-cell>
          <table:table-cell office:value-type="float" office:value="0.397727272727" calcext:value-type="float">
            <text:p>0,397727272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3D_CB</text:p>
          </table:table-cell>
          <table:table-cell office:value-type="float" office:value="0.0511363636364" calcext:value-type="float">
            <text:p>0,0511363636</text:p>
          </table:table-cell>
          <table:table-cell office:value-type="float" office:value="0.125" calcext:value-type="float">
            <text:p>0,125</text:p>
          </table:table-cell>
          <table:table-cell office:value-type="float" office:value="0.375" calcext:value-type="float">
            <text:p>0,37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3DC_CB</text:p>
          </table:table-cell>
          <table:table-cell office:value-type="float" office:value="0.00568181818182" calcext:value-type="float">
            <text:p>0,0056818182</text:p>
          </table:table-cell>
          <table:table-cell office:value-type="float" office:value="0.0568181818182" calcext:value-type="float">
            <text:p>0,0568181818</text:p>
          </table:table-cell>
          <table:table-cell office:value-type="float" office:value="0.136363636364" calcext:value-type="float">
            <text:p>0,136363636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3DC_MIN</text:p>
          </table:table-cell>
          <table:table-cell office:value-type="float" office:value="0.0340909090909" calcext:value-type="float">
            <text:p>0,0340909091</text:p>
          </table:table-cell>
          <table:table-cell office:value-type="float" office:value="0.159090909091" calcext:value-type="float">
            <text:p>0,1590909091</text:p>
          </table:table-cell>
          <table:table-cell office:value-type="float" office:value="0.375" calcext:value-type="float">
            <text:p>0,37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3D_MIN</text:p>
          </table:table-cell>
          <table:table-cell office:value-type="float" office:value="0.0568181818182" calcext:value-type="float">
            <text:p>0,0568181818</text:p>
          </table:table-cell>
          <table:table-cell office:value-type="float" office:value="0.176136363636" calcext:value-type="float">
            <text:p>0,1761363636</text:p>
          </table:table-cell>
          <table:table-cell office:value-type="float" office:value="0.443181818182" calcext:value-type="float">
            <text:p>0,443181818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LOCAL_CB</text:p>
          </table:table-cell>
          <table:table-cell office:value-type="float" office:value="0.0340909090909" calcext:value-type="float">
            <text:p>0,0340909091</text:p>
          </table:table-cell>
          <table:table-cell office:value-type="float" office:value="0.125" calcext:value-type="float">
            <text:p>0,125</text:p>
          </table:table-cell>
          <table:table-cell office:value-type="float" office:value="0.363636363636" calcext:value-type="float">
            <text:p>0,363636363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LOCAL_MIN</text:p>
          </table:table-cell>
          <table:table-cell office:value-type="float" office:value="0.0681818181818" calcext:value-type="float">
            <text:p>0,0681818182</text:p>
          </table:table-cell>
          <table:table-cell office:value-type="float" office:value="0.164772727273" calcext:value-type="float">
            <text:p>0,1647727273</text:p>
          </table:table-cell>
          <table:table-cell office:value-type="float" office:value="0.448863636364" calcext:value-type="float">
            <text:p>0,448863636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PAIR_CB</text:p>
          </table:table-cell>
          <table:table-cell office:value-type="float" office:value="0.0511363636364" calcext:value-type="float">
            <text:p>0,0511363636</text:p>
          </table:table-cell>
          <table:table-cell office:value-type="float" office:value="0.0965909090909" calcext:value-type="float">
            <text:p>0,0965909091</text:p>
          </table:table-cell>
          <table:table-cell office:value-type="float" office:value="0.232954545455" calcext:value-type="float">
            <text:p>0,232954545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PAIR_MIN</text:p>
          </table:table-cell>
          <table:table-cell office:value-type="float" office:value="0.0454545454545" calcext:value-type="float">
            <text:p>0,0454545455</text:p>
          </table:table-cell>
          <table:table-cell office:value-type="float" office:value="0.147727272727" calcext:value-type="float">
            <text:p>0,1477272727</text:p>
          </table:table-cell>
          <table:table-cell office:value-type="float" office:value="0.369318181818" calcext:value-type="float">
            <text:p>0,369318181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S3DC_CB</text:p>
          </table:table-cell>
          <table:table-cell office:value-type="float" office:value="0.0170454545455" calcext:value-type="float">
            <text:p>0,0170454545</text:p>
          </table:table-cell>
          <table:table-cell office:value-type="float" office:value="0.0738636363636" calcext:value-type="float">
            <text:p>0,0738636364</text:p>
          </table:table-cell>
          <table:table-cell office:value-type="float" office:value="0.193181818182" calcext:value-type="float">
            <text:p>0,193181818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S3DC_MIN</text:p>
          </table:table-cell>
          <table:table-cell office:value-type="float" office:value="0.0284090909091" calcext:value-type="float">
            <text:p>0,0284090909</text:p>
          </table:table-cell>
          <table:table-cell office:value-type="float" office:value="0.136363636364" calcext:value-type="float">
            <text:p>0,1363636364</text:p>
          </table:table-cell>
          <table:table-cell office:value-type="float" office:value="0.392045454545" calcext:value-type="float">
            <text:p>0,392045454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GKS</text:p>
          </table:table-cell>
          <table:table-cell office:value-type="float" office:value="0.0113636363636" calcext:value-type="float">
            <text:p>0,0113636364</text:p>
          </table:table-cell>
          <table:table-cell office:value-type="float" office:value="0.0511363636364" calcext:value-type="float">
            <text:p>0,0511363636</text:p>
          </table:table-cell>
          <table:table-cell office:value-type="float" office:value="0.3125" calcext:value-type="float">
            <text:p>0,312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HLPL</text:p>
          </table:table-cell>
          <table:table-cell office:value-type="float" office:value="0.0852272727273" calcext:value-type="float">
            <text:p>0,0852272727</text:p>
          </table:table-cell>
          <table:table-cell office:value-type="float" office:value="0.25" calcext:value-type="float">
            <text:p>0,25</text:p>
          </table:table-cell>
          <table:table-cell office:value-type="float" office:value="0.505681818182" calcext:value-type="float">
            <text:p>0,505681818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MJ1</text:p>
          </table:table-cell>
          <table:table-cell office:value-type="float" office:value="0.0113636363636" calcext:value-type="float">
            <text:p>0,0113636364</text:p>
          </table:table-cell>
          <table:table-cell office:value-type="float" office:value="0.0738636363636" calcext:value-type="float">
            <text:p>0,0738636364</text:p>
          </table:table-cell>
          <table:table-cell office:value-type="float" office:value="0.238636363636" calcext:value-type="float">
            <text:p>0,238636363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MJ2</text:p>
          </table:table-cell>
          <table:table-cell office:value-type="float" office:value="0.00568181818182" calcext:value-type="float">
            <text:p>0,0056818182</text:p>
          </table:table-cell>
          <table:table-cell office:value-type="float" office:value="0.0511363636364" calcext:value-type="float">
            <text:p>0,0511363636</text:p>
          </table:table-cell>
          <table:table-cell office:value-type="float" office:value="0.306818181818" calcext:value-type="float">
            <text:p>0,306818181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MJ2h</text:p>
          </table:table-cell>
          <table:table-cell office:value-type="float" office:value="0.0681818181818" calcext:value-type="float">
            <text:p>0,0681818182</text:p>
          </table:table-cell>
          <table:table-cell office:value-type="float" office:value="0.204545454545" calcext:value-type="float">
            <text:p>0,2045454545</text:p>
          </table:table-cell>
          <table:table-cell office:value-type="float" office:value="0.511363636364" calcext:value-type="float">
            <text:p>0,511363636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MJ3h</text:p>
          </table:table-cell>
          <table:table-cell office:value-type="float" office:value="0.0511363636364" calcext:value-type="float">
            <text:p>0,0511363636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369318181818" calcext:value-type="float">
            <text:p>0,369318181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MJPL</text:p>
          </table:table-cell>
          <table:table-cell office:value-type="float" office:value="0.0738636363636" calcext:value-type="float">
            <text:p>0,0738636364</text:p>
          </table:table-cell>
          <table:table-cell office:value-type="float" office:value="0.210227272727" calcext:value-type="float">
            <text:p>0,2102272727</text:p>
          </table:table-cell>
          <table:table-cell office:value-type="float" office:value="0.471590909091" calcext:value-type="float">
            <text:p>0,471590909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MS</text:p>
          </table:table-cell>
          <table:table-cell office:value-type="float" office:value="0.0170454545455" calcext:value-type="float">
            <text:p>0,0170454545</text:p>
          </table:table-cell>
          <table:table-cell office:value-type="float" office:value="0.102272727273" calcext:value-type="float">
            <text:p>0,1022727273</text:p>
          </table:table-cell>
          <table:table-cell office:value-type="float" office:value="0.380681818182" calcext:value-type="float">
            <text:p>0,380681818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MSBM</text:p>
          </table:table-cell>
          <table:table-cell office:value-type="float" office:value="0.0397727272727" calcext:value-type="float">
            <text:p>0,0397727273</text:p>
          </table:table-cell>
          <table:table-cell office:value-type="float" office:value="0.0738636363636" calcext:value-type="float">
            <text:p>0,0738636364</text:p>
          </table:table-cell>
          <table:table-cell office:value-type="float" office:value="0.267045454545" calcext:value-type="float">
            <text:p>0,267045454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Qa</text:p>
          </table:table-cell>
          <table:table-cell office:value-type="float" office:value="0.0170454545455" calcext:value-type="float">
            <text:p>0,0170454545</text:p>
          </table:table-cell>
          <table:table-cell office:value-type="float" office:value="0.0738636363636" calcext:value-type="float">
            <text:p>0,0738636364</text:p>
          </table:table-cell>
          <table:table-cell office:value-type="float" office:value="0.204545454545" calcext:value-type="float">
            <text:p>0,204545454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Qm</text:p>
          </table:table-cell>
          <table:table-cell office:value-type="float" office:value="0.0454545454545" calcext:value-type="float">
            <text:p>0,0454545455</text:p>
          </table:table-cell>
          <table:table-cell office:value-type="float" office:value="0.107954545455" calcext:value-type="float">
            <text:p>0,1079545455</text:p>
          </table:table-cell>
          <table:table-cell office:value-type="float" office:value="0.267045454545" calcext:value-type="float">
            <text:p>0,267045454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Qp</text:p>
          </table:table-cell>
          <table:table-cell office:value-type="float" office:value="0.0568181818182" calcext:value-type="float">
            <text:p>0,0568181818</text:p>
          </table:table-cell>
          <table:table-cell office:value-type="float" office:value="0.215909090909" calcext:value-type="float">
            <text:p>0,2159090909</text:p>
          </table:table-cell>
          <table:table-cell office:value-type="float" office:value="0.5" calcext:value-type="float">
            <text:p>0,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RMFCA</text:p>
          </table:table-cell>
          <table:table-cell office:value-type="float" office:value="0.0681818181818" calcext:value-type="float">
            <text:p>0,0681818182</text:p>
          </table:table-cell>
          <table:table-cell office:value-type="float" office:value="0.198863636364" calcext:value-type="float">
            <text:p>0,1988636364</text:p>
          </table:table-cell>
          <table:table-cell office:value-type="float" office:value="0.448863636364" calcext:value-type="float">
            <text:p>0,448863636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RMFCEN1</text:p>
          </table:table-cell>
          <table:table-cell office:value-type="float" office:value="0.0681818181818" calcext:value-type="float">
            <text:p>0,0681818182</text:p>
          </table:table-cell>
          <table:table-cell office:value-type="float" office:value="0.227272727273" calcext:value-type="float">
            <text:p>0,2272727273</text:p>
          </table:table-cell>
          <table:table-cell office:value-type="float" office:value="0.5" calcext:value-type="float">
            <text:p>0,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RMFCEN2</text:p>
          </table:table-cell>
          <table:table-cell office:value-type="float" office:value="0.0795454545455" calcext:value-type="float">
            <text:p>0,0795454545</text:p>
          </table:table-cell>
          <table:table-cell office:value-type="float" office:value="0.210227272727" calcext:value-type="float">
            <text:p>0,2102272727</text:p>
          </table:table-cell>
          <table:table-cell office:value-type="float" office:value="0.505681818182" calcext:value-type="float">
            <text:p>0,505681818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RO</text:p>
          </table:table-cell>
          <table:table-cell office:value-type="float" office:value="0.00568181818182" calcext:value-type="float">
            <text:p>0,0056818182</text:p>
          </table:table-cell>
          <table:table-cell office:value-type="float" office:value="0.0852272727273" calcext:value-type="float">
            <text:p>0,0852272727</text:p>
          </table:table-cell>
          <table:table-cell office:value-type="float" office:value="0.255681818182" calcext:value-type="float">
            <text:p>0,255681818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SJKG</text:p>
          </table:table-cell>
          <table:table-cell office:value-type="float" office:value="0.0170454545455" calcext:value-type="float">
            <text:p>0,0170454545</text:p>
          </table:table-cell>
          <table:table-cell office:value-type="float" office:value="0.102272727273" calcext:value-type="float">
            <text:p>0,1022727273</text:p>
          </table:table-cell>
          <table:table-cell office:value-type="float" office:value="0.255681818182" calcext:value-type="float">
            <text:p>0,255681818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SKOa</text:p>
          </table:table-cell>
          <table:table-cell office:value-type="float" office:value="0.0284090909091" calcext:value-type="float">
            <text:p>0,0284090909</text:p>
          </table:table-cell>
          <table:table-cell office:value-type="float" office:value="0.125" calcext:value-type="float">
            <text:p>0,125</text:p>
          </table:table-cell>
          <table:table-cell office:value-type="float" office:value="0.272727272727" calcext:value-type="float">
            <text:p>0,272727272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SKOb</text:p>
          </table:table-cell>
          <table:table-cell office:value-type="float" office:value="0.0340909090909" calcext:value-type="float">
            <text:p>0,0340909091</text:p>
          </table:table-cell>
          <table:table-cell office:value-type="float" office:value="0.130681818182" calcext:value-type="float">
            <text:p>0,1306818182</text:p>
          </table:table-cell>
          <table:table-cell office:value-type="float" office:value="0.369318181818" calcext:value-type="float">
            <text:p>0,369318181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SKOIP</text:p>
          </table:table-cell>
          <table:table-cell office:value-type="float" office:value="0.0511363636364" calcext:value-type="float">
            <text:p>0,0511363636</text:p>
          </table:table-cell>
          <table:table-cell office:value-type="float" office:value="0.147727272727" calcext:value-type="float">
            <text:p>0,1477272727</text:p>
          </table:table-cell>
          <table:table-cell office:value-type="float" office:value="0.386363636364" calcext:value-type="float">
            <text:p>0,386363636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TB</text:p>
          </table:table-cell>
          <table:table-cell office:value-type="float" office:value="0.0738636363636" calcext:value-type="float">
            <text:p>0,0738636364</text:p>
          </table:table-cell>
          <table:table-cell office:value-type="float" office:value="0.238636363636" calcext:value-type="float">
            <text:p>0,2386363636</text:p>
          </table:table-cell>
          <table:table-cell office:value-type="float" office:value="0.488636363636" calcext:value-type="float">
            <text:p>0,488636363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TD</text:p>
          </table:table-cell>
          <table:table-cell office:value-type="float" office:value="0.0568181818182" calcext:value-type="float">
            <text:p>0,0568181818</text:p>
          </table:table-cell>
          <table:table-cell office:value-type="float" office:value="0.221590909091" calcext:value-type="float">
            <text:p>0,2215909091</text:p>
          </table:table-cell>
          <table:table-cell office:value-type="float" office:value="0.465909090909" calcext:value-type="float">
            <text:p>0,465909090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TEl</text:p>
          </table:table-cell>
          <table:table-cell office:value-type="float" office:value="0.0965909090909" calcext:value-type="float">
            <text:p>0,0965909091</text:p>
          </table:table-cell>
          <table:table-cell office:value-type="float" office:value="0.193181818182" calcext:value-type="float">
            <text:p>0,1931818182</text:p>
          </table:table-cell>
          <table:table-cell office:value-type="float" office:value="0.375" calcext:value-type="float">
            <text:p>0,37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TEs</text:p>
          </table:table-cell>
          <table:table-cell office:value-type="float" office:value="0.0227272727273" calcext:value-type="float">
            <text:p>0,0227272727</text:p>
          </table:table-cell>
          <table:table-cell office:value-type="float" office:value="0.0795454545455" calcext:value-type="float">
            <text:p>0,0795454545</text:p>
          </table:table-cell>
          <table:table-cell office:value-type="float" office:value="0.323863636364" calcext:value-type="float">
            <text:p>0,323863636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TS</text:p>
          </table:table-cell>
          <table:table-cell office:value-type="float" office:value="0.0568181818182" calcext:value-type="float">
            <text:p>0,0568181818</text:p>
          </table:table-cell>
          <table:table-cell office:value-type="float" office:value="0.193181818182" calcext:value-type="float">
            <text:p>0,1931818182</text:p>
          </table:table-cell>
          <table:table-cell office:value-type="float" office:value="0.517045454545" calcext:value-type="float">
            <text:p>0,517045454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TSC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95454545455" calcext:value-type="float">
            <text:p>0,2954545455</text:p>
          </table:table-cell>
          <table:table-cell office:value-type="float" office:value="0.568181818182" calcext:value-type="float">
            <text:p>0,568181818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VD</text:p>
          </table:table-cell>
          <table:table-cell office:value-type="float" office:value="0.0568181818182" calcext:value-type="float">
            <text:p>0,0568181818</text:p>
          </table:table-cell>
          <table:table-cell office:value-type="float" office:value="0.136363636364" calcext:value-type="float">
            <text:p>0,1363636364</text:p>
          </table:table-cell>
          <table:table-cell office:value-type="float" office:value="0.346590909091" calcext:value-type="float">
            <text:p>0,346590909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3DC_CB</text:p>
          </table:table-cell>
          <table:table-cell table:number-columns-repeated="2" office:value-type="float" office:value="0.00568181818182" calcext:value-type="float">
            <text:p>0,0056818182</text:p>
          </table:table-cell>
          <table:table-cell office:value-type="float" office:value="0.0454545454545" calcext:value-type="float">
            <text:p>0,045454545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3DC_MIN</text:p>
          </table:table-cell>
          <table:table-cell office:value-type="float" office:value="0.00568181818182" calcext:value-type="float">
            <text:p>0,0056818182</text:p>
          </table:table-cell>
          <table:table-cell office:value-type="float" office:value="0.0568181818182" calcext:value-type="float">
            <text:p>0,0568181818</text:p>
          </table:table-cell>
          <table:table-cell office:value-type="float" office:value="0.210227272727" calcext:value-type="float">
            <text:p>0,210227272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LOCAL_CB</text:p>
          </table:table-cell>
          <table:table-cell office:value-type="float" office:value="0" calcext:value-type="float">
            <text:p>0</text:p>
          </table:table-cell>
          <table:table-cell office:value-type="float" office:value="0.0113636363636" calcext:value-type="float">
            <text:p>0,0113636364</text:p>
          </table:table-cell>
          <table:table-cell office:value-type="float" office:value="0.0511363636364" calcext:value-type="float">
            <text:p>0,051136363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LOCAL_MIN</text:p>
          </table:table-cell>
          <table:table-cell office:value-type="float" office:value="0" calcext:value-type="float">
            <text:p>0</text:p>
          </table:table-cell>
          <table:table-cell office:value-type="float" office:value="0.0170454545455" calcext:value-type="float">
            <text:p>0,0170454545</text:p>
          </table:table-cell>
          <table:table-cell office:value-type="float" office:value="0.107954545455" calcext:value-type="float">
            <text:p>0,107954545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PAIR_CB</text:p>
          </table:table-cell>
          <table:table-cell office:value-type="float" office:value="0" calcext:value-type="float">
            <text:p>0</text:p>
          </table:table-cell>
          <table:table-cell office:value-type="float" office:value="0.00568181818182" calcext:value-type="float">
            <text:p>0,0056818182</text:p>
          </table:table-cell>
          <table:table-cell office:value-type="float" office:value="0.0568181818182" calcext:value-type="float">
            <text:p>0,056818181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PAIR_MIN</text:p>
          </table:table-cell>
          <table:table-cell office:value-type="float" office:value="0.0113636363636" calcext:value-type="float">
            <text:p>0,0113636364</text:p>
          </table:table-cell>
          <table:table-cell office:value-type="float" office:value="0.0340909090909" calcext:value-type="float">
            <text:p>0,0340909091</text:p>
          </table:table-cell>
          <table:table-cell office:value-type="float" office:value="0.102272727273" calcext:value-type="float">
            <text:p>0,102272727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S3DC_CB</text:p>
          </table:table-cell>
          <table:table-cell office:value-type="float" office:value="0.0170454545455" calcext:value-type="float">
            <text:p>0,0170454545</text:p>
          </table:table-cell>
          <table:table-cell office:value-type="float" office:value="0.0568181818182" calcext:value-type="float">
            <text:p>0,0568181818</text:p>
          </table:table-cell>
          <table:table-cell office:value-type="float" office:value="0.164772727273" calcext:value-type="float">
            <text:p>0,164772727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S3DC_MIN</text:p>
          </table:table-cell>
          <table:table-cell office:value-type="float" office:value="0.0397727272727" calcext:value-type="float">
            <text:p>0,0397727273</text:p>
          </table:table-cell>
          <table:table-cell office:value-type="float" office:value="0.147727272727" calcext:value-type="float">
            <text:p>0,1477272727</text:p>
          </table:table-cell>
          <table:table-cell office:value-type="float" office:value="0.369318181818" calcext:value-type="float">
            <text:p>0,369318181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DESOLV</text:p>
          </table:table-cell>
          <table:table-cell office:value-type="float" office:value="0.0454545454545" calcext:value-type="float">
            <text:p>0,0454545455</text:p>
          </table:table-cell>
          <table:table-cell office:value-type="float" office:value="0.0965909090909" calcext:value-type="float">
            <text:p>0,0965909091</text:p>
          </table:table-cell>
          <table:table-cell office:value-type="float" office:value="0.193181818182" calcext:value-type="float">
            <text:p>0,193181818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ELE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1875" calcext:value-type="float">
            <text:p>0,1875</text:p>
          </table:table-cell>
          <table:table-cell office:value-type="float" office:value="0.414772727273" calcext:value-type="float">
            <text:p>0,414772727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ODA</text:p>
          </table:table-cell>
          <table:table-cell office:value-type="float" office:value="0.0568181818182" calcext:value-type="float">
            <text:p>0,0568181818</text:p>
          </table:table-cell>
          <table:table-cell office:value-type="float" office:value="0.159090909091" calcext:value-type="float">
            <text:p>0,1590909091</text:p>
          </table:table-cell>
          <table:table-cell office:value-type="float" office:value="0.261363636364" calcext:value-type="float">
            <text:p>0,261363636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PROPNSTS</text:p>
          </table:table-cell>
          <table:table-cell office:value-type="float" office:value="0" calcext:value-type="float">
            <text:p>0</text:p>
          </table:table-cell>
          <table:table-cell office:value-type="float" office:value="0.0113636363636" calcext:value-type="float">
            <text:p>0,0113636364</text:p>
          </table:table-cell>
          <table:table-cell office:value-type="float" office:value="0.0511363636364" calcext:value-type="float">
            <text:p>0,051136363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PYDOCK_TOT</text:p>
          </table:table-cell>
          <table:table-cell office:value-type="float" office:value="0.107954545455" calcext:value-type="float">
            <text:p>0,1079545455</text:p>
          </table:table-cell>
          <table:table-cell office:value-type="float" office:value="0.210227272727" calcext:value-type="float">
            <text:p>0,2102272727</text:p>
          </table:table-cell>
          <table:table-cell office:value-type="float" office:value="0.369318181818" calcext:value-type="float">
            <text:p>0,369318181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IPP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0454545455" calcext:value-type="float">
            <text:p>0,017045454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VDW</text:p>
          </table:table-cell>
          <table:table-cell office:value-type="float" office:value="0.0340909090909" calcext:value-type="float">
            <text:p>0,0340909091</text:p>
          </table:table-cell>
          <table:table-cell office:value-type="float" office:value="0.176136363636" calcext:value-type="float">
            <text:p>0,1761363636</text:p>
          </table:table-cell>
          <table:table-cell office:value-type="float" office:value="0.494318181818" calcext:value-type="float">
            <text:p>0,4943181818</text:p>
          </table:table-cell>
          <table:table-cell table:number-columns-repeated="33"/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/gpfs/scratch/bsc54/bsc54563/Analisys_MI_BM4_BM5_METHOD_MIX</text:p>
          </table:table-cell>
          <table:table-cell table:number-columns-repeated="36"/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pdb,list,flexibility,1,BM5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=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=</text:p>
          </table:table-cell>
          <table:table-cell table:number-columns-repeated="30"/>
        </table:table-row>
        <table:table-row table:style-name="ro1">
          <table:table-cell table:number-columns-repeated="6"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5</text:p>
          </table:table-cell>
          <table:table-cell table:number-columns-repeated="2"/>
          <table:table-cell office:value-type="string" calcext:value-type="string">
            <text:p>Top1 </text:p>
          </table:table-cell>
          <table:table-cell office:value-type="string" calcext:value-type="string">
            <text:p>Top10 </text:p>
          </table:table-cell>
          <table:table-cell office:value-type="string" calcext:value-type="string">
            <text:p>Top100</text:p>
          </table:table-cell>
          <table:table-cell table:number-columns-repeated="2"/>
          <table:table-cell office:value-type="string" calcext:value-type="string">
            <text:p>Strong</text:p>
          </table:table-cell>
          <table:table-cell office:value-type="string" calcext:value-type="string">
            <text:p>Wea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P_calRW</text:p>
          </table:table-cell>
          <table:table-cell table:number-columns-repeated="2" office:value-type="float" office:value="0.142857142857" calcext:value-type="float">
            <text:p>0,1428571429</text:p>
          </table:table-cell>
          <table:table-cell office:value-type="float" office:value="0.714285714286" calcext:value-type="float">
            <text:p>0,7142857143</text:p>
          </table:table-cell>
          <table:table-cell/>
          <table:table-cell office:value-type="string" calcext:value-type="string">
            <text:p>CP_Z3DC_CB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CP_Z3DC_C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3636363636" calcext:value-type="float">
            <text:p>0,0363636364</text:p>
          </table:table-cell>
          <table:table-cell/>
          <table:table-cell office:value-type="string" calcext:value-type="string">
            <text:p>CP_Z3DC_C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P_calRWp</text:p>
          </table:table-cell>
          <table:table-cell office:value-type="float" office:value="0.142857142857" calcext:value-type="float">
            <text:p>0,1428571429</text:p>
          </table:table-cell>
          <table:table-cell table:number-columns-repeated="2" office:value-type="float" office:value="0.571428571429" calcext:value-type="float">
            <text:p>0,5714285714</text:p>
          </table:table-cell>
          <table:table-cell/>
          <table:table-cell office:value-type="string" calcext:value-type="string">
            <text:p>AP_GOAP_G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AP_GOAP_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27272727273" calcext:value-type="float">
            <text:p>0,0727272727</text:p>
          </table:table-cell>
          <table:table-cell/>
          <table:table-cell office:value-type="string" calcext:value-type="string">
            <text:p>AP_GOAP_G</text:p>
          </table:table-cell>
          <table:table-cell office:value-type="float" office:value="0" calcext:value-type="float">
            <text:p>0</text:p>
          </table:table-cell>
          <table:table-cell office:value-type="float" office:value="0.027027027027" calcext:value-type="float">
            <text:p>0,02702702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P_DA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2857" calcext:value-type="float">
            <text:p>0,1428571429</text:p>
          </table:table-cell>
          <table:table-cell/>
          <table:table-cell office:value-type="string" calcext:value-type="string">
            <text:p>PROPNST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PROPNST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27272727273" calcext:value-type="float">
            <text:p>0,0727272727</text:p>
          </table:table-cell>
          <table:table-cell/>
          <table:table-cell office:value-type="string" calcext:value-type="string">
            <text:p>PROPNST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P_DCOMPLEX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428571428571" calcext:value-type="float">
            <text:p>0,4285714286</text:p>
          </table:table-cell>
          <table:table-cell office:value-type="float" office:value="0.571428571429" calcext:value-type="float">
            <text:p>0,5714285714</text:p>
          </table:table-cell>
          <table:table-cell/>
          <table:table-cell office:value-type="string" calcext:value-type="string">
            <text:p>ODA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O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7272727273" calcext:value-type="float">
            <text:p>0,1272727273</text:p>
          </table:table-cell>
          <table:table-cell/>
          <table:table-cell office:value-type="string" calcext:value-type="string">
            <text:p>ODA</text:p>
          </table:table-cell>
          <table:table-cell office:value-type="float" office:value="0" calcext:value-type="float">
            <text:p>0</text:p>
          </table:table-cell>
          <table:table-cell office:value-type="float" office:value="0.0540540540541" calcext:value-type="float">
            <text:p>0,054054054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P_dDFIRE</text:p>
          </table:table-cell>
          <table:table-cell table:number-columns-repeated="2" office:value-type="float" office:value="0.142857142857" calcext:value-type="float">
            <text:p>0,1428571429</text:p>
          </table:table-cell>
          <table:table-cell office:value-type="float" office:value="0.285714285714" calcext:value-type="float">
            <text:p>0,2857142857</text:p>
          </table:table-cell>
          <table:table-cell/>
          <table:table-cell office:value-type="string" calcext:value-type="string">
            <text:p>CP_ZLOCAL_CB</text:p>
          </table:table-cell>
          <table:table-cell office:value-type="float" office:value="0.142857142857" calcext:value-type="float">
            <text:p>0,142857142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CP_ZLOCAL_CB</text:p>
          </table:table-cell>
          <table:table-cell office:value-type="float" office:value="0" calcext:value-type="float">
            <text:p>0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363636363636" calcext:value-type="float">
            <text:p>0,0363636364</text:p>
          </table:table-cell>
          <table:table-cell/>
          <table:table-cell office:value-type="string" calcext:value-type="string">
            <text:p>CP_ZLOCAL_CB</text:p>
          </table:table-cell>
          <table:table-cell office:value-type="float" office:value="0" calcext:value-type="float">
            <text:p>0</text:p>
          </table:table-cell>
          <table:table-cell office:value-type="float" office:value="0.0540540540541" calcext:value-type="float">
            <text:p>0,054054054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P_DFIRE2</text:p>
          </table:table-cell>
          <table:table-cell office:value-type="float" office:value="0" calcext:value-type="float">
            <text:p>0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428571428571" calcext:value-type="float">
            <text:p>0,4285714286</text:p>
          </table:table-cell>
          <table:table-cell/>
          <table:table-cell office:value-type="string" calcext:value-type="string">
            <text:p>SIPP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6315789474" calcext:value-type="float">
            <text:p>0,05263157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IPPER</text:p>
          </table:table-cell>
          <table:table-cell office:value-type="float" office:value="0" calcext:value-type="float">
            <text:p>0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545454545455" calcext:value-type="float">
            <text:p>0,0545454545</text:p>
          </table:table-cell>
          <table:table-cell/>
          <table:table-cell office:value-type="string" calcext:value-type="string">
            <text:p>SIPPER</text:p>
          </table:table-cell>
          <table:table-cell office:value-type="float" office:value="0" calcext:value-type="float">
            <text:p>0</text:p>
          </table:table-cell>
          <table:table-cell office:value-type="float" office:value="0.027027027027" calcext:value-type="float">
            <text:p>0,02702702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P_DOPE</text:p>
          </table:table-cell>
          <table:table-cell table:number-columns-repeated="2" office:value-type="float" office:value="0.142857142857" calcext:value-type="float">
            <text:p>0,1428571429</text:p>
          </table:table-cell>
          <table:table-cell office:value-type="float" office:value="0.571428571429" calcext:value-type="float">
            <text:p>0,5714285714</text:p>
          </table:table-cell>
          <table:table-cell/>
          <table:table-cell office:value-type="string" calcext:value-type="string">
            <text:p>CP_ES3DC_CB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CP_ES3DC_CB</text:p>
          </table:table-cell>
          <table:table-cell office:value-type="float" office:value="0" calcext:value-type="float">
            <text:p>0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727272727273" calcext:value-type="float">
            <text:p>0,0727272727</text:p>
          </table:table-cell>
          <table:table-cell/>
          <table:table-cell office:value-type="string" calcext:value-type="string">
            <text:p>CP_ES3DC_CB</text:p>
          </table:table-cell>
          <table:table-cell office:value-type="float" office:value="0" calcext:value-type="float">
            <text:p>0</text:p>
          </table:table-cell>
          <table:table-cell office:value-type="float" office:value="0.027027027027" calcext:value-type="float">
            <text:p>0,02702702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P_DOPE_HR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428571428571" calcext:value-type="float">
            <text:p>0,4285714286</text:p>
          </table:table-cell>
          <table:table-cell office:value-type="float" office:value="0.571428571429" calcext:value-type="float">
            <text:p>0,5714285714</text:p>
          </table:table-cell>
          <table:table-cell/>
          <table:table-cell office:value-type="string" calcext:value-type="string">
            <text:p>CP_ZPAIR_C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6315789474" calcext:value-type="float">
            <text:p>0,05263157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P_ZPAIR_CB</text:p>
          </table:table-cell>
          <table:table-cell office:value-type="float" office:value="0" calcext:value-type="float">
            <text:p>0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727272727273" calcext:value-type="float">
            <text:p>0,0727272727</text:p>
          </table:table-cell>
          <table:table-cell/>
          <table:table-cell office:value-type="string" calcext:value-type="string">
            <text:p>CP_ZPAIR_CB</text:p>
          </table:table-cell>
          <table:table-cell office:value-type="float" office:value="0" calcext:value-type="float">
            <text:p>0</text:p>
          </table:table-cell>
          <table:table-cell office:value-type="float" office:value="0.027027027027" calcext:value-type="float">
            <text:p>0,02702702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P_GOAP_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5714285714" calcext:value-type="float">
            <text:p>0,2857142857</text:p>
          </table:table-cell>
          <table:table-cell/>
          <table:table-cell office:value-type="string" calcext:value-type="string">
            <text:p>CP_ZS3DC_CB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CP_ZS3DC_CB</text:p>
          </table:table-cell>
          <table:table-cell office:value-type="float" office:value="0" calcext:value-type="float">
            <text:p>0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909090909091" calcext:value-type="float">
            <text:p>0,0909090909</text:p>
          </table:table-cell>
          <table:table-cell/>
          <table:table-cell office:value-type="string" calcext:value-type="string">
            <text:p>CP_ZS3DC_CB</text:p>
          </table:table-cell>
          <table:table-cell office:value-type="float" office:value="0" calcext:value-type="float">
            <text:p>0</text:p>
          </table:table-cell>
          <table:table-cell office:value-type="float" office:value="0.0810810810811" calcext:value-type="float">
            <text:p>0,081081081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P_GOAP_DF</text:p>
          </table:table-cell>
          <table:table-cell office:value-type="float" office:value="0" calcext:value-type="float">
            <text:p>0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285714285714" calcext:value-type="float">
            <text:p>0,2857142857</text:p>
          </table:table-cell>
          <table:table-cell/>
          <table:table-cell office:value-type="string" calcext:value-type="string">
            <text:p>CP_E3DC_CB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CP_E3DC_CB</text:p>
          </table:table-cell>
          <table:table-cell office:value-type="float" office:value="0" calcext:value-type="float">
            <text:p>0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09090909091" calcext:value-type="float">
            <text:p>0,1090909091</text:p>
          </table:table-cell>
          <table:table-cell/>
          <table:table-cell office:value-type="string" calcext:value-type="string">
            <text:p>CP_E3DC_CB</text:p>
          </table:table-cell>
          <table:table-cell office:value-type="float" office:value="0" calcext:value-type="float">
            <text:p>0</text:p>
          </table:table-cell>
          <table:table-cell office:value-type="float" office:value="0.0810810810811" calcext:value-type="float">
            <text:p>0,081081081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P_GOAP_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2857" calcext:value-type="float">
            <text:p>0,1428571429</text:p>
          </table:table-cell>
          <table:table-cell/>
          <table:table-cell office:value-type="string" calcext:value-type="string">
            <text:p>CP_Qa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CP_Qa</text:p>
          </table:table-cell>
          <table:table-cell office:value-type="float" office:value="0" calcext:value-type="float">
            <text:p>0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218181818182" calcext:value-type="float">
            <text:p>0,2181818182</text:p>
          </table:table-cell>
          <table:table-cell/>
          <table:table-cell office:value-type="string" calcext:value-type="string">
            <text:p>CP_Q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P_MPS</text:p>
          </table:table-cell>
          <table:table-cell table:number-columns-repeated="3" office:value-type="float" office:value="0.285714285714" calcext:value-type="float">
            <text:p>0,2857142857</text:p>
          </table:table-cell>
          <table:table-cell/>
          <table:table-cell office:value-type="string" calcext:value-type="string">
            <text:p>AP_WENG</text:p>
          </table:table-cell>
          <table:table-cell office:value-type="float" office:value="0.142857142857" calcext:value-type="float">
            <text:p>0,142857142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AP_WENG</text:p>
          </table:table-cell>
          <table:table-cell table:number-columns-repeated="2" office:value-type="float" office:value="0.0181818181818" calcext:value-type="float">
            <text:p>0,0181818182</text:p>
          </table:table-cell>
          <table:table-cell office:value-type="float" office:value="0.0909090909091" calcext:value-type="float">
            <text:p>0,0909090909</text:p>
          </table:table-cell>
          <table:table-cell/>
          <table:table-cell office:value-type="string" calcext:value-type="string">
            <text:p>AP_WENG</text:p>
          </table:table-cell>
          <table:table-cell office:value-type="float" office:value="0" calcext:value-type="float">
            <text:p>0</text:p>
          </table:table-cell>
          <table:table-cell office:value-type="float" office:value="0.027027027027" calcext:value-type="float">
            <text:p>0,02702702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P_PISA</text:p>
          </table:table-cell>
          <table:table-cell office:value-type="float" office:value="0" calcext:value-type="float">
            <text:p>0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571428571429" calcext:value-type="float">
            <text:p>0,5714285714</text:p>
          </table:table-cell>
          <table:table-cell/>
          <table:table-cell office:value-type="string" calcext:value-type="string">
            <text:p>CP_ZLOCAL_MIN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05" calcext:value-type="float">
            <text:p>0,0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CP_ZLOCAL_MIN</text:p>
          </table:table-cell>
          <table:table-cell office:value-type="float" office:value="0" calcext:value-type="float">
            <text:p>0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0909090909091" calcext:value-type="float">
            <text:p>0,0909090909</text:p>
          </table:table-cell>
          <table:table-cell/>
          <table:table-cell office:value-type="string" calcext:value-type="string">
            <text:p>CP_ZLOCAL_MIN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027027027027" calcext:value-type="float">
            <text:p>0,02702702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P_T1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428571428571" calcext:value-type="float">
            <text:p>0,4285714286</text:p>
          </table:table-cell>
          <table:table-cell office:value-type="float" office:value="0.714285714286" calcext:value-type="float">
            <text:p>0,7142857143</text:p>
          </table:table-cell>
          <table:table-cell/>
          <table:table-cell office:value-type="string" calcext:value-type="string">
            <text:p>CP_Z3DC_MI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Z3DC_MIN</text:p>
          </table:table-cell>
          <table:table-cell office:value-type="float" office:value="0" calcext:value-type="float">
            <text:p>0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45454545455" calcext:value-type="float">
            <text:p>0,1454545455</text:p>
          </table:table-cell>
          <table:table-cell/>
          <table:table-cell office:value-type="string" calcext:value-type="string">
            <text:p>CP_Z3DC_MIN</text:p>
          </table:table-cell>
          <table:table-cell office:value-type="float" office:value="0" calcext:value-type="float">
            <text:p>0</text:p>
          </table:table-cell>
          <table:table-cell office:value-type="float" office:value="0.0810810810811" calcext:value-type="float">
            <text:p>0,081081081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P_T2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714285714286" calcext:value-type="float">
            <text:p>0,7142857143</text:p>
          </table:table-cell>
          <table:table-cell/>
          <table:table-cell office:value-type="string" calcext:value-type="string">
            <text:p>CP_ZPAIR_MIN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526315789474" calcext:value-type="float">
            <text:p>0,05263157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P_ZPAIR_MIN</text:p>
          </table:table-cell>
          <table:table-cell office:value-type="float" office:value="0" calcext:value-type="float">
            <text:p>0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45454545455" calcext:value-type="float">
            <text:p>0,1454545455</text:p>
          </table:table-cell>
          <table:table-cell/>
          <table:table-cell office:value-type="string" calcext:value-type="string">
            <text:p>CP_ZPAIR_MIN</text:p>
          </table:table-cell>
          <table:table-cell office:value-type="float" office:value="0" calcext:value-type="float">
            <text:p>0</text:p>
          </table:table-cell>
          <table:table-cell office:value-type="float" office:value="0.0540540540541" calcext:value-type="float">
            <text:p>0,054054054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P_URS</text:p>
          </table:table-cell>
          <table:table-cell table:number-columns-repeated="2" office:value-type="float" office:value="0.142857142857" calcext:value-type="float">
            <text:p>0,1428571429</text:p>
          </table:table-cell>
          <table:table-cell office:value-type="float" office:value="0.428571428571" calcext:value-type="float">
            <text:p>0,4285714286</text:p>
          </table:table-cell>
          <table:table-cell/>
          <table:table-cell office:value-type="string" calcext:value-type="string">
            <text:p>CP_TEs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CP_TEs</text:p>
          </table:table-cell>
          <table:table-cell office:value-type="float" office:value="0" calcext:value-type="float">
            <text:p>0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81818181818" calcext:value-type="float">
            <text:p>0,1818181818</text:p>
          </table:table-cell>
          <table:table-cell/>
          <table:table-cell office:value-type="string" calcext:value-type="string">
            <text:p>CP_TEs</text:p>
          </table:table-cell>
          <table:table-cell office:value-type="float" office:value="0" calcext:value-type="float">
            <text:p>0</text:p>
          </table:table-cell>
          <table:table-cell office:value-type="float" office:value="0.0540540540541" calcext:value-type="float">
            <text:p>0,054054054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P_WENG</text:p>
          </table:table-cell>
          <table:table-cell table:number-columns-repeated="2" office:value-type="float" office:value="0.142857142857" calcext:value-type="float">
            <text:p>0,1428571429</text:p>
          </table:table-cell>
          <table:table-cell office:value-type="float" office:value="0.285714285714" calcext:value-type="float">
            <text:p>0,2857142857</text:p>
          </table:table-cell>
          <table:table-cell/>
          <table:table-cell office:value-type="string" calcext:value-type="string">
            <text:p>DESOLV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DESOLV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09090909091" calcext:value-type="float">
            <text:p>0,1090909091</text:p>
          </table:table-cell>
          <table:table-cell/>
          <table:table-cell office:value-type="string" calcext:value-type="string">
            <text:p>DESOLV</text:p>
          </table:table-cell>
          <table:table-cell office:value-type="float" office:value="0" calcext:value-type="float">
            <text:p>0</text:p>
          </table:table-cell>
          <table:table-cell office:value-type="float" office:value="0.0810810810811" calcext:value-type="float">
            <text:p>0,081081081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P_BFKV</text:p>
          </table:table-cell>
          <table:table-cell table:number-columns-repeated="2" office:value-type="float" office:value="0.142857142857" calcext:value-type="float">
            <text:p>0,1428571429</text:p>
          </table:table-cell>
          <table:table-cell office:value-type="float" office:value="0.571428571429" calcext:value-type="float">
            <text:p>0,5714285714</text:p>
          </table:table-cell>
          <table:table-cell/>
          <table:table-cell office:value-type="string" calcext:value-type="string">
            <text:p>CP_DEC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5263157895" calcext:value-type="float">
            <text:p>0,105263157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P_DECK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CP_DECK</text:p>
          </table:table-cell>
          <table:table-cell office:value-type="float" office:value="0" calcext:value-type="float">
            <text:p>0</text:p>
          </table:table-cell>
          <table:table-cell office:value-type="float" office:value="0.0810810810811" calcext:value-type="float">
            <text:p>0,081081081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P_BL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428571428571" calcext:value-type="float">
            <text:p>0,4285714286</text:p>
          </table:table-cell>
          <table:table-cell office:value-type="float" office:value="0.714285714286" calcext:value-type="float">
            <text:p>0,7142857143</text:p>
          </table:table-cell>
          <table:table-cell/>
          <table:table-cell office:value-type="string" calcext:value-type="string">
            <text:p>CP_EPAIR_CB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15" calcext:value-type="float">
            <text:p>0,15</text:p>
          </table:table-cell>
          <table:table-cell office:value-type="float" office:value="0.0526315789474" calcext:value-type="float">
            <text:p>0,05263157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P_EPAIR_CB</text:p>
          </table:table-cell>
          <table:table-cell office:value-type="float" office:value="0" calcext:value-type="float">
            <text:p>0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45454545455" calcext:value-type="float">
            <text:p>0,1454545455</text:p>
          </table:table-cell>
          <table:table-cell/>
          <table:table-cell office:value-type="string" calcext:value-type="string">
            <text:p>CP_EPAIR_CB</text:p>
          </table:table-cell>
          <table:table-cell office:value-type="float" office:value="0.222222222222" calcext:value-type="float">
            <text:p>0,2222222222</text:p>
          </table:table-cell>
          <table:table-cell office:value-type="float" office:value="0.027027027027" calcext:value-type="float">
            <text:p>0,02702702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P_BT</text:p>
          </table:table-cell>
          <table:table-cell table:number-columns-repeated="2" office:value-type="float" office:value="0.428571428571" calcext:value-type="float">
            <text:p>0,4285714286</text:p>
          </table:table-cell>
          <table:table-cell office:value-type="float" office:value="0.714285714286" calcext:value-type="float">
            <text:p>0,7142857143</text:p>
          </table:table-cell>
          <table:table-cell/>
          <table:table-cell office:value-type="string" calcext:value-type="string">
            <text:p>AP_GOAP_ALL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105263157895" calcext:value-type="float">
            <text:p>0,105263157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P_GOAP_ALL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27272727273" calcext:value-type="float">
            <text:p>0,1272727273</text:p>
          </table:table-cell>
          <table:table-cell/>
          <table:table-cell office:value-type="string" calcext:value-type="string">
            <text:p>AP_GOAP_ALL</text:p>
          </table:table-cell>
          <table:table-cell office:value-type="float" office:value="0" calcext:value-type="float">
            <text:p>0</text:p>
          </table:table-cell>
          <table:table-cell office:value-type="float" office:value="0.0540540540541" calcext:value-type="float">
            <text:p>0,054054054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P_DECK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CP_MSBM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105263157895" calcext:value-type="float">
            <text:p>0,105263157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P_MSBM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63636363636" calcext:value-type="float">
            <text:p>0,1636363636</text:p>
          </table:table-cell>
          <table:table-cell/>
          <table:table-cell office:value-type="string" calcext:value-type="string">
            <text:p>CP_MSBM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108108108108" calcext:value-type="float">
            <text:p>0,108108108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P_E3D_CB</text:p>
          </table:table-cell>
          <table:table-cell table:number-columns-repeated="3" office:value-type="float" office:value="0.142857142857" calcext:value-type="float">
            <text:p>0,1428571429</text:p>
          </table:table-cell>
          <table:table-cell/>
          <table:table-cell office:value-type="string" calcext:value-type="string">
            <text:p>CP_RO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1" calcext:value-type="float">
            <text:p>0,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CP_RO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CP_RO</text:p>
          </table:table-cell>
          <table:table-cell office:value-type="float" office:value="0" calcext:value-type="float">
            <text:p>0</text:p>
          </table:table-cell>
          <table:table-cell office:value-type="float" office:value="0.108108108108" calcext:value-type="float">
            <text:p>0,108108108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P_E3DC_C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2857" calcext:value-type="float">
            <text:p>0,1428571429</text:p>
          </table:table-cell>
          <table:table-cell/>
          <table:table-cell office:value-type="string" calcext:value-type="string">
            <text:p>AP_dDFIRE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05" calcext:value-type="float">
            <text:p>0,05</text:p>
          </table:table-cell>
          <table:table-cell office:value-type="float" office:value="0.0526315789474" calcext:value-type="float">
            <text:p>0,05263157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P_dDFIRE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327272727273" calcext:value-type="float">
            <text:p>0,3272727273</text:p>
          </table:table-cell>
          <table:table-cell/>
          <table:table-cell office:value-type="string" calcext:value-type="string">
            <text:p>AP_dDFIRE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0810810810811" calcext:value-type="float">
            <text:p>0,081081081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P_E3DC_M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2857" calcext:value-type="float">
            <text:p>0,1428571429</text:p>
          </table:table-cell>
          <table:table-cell/>
          <table:table-cell office:value-type="string" calcext:value-type="string">
            <text:p>AP_DOPE</text:p>
          </table:table-cell>
          <table:table-cell office:value-type="float" office:value="0.142857142857" calcext:value-type="float">
            <text:p>0,1428571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P_DOPE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18181818182" calcext:value-type="float">
            <text:p>0,2181818182</text:p>
          </table:table-cell>
          <table:table-cell/>
          <table:table-cell office:value-type="string" calcext:value-type="string">
            <text:p>AP_DOPE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P_E3D_M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5714285714" calcext:value-type="float">
            <text:p>0,2857142857</text:p>
          </table:table-cell>
          <table:table-cell/>
          <table:table-cell office:value-type="string" calcext:value-type="string">
            <text:p>CP_ELOCAL_CB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1" calcext:value-type="float">
            <text:p>0,1</text:p>
          </table:table-cell>
          <table:table-cell office:value-type="float" office:value="0.0526315789474" calcext:value-type="float">
            <text:p>0,05263157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P_ELOCAL_CB</text:p>
          </table:table-cell>
          <table:table-cell office:value-type="float" office:value="0" calcext:value-type="float">
            <text:p>0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18181818182" calcext:value-type="float">
            <text:p>0,2181818182</text:p>
          </table:table-cell>
          <table:table-cell/>
          <table:table-cell office:value-type="string" calcext:value-type="string">
            <text:p>CP_ELOCAL_CB</text:p>
          </table:table-cell>
          <table:table-cell office:value-type="float" office:value="0.222222222222" calcext:value-type="float">
            <text:p>0,2222222222</text:p>
          </table:table-cell>
          <table:table-cell office:value-type="float" office:value="0.108108108108" calcext:value-type="float">
            <text:p>0,108108108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P_ELOCAL_C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42857142857" calcext:value-type="float">
            <text:p>0,1428571429</text:p>
          </table:table-cell>
          <table:table-cell/>
          <table:table-cell office:value-type="string" calcext:value-type="string">
            <text:p>CP_TEl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05" calcext:value-type="float">
            <text:p>0,05</text:p>
          </table:table-cell>
          <table:table-cell office:value-type="float" office:value="0.0526315789474" calcext:value-type="float">
            <text:p>0,05263157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P_TEl</text:p>
          </table:table-cell>
          <table:table-cell office:value-type="float" office:value="0" calcext:value-type="float">
            <text:p>0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54545454545" calcext:value-type="float">
            <text:p>0,2545454545</text:p>
          </table:table-cell>
          <table:table-cell/>
          <table:table-cell office:value-type="string" calcext:value-type="string">
            <text:p>CP_TEl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108108108108" calcext:value-type="float">
            <text:p>0,108108108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P_ELOCAL_M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5714285714" calcext:value-type="float">
            <text:p>0,2857142857</text:p>
          </table:table-cell>
          <table:table-cell/>
          <table:table-cell office:value-type="string" calcext:value-type="string">
            <text:p>CP_RMFCA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157894736842" calcext:value-type="float">
            <text:p>0,1578947368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CP_RMFCA</text:p>
          </table:table-cell>
          <table:table-cell office:value-type="float" office:value="0" calcext:value-type="float">
            <text:p>0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90909090909" calcext:value-type="float">
            <text:p>0,2909090909</text:p>
          </table:table-cell>
          <table:table-cell/>
          <table:table-cell office:value-type="string" calcext:value-type="string">
            <text:p>CP_RMFCA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162162162162" calcext:value-type="float">
            <text:p>0,162162162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P_EPAIR_C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42857142857" calcext:value-type="float">
            <text:p>0,1428571429</text:p>
          </table:table-cell>
          <table:table-cell/>
          <table:table-cell office:value-type="string" calcext:value-type="string">
            <text:p>CP_ELOCAL_MIN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office:value-type="float" office:value="0.0526315789474" calcext:value-type="float">
            <text:p>0,05263157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P_ELOCAL_MIN</text:p>
          </table:table-cell>
          <table:table-cell office:value-type="float" office:value="0" calcext:value-type="float">
            <text:p>0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327272727273" calcext:value-type="float">
            <text:p>0,3272727273</text:p>
          </table:table-cell>
          <table:table-cell/>
          <table:table-cell office:value-type="string" calcext:value-type="string">
            <text:p>CP_ELOCAL_MIN</text:p>
          </table:table-cell>
          <table:table-cell office:value-type="float" office:value="0" calcext:value-type="float">
            <text:p>0</text:p>
          </table:table-cell>
          <table:table-cell office:value-type="float" office:value="0.135135135135" calcext:value-type="float">
            <text:p>0,135135135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P_EPAIR_M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5714285714" calcext:value-type="float">
            <text:p>0,2857142857</text:p>
          </table:table-cell>
          <table:table-cell/>
          <table:table-cell office:value-type="string" calcext:value-type="string">
            <text:p>CP_SKOIP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office:value-type="float" office:value="0.0526315789474" calcext:value-type="float">
            <text:p>0,05263157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P_SKOIP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18181818182" calcext:value-type="float">
            <text:p>0,2181818182</text:p>
          </table:table-cell>
          <table:table-cell/>
          <table:table-cell office:value-type="string" calcext:value-type="string">
            <text:p>CP_SKOIP</text:p>
          </table:table-cell>
          <table:table-cell office:value-type="float" office:value="0" calcext:value-type="float">
            <text:p>0</text:p>
          </table:table-cell>
          <table:table-cell office:value-type="float" office:value="0.0810810810811" calcext:value-type="float">
            <text:p>0,081081081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P_ES3DC_CB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AP_GOAP_DF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1" calcext:value-type="float">
            <text:p>0,1</text:p>
          </table:table-cell>
          <table:table-cell office:value-type="float" office:value="0.0526315789474" calcext:value-type="float">
            <text:p>0,05263157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P_GOAP_DF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36363636364" calcext:value-type="float">
            <text:p>0,2363636364</text:p>
          </table:table-cell>
          <table:table-cell/>
          <table:table-cell office:value-type="string" calcext:value-type="string">
            <text:p>AP_GOAP_DF</text:p>
          </table:table-cell>
          <table:table-cell office:value-type="float" office:value="0.222222222222" calcext:value-type="float">
            <text:p>0,2222222222</text:p>
          </table:table-cell>
          <table:table-cell office:value-type="float" office:value="0.135135135135" calcext:value-type="float">
            <text:p>0,135135135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P_ES3DC_MIN</text:p>
          </table:table-cell>
          <table:table-cell office:value-type="float" office:value="0" calcext:value-type="float">
            <text:p>0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571428571429" calcext:value-type="float">
            <text:p>0,5714285714</text:p>
          </table:table-cell>
          <table:table-cell/>
          <table:table-cell office:value-type="string" calcext:value-type="string">
            <text:p>AP_DFIRE2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1" calcext:value-type="float">
            <text:p>0,1</text:p>
          </table:table-cell>
          <table:table-cell office:value-type="float" office:value="0.0526315789474" calcext:value-type="float">
            <text:p>0,05263157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P_DFIRE2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309090909091" calcext:value-type="float">
            <text:p>0,3090909091</text:p>
          </table:table-cell>
          <table:table-cell/>
          <table:table-cell office:value-type="string" calcext:value-type="string">
            <text:p>AP_DFIRE2</text:p>
          </table:table-cell>
          <table:table-cell office:value-type="float" office:value="0.222222222222" calcext:value-type="float">
            <text:p>0,2222222222</text:p>
          </table:table-cell>
          <table:table-cell office:value-type="float" office:value="0.0810810810811" calcext:value-type="float">
            <text:p>0,081081081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P_GKS</text:p>
          </table:table-cell>
          <table:table-cell office:value-type="float" office:value="0" calcext:value-type="float">
            <text:p>0</text:p>
          </table:table-cell>
          <table:table-cell office:value-type="float" office:value="0.428571428571" calcext:value-type="float">
            <text:p>0,4285714286</text:p>
          </table:table-cell>
          <table:table-cell office:value-type="float" office:value="0.571428571429" calcext:value-type="float">
            <text:p>0,5714285714</text:p>
          </table:table-cell>
          <table:table-cell/>
          <table:table-cell office:value-type="string" calcext:value-type="string">
            <text:p>CP_E3D_CB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1" calcext:value-type="float">
            <text:p>0,1</text:p>
          </table:table-cell>
          <table:table-cell office:value-type="float" office:value="0.0526315789474" calcext:value-type="float">
            <text:p>0,05263157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P_E3D_CB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36363636364" calcext:value-type="float">
            <text:p>0,2363636364</text:p>
          </table:table-cell>
          <table:table-cell/>
          <table:table-cell office:value-type="string" calcext:value-type="string">
            <text:p>CP_E3D_CB</text:p>
          </table:table-cell>
          <table:table-cell office:value-type="float" office:value="0.222222222222" calcext:value-type="float">
            <text:p>0,2222222222</text:p>
          </table:table-cell>
          <table:table-cell office:value-type="float" office:value="0.0540540540541" calcext:value-type="float">
            <text:p>0,054054054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P_HLPL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571428571429" calcext:value-type="float">
            <text:p>0,5714285714</text:p>
          </table:table-cell>
          <table:table-cell/>
          <table:table-cell office:value-type="string" calcext:value-type="string">
            <text:p>CP_SKOb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1" calcext:value-type="float">
            <text:p>0,1</text:p>
          </table:table-cell>
          <table:table-cell office:value-type="float" office:value="0.0526315789474" calcext:value-type="float">
            <text:p>0,05263157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P_SKOb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36363636364" calcext:value-type="float">
            <text:p>0,2363636364</text:p>
          </table:table-cell>
          <table:table-cell/>
          <table:table-cell office:value-type="string" calcext:value-type="string">
            <text:p>CP_SKOb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108108108108" calcext:value-type="float">
            <text:p>0,108108108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P_MJ1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428571428571" calcext:value-type="float">
            <text:p>0,4285714286</text:p>
          </table:table-cell>
          <table:table-cell office:value-type="float" office:value="0.714285714286" calcext:value-type="float">
            <text:p>0,7142857143</text:p>
          </table:table-cell>
          <table:table-cell/>
          <table:table-cell office:value-type="string" calcext:value-type="string">
            <text:p>AP_URS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15" calcext:value-type="float">
            <text:p>0,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AP_URS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72727272727" calcext:value-type="float">
            <text:p>0,2727272727</text:p>
          </table:table-cell>
          <table:table-cell/>
          <table:table-cell office:value-type="string" calcext:value-type="string">
            <text:p>AP_URS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135135135135" calcext:value-type="float">
            <text:p>0,135135135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P_MJ2</text:p>
          </table:table-cell>
          <table:table-cell table:number-columns-repeated="2" office:value-type="float" office:value="0.285714285714" calcext:value-type="float">
            <text:p>0,2857142857</text:p>
          </table:table-cell>
          <table:table-cell office:value-type="float" office:value="0.571428571429" calcext:value-type="float">
            <text:p>0,5714285714</text:p>
          </table:table-cell>
          <table:table-cell/>
          <table:table-cell office:value-type="string" calcext:value-type="string">
            <text:p>CP_RMFCEN2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2" calcext:value-type="float">
            <text:p>0,2</text:p>
          </table:table-cell>
          <table:table-cell office:value-type="float" office:value="0.105263157895" calcext:value-type="float">
            <text:p>0,105263157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P_RMFCEN2</text:p>
          </table:table-cell>
          <table:table-cell office:value-type="float" office:value="0" calcext:value-type="float">
            <text:p>0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327272727273" calcext:value-type="float">
            <text:p>0,3272727273</text:p>
          </table:table-cell>
          <table:table-cell/>
          <table:table-cell office:value-type="string" calcext:value-type="string">
            <text:p>CP_RMFCEN2</text:p>
          </table:table-cell>
          <table:table-cell office:value-type="float" office:value="0.222222222222" calcext:value-type="float">
            <text:p>0,2222222222</text:p>
          </table:table-cell>
          <table:table-cell office:value-type="float" office:value="0.0810810810811" calcext:value-type="float">
            <text:p>0,081081081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P_MJ2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42857142857" calcext:value-type="float">
            <text:p>0,1428571429</text:p>
          </table:table-cell>
          <table:table-cell/>
          <table:table-cell office:value-type="string" calcext:value-type="string">
            <text:p>VDW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15" calcext:value-type="float">
            <text:p>0,15</text:p>
          </table:table-cell>
          <table:table-cell office:value-type="float" office:value="0.0526315789474" calcext:value-type="float">
            <text:p>0,05263157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DW</text:p>
          </table:table-cell>
          <table:table-cell office:value-type="float" office:value="0" calcext:value-type="float">
            <text:p>0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327272727273" calcext:value-type="float">
            <text:p>0,3272727273</text:p>
          </table:table-cell>
          <table:table-cell/>
          <table:table-cell office:value-type="string" calcext:value-type="string">
            <text:p>VDW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108108108108" calcext:value-type="float">
            <text:p>0,108108108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P_MJ3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571428571" calcext:value-type="float">
            <text:p>0,4285714286</text:p>
          </table:table-cell>
          <table:table-cell/>
          <table:table-cell office:value-type="string" calcext:value-type="string">
            <text:p>CP_GKS</text:p>
          </table:table-cell>
          <table:table-cell office:value-type="float" office:value="0.428571428571" calcext:value-type="float">
            <text:p>0,4285714286</text:p>
          </table:table-cell>
          <table:table-cell office:value-type="float" office:value="0.05" calcext:value-type="float">
            <text:p>0,05</text:p>
          </table:table-cell>
          <table:table-cell office:value-type="float" office:value="0.0526315789474" calcext:value-type="float">
            <text:p>0,05263157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P_GKS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36363636364" calcext:value-type="float">
            <text:p>0,2363636364</text:p>
          </table:table-cell>
          <table:table-cell/>
          <table:table-cell office:value-type="string" calcext:value-type="string">
            <text:p>CP_GKS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0540540540541" calcext:value-type="float">
            <text:p>0,054054054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P_MJPL</text:p>
          </table:table-cell>
          <table:table-cell table:number-columns-repeated="2" office:value-type="float" office:value="0.142857142857" calcext:value-type="float">
            <text:p>0,1428571429</text:p>
          </table:table-cell>
          <table:table-cell office:value-type="float" office:value="0.428571428571" calcext:value-type="float">
            <text:p>0,4285714286</text:p>
          </table:table-cell>
          <table:table-cell/>
          <table:table-cell office:value-type="string" calcext:value-type="string">
            <text:p>AP_calRW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2" calcext:value-type="float">
            <text:p>0,2</text:p>
          </table:table-cell>
          <table:table-cell office:value-type="float" office:value="0.105263157895" calcext:value-type="float">
            <text:p>0,105263157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P_calRW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454545454545" calcext:value-type="float">
            <text:p>0,4545454545</text:p>
          </table:table-cell>
          <table:table-cell/>
          <table:table-cell office:value-type="string" calcext:value-type="string">
            <text:p>AP_calRW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0810810810811" calcext:value-type="float">
            <text:p>0,081081081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P_MS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428571428571" calcext:value-type="float">
            <text:p>0,4285714286</text:p>
          </table:table-cell>
          <table:table-cell office:value-type="float" office:value="0.714285714286" calcext:value-type="float">
            <text:p>0,7142857143</text:p>
          </table:table-cell>
          <table:table-cell/>
          <table:table-cell office:value-type="string" calcext:value-type="string">
            <text:p>CP_RMFCEN1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25" calcext:value-type="float">
            <text:p>0,25</text:p>
          </table:table-cell>
          <table:table-cell office:value-type="float" office:value="0.0526315789474" calcext:value-type="float">
            <text:p>0,05263157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P_RMFCEN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381818181818" calcext:value-type="float">
            <text:p>0,3818181818</text:p>
          </table:table-cell>
          <table:table-cell/>
          <table:table-cell office:value-type="string" calcext:value-type="string">
            <text:p>CP_RMFCEN1</text:p>
          </table:table-cell>
          <table:table-cell office:value-type="float" office:value="0.222222222222" calcext:value-type="float">
            <text:p>0,2222222222</text:p>
          </table:table-cell>
          <table:table-cell office:value-type="float" office:value="0.108108108108" calcext:value-type="float">
            <text:p>0,108108108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P_MSB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2857" calcext:value-type="float">
            <text:p>0,1428571429</text:p>
          </table:table-cell>
          <table:table-cell/>
          <table:table-cell office:value-type="string" calcext:value-type="string">
            <text:p>CP_EPAIR_MIN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.105263157895" calcext:value-type="float">
            <text:p>0,105263157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P_EPAIR_MIN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309090909091" calcext:value-type="float">
            <text:p>0,3090909091</text:p>
          </table:table-cell>
          <table:table-cell/>
          <table:table-cell office:value-type="string" calcext:value-type="string">
            <text:p>CP_EPAIR_MIN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0810810810811" calcext:value-type="float">
            <text:p>0,081081081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P_Q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2857" calcext:value-type="float">
            <text:p>0,1428571429</text:p>
          </table:table-cell>
          <table:table-cell/>
          <table:table-cell office:value-type="string" calcext:value-type="string">
            <text:p>CP_MJ2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" calcext:value-type="float">
            <text:p>0</text:p>
          </table:table-cell>
          <table:table-cell office:value-type="float" office:value="0.157894736842" calcext:value-type="float">
            <text:p>0,157894736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P_MJ2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309090909091" calcext:value-type="float">
            <text:p>0,3090909091</text:p>
          </table:table-cell>
          <table:table-cell/>
          <table:table-cell office:value-type="string" calcext:value-type="string">
            <text:p>CP_MJ2</text:p>
          </table:table-cell>
          <table:table-cell office:value-type="float" office:value="0.222222222222" calcext:value-type="float">
            <text:p>0,2222222222</text:p>
          </table:table-cell>
          <table:table-cell office:value-type="float" office:value="0.027027027027" calcext:value-type="float">
            <text:p>0,02702702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P_Q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5714285714" calcext:value-type="float">
            <text:p>0,2857142857</text:p>
          </table:table-cell>
          <table:table-cell/>
          <table:table-cell office:value-type="string" calcext:value-type="string">
            <text:p>AP_DOPE_HR</text:p>
          </table:table-cell>
          <table:table-cell office:value-type="float" office:value="0.428571428571" calcext:value-type="float">
            <text:p>0,4285714286</text:p>
          </table:table-cell>
          <table:table-cell office:value-type="float" office:value="0" calcext:value-type="float">
            <text:p>0</text:p>
          </table:table-cell>
          <table:table-cell office:value-type="float" office:value="0.0526315789474" calcext:value-type="float">
            <text:p>0,05263157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P_DOPE_HR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AP_DOPE_HR</text:p>
          </table:table-cell>
          <table:table-cell office:value-type="float" office:value="0.222222222222" calcext:value-type="float">
            <text:p>0,2222222222</text:p>
          </table:table-cell>
          <table:table-cell office:value-type="float" office:value="0.135135135135" calcext:value-type="float">
            <text:p>0,135135135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P_Qp</text:p>
          </table:table-cell>
          <table:table-cell table:number-columns-repeated="2" office:value-type="float" office:value="0.142857142857" calcext:value-type="float">
            <text:p>0,1428571429</text:p>
          </table:table-cell>
          <table:table-cell office:value-type="float" office:value="0.571428571429" calcext:value-type="float">
            <text:p>0,5714285714</text:p>
          </table:table-cell>
          <table:table-cell/>
          <table:table-cell office:value-type="string" calcext:value-type="string">
            <text:p>CP_E3DC_MIN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210526315789" calcext:value-type="float">
            <text:p>0,210526315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P_E3DC_MIN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181818181818" calcext:value-type="float">
            <text:p>0,1818181818</text:p>
          </table:table-cell>
          <table:table-cell/>
          <table:table-cell office:value-type="string" calcext:value-type="string">
            <text:p>CP_E3DC_MIN</text:p>
          </table:table-cell>
          <table:table-cell office:value-type="float" office:value="0.222222222222" calcext:value-type="float">
            <text:p>0,2222222222</text:p>
          </table:table-cell>
          <table:table-cell office:value-type="float" office:value="0.0810810810811" calcext:value-type="float">
            <text:p>0,081081081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P_RMFC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5714285714" calcext:value-type="float">
            <text:p>0,2857142857</text:p>
          </table:table-cell>
          <table:table-cell/>
          <table:table-cell office:value-type="string" calcext:value-type="string">
            <text:p>CP_Qm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.105263157895" calcext:value-type="float">
            <text:p>0,105263157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P_Qm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CP_Qm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108108108108" calcext:value-type="float">
            <text:p>0,108108108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P_RMFCEN1</text:p>
          </table:table-cell>
          <table:table-cell table:number-columns-repeated="2" office:value-type="float" office:value="0.142857142857" calcext:value-type="float">
            <text:p>0,1428571429</text:p>
          </table:table-cell>
          <table:table-cell office:value-type="float" office:value="0.428571428571" calcext:value-type="float">
            <text:p>0,4285714286</text:p>
          </table:table-cell>
          <table:table-cell/>
          <table:table-cell office:value-type="string" calcext:value-type="string">
            <text:p>CP_MJ2h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1" calcext:value-type="float">
            <text:p>0,1</text:p>
          </table:table-cell>
          <table:table-cell office:value-type="float" office:value="0.105263157895" calcext:value-type="float">
            <text:p>0,1052631579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MJ2h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90909090909" calcext:value-type="float">
            <text:p>0,2909090909</text:p>
          </table:table-cell>
          <table:table-cell/>
          <table:table-cell office:value-type="string" calcext:value-type="string">
            <text:p>CP_MJ2h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162162162162" calcext:value-type="float">
            <text:p>0,162162162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P_RMFCEN2</text:p>
          </table:table-cell>
          <table:table-cell office:value-type="float" office:value="0" calcext:value-type="float">
            <text:p>0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428571428571" calcext:value-type="float">
            <text:p>0,4285714286</text:p>
          </table:table-cell>
          <table:table-cell/>
          <table:table-cell office:value-type="string" calcext:value-type="string">
            <text:p>CP_E3D_MIN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.157894736842" calcext:value-type="float">
            <text:p>0,1578947368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E3D_MIN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327272727273" calcext:value-type="float">
            <text:p>0,3272727273</text:p>
          </table:table-cell>
          <table:table-cell/>
          <table:table-cell office:value-type="string" calcext:value-type="string">
            <text:p>CP_E3D_MIN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108108108108" calcext:value-type="float">
            <text:p>0,108108108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P_RO</text:p>
          </table:table-cell>
          <table:table-cell office:value-type="float" office:value="0" calcext:value-type="float">
            <text:p>0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428571428571" calcext:value-type="float">
            <text:p>0,4285714286</text:p>
          </table:table-cell>
          <table:table-cell/>
          <table:table-cell office:value-type="string" calcext:value-type="string">
            <text:p>CP_TD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office:value-type="float" office:value="0.210526315789" calcext:value-type="float">
            <text:p>0,210526315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P_TD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54545454545" calcext:value-type="float">
            <text:p>0,2545454545</text:p>
          </table:table-cell>
          <table:table-cell/>
          <table:table-cell office:value-type="string" calcext:value-type="string">
            <text:p>CP_TD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0810810810811" calcext:value-type="float">
            <text:p>0,081081081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P_SJKG</text:p>
          </table:table-cell>
          <table:table-cell office:value-type="float" office:value="0" calcext:value-type="float">
            <text:p>0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571428571429" calcext:value-type="float">
            <text:p>0,5714285714</text:p>
          </table:table-cell>
          <table:table-cell/>
          <table:table-cell office:value-type="string" calcext:value-type="string">
            <text:p>CP_ZS3DC_MIN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1" calcext:value-type="float">
            <text:p>0,1</text:p>
          </table:table-cell>
          <table:table-cell office:value-type="float" office:value="0.157894736842" calcext:value-type="float">
            <text:p>0,1578947368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ZS3DC_MIN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54545454545" calcext:value-type="float">
            <text:p>0,2545454545</text:p>
          </table:table-cell>
          <table:table-cell/>
          <table:table-cell office:value-type="string" calcext:value-type="string">
            <text:p>CP_ZS3DC_MIN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108108108108" calcext:value-type="float">
            <text:p>0,108108108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P_SKOa</text:p>
          </table:table-cell>
          <table:table-cell office:value-type="float" office:value="0" calcext:value-type="float">
            <text:p>0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571428571429" calcext:value-type="float">
            <text:p>0,5714285714</text:p>
          </table:table-cell>
          <table:table-cell/>
          <table:table-cell office:value-type="string" calcext:value-type="string">
            <text:p>CP_MS</text:p>
          </table:table-cell>
          <table:table-cell office:value-type="float" office:value="0.428571428571" calcext:value-type="float">
            <text:p>0,4285714286</text:p>
          </table:table-cell>
          <table:table-cell office:value-type="float" office:value="0.15" calcext:value-type="float">
            <text:p>0,15</text:p>
          </table:table-cell>
          <table:table-cell office:value-type="float" office:value="0.0526315789474" calcext:value-type="float">
            <text:p>0,0526315789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CP_MS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54545454545" calcext:value-type="float">
            <text:p>0,2545454545</text:p>
          </table:table-cell>
          <table:table-cell/>
          <table:table-cell office:value-type="string" calcext:value-type="string">
            <text:p>CP_MS</text:p>
          </table:table-cell>
          <table:table-cell office:value-type="float" office:value="0.444444444444" calcext:value-type="float">
            <text:p>0,4444444444</text:p>
          </table:table-cell>
          <table:table-cell office:value-type="float" office:value="0.0810810810811" calcext:value-type="float">
            <text:p>0,081081081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P_SKOb</text:p>
          </table:table-cell>
          <table:table-cell office:value-type="float" office:value="0" calcext:value-type="float">
            <text:p>0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285714285714" calcext:value-type="float">
            <text:p>0,2857142857</text:p>
          </table:table-cell>
          <table:table-cell/>
          <table:table-cell office:value-type="string" calcext:value-type="string">
            <text:p>CP_ES3DC_MIN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15" calcext:value-type="float">
            <text:p>0,15</text:p>
          </table:table-cell>
          <table:table-cell office:value-type="float" office:value="0.157894736842" calcext:value-type="float">
            <text:p>0,157894736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P_ES3DC_MIN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72727272727" calcext:value-type="float">
            <text:p>0,2727272727</text:p>
          </table:table-cell>
          <table:table-cell/>
          <table:table-cell office:value-type="string" calcext:value-type="string">
            <text:p>CP_ES3DC_MIN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108108108108" calcext:value-type="float">
            <text:p>0,108108108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P_SKO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2857" calcext:value-type="float">
            <text:p>0,1428571429</text:p>
          </table:table-cell>
          <table:table-cell/>
          <table:table-cell office:value-type="string" calcext:value-type="string">
            <text:p>CP_MJ1</text:p>
          </table:table-cell>
          <table:table-cell office:value-type="float" office:value="0.428571428571" calcext:value-type="float">
            <text:p>0,4285714286</text:p>
          </table:table-cell>
          <table:table-cell office:value-type="float" office:value="0.15" calcext:value-type="float">
            <text:p>0,15</text:p>
          </table:table-cell>
          <table:table-cell office:value-type="float" office:value="0.0526315789474" calcext:value-type="float">
            <text:p>0,05263157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P_MJ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72727272727" calcext:value-type="float">
            <text:p>0,2727272727</text:p>
          </table:table-cell>
          <table:table-cell/>
          <table:table-cell office:value-type="string" calcext:value-type="string">
            <text:p>CP_MJ1</text:p>
          </table:table-cell>
          <table:table-cell office:value-type="float" office:value="0.444444444444" calcext:value-type="float">
            <text:p>0,4444444444</text:p>
          </table:table-cell>
          <table:table-cell office:value-type="float" office:value="0.135135135135" calcext:value-type="float">
            <text:p>0,135135135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P_TB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428571428571" calcext:value-type="float">
            <text:p>0,4285714286</text:p>
          </table:table-cell>
          <table:table-cell office:value-type="float" office:value="0.571428571429" calcext:value-type="float">
            <text:p>0,5714285714</text:p>
          </table:table-cell>
          <table:table-cell/>
          <table:table-cell office:value-type="string" calcext:value-type="string">
            <text:p>CP_MJ3h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0.105263157895" calcext:value-type="float">
            <text:p>0,105263157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P_MJ3h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309090909091" calcext:value-type="float">
            <text:p>0,3090909091</text:p>
          </table:table-cell>
          <table:table-cell/>
          <table:table-cell office:value-type="string" calcext:value-type="string">
            <text:p>CP_MJ3h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0810810810811" calcext:value-type="float">
            <text:p>0,081081081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P_T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2857" calcext:value-type="float">
            <text:p>0,1428571429</text:p>
          </table:table-cell>
          <table:table-cell/>
          <table:table-cell office:value-type="string" calcext:value-type="string">
            <text:p>CP_SJKG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25" calcext:value-type="float">
            <text:p>0,2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CP_SJKG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309090909091" calcext:value-type="float">
            <text:p>0,3090909091</text:p>
          </table:table-cell>
          <table:table-cell/>
          <table:table-cell office:value-type="string" calcext:value-type="string">
            <text:p>CP_SJKG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027027027027" calcext:value-type="float">
            <text:p>0,02702702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P_T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85714285714" calcext:value-type="float">
            <text:p>0,2857142857</text:p>
          </table:table-cell>
          <table:table-cell/>
          <table:table-cell office:value-type="string" calcext:value-type="string">
            <text:p>CP_BFKV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1" calcext:value-type="float">
            <text:p>0,1</text:p>
          </table:table-cell>
          <table:table-cell office:value-type="float" office:value="0.157894736842" calcext:value-type="float">
            <text:p>0,1578947368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BFKV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363636363636" calcext:value-type="float">
            <text:p>0,3636363636</text:p>
          </table:table-cell>
          <table:table-cell/>
          <table:table-cell office:value-type="string" calcext:value-type="string">
            <text:p>CP_BFKV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027027027027" calcext:value-type="float">
            <text:p>0,02702702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P_T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571428571" calcext:value-type="float">
            <text:p>0,4285714286</text:p>
          </table:table-cell>
          <table:table-cell/>
          <table:table-cell office:value-type="string" calcext:value-type="string">
            <text:p>AP_DARS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0.157894736842" calcext:value-type="float">
            <text:p>0,157894736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P_DARS</text:p>
          </table:table-cell>
          <table:table-cell office:value-type="float" office:value="0" calcext:value-type="float">
            <text:p>0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272727272727" calcext:value-type="float">
            <text:p>0,2727272727</text:p>
          </table:table-cell>
          <table:table-cell/>
          <table:table-cell office:value-type="string" calcext:value-type="string">
            <text:p>AP_DARS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108108108108" calcext:value-type="float">
            <text:p>0,108108108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P_T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42857142857" calcext:value-type="float">
            <text:p>0,1428571429</text:p>
          </table:table-cell>
          <table:table-cell/>
          <table:table-cell office:value-type="string" calcext:value-type="string">
            <text:p>CP_TS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15" calcext:value-type="float">
            <text:p>0,15</text:p>
          </table:table-cell>
          <table:table-cell office:value-type="float" office:value="0.105263157895" calcext:value-type="float">
            <text:p>0,1052631579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TS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309090909091" calcext:value-type="float">
            <text:p>0,3090909091</text:p>
          </table:table-cell>
          <table:table-cell/>
          <table:table-cell office:value-type="string" calcext:value-type="string">
            <text:p>CP_TS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162162162162" calcext:value-type="float">
            <text:p>0,162162162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P_TSC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428571428571" calcext:value-type="float">
            <text:p>0,4285714286</text:p>
          </table:table-cell>
          <table:table-cell/>
          <table:table-cell office:value-type="string" calcext:value-type="string">
            <text:p>CP_MJPL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15" calcext:value-type="float">
            <text:p>0,15</text:p>
          </table:table-cell>
          <table:table-cell office:value-type="float" office:value="0.105263157895" calcext:value-type="float">
            <text:p>0,1052631579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MJPL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309090909091" calcext:value-type="float">
            <text:p>0,3090909091</text:p>
          </table:table-cell>
          <table:table-cell/>
          <table:table-cell office:value-type="string" calcext:value-type="string">
            <text:p>CP_MJPL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189189189189" calcext:value-type="float">
            <text:p>0,189189189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P_VD</text:p>
          </table:table-cell>
          <table:table-cell office:value-type="float" office:value="0.142857142857" calcext:value-type="float">
            <text:p>0,1428571429</text:p>
          </table:table-cell>
          <table:table-cell table:number-columns-repeated="2" office:value-type="float" office:value="0.571428571429" calcext:value-type="float">
            <text:p>0,5714285714</text:p>
          </table:table-cell>
          <table:table-cell/>
          <table:table-cell office:value-type="string" calcext:value-type="string">
            <text:p>CP_SKOa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25" calcext:value-type="float">
            <text:p>0,25</text:p>
          </table:table-cell>
          <table:table-cell office:value-type="float" office:value="0.0526315789474" calcext:value-type="float">
            <text:p>0,0526315789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SKOa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290909090909" calcext:value-type="float">
            <text:p>0,2909090909</text:p>
          </table:table-cell>
          <table:table-cell/>
          <table:table-cell office:value-type="string" calcext:value-type="string">
            <text:p>CP_SKOa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0810810810811" calcext:value-type="float">
            <text:p>0,081081081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P_Z3DC_C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2857" calcext:value-type="float">
            <text:p>0,1428571429</text:p>
          </table:table-cell>
          <table:table-cell/>
          <table:table-cell office:value-type="string" calcext:value-type="string">
            <text:p>CP_Qp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15" calcext:value-type="float">
            <text:p>0,15</text:p>
          </table:table-cell>
          <table:table-cell office:value-type="float" office:value="0.157894736842" calcext:value-type="float">
            <text:p>0,1578947368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Qp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81818181818" calcext:value-type="float">
            <text:p>0,3818181818</text:p>
          </table:table-cell>
          <table:table-cell/>
          <table:table-cell office:value-type="string" calcext:value-type="string">
            <text:p>CP_Qp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135135135135" calcext:value-type="float">
            <text:p>0,135135135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P_Z3DC_M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2857" calcext:value-type="float">
            <text:p>0,1428571429</text:p>
          </table:table-cell>
          <table:table-cell/>
          <table:table-cell office:value-type="string" calcext:value-type="string">
            <text:p>AP_calRWp</text:p>
          </table:table-cell>
          <table:table-cell office:value-type="float" office:value="0.571428571429" calcext:value-type="float">
            <text:p>0,5714285714</text:p>
          </table:table-cell>
          <table:table-cell office:value-type="float" office:value="0.15" calcext:value-type="float">
            <text:p>0,15</text:p>
          </table:table-cell>
          <table:table-cell office:value-type="float" office:value="0.0526315789474" calcext:value-type="float">
            <text:p>0,0526315789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P_calRWp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18181818182" calcext:value-type="float">
            <text:p>0,4181818182</text:p>
          </table:table-cell>
          <table:table-cell/>
          <table:table-cell office:value-type="string" calcext:value-type="string">
            <text:p>AP_calRWp</text:p>
          </table:table-cell>
          <table:table-cell office:value-type="float" office:value="0.444444444444" calcext:value-type="float">
            <text:p>0,4444444444</text:p>
          </table:table-cell>
          <table:table-cell office:value-type="float" office:value="0.189189189189" calcext:value-type="float">
            <text:p>0,189189189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P_ZLOCAL_C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42857142857" calcext:value-type="float">
            <text:p>0,1428571429</text:p>
          </table:table-cell>
          <table:table-cell/>
          <table:table-cell office:value-type="string" calcext:value-type="string">
            <text:p>CP_VD</text:p>
          </table:table-cell>
          <table:table-cell office:value-type="float" office:value="0.571428571429" calcext:value-type="float">
            <text:p>0,5714285714</text:p>
          </table:table-cell>
          <table:table-cell office:value-type="float" office:value="0.15" calcext:value-type="float">
            <text:p>0,15</text:p>
          </table:table-cell>
          <table:table-cell office:value-type="float" office:value="0.105263157895" calcext:value-type="float">
            <text:p>0,105263157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P_VD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27272727273" calcext:value-type="float">
            <text:p>0,3272727273</text:p>
          </table:table-cell>
          <table:table-cell/>
          <table:table-cell office:value-type="string" calcext:value-type="string">
            <text:p>CP_VD</text:p>
          </table:table-cell>
          <table:table-cell office:value-type="float" office:value="0.555555555556" calcext:value-type="float">
            <text:p>0,5555555556</text:p>
          </table:table-cell>
          <table:table-cell office:value-type="float" office:value="0.108108108108" calcext:value-type="float">
            <text:p>0,108108108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P_ZLOCAL_MIN</text:p>
          </table:table-cell>
          <table:table-cell office:value-type="float" office:value="0" calcext:value-type="float">
            <text:p>0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428571428571" calcext:value-type="float">
            <text:p>0,4285714286</text:p>
          </table:table-cell>
          <table:table-cell/>
          <table:table-cell office:value-type="string" calcext:value-type="string">
            <text:p>AP_MPS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2" calcext:value-type="float">
            <text:p>0,2</text:p>
          </table:table-cell>
          <table:table-cell office:value-type="float" office:value="0.105263157895" calcext:value-type="float">
            <text:p>0,1052631579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P_MPS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272727272727" calcext:value-type="float">
            <text:p>0,2727272727</text:p>
          </table:table-cell>
          <table:table-cell/>
          <table:table-cell office:value-type="string" calcext:value-type="string">
            <text:p>AP_MPS</text:p>
          </table:table-cell>
          <table:table-cell office:value-type="float" office:value="0.444444444444" calcext:value-type="float">
            <text:p>0,4444444444</text:p>
          </table:table-cell>
          <table:table-cell office:value-type="float" office:value="0.0810810810811" calcext:value-type="float">
            <text:p>0,081081081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P_ZPAIR_CB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CP_TSC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2" calcext:value-type="float">
            <text:p>0,2</text:p>
          </table:table-cell>
          <table:table-cell office:value-type="float" office:value="0.157894736842" calcext:value-type="float">
            <text:p>0,1578947368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CP_TSC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09090909091" calcext:value-type="float">
            <text:p>0,3090909091</text:p>
          </table:table-cell>
          <table:table-cell/>
          <table:table-cell office:value-type="string" calcext:value-type="string">
            <text:p>CP_TSC</text:p>
          </table:table-cell>
          <table:table-cell office:value-type="float" office:value="0.444444444444" calcext:value-type="float">
            <text:p>0,4444444444</text:p>
          </table:table-cell>
          <table:table-cell office:value-type="float" office:value="0.297297297297" calcext:value-type="float">
            <text:p>0,297297297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P_ZPAIR_M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5714285714" calcext:value-type="float">
            <text:p>0,2857142857</text:p>
          </table:table-cell>
          <table:table-cell/>
          <table:table-cell office:value-type="string" calcext:value-type="string">
            <text:p>CP_BL</text:p>
          </table:table-cell>
          <table:table-cell office:value-type="float" office:value="0.428571428571" calcext:value-type="float">
            <text:p>0,4285714286</text:p>
          </table:table-cell>
          <table:table-cell office:value-type="float" office:value="0.15" calcext:value-type="float">
            <text:p>0,15</text:p>
          </table:table-cell>
          <table:table-cell office:value-type="float" office:value="0.157894736842" calcext:value-type="float">
            <text:p>0,157894736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P_BL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45454545455" calcext:value-type="float">
            <text:p>0,3454545455</text:p>
          </table:table-cell>
          <table:table-cell/>
          <table:table-cell office:value-type="string" calcext:value-type="string">
            <text:p>CP_BL</text:p>
          </table:table-cell>
          <table:table-cell office:value-type="float" office:value="0.222222222222" calcext:value-type="float">
            <text:p>0,2222222222</text:p>
          </table:table-cell>
          <table:table-cell office:value-type="float" office:value="0.216216216216" calcext:value-type="float">
            <text:p>0,216216216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P_ZS3DC_CB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AP_DCOMPLEX</text:p>
          </table:table-cell>
          <table:table-cell office:value-type="float" office:value="0.428571428571" calcext:value-type="float">
            <text:p>0,4285714286</text:p>
          </table:table-cell>
          <table:table-cell office:value-type="float" office:value="0.1" calcext:value-type="float">
            <text:p>0,1</text:p>
          </table:table-cell>
          <table:table-cell office:value-type="float" office:value="0.105263157895" calcext:value-type="float">
            <text:p>0,1052631579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P_DCOMPLEX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509090909091" calcext:value-type="float">
            <text:p>0,5090909091</text:p>
          </table:table-cell>
          <table:table-cell/>
          <table:table-cell office:value-type="string" calcext:value-type="string">
            <text:p>AP_DCOMPLEX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189189189189" calcext:value-type="float">
            <text:p>0,189189189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P_ZS3DC_MIN</text:p>
          </table:table-cell>
          <table:table-cell table:number-columns-repeated="2" office:value-type="float" office:value="0.142857142857" calcext:value-type="float">
            <text:p>0,1428571429</text:p>
          </table:table-cell>
          <table:table-cell office:value-type="float" office:value="0.714285714286" calcext:value-type="float">
            <text:p>0,7142857143</text:p>
          </table:table-cell>
          <table:table-cell/>
          <table:table-cell office:value-type="string" calcext:value-type="string">
            <text:p>AP_PISA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25" calcext:value-type="float">
            <text:p>0,25</text:p>
          </table:table-cell>
          <table:table-cell office:value-type="float" office:value="0.105263157895" calcext:value-type="float">
            <text:p>0,1052631579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P_PISA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18181818182" calcext:value-type="float">
            <text:p>0,4181818182</text:p>
          </table:table-cell>
          <table:table-cell/>
          <table:table-cell office:value-type="string" calcext:value-type="string">
            <text:p>AP_PISA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189189189189" calcext:value-type="float">
            <text:p>0,189189189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SOL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2857" calcext:value-type="float">
            <text:p>0,1428571429</text:p>
          </table:table-cell>
          <table:table-cell/>
          <table:table-cell office:value-type="string" calcext:value-type="string">
            <text:p>CP_BT</text:p>
          </table:table-cell>
          <table:table-cell office:value-type="float" office:value="0.428571428571" calcext:value-type="float">
            <text:p>0,4285714286</text:p>
          </table:table-cell>
          <table:table-cell office:value-type="float" office:value="0.25" calcext:value-type="float">
            <text:p>0,25</text:p>
          </table:table-cell>
          <table:table-cell office:value-type="float" office:value="0.157894736842" calcext:value-type="float">
            <text:p>0,157894736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P_BT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" calcext:value-type="float">
            <text:p>0,2</text:p>
          </table:table-cell>
          <table:table-cell office:value-type="float" office:value="0.381818181818" calcext:value-type="float">
            <text:p>0,3818181818</text:p>
          </table:table-cell>
          <table:table-cell/>
          <table:table-cell office:value-type="string" calcext:value-type="string">
            <text:p>CP_BT</text:p>
          </table:table-cell>
          <table:table-cell office:value-type="float" office:value="0.555555555556" calcext:value-type="float">
            <text:p>0,5555555556</text:p>
          </table:table-cell>
          <table:table-cell office:value-type="float" office:value="0.216216216216" calcext:value-type="float">
            <text:p>0,216216216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LE</text:p>
          </table:table-cell>
          <table:table-cell office:value-type="float" office:value="0.285714285714" calcext:value-type="float">
            <text:p>0,2857142857</text:p>
          </table:table-cell>
          <table:table-cell table:number-columns-repeated="2" office:value-type="float" office:value="0.571428571429" calcext:value-type="float">
            <text:p>0,5714285714</text:p>
          </table:table-cell>
          <table:table-cell/>
          <table:table-cell office:value-type="string" calcext:value-type="string">
            <text:p>CP_HLPL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2" calcext:value-type="float">
            <text:p>0,2</text:p>
          </table:table-cell>
          <table:table-cell office:value-type="float" office:value="0.210526315789" calcext:value-type="float">
            <text:p>0,2105263158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HLPL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CP_HLPL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189189189189" calcext:value-type="float">
            <text:p>0,189189189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DA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AP_T2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45" calcext:value-type="float">
            <text:p>0,45</text:p>
          </table:table-cell>
          <table:table-cell office:value-type="float" office:value="0.0526315789474" calcext:value-type="float">
            <text:p>0,0526315789</text:p>
          </table:table-cell>
          <table:table-cell office:value-type="float" office:value="0.25" calcext:value-type="float">
            <text:p>0,2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AP_T2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54545454545" calcext:value-type="float">
            <text:p>0,4545454545</text:p>
          </table:table-cell>
          <table:table-cell/>
          <table:table-cell office:value-type="string" calcext:value-type="string">
            <text:p>AP_T2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189189189189" calcext:value-type="float">
            <text:p>0,189189189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OPNSTS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ELE</text:p>
          </table:table-cell>
          <table:table-cell office:value-type="float" office:value="0.571428571429" calcext:value-type="float">
            <text:p>0,5714285714</text:p>
          </table:table-cell>
          <table:table-cell office:value-type="float" office:value="0.2" calcext:value-type="float">
            <text:p>0,2</text:p>
          </table:table-cell>
          <table:table-cell office:value-type="float" office:value="0.157894736842" calcext:value-type="float">
            <text:p>0,1578947368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LE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381818181818" calcext:value-type="float">
            <text:p>0,3818181818</text:p>
          </table:table-cell>
          <table:table-cell/>
          <table:table-cell office:value-type="string" calcext:value-type="string">
            <text:p>ELE</text:p>
          </table:table-cell>
          <table:table-cell office:value-type="float" office:value="0.666666666667" calcext:value-type="float">
            <text:p>0,6666666667</text:p>
          </table:table-cell>
          <table:table-cell office:value-type="float" office:value="0.162162162162" calcext:value-type="float">
            <text:p>0,162162162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YDOCK_TOT</text:p>
          </table:table-cell>
          <table:table-cell office:value-type="float" office:value="0.142857142857" calcext:value-type="float">
            <text:p>0,1428571429</text:p>
          </table:table-cell>
          <table:table-cell table:number-columns-repeated="2" office:value-type="float" office:value="0.285714285714" calcext:value-type="float">
            <text:p>0,2857142857</text:p>
          </table:table-cell>
          <table:table-cell/>
          <table:table-cell office:value-type="string" calcext:value-type="string">
            <text:p>AP_T1</text:p>
          </table:table-cell>
          <table:table-cell office:value-type="float" office:value="0.428571428571" calcext:value-type="float">
            <text:p>0,4285714286</text:p>
          </table:table-cell>
          <table:table-cell office:value-type="float" office:value="0.4" calcext:value-type="float">
            <text:p>0,4</text:p>
          </table:table-cell>
          <table:table-cell office:value-type="float" office:value="0.105263157895" calcext:value-type="float">
            <text:p>0,105263157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P_T1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36363636364" calcext:value-type="float">
            <text:p>0,4363636364</text:p>
          </table:table-cell>
          <table:table-cell/>
          <table:table-cell office:value-type="string" calcext:value-type="string">
            <text:p>AP_T1</text:p>
          </table:table-cell>
          <table:table-cell office:value-type="float" office:value="0.555555555556" calcext:value-type="float">
            <text:p>0,5555555556</text:p>
          </table:table-cell>
          <table:table-cell office:value-type="float" office:value="0.162162162162" calcext:value-type="float">
            <text:p>0,162162162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IPPER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PYDOCK_TOT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25" calcext:value-type="float">
            <text:p>0,25</text:p>
          </table:table-cell>
          <table:table-cell office:value-type="float" office:value="0.263157894737" calcext:value-type="float">
            <text:p>0,26315789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YDOCK_TOT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345454545455" calcext:value-type="float">
            <text:p>0,3454545455</text:p>
          </table:table-cell>
          <table:table-cell/>
          <table:table-cell office:value-type="string" calcext:value-type="string">
            <text:p>PYDOCK_TOT</text:p>
          </table:table-cell>
          <table:table-cell office:value-type="float" office:value="0.222222222222" calcext:value-type="float">
            <text:p>0,2222222222</text:p>
          </table:table-cell>
          <table:table-cell office:value-type="float" office:value="0.189189189189" calcext:value-type="float">
            <text:p>0,189189189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DW</text:p>
          </table:table-cell>
          <table:table-cell office:value-type="float" office:value="0" calcext:value-type="float">
            <text:p>0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428571428571" calcext:value-type="float">
            <text:p>0,4285714286</text:p>
          </table:table-cell>
          <table:table-cell/>
          <table:table-cell office:value-type="string" calcext:value-type="string">
            <text:p>CP_TB</text:p>
          </table:table-cell>
          <table:table-cell office:value-type="float" office:value="0.428571428571" calcext:value-type="float">
            <text:p>0,4285714286</text:p>
          </table:table-cell>
          <table:table-cell office:value-type="float" office:value="0.3" calcext:value-type="float">
            <text:p>0,3</text:p>
          </table:table-cell>
          <table:table-cell office:value-type="float" office:value="0.210526315789" calcext:value-type="float">
            <text:p>0,210526315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P_TB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381818181818" calcext:value-type="float">
            <text:p>0,3818181818</text:p>
          </table:table-cell>
          <table:table-cell/>
          <table:table-cell office:value-type="string" calcext:value-type="string">
            <text:p>CP_TB</text:p>
          </table:table-cell>
          <table:table-cell office:value-type="float" office:value="0.555555555556" calcext:value-type="float">
            <text:p>0,5555555556</text:p>
          </table:table-cell>
          <table:table-cell office:value-type="float" office:value="0.162162162162" calcext:value-type="float">
            <text:p>0,1621621622</text:p>
          </table:table-cell>
          <table:table-cell table:number-columns-repeated="17"/>
        </table:table-row>
        <table:table-row table:style-name="ro1"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/gpfs/scratch/bsc54/bsc54563/Analisys_MI_BM4_BM5_METHOD_MIX</text:p>
          </table:table-cell>
          <table:table-cell table:number-columns-repeated="36"/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pdb,list,flexibility,2,BM5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=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=</text:p>
          </table:table-cell>
          <table:table-cell table:number-columns-repeated="30"/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AP_calRW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.6" calcext:value-type="float">
            <text:p>0,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calRWp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float" office:value="0.55" calcext:value-type="float">
            <text:p>0,5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DARS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0.35" calcext:value-type="float">
            <text:p>0,3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DCOMPLEX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 office:value-type="float" office:value="0.6" calcext:value-type="float">
            <text:p>0,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dDFIRE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5</text:p>
          </table:table-cell>
          <table:table-cell table:number-columns-repeated="2"/>
          <table:table-cell office:value-type="string" calcext:value-type="string">
            <text:p>Top1 </text:p>
          </table:table-cell>
          <table:table-cell office:value-type="string" calcext:value-type="string">
            <text:p>Top10 </text:p>
          </table:table-cell>
          <table:table-cell office:value-type="string" calcext:value-type="string">
            <text:p>Top100</text:p>
          </table:table-cell>
          <table:table-cell table:number-columns-repeated="2"/>
          <table:table-cell office:value-type="string" calcext:value-type="string">
            <text:p>Strong</text:p>
          </table:table-cell>
          <table:table-cell office:value-type="string" calcext:value-type="string">
            <text:p>Weak</text:p>
          </table:table-cell>
          <table:table-cell table:number-columns-repeated="3"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5</text:p>
          </table:table-cell>
          <table:table-cell table:number-columns-repeated="2"/>
          <table:table-cell office:value-type="string" calcext:value-type="string">
            <text:p>Top1 </text:p>
          </table:table-cell>
          <table:table-cell office:value-type="string" calcext:value-type="string">
            <text:p>Top10 </text:p>
          </table:table-cell>
          <table:table-cell office:value-type="string" calcext:value-type="string">
            <text:p>Top100</text:p>
          </table:table-cell>
          <table:table-cell table:number-columns-repeated="2"/>
          <table:table-cell office:value-type="string" calcext:value-type="string">
            <text:p>Strong</text:p>
          </table:table-cell>
          <table:table-cell office:value-type="string" calcext:value-type="string">
            <text:p>Weak</text:p>
          </table:table-cell>
        </table:table-row>
        <table:table-row table:style-name="ro1">
          <table:table-cell office:value-type="string" calcext:value-type="string">
            <text:p>AP_DFIRE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CP_Qm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.105263157895" calcext:value-type="float">
            <text:p>0,105263157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P_Qm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CP_Qm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108108108108" calcext:value-type="float">
            <text:p>0,1081081081</text:p>
          </table:table-cell>
          <table:table-cell table:number-columns-repeated="2"/>
          <table:table-cell office:value-type="string" calcext:value-type="string">
            <text:p>CP_Qm</text:p>
          </table:table-cell>
          <table:table-cell table:formula="of:=100*[.G556]" office:value-type="float" office:value="0" calcext:value-type="float">
            <text:p>0</text:p>
          </table:table-cell>
          <table:table-cell table:formula="of:=100*[.H556]" office:value-type="float" office:value="20" calcext:value-type="float">
            <text:p>20</text:p>
          </table:table-cell>
          <table:table-cell table:formula="of:=100*[.I556]" office:value-type="float" office:value="10.5263157895" calcext:value-type="float">
            <text:p>10,5263157895</text:p>
          </table:table-cell>
          <table:table-cell table:formula="of:=100*[.J556]" office:value-type="float" office:value="0" calcext:value-type="float">
            <text:p>0</text:p>
          </table:table-cell>
          <table:table-cell table:formula="of:=100*[.K556]" office:value-type="float" office:value="0" calcext:value-type="float">
            <text:p>0</text:p>
          </table:table-cell>
          <table:table-cell/>
          <table:table-cell office:value-type="string" calcext:value-type="string">
            <text:p>CP_Qm</text:p>
          </table:table-cell>
          <table:table-cell table:formula="of:=100*[.N556]" office:value-type="float" office:value="3.63636363636" calcext:value-type="float">
            <text:p>3,6363636364</text:p>
          </table:table-cell>
          <table:table-cell table:formula="of:=100*[.O556]" office:value-type="float" office:value="10.9090909091" calcext:value-type="float">
            <text:p>10,9090909091</text:p>
          </table:table-cell>
          <table:table-cell table:formula="of:=100*[.P556]" office:value-type="float" office:value="20" calcext:value-type="float">
            <text:p>20</text:p>
          </table:table-cell>
          <table:table-cell/>
          <table:table-cell office:value-type="string" calcext:value-type="string">
            <text:p>CP_Qm</text:p>
          </table:table-cell>
          <table:table-cell table:formula="of:=100*[.S556]" office:value-type="float" office:value="11.1111111111" calcext:value-type="float">
            <text:p>11,1111111111</text:p>
          </table:table-cell>
          <table:table-cell table:formula="of:=100*[.T556]" office:value-type="float" office:value="10.8108108108" calcext:value-type="float">
            <text:p>10,8108108108</text:p>
          </table:table-cell>
        </table:table-row>
        <table:table-row table:style-name="ro1">
          <table:table-cell office:value-type="string" calcext:value-type="string">
            <text:p>AP_DOP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CP_MJ2h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1" calcext:value-type="float">
            <text:p>0,1</text:p>
          </table:table-cell>
          <table:table-cell office:value-type="float" office:value="0.105263157895" calcext:value-type="float">
            <text:p>0,1052631579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MJ2h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90909090909" calcext:value-type="float">
            <text:p>0,2909090909</text:p>
          </table:table-cell>
          <table:table-cell/>
          <table:table-cell office:value-type="string" calcext:value-type="string">
            <text:p>CP_MJ2h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162162162162" calcext:value-type="float">
            <text:p>0,1621621622</text:p>
          </table:table-cell>
          <table:table-cell table:number-columns-repeated="2"/>
          <table:table-cell office:value-type="string" calcext:value-type="string">
            <text:p>CP_MJ2h</text:p>
          </table:table-cell>
          <table:table-cell table:formula="of:=100*[.G557]" office:value-type="float" office:value="14.2857142857" calcext:value-type="float">
            <text:p>14,2857142857</text:p>
          </table:table-cell>
          <table:table-cell table:formula="of:=100*[.H557]" office:value-type="float" office:value="10" calcext:value-type="float">
            <text:p>10</text:p>
          </table:table-cell>
          <table:table-cell table:formula="of:=100*[.I557]" office:value-type="float" office:value="10.5263157895" calcext:value-type="float">
            <text:p>10,5263157895</text:p>
          </table:table-cell>
          <table:table-cell table:formula="of:=100*[.J557]" office:value-type="float" office:value="25" calcext:value-type="float">
            <text:p>25</text:p>
          </table:table-cell>
          <table:table-cell table:formula="of:=100*[.K557]" office:value-type="float" office:value="0" calcext:value-type="float">
            <text:p>0</text:p>
          </table:table-cell>
          <table:table-cell/>
          <table:table-cell office:value-type="string" calcext:value-type="string">
            <text:p>CP_MJ2h</text:p>
          </table:table-cell>
          <table:table-cell table:formula="of:=100*[.N557]" office:value-type="float" office:value="3.63636363636" calcext:value-type="float">
            <text:p>3,6363636364</text:p>
          </table:table-cell>
          <table:table-cell table:formula="of:=100*[.O557]" office:value-type="float" office:value="10.9090909091" calcext:value-type="float">
            <text:p>10,9090909091</text:p>
          </table:table-cell>
          <table:table-cell table:formula="of:=100*[.P557]" office:value-type="float" office:value="29.0909090909" calcext:value-type="float">
            <text:p>29,0909090909</text:p>
          </table:table-cell>
          <table:table-cell/>
          <table:table-cell office:value-type="string" calcext:value-type="string">
            <text:p>CP_MJ2h</text:p>
          </table:table-cell>
          <table:table-cell table:formula="of:=100*[.S557]" office:value-type="float" office:value="11.1111111111" calcext:value-type="float">
            <text:p>11,1111111111</text:p>
          </table:table-cell>
          <table:table-cell table:formula="of:=100*[.T557]" office:value-type="float" office:value="16.2162162162" calcext:value-type="float">
            <text:p>16,2162162162</text:p>
          </table:table-cell>
        </table:table-row>
        <table:table-row table:style-name="ro1">
          <table:table-cell office:value-type="string" calcext:value-type="string">
            <text:p>AP_DOPE_H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,55</text:p>
          </table:table-cell>
          <table:table-cell/>
          <table:table-cell office:value-type="string" calcext:value-type="string">
            <text:p>CP_E3D_MIN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.157894736842" calcext:value-type="float">
            <text:p>0,1578947368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E3D_MIN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327272727273" calcext:value-type="float">
            <text:p>0,3272727273</text:p>
          </table:table-cell>
          <table:table-cell/>
          <table:table-cell office:value-type="string" calcext:value-type="string">
            <text:p>CP_E3D_MIN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108108108108" calcext:value-type="float">
            <text:p>0,1081081081</text:p>
          </table:table-cell>
          <table:table-cell table:number-columns-repeated="2"/>
          <table:table-cell office:value-type="string" calcext:value-type="string">
            <text:p>CP_E3D_MIN</text:p>
          </table:table-cell>
          <table:table-cell table:formula="of:=100*[.G558]" office:value-type="float" office:value="0" calcext:value-type="float">
            <text:p>0</text:p>
          </table:table-cell>
          <table:table-cell table:formula="of:=100*[.H558]" office:value-type="float" office:value="20" calcext:value-type="float">
            <text:p>20</text:p>
          </table:table-cell>
          <table:table-cell table:formula="of:=100*[.I558]" office:value-type="float" office:value="15.7894736842" calcext:value-type="float">
            <text:p>15,7894736842</text:p>
          </table:table-cell>
          <table:table-cell table:formula="of:=100*[.J558]" office:value-type="float" office:value="25" calcext:value-type="float">
            <text:p>25</text:p>
          </table:table-cell>
          <table:table-cell table:formula="of:=100*[.K558]" office:value-type="float" office:value="0" calcext:value-type="float">
            <text:p>0</text:p>
          </table:table-cell>
          <table:table-cell/>
          <table:table-cell office:value-type="string" calcext:value-type="string">
            <text:p>CP_E3D_MIN</text:p>
          </table:table-cell>
          <table:table-cell table:formula="of:=100*[.N558]" office:value-type="float" office:value="3.63636363636" calcext:value-type="float">
            <text:p>3,6363636364</text:p>
          </table:table-cell>
          <table:table-cell table:formula="of:=100*[.O558]" office:value-type="float" office:value="10.9090909091" calcext:value-type="float">
            <text:p>10,9090909091</text:p>
          </table:table-cell>
          <table:table-cell table:formula="of:=100*[.P558]" office:value-type="float" office:value="32.7272727273" calcext:value-type="float">
            <text:p>32,7272727273</text:p>
          </table:table-cell>
          <table:table-cell/>
          <table:table-cell office:value-type="string" calcext:value-type="string">
            <text:p>CP_E3D_MIN</text:p>
          </table:table-cell>
          <table:table-cell table:formula="of:=100*[.S558]" office:value-type="float" office:value="11.1111111111" calcext:value-type="float">
            <text:p>11,1111111111</text:p>
          </table:table-cell>
          <table:table-cell table:formula="of:=100*[.T558]" office:value-type="float" office:value="10.8108108108" calcext:value-type="float">
            <text:p>10,8108108108</text:p>
          </table:table-cell>
        </table:table-row>
        <table:table-row table:style-name="ro1">
          <table:table-cell office:value-type="string" calcext:value-type="string">
            <text:p>AP_GOAP_ALL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CP_TD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office:value-type="float" office:value="0.210526315789" calcext:value-type="float">
            <text:p>0,210526315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P_TD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54545454545" calcext:value-type="float">
            <text:p>0,2545454545</text:p>
          </table:table-cell>
          <table:table-cell/>
          <table:table-cell office:value-type="string" calcext:value-type="string">
            <text:p>CP_TD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0810810810811" calcext:value-type="float">
            <text:p>0,0810810811</text:p>
          </table:table-cell>
          <table:table-cell table:number-columns-repeated="2"/>
          <table:table-cell office:value-type="string" calcext:value-type="string">
            <text:p>CP_TD</text:p>
          </table:table-cell>
          <table:table-cell table:formula="of:=100*[.G559]" office:value-type="float" office:value="0" calcext:value-type="float">
            <text:p>0</text:p>
          </table:table-cell>
          <table:table-cell table:formula="of:=100*[.H559]" office:value-type="float" office:value="15" calcext:value-type="float">
            <text:p>15</text:p>
          </table:table-cell>
          <table:table-cell table:formula="of:=100*[.I559]" office:value-type="float" office:value="21.0526315789" calcext:value-type="float">
            <text:p>21,0526315789</text:p>
          </table:table-cell>
          <table:table-cell table:formula="of:=100*[.J559]" office:value-type="float" office:value="0" calcext:value-type="float">
            <text:p>0</text:p>
          </table:table-cell>
          <table:table-cell table:formula="of:=100*[.K559]" office:value-type="float" office:value="0" calcext:value-type="float">
            <text:p>0</text:p>
          </table:table-cell>
          <table:table-cell/>
          <table:table-cell office:value-type="string" calcext:value-type="string">
            <text:p>CP_TD</text:p>
          </table:table-cell>
          <table:table-cell table:formula="of:=100*[.N559]" office:value-type="float" office:value="1.81818181818" calcext:value-type="float">
            <text:p>1,8181818182</text:p>
          </table:table-cell>
          <table:table-cell table:formula="of:=100*[.O559]" office:value-type="float" office:value="12.7272727273" calcext:value-type="float">
            <text:p>12,7272727273</text:p>
          </table:table-cell>
          <table:table-cell table:formula="of:=100*[.P559]" office:value-type="float" office:value="25.4545454545" calcext:value-type="float">
            <text:p>25,4545454545</text:p>
          </table:table-cell>
          <table:table-cell/>
          <table:table-cell office:value-type="string" calcext:value-type="string">
            <text:p>CP_TD</text:p>
          </table:table-cell>
          <table:table-cell table:formula="of:=100*[.S559]" office:value-type="float" office:value="33.3333333333" calcext:value-type="float">
            <text:p>33,3333333333</text:p>
          </table:table-cell>
          <table:table-cell table:formula="of:=100*[.T559]" office:value-type="float" office:value="8.10810810811" calcext:value-type="float">
            <text:p>8,1081081081</text:p>
          </table:table-cell>
        </table:table-row>
        <table:table-row table:style-name="ro1">
          <table:table-cell office:value-type="string" calcext:value-type="string">
            <text:p>AP_GOAP_DF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CP_ZS3DC_MIN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1" calcext:value-type="float">
            <text:p>0,1</text:p>
          </table:table-cell>
          <table:table-cell office:value-type="float" office:value="0.157894736842" calcext:value-type="float">
            <text:p>0,1578947368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ZS3DC_MIN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54545454545" calcext:value-type="float">
            <text:p>0,2545454545</text:p>
          </table:table-cell>
          <table:table-cell/>
          <table:table-cell office:value-type="string" calcext:value-type="string">
            <text:p>CP_ZS3DC_MIN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108108108108" calcext:value-type="float">
            <text:p>0,1081081081</text:p>
          </table:table-cell>
          <table:table-cell table:number-columns-repeated="2"/>
          <table:table-cell office:value-type="string" calcext:value-type="string">
            <text:p>CP_ZS3DC_MIN</text:p>
          </table:table-cell>
          <table:table-cell table:formula="of:=100*[.G560]" office:value-type="float" office:value="14.2857142857" calcext:value-type="float">
            <text:p>14,2857142857</text:p>
          </table:table-cell>
          <table:table-cell table:formula="of:=100*[.H560]" office:value-type="float" office:value="10" calcext:value-type="float">
            <text:p>10</text:p>
          </table:table-cell>
          <table:table-cell table:formula="of:=100*[.I560]" office:value-type="float" office:value="15.7894736842" calcext:value-type="float">
            <text:p>15,7894736842</text:p>
          </table:table-cell>
          <table:table-cell table:formula="of:=100*[.J560]" office:value-type="float" office:value="25" calcext:value-type="float">
            <text:p>25</text:p>
          </table:table-cell>
          <table:table-cell table:formula="of:=100*[.K560]" office:value-type="float" office:value="0" calcext:value-type="float">
            <text:p>0</text:p>
          </table:table-cell>
          <table:table-cell/>
          <table:table-cell office:value-type="string" calcext:value-type="string">
            <text:p>CP_ZS3DC_MIN</text:p>
          </table:table-cell>
          <table:table-cell table:formula="of:=100*[.N560]" office:value-type="float" office:value="1.81818181818" calcext:value-type="float">
            <text:p>1,8181818182</text:p>
          </table:table-cell>
          <table:table-cell table:formula="of:=100*[.O560]" office:value-type="float" office:value="12.7272727273" calcext:value-type="float">
            <text:p>12,7272727273</text:p>
          </table:table-cell>
          <table:table-cell table:formula="of:=100*[.P560]" office:value-type="float" office:value="25.4545454545" calcext:value-type="float">
            <text:p>25,4545454545</text:p>
          </table:table-cell>
          <table:table-cell/>
          <table:table-cell office:value-type="string" calcext:value-type="string">
            <text:p>CP_ZS3DC_MIN</text:p>
          </table:table-cell>
          <table:table-cell table:formula="of:=100*[.S560]" office:value-type="float" office:value="33.3333333333" calcext:value-type="float">
            <text:p>33,3333333333</text:p>
          </table:table-cell>
          <table:table-cell table:formula="of:=100*[.T560]" office:value-type="float" office:value="10.8108108108" calcext:value-type="float">
            <text:p>10,8108108108</text:p>
          </table:table-cell>
        </table:table-row>
        <table:table-row table:style-name="ro1">
          <table:table-cell office:value-type="string" calcext:value-type="string">
            <text:p>AP_GOAP_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CP_MS</text:p>
          </table:table-cell>
          <table:table-cell office:value-type="float" office:value="0.428571428571" calcext:value-type="float">
            <text:p>0,4285714286</text:p>
          </table:table-cell>
          <table:table-cell office:value-type="float" office:value="0.15" calcext:value-type="float">
            <text:p>0,15</text:p>
          </table:table-cell>
          <table:table-cell office:value-type="float" office:value="0.0526315789474" calcext:value-type="float">
            <text:p>0,0526315789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CP_MS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54545454545" calcext:value-type="float">
            <text:p>0,2545454545</text:p>
          </table:table-cell>
          <table:table-cell/>
          <table:table-cell office:value-type="string" calcext:value-type="string">
            <text:p>CP_MS</text:p>
          </table:table-cell>
          <table:table-cell office:value-type="float" office:value="0.444444444444" calcext:value-type="float">
            <text:p>0,4444444444</text:p>
          </table:table-cell>
          <table:table-cell office:value-type="float" office:value="0.0810810810811" calcext:value-type="float">
            <text:p>0,0810810811</text:p>
          </table:table-cell>
          <table:table-cell table:number-columns-repeated="2"/>
          <table:table-cell office:value-type="string" calcext:value-type="string">
            <text:p>CP_MS</text:p>
          </table:table-cell>
          <table:table-cell table:formula="of:=100*[.G561]" office:value-type="float" office:value="42.8571428571" calcext:value-type="float">
            <text:p>42,8571428571</text:p>
          </table:table-cell>
          <table:table-cell table:formula="of:=100*[.H561]" office:value-type="float" office:value="15" calcext:value-type="float">
            <text:p>15</text:p>
          </table:table-cell>
          <table:table-cell table:formula="of:=100*[.I561]" office:value-type="float" office:value="5.26315789474" calcext:value-type="float">
            <text:p>5,2631578947</text:p>
          </table:table-cell>
          <table:table-cell table:formula="of:=100*[.J561]" office:value-type="float" office:value="0" calcext:value-type="float">
            <text:p>0</text:p>
          </table:table-cell>
          <table:table-cell table:formula="of:=100*[.K561]" office:value-type="float" office:value="20" calcext:value-type="float">
            <text:p>20</text:p>
          </table:table-cell>
          <table:table-cell/>
          <table:table-cell office:value-type="string" calcext:value-type="string">
            <text:p>CP_MS</text:p>
          </table:table-cell>
          <table:table-cell table:formula="of:=100*[.N561]" office:value-type="float" office:value="3.63636363636" calcext:value-type="float">
            <text:p>3,6363636364</text:p>
          </table:table-cell>
          <table:table-cell table:formula="of:=100*[.O561]" office:value-type="float" office:value="12.7272727273" calcext:value-type="float">
            <text:p>12,7272727273</text:p>
          </table:table-cell>
          <table:table-cell table:formula="of:=100*[.P561]" office:value-type="float" office:value="25.4545454545" calcext:value-type="float">
            <text:p>25,4545454545</text:p>
          </table:table-cell>
          <table:table-cell/>
          <table:table-cell office:value-type="string" calcext:value-type="string">
            <text:p>CP_MS</text:p>
          </table:table-cell>
          <table:table-cell table:formula="of:=100*[.S561]" office:value-type="float" office:value="44.4444444444" calcext:value-type="float">
            <text:p>44,4444444444</text:p>
          </table:table-cell>
          <table:table-cell table:formula="of:=100*[.T561]" office:value-type="float" office:value="8.10810810811" calcext:value-type="float">
            <text:p>8,1081081081</text:p>
          </table:table-cell>
        </table:table-row>
        <table:table-row table:style-name="ro1">
          <table:table-cell office:value-type="string" calcext:value-type="string">
            <text:p>AP_MPS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float" office:value="0.35" calcext:value-type="float">
            <text:p>0,35</text:p>
          </table:table-cell>
          <table:table-cell/>
          <table:table-cell office:value-type="string" calcext:value-type="string">
            <text:p>CP_ES3DC_MIN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15" calcext:value-type="float">
            <text:p>0,15</text:p>
          </table:table-cell>
          <table:table-cell office:value-type="float" office:value="0.157894736842" calcext:value-type="float">
            <text:p>0,157894736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P_ES3DC_MIN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72727272727" calcext:value-type="float">
            <text:p>0,2727272727</text:p>
          </table:table-cell>
          <table:table-cell/>
          <table:table-cell office:value-type="string" calcext:value-type="string">
            <text:p>CP_ES3DC_MIN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108108108108" calcext:value-type="float">
            <text:p>0,1081081081</text:p>
          </table:table-cell>
          <table:table-cell table:number-columns-repeated="2"/>
          <table:table-cell office:value-type="string" calcext:value-type="string">
            <text:p>CP_ES3DC_MIN</text:p>
          </table:table-cell>
          <table:table-cell table:formula="of:=100*[.G562]" office:value-type="float" office:value="14.2857142857" calcext:value-type="float">
            <text:p>14,2857142857</text:p>
          </table:table-cell>
          <table:table-cell table:formula="of:=100*[.H562]" office:value-type="float" office:value="15" calcext:value-type="float">
            <text:p>15</text:p>
          </table:table-cell>
          <table:table-cell table:formula="of:=100*[.I562]" office:value-type="float" office:value="15.7894736842" calcext:value-type="float">
            <text:p>15,7894736842</text:p>
          </table:table-cell>
          <table:table-cell table:formula="of:=100*[.J562]" office:value-type="float" office:value="0" calcext:value-type="float">
            <text:p>0</text:p>
          </table:table-cell>
          <table:table-cell table:formula="of:=100*[.K562]" office:value-type="float" office:value="0" calcext:value-type="float">
            <text:p>0</text:p>
          </table:table-cell>
          <table:table-cell/>
          <table:table-cell office:value-type="string" calcext:value-type="string">
            <text:p>CP_ES3DC_MIN</text:p>
          </table:table-cell>
          <table:table-cell table:formula="of:=100*[.N562]" office:value-type="float" office:value="3.63636363636" calcext:value-type="float">
            <text:p>3,6363636364</text:p>
          </table:table-cell>
          <table:table-cell table:formula="of:=100*[.O562]" office:value-type="float" office:value="12.7272727273" calcext:value-type="float">
            <text:p>12,7272727273</text:p>
          </table:table-cell>
          <table:table-cell table:formula="of:=100*[.P562]" office:value-type="float" office:value="27.2727272727" calcext:value-type="float">
            <text:p>27,2727272727</text:p>
          </table:table-cell>
          <table:table-cell/>
          <table:table-cell office:value-type="string" calcext:value-type="string">
            <text:p>CP_ES3DC_MIN</text:p>
          </table:table-cell>
          <table:table-cell table:formula="of:=100*[.S562]" office:value-type="float" office:value="33.3333333333" calcext:value-type="float">
            <text:p>33,3333333333</text:p>
          </table:table-cell>
          <table:table-cell table:formula="of:=100*[.T562]" office:value-type="float" office:value="10.8108108108" calcext:value-type="float">
            <text:p>10,8108108108</text:p>
          </table:table-cell>
        </table:table-row>
        <table:table-row table:style-name="ro1">
          <table:table-cell office:value-type="string" calcext:value-type="string">
            <text:p>AP_PISA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CP_MJ1</text:p>
          </table:table-cell>
          <table:table-cell office:value-type="float" office:value="0.428571428571" calcext:value-type="float">
            <text:p>0,4285714286</text:p>
          </table:table-cell>
          <table:table-cell office:value-type="float" office:value="0.15" calcext:value-type="float">
            <text:p>0,15</text:p>
          </table:table-cell>
          <table:table-cell office:value-type="float" office:value="0.0526315789474" calcext:value-type="float">
            <text:p>0,05263157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P_MJ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72727272727" calcext:value-type="float">
            <text:p>0,2727272727</text:p>
          </table:table-cell>
          <table:table-cell/>
          <table:table-cell office:value-type="string" calcext:value-type="string">
            <text:p>CP_MJ1</text:p>
          </table:table-cell>
          <table:table-cell office:value-type="float" office:value="0.444444444444" calcext:value-type="float">
            <text:p>0,4444444444</text:p>
          </table:table-cell>
          <table:table-cell office:value-type="float" office:value="0.135135135135" calcext:value-type="float">
            <text:p>0,1351351351</text:p>
          </table:table-cell>
          <table:table-cell table:number-columns-repeated="2"/>
          <table:table-cell office:value-type="string" calcext:value-type="string">
            <text:p>CP_MJ1</text:p>
          </table:table-cell>
          <table:table-cell table:formula="of:=100*[.G563]" office:value-type="float" office:value="42.8571428571" calcext:value-type="float">
            <text:p>42,8571428571</text:p>
          </table:table-cell>
          <table:table-cell table:formula="of:=100*[.H563]" office:value-type="float" office:value="15" calcext:value-type="float">
            <text:p>15</text:p>
          </table:table-cell>
          <table:table-cell table:formula="of:=100*[.I563]" office:value-type="float" office:value="5.26315789474" calcext:value-type="float">
            <text:p>5,2631578947</text:p>
          </table:table-cell>
          <table:table-cell table:formula="of:=100*[.J563]" office:value-type="float" office:value="0" calcext:value-type="float">
            <text:p>0</text:p>
          </table:table-cell>
          <table:table-cell table:formula="of:=100*[.K563]" office:value-type="float" office:value="0" calcext:value-type="float">
            <text:p>0</text:p>
          </table:table-cell>
          <table:table-cell/>
          <table:table-cell office:value-type="string" calcext:value-type="string">
            <text:p>CP_MJ1</text:p>
          </table:table-cell>
          <table:table-cell table:formula="of:=100*[.N563]" office:value-type="float" office:value="3.63636363636" calcext:value-type="float">
            <text:p>3,6363636364</text:p>
          </table:table-cell>
          <table:table-cell table:formula="of:=100*[.O563]" office:value-type="float" office:value="12.7272727273" calcext:value-type="float">
            <text:p>12,7272727273</text:p>
          </table:table-cell>
          <table:table-cell table:formula="of:=100*[.P563]" office:value-type="float" office:value="27.2727272727" calcext:value-type="float">
            <text:p>27,2727272727</text:p>
          </table:table-cell>
          <table:table-cell/>
          <table:table-cell office:value-type="string" calcext:value-type="string">
            <text:p>CP_MJ1</text:p>
          </table:table-cell>
          <table:table-cell table:formula="of:=100*[.S563]" office:value-type="float" office:value="44.4444444444" calcext:value-type="float">
            <text:p>44,4444444444</text:p>
          </table:table-cell>
          <table:table-cell table:formula="of:=100*[.T563]" office:value-type="float" office:value="13.5135135135" calcext:value-type="float">
            <text:p>13,5135135135</text:p>
          </table:table-cell>
        </table:table-row>
        <table:table-row table:style-name="ro1">
          <table:table-cell office:value-type="string" calcext:value-type="string">
            <text:p>AP_T1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0.55" calcext:value-type="float">
            <text:p>0,55</text:p>
          </table:table-cell>
          <table:table-cell/>
          <table:table-cell office:value-type="string" calcext:value-type="string">
            <text:p>CP_MJ3h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0.105263157895" calcext:value-type="float">
            <text:p>0,105263157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P_MJ3h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309090909091" calcext:value-type="float">
            <text:p>0,3090909091</text:p>
          </table:table-cell>
          <table:table-cell/>
          <table:table-cell office:value-type="string" calcext:value-type="string">
            <text:p>CP_MJ3h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0810810810811" calcext:value-type="float">
            <text:p>0,0810810811</text:p>
          </table:table-cell>
          <table:table-cell table:number-columns-repeated="2"/>
          <table:table-cell office:value-type="string" calcext:value-type="string">
            <text:p>CP_MJ3h</text:p>
          </table:table-cell>
          <table:table-cell table:formula="of:=100*[.G564]" office:value-type="float" office:value="0" calcext:value-type="float">
            <text:p>0</text:p>
          </table:table-cell>
          <table:table-cell table:formula="of:=100*[.H564]" office:value-type="float" office:value="25" calcext:value-type="float">
            <text:p>25</text:p>
          </table:table-cell>
          <table:table-cell table:formula="of:=100*[.I564]" office:value-type="float" office:value="10.5263157895" calcext:value-type="float">
            <text:p>10,5263157895</text:p>
          </table:table-cell>
          <table:table-cell table:formula="of:=100*[.J564]" office:value-type="float" office:value="0" calcext:value-type="float">
            <text:p>0</text:p>
          </table:table-cell>
          <table:table-cell table:formula="of:=100*[.K564]" office:value-type="float" office:value="0" calcext:value-type="float">
            <text:p>0</text:p>
          </table:table-cell>
          <table:table-cell/>
          <table:table-cell office:value-type="string" calcext:value-type="string">
            <text:p>CP_MJ3h</text:p>
          </table:table-cell>
          <table:table-cell table:formula="of:=100*[.N564]" office:value-type="float" office:value="3.63636363636" calcext:value-type="float">
            <text:p>3,6363636364</text:p>
          </table:table-cell>
          <table:table-cell table:formula="of:=100*[.O564]" office:value-type="float" office:value="12.7272727273" calcext:value-type="float">
            <text:p>12,7272727273</text:p>
          </table:table-cell>
          <table:table-cell table:formula="of:=100*[.P564]" office:value-type="float" office:value="30.9090909091" calcext:value-type="float">
            <text:p>30,9090909091</text:p>
          </table:table-cell>
          <table:table-cell/>
          <table:table-cell office:value-type="string" calcext:value-type="string">
            <text:p>CP_MJ3h</text:p>
          </table:table-cell>
          <table:table-cell table:formula="of:=100*[.S564]" office:value-type="float" office:value="11.1111111111" calcext:value-type="float">
            <text:p>11,1111111111</text:p>
          </table:table-cell>
          <table:table-cell table:formula="of:=100*[.T564]" office:value-type="float" office:value="8.10810810811" calcext:value-type="float">
            <text:p>8,1081081081</text:p>
          </table:table-cell>
        </table:table-row>
        <table:table-row table:style-name="ro1">
          <table:table-cell office:value-type="string" calcext:value-type="string">
            <text:p>AP_T2</text:p>
          </table:table-cell>
          <table:table-cell office:value-type="float" office:value="0.1" calcext:value-type="float">
            <text:p>0,1</text:p>
          </table:table-cell>
          <table:table-cell office:value-type="float" office:value="0.45" calcext:value-type="float">
            <text:p>0,45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string" calcext:value-type="string">
            <text:p>CP_SJKG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25" calcext:value-type="float">
            <text:p>0,2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CP_SJKG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309090909091" calcext:value-type="float">
            <text:p>0,3090909091</text:p>
          </table:table-cell>
          <table:table-cell/>
          <table:table-cell office:value-type="string" calcext:value-type="string">
            <text:p>CP_SJKG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027027027027" calcext:value-type="float">
            <text:p>0,027027027</text:p>
          </table:table-cell>
          <table:table-cell table:number-columns-repeated="2"/>
          <table:table-cell office:value-type="string" calcext:value-type="string">
            <text:p>CP_SJKG</text:p>
          </table:table-cell>
          <table:table-cell table:formula="of:=100*[.G565]" office:value-type="float" office:value="28.5714285714" calcext:value-type="float">
            <text:p>28,5714285714</text:p>
          </table:table-cell>
          <table:table-cell table:formula="of:=100*[.H565]" office:value-type="float" office:value="25" calcext:value-type="float">
            <text:p>25</text:p>
          </table:table-cell>
          <table:table-cell table:formula="of:=100*[.I565]" office:value-type="float" office:value="0" calcext:value-type="float">
            <text:p>0</text:p>
          </table:table-cell>
          <table:table-cell table:formula="of:=100*[.J565]" office:value-type="float" office:value="0" calcext:value-type="float">
            <text:p>0</text:p>
          </table:table-cell>
          <table:table-cell table:formula="of:=100*[.K565]" office:value-type="float" office:value="0" calcext:value-type="float">
            <text:p>0</text:p>
          </table:table-cell>
          <table:table-cell/>
          <table:table-cell office:value-type="string" calcext:value-type="string">
            <text:p>CP_SJKG</text:p>
          </table:table-cell>
          <table:table-cell table:formula="of:=100*[.N565]" office:value-type="float" office:value="3.63636363636" calcext:value-type="float">
            <text:p>3,6363636364</text:p>
          </table:table-cell>
          <table:table-cell table:formula="of:=100*[.O565]" office:value-type="float" office:value="12.7272727273" calcext:value-type="float">
            <text:p>12,7272727273</text:p>
          </table:table-cell>
          <table:table-cell table:formula="of:=100*[.P565]" office:value-type="float" office:value="30.9090909091" calcext:value-type="float">
            <text:p>30,9090909091</text:p>
          </table:table-cell>
          <table:table-cell/>
          <table:table-cell office:value-type="string" calcext:value-type="string">
            <text:p>CP_SJKG</text:p>
          </table:table-cell>
          <table:table-cell table:formula="of:=100*[.S565]" office:value-type="float" office:value="33.3333333333" calcext:value-type="float">
            <text:p>33,3333333333</text:p>
          </table:table-cell>
          <table:table-cell table:formula="of:=100*[.T565]" office:value-type="float" office:value="2.7027027027" calcext:value-type="float">
            <text:p>2,7027027027</text:p>
          </table:table-cell>
        </table:table-row>
        <table:table-row table:style-name="ro1">
          <table:table-cell office:value-type="string" calcext:value-type="string">
            <text:p>AP_URS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float" office:value="0.45" calcext:value-type="float">
            <text:p>0,45</text:p>
          </table:table-cell>
          <table:table-cell/>
          <table:table-cell office:value-type="string" calcext:value-type="string">
            <text:p>CP_BFKV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1" calcext:value-type="float">
            <text:p>0,1</text:p>
          </table:table-cell>
          <table:table-cell office:value-type="float" office:value="0.157894736842" calcext:value-type="float">
            <text:p>0,1578947368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BFKV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363636363636" calcext:value-type="float">
            <text:p>0,3636363636</text:p>
          </table:table-cell>
          <table:table-cell/>
          <table:table-cell office:value-type="string" calcext:value-type="string">
            <text:p>CP_BFKV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027027027027" calcext:value-type="float">
            <text:p>0,027027027</text:p>
          </table:table-cell>
          <table:table-cell table:number-columns-repeated="2"/>
          <table:table-cell office:value-type="string" calcext:value-type="string">
            <text:p>CP_BFKV</text:p>
          </table:table-cell>
          <table:table-cell table:formula="of:=100*[.G566]" office:value-type="float" office:value="14.2857142857" calcext:value-type="float">
            <text:p>14,2857142857</text:p>
          </table:table-cell>
          <table:table-cell table:formula="of:=100*[.H566]" office:value-type="float" office:value="10" calcext:value-type="float">
            <text:p>10</text:p>
          </table:table-cell>
          <table:table-cell table:formula="of:=100*[.I566]" office:value-type="float" office:value="15.7894736842" calcext:value-type="float">
            <text:p>15,7894736842</text:p>
          </table:table-cell>
          <table:table-cell table:formula="of:=100*[.J566]" office:value-type="float" office:value="25" calcext:value-type="float">
            <text:p>25</text:p>
          </table:table-cell>
          <table:table-cell table:formula="of:=100*[.K566]" office:value-type="float" office:value="0" calcext:value-type="float">
            <text:p>0</text:p>
          </table:table-cell>
          <table:table-cell/>
          <table:table-cell office:value-type="string" calcext:value-type="string">
            <text:p>CP_BFKV</text:p>
          </table:table-cell>
          <table:table-cell table:formula="of:=100*[.N566]" office:value-type="float" office:value="7.27272727273" calcext:value-type="float">
            <text:p>7,2727272727</text:p>
          </table:table-cell>
          <table:table-cell table:formula="of:=100*[.O566]" office:value-type="float" office:value="12.7272727273" calcext:value-type="float">
            <text:p>12,7272727273</text:p>
          </table:table-cell>
          <table:table-cell table:formula="of:=100*[.P566]" office:value-type="float" office:value="36.3636363636" calcext:value-type="float">
            <text:p>36,3636363636</text:p>
          </table:table-cell>
          <table:table-cell/>
          <table:table-cell office:value-type="string" calcext:value-type="string">
            <text:p>CP_BFKV</text:p>
          </table:table-cell>
          <table:table-cell table:formula="of:=100*[.S566]" office:value-type="float" office:value="33.3333333333" calcext:value-type="float">
            <text:p>33,3333333333</text:p>
          </table:table-cell>
          <table:table-cell table:formula="of:=100*[.T566]" office:value-type="float" office:value="2.7027027027" calcext:value-type="float">
            <text:p>2,7027027027</text:p>
          </table:table-cell>
        </table:table-row>
        <table:table-row table:style-name="ro1">
          <table:table-cell office:value-type="string" calcext:value-type="string">
            <text:p>AP_WE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AP_DARS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0.157894736842" calcext:value-type="float">
            <text:p>0,157894736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P_DARS</text:p>
          </table:table-cell>
          <table:table-cell office:value-type="float" office:value="0" calcext:value-type="float">
            <text:p>0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272727272727" calcext:value-type="float">
            <text:p>0,2727272727</text:p>
          </table:table-cell>
          <table:table-cell/>
          <table:table-cell office:value-type="string" calcext:value-type="string">
            <text:p>AP_DARS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108108108108" calcext:value-type="float">
            <text:p>0,1081081081</text:p>
          </table:table-cell>
          <table:table-cell table:number-columns-repeated="2"/>
          <table:table-cell office:value-type="string" calcext:value-type="string">
            <text:p>AP_DARS</text:p>
          </table:table-cell>
          <table:table-cell table:formula="of:=100*[.G567]" office:value-type="float" office:value="0" calcext:value-type="float">
            <text:p>0</text:p>
          </table:table-cell>
          <table:table-cell table:formula="of:=100*[.H567]" office:value-type="float" office:value="25" calcext:value-type="float">
            <text:p>25</text:p>
          </table:table-cell>
          <table:table-cell table:formula="of:=100*[.I567]" office:value-type="float" office:value="15.7894736842" calcext:value-type="float">
            <text:p>15,7894736842</text:p>
          </table:table-cell>
          <table:table-cell table:formula="of:=100*[.J567]" office:value-type="float" office:value="0" calcext:value-type="float">
            <text:p>0</text:p>
          </table:table-cell>
          <table:table-cell table:formula="of:=100*[.K567]" office:value-type="float" office:value="0" calcext:value-type="float">
            <text:p>0</text:p>
          </table:table-cell>
          <table:table-cell/>
          <table:table-cell office:value-type="string" calcext:value-type="string">
            <text:p>AP_DARS</text:p>
          </table:table-cell>
          <table:table-cell table:formula="of:=100*[.N567]" office:value-type="float" office:value="0" calcext:value-type="float">
            <text:p>0</text:p>
          </table:table-cell>
          <table:table-cell table:formula="of:=100*[.O567]" office:value-type="float" office:value="14.5454545455" calcext:value-type="float">
            <text:p>14,5454545455</text:p>
          </table:table-cell>
          <table:table-cell table:formula="of:=100*[.P567]" office:value-type="float" office:value="27.2727272727" calcext:value-type="float">
            <text:p>27,2727272727</text:p>
          </table:table-cell>
          <table:table-cell/>
          <table:table-cell office:value-type="string" calcext:value-type="string">
            <text:p>AP_DARS</text:p>
          </table:table-cell>
          <table:table-cell table:formula="of:=100*[.S567]" office:value-type="float" office:value="33.3333333333" calcext:value-type="float">
            <text:p>33,3333333333</text:p>
          </table:table-cell>
          <table:table-cell table:formula="of:=100*[.T567]" office:value-type="float" office:value="10.8108108108" calcext:value-type="float">
            <text:p>10,8108108108</text:p>
          </table:table-cell>
        </table:table-row>
        <table:table-row table:style-name="ro1">
          <table:table-cell office:value-type="string" calcext:value-type="string">
            <text:p>CP_BFKV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 office:value-type="float" office:value="0.35" calcext:value-type="float">
            <text:p>0,35</text:p>
          </table:table-cell>
          <table:table-cell/>
          <table:table-cell office:value-type="string" calcext:value-type="string">
            <text:p>CP_TS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15" calcext:value-type="float">
            <text:p>0,15</text:p>
          </table:table-cell>
          <table:table-cell office:value-type="float" office:value="0.105263157895" calcext:value-type="float">
            <text:p>0,1052631579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TS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309090909091" calcext:value-type="float">
            <text:p>0,3090909091</text:p>
          </table:table-cell>
          <table:table-cell/>
          <table:table-cell office:value-type="string" calcext:value-type="string">
            <text:p>CP_TS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162162162162" calcext:value-type="float">
            <text:p>0,1621621622</text:p>
          </table:table-cell>
          <table:table-cell table:number-columns-repeated="2"/>
          <table:table-cell office:value-type="string" calcext:value-type="string">
            <text:p>CP_TS</text:p>
          </table:table-cell>
          <table:table-cell table:formula="of:=100*[.G568]" office:value-type="float" office:value="14.2857142857" calcext:value-type="float">
            <text:p>14,2857142857</text:p>
          </table:table-cell>
          <table:table-cell table:formula="of:=100*[.H568]" office:value-type="float" office:value="15" calcext:value-type="float">
            <text:p>15</text:p>
          </table:table-cell>
          <table:table-cell table:formula="of:=100*[.I568]" office:value-type="float" office:value="10.5263157895" calcext:value-type="float">
            <text:p>10,5263157895</text:p>
          </table:table-cell>
          <table:table-cell table:formula="of:=100*[.J568]" office:value-type="float" office:value="25" calcext:value-type="float">
            <text:p>25</text:p>
          </table:table-cell>
          <table:table-cell table:formula="of:=100*[.K568]" office:value-type="float" office:value="0" calcext:value-type="float">
            <text:p>0</text:p>
          </table:table-cell>
          <table:table-cell/>
          <table:table-cell office:value-type="string" calcext:value-type="string">
            <text:p>CP_TS</text:p>
          </table:table-cell>
          <table:table-cell table:formula="of:=100*[.N568]" office:value-type="float" office:value="3.63636363636" calcext:value-type="float">
            <text:p>3,6363636364</text:p>
          </table:table-cell>
          <table:table-cell table:formula="of:=100*[.O568]" office:value-type="float" office:value="14.5454545455" calcext:value-type="float">
            <text:p>14,5454545455</text:p>
          </table:table-cell>
          <table:table-cell table:formula="of:=100*[.P568]" office:value-type="float" office:value="30.9090909091" calcext:value-type="float">
            <text:p>30,9090909091</text:p>
          </table:table-cell>
          <table:table-cell/>
          <table:table-cell office:value-type="string" calcext:value-type="string">
            <text:p>CP_TS</text:p>
          </table:table-cell>
          <table:table-cell table:formula="of:=100*[.S568]" office:value-type="float" office:value="11.1111111111" calcext:value-type="float">
            <text:p>11,1111111111</text:p>
          </table:table-cell>
          <table:table-cell table:formula="of:=100*[.T568]" office:value-type="float" office:value="16.2162162162" calcext:value-type="float">
            <text:p>16,2162162162</text:p>
          </table:table-cell>
        </table:table-row>
        <table:table-row table:style-name="ro1">
          <table:table-cell office:value-type="string" calcext:value-type="string">
            <text:p>CP_BL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CP_MJPL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15" calcext:value-type="float">
            <text:p>0,15</text:p>
          </table:table-cell>
          <table:table-cell office:value-type="float" office:value="0.105263157895" calcext:value-type="float">
            <text:p>0,1052631579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MJPL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309090909091" calcext:value-type="float">
            <text:p>0,3090909091</text:p>
          </table:table-cell>
          <table:table-cell/>
          <table:table-cell office:value-type="string" calcext:value-type="string">
            <text:p>CP_MJPL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189189189189" calcext:value-type="float">
            <text:p>0,1891891892</text:p>
          </table:table-cell>
          <table:table-cell table:number-columns-repeated="2"/>
          <table:table-cell office:value-type="string" calcext:value-type="string">
            <text:p>CP_MJPL</text:p>
          </table:table-cell>
          <table:table-cell table:formula="of:=100*[.G569]" office:value-type="float" office:value="14.2857142857" calcext:value-type="float">
            <text:p>14,2857142857</text:p>
          </table:table-cell>
          <table:table-cell table:formula="of:=100*[.H569]" office:value-type="float" office:value="15" calcext:value-type="float">
            <text:p>15</text:p>
          </table:table-cell>
          <table:table-cell table:formula="of:=100*[.I569]" office:value-type="float" office:value="10.5263157895" calcext:value-type="float">
            <text:p>10,5263157895</text:p>
          </table:table-cell>
          <table:table-cell table:formula="of:=100*[.J569]" office:value-type="float" office:value="25" calcext:value-type="float">
            <text:p>25</text:p>
          </table:table-cell>
          <table:table-cell table:formula="of:=100*[.K569]" office:value-type="float" office:value="0" calcext:value-type="float">
            <text:p>0</text:p>
          </table:table-cell>
          <table:table-cell/>
          <table:table-cell office:value-type="string" calcext:value-type="string">
            <text:p>CP_MJPL</text:p>
          </table:table-cell>
          <table:table-cell table:formula="of:=100*[.N569]" office:value-type="float" office:value="7.27272727273" calcext:value-type="float">
            <text:p>7,2727272727</text:p>
          </table:table-cell>
          <table:table-cell table:formula="of:=100*[.O569]" office:value-type="float" office:value="14.5454545455" calcext:value-type="float">
            <text:p>14,5454545455</text:p>
          </table:table-cell>
          <table:table-cell table:formula="of:=100*[.P569]" office:value-type="float" office:value="30.9090909091" calcext:value-type="float">
            <text:p>30,9090909091</text:p>
          </table:table-cell>
          <table:table-cell/>
          <table:table-cell office:value-type="string" calcext:value-type="string">
            <text:p>CP_MJPL</text:p>
          </table:table-cell>
          <table:table-cell table:formula="of:=100*[.S569]" office:value-type="float" office:value="11.1111111111" calcext:value-type="float">
            <text:p>11,1111111111</text:p>
          </table:table-cell>
          <table:table-cell table:formula="of:=100*[.T569]" office:value-type="float" office:value="18.9189189189" calcext:value-type="float">
            <text:p>18,9189189189</text:p>
          </table:table-cell>
        </table:table-row>
        <table:table-row table:style-name="ro1">
          <table:table-cell office:value-type="string" calcext:value-type="string">
            <text:p>CP_BT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CP_SKOa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25" calcext:value-type="float">
            <text:p>0,25</text:p>
          </table:table-cell>
          <table:table-cell office:value-type="float" office:value="0.0526315789474" calcext:value-type="float">
            <text:p>0,0526315789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SKOa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290909090909" calcext:value-type="float">
            <text:p>0,2909090909</text:p>
          </table:table-cell>
          <table:table-cell/>
          <table:table-cell office:value-type="string" calcext:value-type="string">
            <text:p>CP_SKOa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0810810810811" calcext:value-type="float">
            <text:p>0,0810810811</text:p>
          </table:table-cell>
          <table:table-cell table:number-columns-repeated="2"/>
          <table:table-cell office:value-type="string" calcext:value-type="string">
            <text:p>CP_SKOa</text:p>
          </table:table-cell>
          <table:table-cell table:formula="of:=100*[.G570]" office:value-type="float" office:value="28.5714285714" calcext:value-type="float">
            <text:p>28,5714285714</text:p>
          </table:table-cell>
          <table:table-cell table:formula="of:=100*[.H570]" office:value-type="float" office:value="25" calcext:value-type="float">
            <text:p>25</text:p>
          </table:table-cell>
          <table:table-cell table:formula="of:=100*[.I570]" office:value-type="float" office:value="5.26315789474" calcext:value-type="float">
            <text:p>5,2631578947</text:p>
          </table:table-cell>
          <table:table-cell table:formula="of:=100*[.J570]" office:value-type="float" office:value="25" calcext:value-type="float">
            <text:p>25</text:p>
          </table:table-cell>
          <table:table-cell table:formula="of:=100*[.K570]" office:value-type="float" office:value="0" calcext:value-type="float">
            <text:p>0</text:p>
          </table:table-cell>
          <table:table-cell/>
          <table:table-cell office:value-type="string" calcext:value-type="string">
            <text:p>CP_SKOa</text:p>
          </table:table-cell>
          <table:table-cell table:formula="of:=100*[.N570]" office:value-type="float" office:value="1.81818181818" calcext:value-type="float">
            <text:p>1,8181818182</text:p>
          </table:table-cell>
          <table:table-cell table:formula="of:=100*[.O570]" office:value-type="float" office:value="16.3636363636" calcext:value-type="float">
            <text:p>16,3636363636</text:p>
          </table:table-cell>
          <table:table-cell table:formula="of:=100*[.P570]" office:value-type="float" office:value="29.0909090909" calcext:value-type="float">
            <text:p>29,0909090909</text:p>
          </table:table-cell>
          <table:table-cell/>
          <table:table-cell office:value-type="string" calcext:value-type="string">
            <text:p>CP_SKOa</text:p>
          </table:table-cell>
          <table:table-cell table:formula="of:=100*[.S570]" office:value-type="float" office:value="33.3333333333" calcext:value-type="float">
            <text:p>33,3333333333</text:p>
          </table:table-cell>
          <table:table-cell table:formula="of:=100*[.T570]" office:value-type="float" office:value="8.10810810811" calcext:value-type="float">
            <text:p>8,1081081081</text:p>
          </table:table-cell>
        </table:table-row>
        <table:table-row table:style-name="ro1">
          <table:table-cell office:value-type="string" calcext:value-type="string">
            <text:p>CP_DEC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CP_Qp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15" calcext:value-type="float">
            <text:p>0,15</text:p>
          </table:table-cell>
          <table:table-cell office:value-type="float" office:value="0.157894736842" calcext:value-type="float">
            <text:p>0,1578947368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Qp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81818181818" calcext:value-type="float">
            <text:p>0,3818181818</text:p>
          </table:table-cell>
          <table:table-cell/>
          <table:table-cell office:value-type="string" calcext:value-type="string">
            <text:p>CP_Qp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135135135135" calcext:value-type="float">
            <text:p>0,1351351351</text:p>
          </table:table-cell>
          <table:table-cell table:number-columns-repeated="2"/>
          <table:table-cell office:value-type="string" calcext:value-type="string">
            <text:p>CP_Qp</text:p>
          </table:table-cell>
          <table:table-cell table:formula="of:=100*[.G571]" office:value-type="float" office:value="14.2857142857" calcext:value-type="float">
            <text:p>14,2857142857</text:p>
          </table:table-cell>
          <table:table-cell table:formula="of:=100*[.H571]" office:value-type="float" office:value="15" calcext:value-type="float">
            <text:p>15</text:p>
          </table:table-cell>
          <table:table-cell table:formula="of:=100*[.I571]" office:value-type="float" office:value="15.7894736842" calcext:value-type="float">
            <text:p>15,7894736842</text:p>
          </table:table-cell>
          <table:table-cell table:formula="of:=100*[.J571]" office:value-type="float" office:value="25" calcext:value-type="float">
            <text:p>25</text:p>
          </table:table-cell>
          <table:table-cell table:formula="of:=100*[.K571]" office:value-type="float" office:value="0" calcext:value-type="float">
            <text:p>0</text:p>
          </table:table-cell>
          <table:table-cell/>
          <table:table-cell office:value-type="string" calcext:value-type="string">
            <text:p>CP_Qp</text:p>
          </table:table-cell>
          <table:table-cell table:formula="of:=100*[.N571]" office:value-type="float" office:value="3.63636363636" calcext:value-type="float">
            <text:p>3,6363636364</text:p>
          </table:table-cell>
          <table:table-cell table:formula="of:=100*[.O571]" office:value-type="float" office:value="16.3636363636" calcext:value-type="float">
            <text:p>16,3636363636</text:p>
          </table:table-cell>
          <table:table-cell table:formula="of:=100*[.P571]" office:value-type="float" office:value="38.1818181818" calcext:value-type="float">
            <text:p>38,1818181818</text:p>
          </table:table-cell>
          <table:table-cell/>
          <table:table-cell office:value-type="string" calcext:value-type="string">
            <text:p>CP_Qp</text:p>
          </table:table-cell>
          <table:table-cell table:formula="of:=100*[.S571]" office:value-type="float" office:value="11.1111111111" calcext:value-type="float">
            <text:p>11,1111111111</text:p>
          </table:table-cell>
          <table:table-cell table:formula="of:=100*[.T571]" office:value-type="float" office:value="13.5135135135" calcext:value-type="float">
            <text:p>13,5135135135</text:p>
          </table:table-cell>
        </table:table-row>
        <table:table-row table:style-name="ro1">
          <table:table-cell office:value-type="string" calcext:value-type="string">
            <text:p>CP_E3D_CB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 office:value-type="float" office:value="0.35" calcext:value-type="float">
            <text:p>0,35</text:p>
          </table:table-cell>
          <table:table-cell/>
          <table:table-cell office:value-type="string" calcext:value-type="string">
            <text:p>AP_calRWp</text:p>
          </table:table-cell>
          <table:table-cell office:value-type="float" office:value="0.571428571429" calcext:value-type="float">
            <text:p>0,5714285714</text:p>
          </table:table-cell>
          <table:table-cell office:value-type="float" office:value="0.15" calcext:value-type="float">
            <text:p>0,15</text:p>
          </table:table-cell>
          <table:table-cell office:value-type="float" office:value="0.0526315789474" calcext:value-type="float">
            <text:p>0,0526315789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P_calRWp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18181818182" calcext:value-type="float">
            <text:p>0,4181818182</text:p>
          </table:table-cell>
          <table:table-cell/>
          <table:table-cell office:value-type="string" calcext:value-type="string">
            <text:p>AP_calRWp</text:p>
          </table:table-cell>
          <table:table-cell office:value-type="float" office:value="0.444444444444" calcext:value-type="float">
            <text:p>0,4444444444</text:p>
          </table:table-cell>
          <table:table-cell office:value-type="float" office:value="0.189189189189" calcext:value-type="float">
            <text:p>0,1891891892</text:p>
          </table:table-cell>
          <table:table-cell table:number-columns-repeated="2"/>
          <table:table-cell office:value-type="string" calcext:value-type="string">
            <text:p>AP_calRWp</text:p>
          </table:table-cell>
          <table:table-cell table:formula="of:=100*[.G572]" office:value-type="float" office:value="57.1428571429" calcext:value-type="float">
            <text:p>57,1428571429</text:p>
          </table:table-cell>
          <table:table-cell table:formula="of:=100*[.H572]" office:value-type="float" office:value="15" calcext:value-type="float">
            <text:p>15</text:p>
          </table:table-cell>
          <table:table-cell table:formula="of:=100*[.I572]" office:value-type="float" office:value="5.26315789474" calcext:value-type="float">
            <text:p>5,2631578947</text:p>
          </table:table-cell>
          <table:table-cell table:formula="of:=100*[.J572]" office:value-type="float" office:value="25" calcext:value-type="float">
            <text:p>25</text:p>
          </table:table-cell>
          <table:table-cell table:formula="of:=100*[.K572]" office:value-type="float" office:value="0" calcext:value-type="float">
            <text:p>0</text:p>
          </table:table-cell>
          <table:table-cell/>
          <table:table-cell office:value-type="string" calcext:value-type="string">
            <text:p>AP_calRWp</text:p>
          </table:table-cell>
          <table:table-cell table:formula="of:=100*[.N572]" office:value-type="float" office:value="3.63636363636" calcext:value-type="float">
            <text:p>3,6363636364</text:p>
          </table:table-cell>
          <table:table-cell table:formula="of:=100*[.O572]" office:value-type="float" office:value="16.3636363636" calcext:value-type="float">
            <text:p>16,3636363636</text:p>
          </table:table-cell>
          <table:table-cell table:formula="of:=100*[.P572]" office:value-type="float" office:value="41.8181818182" calcext:value-type="float">
            <text:p>41,8181818182</text:p>
          </table:table-cell>
          <table:table-cell/>
          <table:table-cell office:value-type="string" calcext:value-type="string">
            <text:p>AP_calRWp</text:p>
          </table:table-cell>
          <table:table-cell table:formula="of:=100*[.S572]" office:value-type="float" office:value="44.4444444444" calcext:value-type="float">
            <text:p>44,4444444444</text:p>
          </table:table-cell>
          <table:table-cell table:formula="of:=100*[.T572]" office:value-type="float" office:value="18.9189189189" calcext:value-type="float">
            <text:p>18,9189189189</text:p>
          </table:table-cell>
        </table:table-row>
        <table:table-row table:style-name="ro1">
          <table:table-cell office:value-type="string" calcext:value-type="string">
            <text:p>CP_E3DC_CB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CP_VD</text:p>
          </table:table-cell>
          <table:table-cell office:value-type="float" office:value="0.571428571429" calcext:value-type="float">
            <text:p>0,5714285714</text:p>
          </table:table-cell>
          <table:table-cell office:value-type="float" office:value="0.15" calcext:value-type="float">
            <text:p>0,15</text:p>
          </table:table-cell>
          <table:table-cell office:value-type="float" office:value="0.105263157895" calcext:value-type="float">
            <text:p>0,105263157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P_VD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27272727273" calcext:value-type="float">
            <text:p>0,3272727273</text:p>
          </table:table-cell>
          <table:table-cell/>
          <table:table-cell office:value-type="string" calcext:value-type="string">
            <text:p>CP_VD</text:p>
          </table:table-cell>
          <table:table-cell office:value-type="float" office:value="0.555555555556" calcext:value-type="float">
            <text:p>0,5555555556</text:p>
          </table:table-cell>
          <table:table-cell office:value-type="float" office:value="0.108108108108" calcext:value-type="float">
            <text:p>0,1081081081</text:p>
          </table:table-cell>
          <table:table-cell table:number-columns-repeated="2"/>
          <table:table-cell office:value-type="string" calcext:value-type="string">
            <text:p>CP_VD</text:p>
          </table:table-cell>
          <table:table-cell table:formula="of:=100*[.G573]" office:value-type="float" office:value="57.1428571429" calcext:value-type="float">
            <text:p>57,1428571429</text:p>
          </table:table-cell>
          <table:table-cell table:formula="of:=100*[.H573]" office:value-type="float" office:value="15" calcext:value-type="float">
            <text:p>15</text:p>
          </table:table-cell>
          <table:table-cell table:formula="of:=100*[.I573]" office:value-type="float" office:value="10.5263157895" calcext:value-type="float">
            <text:p>10,5263157895</text:p>
          </table:table-cell>
          <table:table-cell table:formula="of:=100*[.J573]" office:value-type="float" office:value="0" calcext:value-type="float">
            <text:p>0</text:p>
          </table:table-cell>
          <table:table-cell table:formula="of:=100*[.K573]" office:value-type="float" office:value="0" calcext:value-type="float">
            <text:p>0</text:p>
          </table:table-cell>
          <table:table-cell/>
          <table:table-cell office:value-type="string" calcext:value-type="string">
            <text:p>CP_VD</text:p>
          </table:table-cell>
          <table:table-cell table:formula="of:=100*[.N573]" office:value-type="float" office:value="5.45454545455" calcext:value-type="float">
            <text:p>5,4545454546</text:p>
          </table:table-cell>
          <table:table-cell table:formula="of:=100*[.O573]" office:value-type="float" office:value="16.3636363636" calcext:value-type="float">
            <text:p>16,3636363636</text:p>
          </table:table-cell>
          <table:table-cell table:formula="of:=100*[.P573]" office:value-type="float" office:value="32.7272727273" calcext:value-type="float">
            <text:p>32,7272727273</text:p>
          </table:table-cell>
          <table:table-cell/>
          <table:table-cell office:value-type="string" calcext:value-type="string">
            <text:p>CP_VD</text:p>
          </table:table-cell>
          <table:table-cell table:formula="of:=100*[.S573]" office:value-type="float" office:value="55.5555555556" calcext:value-type="float">
            <text:p>55,5555555556</text:p>
          </table:table-cell>
          <table:table-cell table:formula="of:=100*[.T573]" office:value-type="float" office:value="10.8108108108" calcext:value-type="float">
            <text:p>10,8108108108</text:p>
          </table:table-cell>
        </table:table-row>
        <table:table-row table:style-name="ro1">
          <table:table-cell office:value-type="string" calcext:value-type="string">
            <text:p>CP_E3DC_MIN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AP_MPS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2" calcext:value-type="float">
            <text:p>0,2</text:p>
          </table:table-cell>
          <table:table-cell office:value-type="float" office:value="0.105263157895" calcext:value-type="float">
            <text:p>0,1052631579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P_MPS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272727272727" calcext:value-type="float">
            <text:p>0,2727272727</text:p>
          </table:table-cell>
          <table:table-cell/>
          <table:table-cell office:value-type="string" calcext:value-type="string">
            <text:p>AP_MPS</text:p>
          </table:table-cell>
          <table:table-cell office:value-type="float" office:value="0.444444444444" calcext:value-type="float">
            <text:p>0,4444444444</text:p>
          </table:table-cell>
          <table:table-cell office:value-type="float" office:value="0.0810810810811" calcext:value-type="float">
            <text:p>0,0810810811</text:p>
          </table:table-cell>
          <table:table-cell table:number-columns-repeated="2"/>
          <table:table-cell office:value-type="string" calcext:value-type="string">
            <text:p>AP_MPS</text:p>
          </table:table-cell>
          <table:table-cell table:formula="of:=100*[.G574]" office:value-type="float" office:value="28.5714285714" calcext:value-type="float">
            <text:p>28,5714285714</text:p>
          </table:table-cell>
          <table:table-cell table:formula="of:=100*[.H574]" office:value-type="float" office:value="20" calcext:value-type="float">
            <text:p>20</text:p>
          </table:table-cell>
          <table:table-cell table:formula="of:=100*[.I574]" office:value-type="float" office:value="10.5263157895" calcext:value-type="float">
            <text:p>10,5263157895</text:p>
          </table:table-cell>
          <table:table-cell table:formula="of:=100*[.J574]" office:value-type="float" office:value="25" calcext:value-type="float">
            <text:p>25</text:p>
          </table:table-cell>
          <table:table-cell table:formula="of:=100*[.K574]" office:value-type="float" office:value="0" calcext:value-type="float">
            <text:p>0</text:p>
          </table:table-cell>
          <table:table-cell/>
          <table:table-cell office:value-type="string" calcext:value-type="string">
            <text:p>AP_MPS</text:p>
          </table:table-cell>
          <table:table-cell table:formula="of:=100*[.N574]" office:value-type="float" office:value="7.27272727273" calcext:value-type="float">
            <text:p>7,2727272727</text:p>
          </table:table-cell>
          <table:table-cell table:formula="of:=100*[.O574]" office:value-type="float" office:value="16.3636363636" calcext:value-type="float">
            <text:p>16,3636363636</text:p>
          </table:table-cell>
          <table:table-cell table:formula="of:=100*[.P574]" office:value-type="float" office:value="27.2727272727" calcext:value-type="float">
            <text:p>27,2727272727</text:p>
          </table:table-cell>
          <table:table-cell/>
          <table:table-cell office:value-type="string" calcext:value-type="string">
            <text:p>AP_MPS</text:p>
          </table:table-cell>
          <table:table-cell table:formula="of:=100*[.S574]" office:value-type="float" office:value="44.4444444444" calcext:value-type="float">
            <text:p>44,4444444444</text:p>
          </table:table-cell>
          <table:table-cell table:formula="of:=100*[.T574]" office:value-type="float" office:value="8.10810810811" calcext:value-type="float">
            <text:p>8,1081081081</text:p>
          </table:table-cell>
        </table:table-row>
        <table:table-row table:style-name="ro1">
          <table:table-cell office:value-type="string" calcext:value-type="string">
            <text:p>CP_E3D_MIN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float" office:value="0.45" calcext:value-type="float">
            <text:p>0,45</text:p>
          </table:table-cell>
          <table:table-cell/>
          <table:table-cell office:value-type="string" calcext:value-type="string">
            <text:p>CP_TSC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2" calcext:value-type="float">
            <text:p>0,2</text:p>
          </table:table-cell>
          <table:table-cell office:value-type="float" office:value="0.157894736842" calcext:value-type="float">
            <text:p>0,1578947368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CP_TSC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09090909091" calcext:value-type="float">
            <text:p>0,3090909091</text:p>
          </table:table-cell>
          <table:table-cell/>
          <table:table-cell office:value-type="string" calcext:value-type="string">
            <text:p>CP_TSC</text:p>
          </table:table-cell>
          <table:table-cell office:value-type="float" office:value="0.444444444444" calcext:value-type="float">
            <text:p>0,4444444444</text:p>
          </table:table-cell>
          <table:table-cell office:value-type="float" office:value="0.297297297297" calcext:value-type="float">
            <text:p>0,2972972973</text:p>
          </table:table-cell>
          <table:table-cell table:number-columns-repeated="2"/>
          <table:table-cell office:value-type="string" calcext:value-type="string">
            <text:p>CP_TSC</text:p>
          </table:table-cell>
          <table:table-cell table:formula="of:=100*[.G575]" office:value-type="float" office:value="28.5714285714" calcext:value-type="float">
            <text:p>28,5714285714</text:p>
          </table:table-cell>
          <table:table-cell table:formula="of:=100*[.H575]" office:value-type="float" office:value="20" calcext:value-type="float">
            <text:p>20</text:p>
          </table:table-cell>
          <table:table-cell table:formula="of:=100*[.I575]" office:value-type="float" office:value="15.7894736842" calcext:value-type="float">
            <text:p>15,7894736842</text:p>
          </table:table-cell>
          <table:table-cell table:formula="of:=100*[.J575]" office:value-type="float" office:value="0" calcext:value-type="float">
            <text:p>0</text:p>
          </table:table-cell>
          <table:table-cell table:formula="of:=100*[.K575]" office:value-type="float" office:value="20" calcext:value-type="float">
            <text:p>20</text:p>
          </table:table-cell>
          <table:table-cell/>
          <table:table-cell office:value-type="string" calcext:value-type="string">
            <text:p>CP_TSC</text:p>
          </table:table-cell>
          <table:table-cell table:formula="of:=100*[.N575]" office:value-type="float" office:value="7.27272727273" calcext:value-type="float">
            <text:p>7,2727272727</text:p>
          </table:table-cell>
          <table:table-cell table:formula="of:=100*[.O575]" office:value-type="float" office:value="16.3636363636" calcext:value-type="float">
            <text:p>16,3636363636</text:p>
          </table:table-cell>
          <table:table-cell table:formula="of:=100*[.P575]" office:value-type="float" office:value="30.9090909091" calcext:value-type="float">
            <text:p>30,9090909091</text:p>
          </table:table-cell>
          <table:table-cell/>
          <table:table-cell office:value-type="string" calcext:value-type="string">
            <text:p>CP_TSC</text:p>
          </table:table-cell>
          <table:table-cell table:formula="of:=100*[.S575]" office:value-type="float" office:value="44.4444444444" calcext:value-type="float">
            <text:p>44,4444444444</text:p>
          </table:table-cell>
          <table:table-cell table:formula="of:=100*[.T575]" office:value-type="float" office:value="29.7297297297" calcext:value-type="float">
            <text:p>29,7297297297</text:p>
          </table:table-cell>
        </table:table-row>
        <table:table-row table:style-name="ro1">
          <table:table-cell office:value-type="string" calcext:value-type="string">
            <text:p>CP_ELOCAL_CB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35" calcext:value-type="float">
            <text:p>0,35</text:p>
          </table:table-cell>
          <table:table-cell/>
          <table:table-cell office:value-type="string" calcext:value-type="string">
            <text:p>CP_BL</text:p>
          </table:table-cell>
          <table:table-cell office:value-type="float" office:value="0.428571428571" calcext:value-type="float">
            <text:p>0,4285714286</text:p>
          </table:table-cell>
          <table:table-cell office:value-type="float" office:value="0.15" calcext:value-type="float">
            <text:p>0,15</text:p>
          </table:table-cell>
          <table:table-cell office:value-type="float" office:value="0.157894736842" calcext:value-type="float">
            <text:p>0,157894736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P_BL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45454545455" calcext:value-type="float">
            <text:p>0,3454545455</text:p>
          </table:table-cell>
          <table:table-cell/>
          <table:table-cell office:value-type="string" calcext:value-type="string">
            <text:p>CP_BL</text:p>
          </table:table-cell>
          <table:table-cell office:value-type="float" office:value="0.222222222222" calcext:value-type="float">
            <text:p>0,2222222222</text:p>
          </table:table-cell>
          <table:table-cell office:value-type="float" office:value="0.216216216216" calcext:value-type="float">
            <text:p>0,2162162162</text:p>
          </table:table-cell>
          <table:table-cell table:number-columns-repeated="2"/>
          <table:table-cell office:value-type="string" calcext:value-type="string">
            <text:p>CP_BL</text:p>
          </table:table-cell>
          <table:table-cell table:formula="of:=100*[.G576]" office:value-type="float" office:value="42.8571428571" calcext:value-type="float">
            <text:p>42,8571428571</text:p>
          </table:table-cell>
          <table:table-cell table:formula="of:=100*[.H576]" office:value-type="float" office:value="15" calcext:value-type="float">
            <text:p>15</text:p>
          </table:table-cell>
          <table:table-cell table:formula="of:=100*[.I576]" office:value-type="float" office:value="15.7894736842" calcext:value-type="float">
            <text:p>15,7894736842</text:p>
          </table:table-cell>
          <table:table-cell table:formula="of:=100*[.J576]" office:value-type="float" office:value="0" calcext:value-type="float">
            <text:p>0</text:p>
          </table:table-cell>
          <table:table-cell table:formula="of:=100*[.K576]" office:value-type="float" office:value="0" calcext:value-type="float">
            <text:p>0</text:p>
          </table:table-cell>
          <table:table-cell/>
          <table:table-cell office:value-type="string" calcext:value-type="string">
            <text:p>CP_BL</text:p>
          </table:table-cell>
          <table:table-cell table:formula="of:=100*[.N576]" office:value-type="float" office:value="7.27272727273" calcext:value-type="float">
            <text:p>7,2727272727</text:p>
          </table:table-cell>
          <table:table-cell table:formula="of:=100*[.O576]" office:value-type="float" office:value="16.3636363636" calcext:value-type="float">
            <text:p>16,3636363636</text:p>
          </table:table-cell>
          <table:table-cell table:formula="of:=100*[.P576]" office:value-type="float" office:value="34.5454545455" calcext:value-type="float">
            <text:p>34,5454545455</text:p>
          </table:table-cell>
          <table:table-cell/>
          <table:table-cell office:value-type="string" calcext:value-type="string">
            <text:p>CP_BL</text:p>
          </table:table-cell>
          <table:table-cell table:formula="of:=100*[.S576]" office:value-type="float" office:value="22.2222222222" calcext:value-type="float">
            <text:p>22,2222222222</text:p>
          </table:table-cell>
          <table:table-cell table:formula="of:=100*[.T576]" office:value-type="float" office:value="21.6216216216" calcext:value-type="float">
            <text:p>21,6216216216</text:p>
          </table:table-cell>
        </table:table-row>
        <table:table-row table:style-name="ro1">
          <table:table-cell office:value-type="string" calcext:value-type="string">
            <text:p>CP_ELOCAL_MIN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office:value-type="float" office:value="0.45" calcext:value-type="float">
            <text:p>0,45</text:p>
          </table:table-cell>
          <table:table-cell/>
          <table:table-cell office:value-type="string" calcext:value-type="string">
            <text:p>AP_DCOMPLEX</text:p>
          </table:table-cell>
          <table:table-cell office:value-type="float" office:value="0.428571428571" calcext:value-type="float">
            <text:p>0,4285714286</text:p>
          </table:table-cell>
          <table:table-cell office:value-type="float" office:value="0.1" calcext:value-type="float">
            <text:p>0,1</text:p>
          </table:table-cell>
          <table:table-cell office:value-type="float" office:value="0.105263157895" calcext:value-type="float">
            <text:p>0,1052631579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P_DCOMPLEX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509090909091" calcext:value-type="float">
            <text:p>0,5090909091</text:p>
          </table:table-cell>
          <table:table-cell/>
          <table:table-cell office:value-type="string" calcext:value-type="string">
            <text:p>AP_DCOMPLEX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189189189189" calcext:value-type="float">
            <text:p>0,1891891892</text:p>
          </table:table-cell>
          <table:table-cell table:number-columns-repeated="2"/>
          <table:table-cell office:value-type="string" calcext:value-type="string">
            <text:p>AP_DCOMPLEX</text:p>
          </table:table-cell>
          <table:table-cell table:formula="of:=100*[.G577]" office:value-type="float" office:value="42.8571428571" calcext:value-type="float">
            <text:p>42,8571428571</text:p>
          </table:table-cell>
          <table:table-cell table:formula="of:=100*[.H577]" office:value-type="float" office:value="10" calcext:value-type="float">
            <text:p>10</text:p>
          </table:table-cell>
          <table:table-cell table:formula="of:=100*[.I577]" office:value-type="float" office:value="10.5263157895" calcext:value-type="float">
            <text:p>10,5263157895</text:p>
          </table:table-cell>
          <table:table-cell table:formula="of:=100*[.J577]" office:value-type="float" office:value="25" calcext:value-type="float">
            <text:p>25</text:p>
          </table:table-cell>
          <table:table-cell table:formula="of:=100*[.K577]" office:value-type="float" office:value="0" calcext:value-type="float">
            <text:p>0</text:p>
          </table:table-cell>
          <table:table-cell/>
          <table:table-cell office:value-type="string" calcext:value-type="string">
            <text:p>AP_DCOMPLEX</text:p>
          </table:table-cell>
          <table:table-cell table:formula="of:=100*[.N577]" office:value-type="float" office:value="7.27272727273" calcext:value-type="float">
            <text:p>7,2727272727</text:p>
          </table:table-cell>
          <table:table-cell table:formula="of:=100*[.O577]" office:value-type="float" office:value="16.3636363636" calcext:value-type="float">
            <text:p>16,3636363636</text:p>
          </table:table-cell>
          <table:table-cell table:formula="of:=100*[.P577]" office:value-type="float" office:value="50.9090909091" calcext:value-type="float">
            <text:p>50,9090909091</text:p>
          </table:table-cell>
          <table:table-cell/>
          <table:table-cell office:value-type="string" calcext:value-type="string">
            <text:p>AP_DCOMPLEX</text:p>
          </table:table-cell>
          <table:table-cell table:formula="of:=100*[.S577]" office:value-type="float" office:value="33.3333333333" calcext:value-type="float">
            <text:p>33,3333333333</text:p>
          </table:table-cell>
          <table:table-cell table:formula="of:=100*[.T577]" office:value-type="float" office:value="18.9189189189" calcext:value-type="float">
            <text:p>18,9189189189</text:p>
          </table:table-cell>
        </table:table-row>
        <table:table-row table:style-name="ro1">
          <table:table-cell office:value-type="string" calcext:value-type="string">
            <text:p>CP_EPAIR_CB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AP_PISA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25" calcext:value-type="float">
            <text:p>0,25</text:p>
          </table:table-cell>
          <table:table-cell office:value-type="float" office:value="0.105263157895" calcext:value-type="float">
            <text:p>0,1052631579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P_PISA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18181818182" calcext:value-type="float">
            <text:p>0,4181818182</text:p>
          </table:table-cell>
          <table:table-cell/>
          <table:table-cell office:value-type="string" calcext:value-type="string">
            <text:p>AP_PISA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189189189189" calcext:value-type="float">
            <text:p>0,1891891892</text:p>
          </table:table-cell>
          <table:table-cell table:number-columns-repeated="2"/>
          <table:table-cell office:value-type="string" calcext:value-type="string">
            <text:p>AP_PISA</text:p>
          </table:table-cell>
          <table:table-cell table:formula="of:=100*[.G578]" office:value-type="float" office:value="28.5714285714" calcext:value-type="float">
            <text:p>28,5714285714</text:p>
          </table:table-cell>
          <table:table-cell table:formula="of:=100*[.H578]" office:value-type="float" office:value="25" calcext:value-type="float">
            <text:p>25</text:p>
          </table:table-cell>
          <table:table-cell table:formula="of:=100*[.I578]" office:value-type="float" office:value="10.5263157895" calcext:value-type="float">
            <text:p>10,5263157895</text:p>
          </table:table-cell>
          <table:table-cell table:formula="of:=100*[.J578]" office:value-type="float" office:value="25" calcext:value-type="float">
            <text:p>25</text:p>
          </table:table-cell>
          <table:table-cell table:formula="of:=100*[.K578]" office:value-type="float" office:value="0" calcext:value-type="float">
            <text:p>0</text:p>
          </table:table-cell>
          <table:table-cell/>
          <table:table-cell office:value-type="string" calcext:value-type="string">
            <text:p>AP_PISA</text:p>
          </table:table-cell>
          <table:table-cell table:formula="of:=100*[.N578]" office:value-type="float" office:value="3.63636363636" calcext:value-type="float">
            <text:p>3,6363636364</text:p>
          </table:table-cell>
          <table:table-cell table:formula="of:=100*[.O578]" office:value-type="float" office:value="18.1818181818" calcext:value-type="float">
            <text:p>18,1818181818</text:p>
          </table:table-cell>
          <table:table-cell table:formula="of:=100*[.P578]" office:value-type="float" office:value="41.8181818182" calcext:value-type="float">
            <text:p>41,8181818182</text:p>
          </table:table-cell>
          <table:table-cell/>
          <table:table-cell office:value-type="string" calcext:value-type="string">
            <text:p>AP_PISA</text:p>
          </table:table-cell>
          <table:table-cell table:formula="of:=100*[.S578]" office:value-type="float" office:value="33.3333333333" calcext:value-type="float">
            <text:p>33,3333333333</text:p>
          </table:table-cell>
          <table:table-cell table:formula="of:=100*[.T578]" office:value-type="float" office:value="18.9189189189" calcext:value-type="float">
            <text:p>18,9189189189</text:p>
          </table:table-cell>
        </table:table-row>
        <table:table-row table:style-name="ro1">
          <table:table-cell office:value-type="string" calcext:value-type="string">
            <text:p>CP_EPAIR_MIN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CP_BT</text:p>
          </table:table-cell>
          <table:table-cell office:value-type="float" office:value="0.428571428571" calcext:value-type="float">
            <text:p>0,4285714286</text:p>
          </table:table-cell>
          <table:table-cell office:value-type="float" office:value="0.25" calcext:value-type="float">
            <text:p>0,25</text:p>
          </table:table-cell>
          <table:table-cell office:value-type="float" office:value="0.157894736842" calcext:value-type="float">
            <text:p>0,157894736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P_BT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" calcext:value-type="float">
            <text:p>0,2</text:p>
          </table:table-cell>
          <table:table-cell office:value-type="float" office:value="0.381818181818" calcext:value-type="float">
            <text:p>0,3818181818</text:p>
          </table:table-cell>
          <table:table-cell/>
          <table:table-cell office:value-type="string" calcext:value-type="string">
            <text:p>CP_BT</text:p>
          </table:table-cell>
          <table:table-cell office:value-type="float" office:value="0.555555555556" calcext:value-type="float">
            <text:p>0,5555555556</text:p>
          </table:table-cell>
          <table:table-cell office:value-type="float" office:value="0.216216216216" calcext:value-type="float">
            <text:p>0,2162162162</text:p>
          </table:table-cell>
          <table:table-cell table:number-columns-repeated="2"/>
          <table:table-cell office:value-type="string" calcext:value-type="string">
            <text:p>CP_BT</text:p>
          </table:table-cell>
          <table:table-cell table:formula="of:=100*[.G579]" office:value-type="float" office:value="42.8571428571" calcext:value-type="float">
            <text:p>42,8571428571</text:p>
          </table:table-cell>
          <table:table-cell table:formula="of:=100*[.H579]" office:value-type="float" office:value="25" calcext:value-type="float">
            <text:p>25</text:p>
          </table:table-cell>
          <table:table-cell table:formula="of:=100*[.I579]" office:value-type="float" office:value="15.7894736842" calcext:value-type="float">
            <text:p>15,7894736842</text:p>
          </table:table-cell>
          <table:table-cell table:formula="of:=100*[.J579]" office:value-type="float" office:value="0" calcext:value-type="float">
            <text:p>0</text:p>
          </table:table-cell>
          <table:table-cell table:formula="of:=100*[.K579]" office:value-type="float" office:value="0" calcext:value-type="float">
            <text:p>0</text:p>
          </table:table-cell>
          <table:table-cell/>
          <table:table-cell office:value-type="string" calcext:value-type="string">
            <text:p>CP_BT</text:p>
          </table:table-cell>
          <table:table-cell table:formula="of:=100*[.N579]" office:value-type="float" office:value="10.9090909091" calcext:value-type="float">
            <text:p>10,9090909091</text:p>
          </table:table-cell>
          <table:table-cell table:formula="of:=100*[.O579]" office:value-type="float" office:value="20" calcext:value-type="float">
            <text:p>20</text:p>
          </table:table-cell>
          <table:table-cell table:formula="of:=100*[.P579]" office:value-type="float" office:value="38.1818181818" calcext:value-type="float">
            <text:p>38,1818181818</text:p>
          </table:table-cell>
          <table:table-cell/>
          <table:table-cell office:value-type="string" calcext:value-type="string">
            <text:p>CP_BT</text:p>
          </table:table-cell>
          <table:table-cell table:formula="of:=100*[.S579]" office:value-type="float" office:value="55.5555555556" calcext:value-type="float">
            <text:p>55,5555555556</text:p>
          </table:table-cell>
          <table:table-cell table:formula="of:=100*[.T579]" office:value-type="float" office:value="21.6216216216" calcext:value-type="float">
            <text:p>21,6216216216</text:p>
          </table:table-cell>
        </table:table-row>
        <table:table-row table:style-name="ro1">
          <table:table-cell office:value-type="string" calcext:value-type="string">
            <text:p>CP_ES3DC_CB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CP_HLPL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2" calcext:value-type="float">
            <text:p>0,2</text:p>
          </table:table-cell>
          <table:table-cell office:value-type="float" office:value="0.210526315789" calcext:value-type="float">
            <text:p>0,2105263158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HLPL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CP_HLPL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189189189189" calcext:value-type="float">
            <text:p>0,1891891892</text:p>
          </table:table-cell>
          <table:table-cell table:number-columns-repeated="2"/>
          <table:table-cell office:value-type="string" calcext:value-type="string">
            <text:p>CP_HLPL</text:p>
          </table:table-cell>
          <table:table-cell table:formula="of:=100*[.G580]" office:value-type="float" office:value="28.5714285714" calcext:value-type="float">
            <text:p>28,5714285714</text:p>
          </table:table-cell>
          <table:table-cell table:formula="of:=100*[.H580]" office:value-type="float" office:value="20" calcext:value-type="float">
            <text:p>20</text:p>
          </table:table-cell>
          <table:table-cell table:formula="of:=100*[.I580]" office:value-type="float" office:value="21.0526315789" calcext:value-type="float">
            <text:p>21,0526315789</text:p>
          </table:table-cell>
          <table:table-cell table:formula="of:=100*[.J580]" office:value-type="float" office:value="25" calcext:value-type="float">
            <text:p>25</text:p>
          </table:table-cell>
          <table:table-cell table:formula="of:=100*[.K580]" office:value-type="float" office:value="0" calcext:value-type="float">
            <text:p>0</text:p>
          </table:table-cell>
          <table:table-cell/>
          <table:table-cell office:value-type="string" calcext:value-type="string">
            <text:p>CP_HLPL</text:p>
          </table:table-cell>
          <table:table-cell table:formula="of:=100*[.N580]" office:value-type="float" office:value="10.9090909091" calcext:value-type="float">
            <text:p>10,9090909091</text:p>
          </table:table-cell>
          <table:table-cell table:formula="of:=100*[.O580]" office:value-type="float" office:value="20" calcext:value-type="float">
            <text:p>20</text:p>
          </table:table-cell>
          <table:table-cell table:formula="of:=100*[.P580]" office:value-type="float" office:value="40" calcext:value-type="float">
            <text:p>40</text:p>
          </table:table-cell>
          <table:table-cell/>
          <table:table-cell office:value-type="string" calcext:value-type="string">
            <text:p>CP_HLPL</text:p>
          </table:table-cell>
          <table:table-cell table:formula="of:=100*[.S580]" office:value-type="float" office:value="33.3333333333" calcext:value-type="float">
            <text:p>33,3333333333</text:p>
          </table:table-cell>
          <table:table-cell table:formula="of:=100*[.T580]" office:value-type="float" office:value="18.9189189189" calcext:value-type="float">
            <text:p>18,9189189189</text:p>
          </table:table-cell>
        </table:table-row>
        <table:table-row table:style-name="ro1">
          <table:table-cell office:value-type="string" calcext:value-type="string">
            <text:p>CP_ES3DC_MIN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AP_T2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45" calcext:value-type="float">
            <text:p>0,45</text:p>
          </table:table-cell>
          <table:table-cell office:value-type="float" office:value="0.0526315789474" calcext:value-type="float">
            <text:p>0,0526315789</text:p>
          </table:table-cell>
          <table:table-cell office:value-type="float" office:value="0.25" calcext:value-type="float">
            <text:p>0,2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AP_T2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54545454545" calcext:value-type="float">
            <text:p>0,4545454545</text:p>
          </table:table-cell>
          <table:table-cell/>
          <table:table-cell office:value-type="string" calcext:value-type="string">
            <text:p>AP_T2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189189189189" calcext:value-type="float">
            <text:p>0,1891891892</text:p>
          </table:table-cell>
          <table:table-cell table:number-columns-repeated="2"/>
          <table:table-cell office:value-type="string" calcext:value-type="string">
            <text:p>AP_T2</text:p>
          </table:table-cell>
          <table:table-cell table:formula="of:=100*[.G581]" office:value-type="float" office:value="28.5714285714" calcext:value-type="float">
            <text:p>28,5714285714</text:p>
          </table:table-cell>
          <table:table-cell table:formula="of:=100*[.H581]" office:value-type="float" office:value="45" calcext:value-type="float">
            <text:p>45</text:p>
          </table:table-cell>
          <table:table-cell table:formula="of:=100*[.I581]" office:value-type="float" office:value="5.26315789474" calcext:value-type="float">
            <text:p>5,2631578947</text:p>
          </table:table-cell>
          <table:table-cell table:formula="of:=100*[.J581]" office:value-type="float" office:value="25" calcext:value-type="float">
            <text:p>25</text:p>
          </table:table-cell>
          <table:table-cell table:formula="of:=100*[.K581]" office:value-type="float" office:value="20" calcext:value-type="float">
            <text:p>20</text:p>
          </table:table-cell>
          <table:table-cell/>
          <table:table-cell office:value-type="string" calcext:value-type="string">
            <text:p>AP_T2</text:p>
          </table:table-cell>
          <table:table-cell table:formula="of:=100*[.N581]" office:value-type="float" office:value="5.45454545455" calcext:value-type="float">
            <text:p>5,4545454546</text:p>
          </table:table-cell>
          <table:table-cell table:formula="of:=100*[.O581]" office:value-type="float" office:value="21.8181818182" calcext:value-type="float">
            <text:p>21,8181818182</text:p>
          </table:table-cell>
          <table:table-cell table:formula="of:=100*[.P581]" office:value-type="float" office:value="45.4545454545" calcext:value-type="float">
            <text:p>45,4545454545</text:p>
          </table:table-cell>
          <table:table-cell/>
          <table:table-cell office:value-type="string" calcext:value-type="string">
            <text:p>AP_T2</text:p>
          </table:table-cell>
          <table:table-cell table:formula="of:=100*[.S581]" office:value-type="float" office:value="33.3333333333" calcext:value-type="float">
            <text:p>33,3333333333</text:p>
          </table:table-cell>
          <table:table-cell table:formula="of:=100*[.T581]" office:value-type="float" office:value="18.9189189189" calcext:value-type="float">
            <text:p>18,9189189189</text:p>
          </table:table-cell>
        </table:table-row>
        <table:table-row table:style-name="ro1">
          <table:table-cell office:value-type="string" calcext:value-type="string">
            <text:p>CP_GKS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45" calcext:value-type="float">
            <text:p>0,45</text:p>
          </table:table-cell>
          <table:table-cell/>
          <table:table-cell office:value-type="string" calcext:value-type="string">
            <text:p>ELE</text:p>
          </table:table-cell>
          <table:table-cell office:value-type="float" office:value="0.571428571429" calcext:value-type="float">
            <text:p>0,5714285714</text:p>
          </table:table-cell>
          <table:table-cell office:value-type="float" office:value="0.2" calcext:value-type="float">
            <text:p>0,2</text:p>
          </table:table-cell>
          <table:table-cell office:value-type="float" office:value="0.157894736842" calcext:value-type="float">
            <text:p>0,1578947368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LE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381818181818" calcext:value-type="float">
            <text:p>0,3818181818</text:p>
          </table:table-cell>
          <table:table-cell/>
          <table:table-cell office:value-type="string" calcext:value-type="string">
            <text:p>ELE</text:p>
          </table:table-cell>
          <table:table-cell office:value-type="float" office:value="0.666666666667" calcext:value-type="float">
            <text:p>0,6666666667</text:p>
          </table:table-cell>
          <table:table-cell office:value-type="float" office:value="0.162162162162" calcext:value-type="float">
            <text:p>0,1621621622</text:p>
          </table:table-cell>
          <table:table-cell table:number-columns-repeated="2"/>
          <table:table-cell office:value-type="string" calcext:value-type="string">
            <text:p>ELE</text:p>
          </table:table-cell>
          <table:table-cell table:formula="of:=100*[.G582]" office:value-type="float" office:value="57.1428571429" calcext:value-type="float">
            <text:p>57,1428571429</text:p>
          </table:table-cell>
          <table:table-cell table:formula="of:=100*[.H582]" office:value-type="float" office:value="20" calcext:value-type="float">
            <text:p>20</text:p>
          </table:table-cell>
          <table:table-cell table:formula="of:=100*[.I582]" office:value-type="float" office:value="15.7894736842" calcext:value-type="float">
            <text:p>15,7894736842</text:p>
          </table:table-cell>
          <table:table-cell table:formula="of:=100*[.J582]" office:value-type="float" office:value="25" calcext:value-type="float">
            <text:p>25</text:p>
          </table:table-cell>
          <table:table-cell table:formula="of:=100*[.K582]" office:value-type="float" office:value="0" calcext:value-type="float">
            <text:p>0</text:p>
          </table:table-cell>
          <table:table-cell/>
          <table:table-cell office:value-type="string" calcext:value-type="string">
            <text:p>ELE</text:p>
          </table:table-cell>
          <table:table-cell table:formula="of:=100*[.N582]" office:value-type="float" office:value="7.27272727273" calcext:value-type="float">
            <text:p>7,2727272727</text:p>
          </table:table-cell>
          <table:table-cell table:formula="of:=100*[.O582]" office:value-type="float" office:value="21.8181818182" calcext:value-type="float">
            <text:p>21,8181818182</text:p>
          </table:table-cell>
          <table:table-cell table:formula="of:=100*[.P582]" office:value-type="float" office:value="38.1818181818" calcext:value-type="float">
            <text:p>38,1818181818</text:p>
          </table:table-cell>
          <table:table-cell/>
          <table:table-cell office:value-type="string" calcext:value-type="string">
            <text:p>ELE</text:p>
          </table:table-cell>
          <table:table-cell table:formula="of:=100*[.S582]" office:value-type="float" office:value="66.6666666667" calcext:value-type="float">
            <text:p>66,6666666667</text:p>
          </table:table-cell>
          <table:table-cell table:formula="of:=100*[.T582]" office:value-type="float" office:value="16.2162162162" calcext:value-type="float">
            <text:p>16,2162162162</text:p>
          </table:table-cell>
        </table:table-row>
        <table:table-row table:style-name="ro1">
          <table:table-cell office:value-type="string" calcext:value-type="string">
            <text:p>CP_HLPL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AP_T1</text:p>
          </table:table-cell>
          <table:table-cell office:value-type="float" office:value="0.428571428571" calcext:value-type="float">
            <text:p>0,4285714286</text:p>
          </table:table-cell>
          <table:table-cell office:value-type="float" office:value="0.4" calcext:value-type="float">
            <text:p>0,4</text:p>
          </table:table-cell>
          <table:table-cell office:value-type="float" office:value="0.105263157895" calcext:value-type="float">
            <text:p>0,105263157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P_T1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36363636364" calcext:value-type="float">
            <text:p>0,4363636364</text:p>
          </table:table-cell>
          <table:table-cell/>
          <table:table-cell office:value-type="string" calcext:value-type="string">
            <text:p>AP_T1</text:p>
          </table:table-cell>
          <table:table-cell office:value-type="float" office:value="0.555555555556" calcext:value-type="float">
            <text:p>0,5555555556</text:p>
          </table:table-cell>
          <table:table-cell office:value-type="float" office:value="0.162162162162" calcext:value-type="float">
            <text:p>0,1621621622</text:p>
          </table:table-cell>
          <table:table-cell table:number-columns-repeated="2"/>
          <table:table-cell office:value-type="string" calcext:value-type="string">
            <text:p>AP_T1</text:p>
          </table:table-cell>
          <table:table-cell table:formula="of:=100*[.G583]" office:value-type="float" office:value="42.8571428571" calcext:value-type="float">
            <text:p>42,8571428571</text:p>
          </table:table-cell>
          <table:table-cell table:formula="of:=100*[.H583]" office:value-type="float" office:value="40" calcext:value-type="float">
            <text:p>40</text:p>
          </table:table-cell>
          <table:table-cell table:formula="of:=100*[.I583]" office:value-type="float" office:value="10.5263157895" calcext:value-type="float">
            <text:p>10,5263157895</text:p>
          </table:table-cell>
          <table:table-cell table:formula="of:=100*[.J583]" office:value-type="float" office:value="0" calcext:value-type="float">
            <text:p>0</text:p>
          </table:table-cell>
          <table:table-cell table:formula="of:=100*[.K583]" office:value-type="float" office:value="0" calcext:value-type="float">
            <text:p>0</text:p>
          </table:table-cell>
          <table:table-cell/>
          <table:table-cell office:value-type="string" calcext:value-type="string">
            <text:p>AP_T1</text:p>
          </table:table-cell>
          <table:table-cell table:formula="of:=100*[.N583]" office:value-type="float" office:value="9.09090909091" calcext:value-type="float">
            <text:p>9,0909090909</text:p>
          </table:table-cell>
          <table:table-cell table:formula="of:=100*[.O583]" office:value-type="float" office:value="21.8181818182" calcext:value-type="float">
            <text:p>21,8181818182</text:p>
          </table:table-cell>
          <table:table-cell table:formula="of:=100*[.P583]" office:value-type="float" office:value="43.6363636364" calcext:value-type="float">
            <text:p>43,6363636364</text:p>
          </table:table-cell>
          <table:table-cell/>
          <table:table-cell office:value-type="string" calcext:value-type="string">
            <text:p>AP_T1</text:p>
          </table:table-cell>
          <table:table-cell table:formula="of:=100*[.S583]" office:value-type="float" office:value="55.5555555556" calcext:value-type="float">
            <text:p>55,5555555556</text:p>
          </table:table-cell>
          <table:table-cell table:formula="of:=100*[.T583]" office:value-type="float" office:value="16.2162162162" calcext:value-type="float">
            <text:p>16,2162162162</text:p>
          </table:table-cell>
        </table:table-row>
        <table:table-row table:style-name="ro1">
          <table:table-cell office:value-type="string" calcext:value-type="string">
            <text:p>CP_MJ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PYDOCK_TOT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25" calcext:value-type="float">
            <text:p>0,25</text:p>
          </table:table-cell>
          <table:table-cell office:value-type="float" office:value="0.263157894737" calcext:value-type="float">
            <text:p>0,26315789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YDOCK_TOT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345454545455" calcext:value-type="float">
            <text:p>0,3454545455</text:p>
          </table:table-cell>
          <table:table-cell/>
          <table:table-cell office:value-type="string" calcext:value-type="string">
            <text:p>PYDOCK_TOT</text:p>
          </table:table-cell>
          <table:table-cell office:value-type="float" office:value="0.222222222222" calcext:value-type="float">
            <text:p>0,2222222222</text:p>
          </table:table-cell>
          <table:table-cell office:value-type="float" office:value="0.189189189189" calcext:value-type="float">
            <text:p>0,1891891892</text:p>
          </table:table-cell>
          <table:table-cell table:number-columns-repeated="2"/>
          <table:table-cell office:value-type="string" calcext:value-type="string">
            <text:p>PYDOCK_TOT</text:p>
          </table:table-cell>
          <table:table-cell table:formula="of:=100*[.G584]" office:value-type="float" office:value="28.5714285714" calcext:value-type="float">
            <text:p>28,5714285714</text:p>
          </table:table-cell>
          <table:table-cell table:formula="of:=100*[.H584]" office:value-type="float" office:value="25" calcext:value-type="float">
            <text:p>25</text:p>
          </table:table-cell>
          <table:table-cell table:formula="of:=100*[.I584]" office:value-type="float" office:value="26.3157894737" calcext:value-type="float">
            <text:p>26,3157894737</text:p>
          </table:table-cell>
          <table:table-cell table:formula="of:=100*[.J584]" office:value-type="float" office:value="0" calcext:value-type="float">
            <text:p>0</text:p>
          </table:table-cell>
          <table:table-cell table:formula="of:=100*[.K584]" office:value-type="float" office:value="0" calcext:value-type="float">
            <text:p>0</text:p>
          </table:table-cell>
          <table:table-cell/>
          <table:table-cell office:value-type="string" calcext:value-type="string">
            <text:p>PYDOCK_TOT</text:p>
          </table:table-cell>
          <table:table-cell table:formula="of:=100*[.N584]" office:value-type="float" office:value="14.5454545455" calcext:value-type="float">
            <text:p>14,5454545455</text:p>
          </table:table-cell>
          <table:table-cell table:formula="of:=100*[.O584]" office:value-type="float" office:value="21.8181818182" calcext:value-type="float">
            <text:p>21,8181818182</text:p>
          </table:table-cell>
          <table:table-cell table:formula="of:=100*[.P584]" office:value-type="float" office:value="34.5454545455" calcext:value-type="float">
            <text:p>34,5454545455</text:p>
          </table:table-cell>
          <table:table-cell/>
          <table:table-cell office:value-type="string" calcext:value-type="string">
            <text:p>PYDOCK_TOT</text:p>
          </table:table-cell>
          <table:table-cell table:formula="of:=100*[.S584]" office:value-type="float" office:value="22.2222222222" calcext:value-type="float">
            <text:p>22,2222222222</text:p>
          </table:table-cell>
          <table:table-cell table:formula="of:=100*[.T584]" office:value-type="float" office:value="18.9189189189" calcext:value-type="float">
            <text:p>18,9189189189</text:p>
          </table:table-cell>
        </table:table-row>
        <table:table-row table:style-name="ro1">
          <table:table-cell office:value-type="string" calcext:value-type="string">
            <text:p>CP_MJ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CP_TB</text:p>
          </table:table-cell>
          <table:table-cell office:value-type="float" office:value="0.428571428571" calcext:value-type="float">
            <text:p>0,4285714286</text:p>
          </table:table-cell>
          <table:table-cell office:value-type="float" office:value="0.3" calcext:value-type="float">
            <text:p>0,3</text:p>
          </table:table-cell>
          <table:table-cell office:value-type="float" office:value="0.210526315789" calcext:value-type="float">
            <text:p>0,210526315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P_TB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381818181818" calcext:value-type="float">
            <text:p>0,3818181818</text:p>
          </table:table-cell>
          <table:table-cell/>
          <table:table-cell office:value-type="string" calcext:value-type="string">
            <text:p>CP_TB</text:p>
          </table:table-cell>
          <table:table-cell office:value-type="float" office:value="0.555555555556" calcext:value-type="float">
            <text:p>0,5555555556</text:p>
          </table:table-cell>
          <table:table-cell office:value-type="float" office:value="0.162162162162" calcext:value-type="float">
            <text:p>0,1621621622</text:p>
          </table:table-cell>
          <table:table-cell table:number-columns-repeated="2"/>
          <table:table-cell office:value-type="string" calcext:value-type="string">
            <text:p>CP_TB</text:p>
          </table:table-cell>
          <table:table-cell table:formula="of:=100*[.G585]" office:value-type="float" office:value="42.8571428571" calcext:value-type="float">
            <text:p>42,8571428571</text:p>
          </table:table-cell>
          <table:table-cell table:formula="of:=100*[.H585]" office:value-type="float" office:value="30" calcext:value-type="float">
            <text:p>30</text:p>
          </table:table-cell>
          <table:table-cell table:formula="of:=100*[.I585]" office:value-type="float" office:value="21.0526315789" calcext:value-type="float">
            <text:p>21,0526315789</text:p>
          </table:table-cell>
          <table:table-cell table:formula="of:=100*[.J585]" office:value-type="float" office:value="0" calcext:value-type="float">
            <text:p>0</text:p>
          </table:table-cell>
          <table:table-cell table:formula="of:=100*[.K585]" office:value-type="float" office:value="0" calcext:value-type="float">
            <text:p>0</text:p>
          </table:table-cell>
          <table:table-cell/>
          <table:table-cell office:value-type="string" calcext:value-type="string">
            <text:p>CP_TB</text:p>
          </table:table-cell>
          <table:table-cell table:formula="of:=100*[.N585]" office:value-type="float" office:value="5.45454545455" calcext:value-type="float">
            <text:p>5,4545454546</text:p>
          </table:table-cell>
          <table:table-cell table:formula="of:=100*[.O585]" office:value-type="float" office:value="23.6363636364" calcext:value-type="float">
            <text:p>23,6363636364</text:p>
          </table:table-cell>
          <table:table-cell table:formula="of:=100*[.P585]" office:value-type="float" office:value="38.1818181818" calcext:value-type="float">
            <text:p>38,1818181818</text:p>
          </table:table-cell>
          <table:table-cell/>
          <table:table-cell office:value-type="string" calcext:value-type="string">
            <text:p>CP_TB</text:p>
          </table:table-cell>
          <table:table-cell table:formula="of:=100*[.S585]" office:value-type="float" office:value="55.5555555556" calcext:value-type="float">
            <text:p>55,5555555556</text:p>
          </table:table-cell>
          <table:table-cell table:formula="of:=100*[.T585]" office:value-type="float" office:value="16.2162162162" calcext:value-type="float">
            <text:p>16,2162162162</text:p>
          </table:table-cell>
        </table:table-row>
        <table:table-row table:style-name="ro1">
          <table:table-cell office:value-type="string" calcext:value-type="string">
            <text:p>CP_MJ2h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MJ3h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 office:value-type="float" office:value="0.3" calcext:value-type="float">
            <text:p>0,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MJPL</text:p>
          </table:table-cell>
          <table:table-cell table:number-columns-repeated="2" office:value-type="float" office:value="0.15" calcext:value-type="float">
            <text:p>0,15</text:p>
          </table:table-cell>
          <table:table-cell office:value-type="float" office:value="0.4" calcext:value-type="float">
            <text:p>0,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MS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office:value-type="float" office:value="0.4" calcext:value-type="float">
            <text:p>0,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MSBM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Qa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Qm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2" calcext:value-type="float">
            <text:p>0,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Qp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float" office:value="0.5" calcext:value-type="float">
            <text:p>0,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RMFCA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4" calcext:value-type="float">
            <text:p>0,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RMFCEN1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0.55" calcext:value-type="float">
            <text:p>0,5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RMFCEN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RO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SJKG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0.4" calcext:value-type="float">
            <text:p>0,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SKOa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 office:value-type="float" office:value="0.35" calcext:value-type="float">
            <text:p>0,3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SKOb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SKOIP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float" office:value="0.35" calcext:value-type="float">
            <text:p>0,3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TB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 office:value-type="float" office:value="0.65" calcext:value-type="float">
            <text:p>0,6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TD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office:value-type="float" office:value="0.4" calcext:value-type="float">
            <text:p>0,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TEl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TEs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TS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float" office:value="0.45" calcext:value-type="float">
            <text:p>0,4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TSC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float" office:value="0.6" calcext:value-type="float">
            <text:p>0,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VD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float" office:value="0.35" calcext:value-type="float">
            <text:p>0,3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3DC_C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3DC_M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LOCAL_C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LOCAL_M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,0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PAIR_C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PAIR_MIN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S3DC_CB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S3DC_MIN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DESOLV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ELE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float" office:value="0.65" calcext:value-type="float">
            <text:p>0,6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O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PROPNST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PYDOCK_TOT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office:value-type="float" office:value="0.35" calcext:value-type="float">
            <text:p>0,3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IPPE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VDW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office:value-type="float" office:value="0.45" calcext:value-type="float">
            <text:p>0,45</text:p>
          </table:table-cell>
          <table:table-cell table:number-columns-repeated="33"/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/gpfs/scratch/bsc54/bsc54563/Analisys_MI_BM4_BM5_METHOD_MIX</text:p>
          </table:table-cell>
          <table:table-cell table:number-columns-repeated="36"/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pdb,list,flexibility,3,BM5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=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=</text:p>
          </table:table-cell>
          <table:table-cell table:number-columns-repeated="30"/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AP_calRW</text:p>
          </table:table-cell>
          <table:table-cell office:value-type="float" office:value="0" calcext:value-type="float">
            <text:p>0</text:p>
          </table:table-cell>
          <table:table-cell office:value-type="float" office:value="0.105263157895" calcext:value-type="float">
            <text:p>0,1052631579</text:p>
          </table:table-cell>
          <table:table-cell office:value-type="float" office:value="0.421052631579" calcext:value-type="float">
            <text:p>0,421052631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calRWp</text:p>
          </table:table-cell>
          <table:table-cell office:value-type="float" office:value="0" calcext:value-type="float">
            <text:p>0</text:p>
          </table:table-cell>
          <table:table-cell office:value-type="float" office:value="0.0526315789474" calcext:value-type="float">
            <text:p>0,0526315789</text:p>
          </table:table-cell>
          <table:table-cell office:value-type="float" office:value="0.421052631579" calcext:value-type="float">
            <text:p>0,421052631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DARS</text:p>
          </table:table-cell>
          <table:table-cell office:value-type="float" office:value="0" calcext:value-type="float">
            <text:p>0</text:p>
          </table:table-cell>
          <table:table-cell office:value-type="float" office:value="0.157894736842" calcext:value-type="float">
            <text:p>0,1578947368</text:p>
          </table:table-cell>
          <table:table-cell office:value-type="float" office:value="0.315789473684" calcext:value-type="float">
            <text:p>0,315789473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DCOMPLEX</text:p>
          </table:table-cell>
          <table:table-cell office:value-type="float" office:value="0.0526315789474" calcext:value-type="float">
            <text:p>0,0526315789</text:p>
          </table:table-cell>
          <table:table-cell office:value-type="float" office:value="0.105263157895" calcext:value-type="float">
            <text:p>0,1052631579</text:p>
          </table:table-cell>
          <table:table-cell office:value-type="float" office:value="0.473684210526" calcext:value-type="float">
            <text:p>0,473684210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dDFIRE</text:p>
          </table:table-cell>
          <table:table-cell office:value-type="float" office:value="0" calcext:value-type="float">
            <text:p>0</text:p>
          </table:table-cell>
          <table:table-cell office:value-type="float" office:value="0.0526315789474" calcext:value-type="float">
            <text:p>0,0526315789</text:p>
          </table:table-cell>
          <table:table-cell office:value-type="float" office:value="0.315789473684" calcext:value-type="float">
            <text:p>0,315789473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DFIRE2</text:p>
          </table:table-cell>
          <table:table-cell table:number-columns-repeated="2" office:value-type="float" office:value="0.0526315789474" calcext:value-type="float">
            <text:p>0,0526315789</text:p>
          </table:table-cell>
          <table:table-cell office:value-type="float" office:value="0.105263157895" calcext:value-type="float">
            <text:p>0,105263157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DOP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5263157895" calcext:value-type="float">
            <text:p>0,105263157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DOPE_HR</text:p>
          </table:table-cell>
          <table:table-cell office:value-type="float" office:value="0" calcext:value-type="float">
            <text:p>0</text:p>
          </table:table-cell>
          <table:table-cell office:value-type="float" office:value="0.0526315789474" calcext:value-type="float">
            <text:p>0,0526315789</text:p>
          </table:table-cell>
          <table:table-cell office:value-type="float" office:value="0.263157894737" calcext:value-type="float">
            <text:p>0,263157894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GOAP_ALL</text:p>
          </table:table-cell>
          <table:table-cell office:value-type="float" office:value="0.0526315789474" calcext:value-type="float">
            <text:p>0,0526315789</text:p>
          </table:table-cell>
          <table:table-cell table:number-columns-repeated="2" office:value-type="float" office:value="0.105263157895" calcext:value-type="float">
            <text:p>0,105263157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GOAP_DF</text:p>
          </table:table-cell>
          <table:table-cell table:number-columns-repeated="2" office:value-type="float" office:value="0.0526315789474" calcext:value-type="float">
            <text:p>0,0526315789</text:p>
          </table:table-cell>
          <table:table-cell office:value-type="float" office:value="0.210526315789" calcext:value-type="float">
            <text:p>0,210526315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GOAP_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5263157895" calcext:value-type="float">
            <text:p>0,105263157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MPS</text:p>
          </table:table-cell>
          <table:table-cell office:value-type="float" office:value="0.0526315789474" calcext:value-type="float">
            <text:p>0,0526315789</text:p>
          </table:table-cell>
          <table:table-cell office:value-type="float" office:value="0.105263157895" calcext:value-type="float">
            <text:p>0,1052631579</text:p>
          </table:table-cell>
          <table:table-cell office:value-type="float" office:value="0.210526315789" calcext:value-type="float">
            <text:p>0,210526315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PISA</text:p>
          </table:table-cell>
          <table:table-cell office:value-type="float" office:value="0.0526315789474" calcext:value-type="float">
            <text:p>0,0526315789</text:p>
          </table:table-cell>
          <table:table-cell office:value-type="float" office:value="0.105263157895" calcext:value-type="float">
            <text:p>0,1052631579</text:p>
          </table:table-cell>
          <table:table-cell office:value-type="float" office:value="0.421052631579" calcext:value-type="float">
            <text:p>0,421052631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T1</text:p>
          </table:table-cell>
          <table:table-cell office:value-type="float" office:value="0.0526315789474" calcext:value-type="float">
            <text:p>0,0526315789</text:p>
          </table:table-cell>
          <table:table-cell office:value-type="float" office:value="0.105263157895" calcext:value-type="float">
            <text:p>0,1052631579</text:p>
          </table:table-cell>
          <table:table-cell office:value-type="float" office:value="0.368421052632" calcext:value-type="float">
            <text:p>0,368421052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T2</text:p>
          </table:table-cell>
          <table:table-cell office:value-type="float" office:value="0" calcext:value-type="float">
            <text:p>0</text:p>
          </table:table-cell>
          <table:table-cell office:value-type="float" office:value="0.0526315789474" calcext:value-type="float">
            <text:p>0,0526315789</text:p>
          </table:table-cell>
          <table:table-cell office:value-type="float" office:value="0.315789473684" calcext:value-type="float">
            <text:p>0,315789473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0526315789" calcext:value-type="float">
            <text:p>0,210526315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WE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6315789474" calcext:value-type="float">
            <text:p>0,052631578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BFKV</text:p>
          </table:table-cell>
          <table:table-cell office:value-type="float" office:value="0.105263157895" calcext:value-type="float">
            <text:p>0,1052631579</text:p>
          </table:table-cell>
          <table:table-cell office:value-type="float" office:value="0.157894736842" calcext:value-type="float">
            <text:p>0,1578947368</text:p>
          </table:table-cell>
          <table:table-cell office:value-type="float" office:value="0.263157894737" calcext:value-type="float">
            <text:p>0,263157894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BL</text:p>
          </table:table-cell>
          <table:table-cell office:value-type="float" office:value="0.105263157895" calcext:value-type="float">
            <text:p>0,1052631579</text:p>
          </table:table-cell>
          <table:table-cell office:value-type="float" office:value="0.157894736842" calcext:value-type="float">
            <text:p>0,1578947368</text:p>
          </table:table-cell>
          <table:table-cell office:value-type="float" office:value="0.315789473684" calcext:value-type="float">
            <text:p>0,315789473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BT</text:p>
          </table:table-cell>
          <table:table-cell office:value-type="float" office:value="0.0526315789474" calcext:value-type="float">
            <text:p>0,0526315789</text:p>
          </table:table-cell>
          <table:table-cell office:value-type="float" office:value="0.157894736842" calcext:value-type="float">
            <text:p>0,1578947368</text:p>
          </table:table-cell>
          <table:table-cell office:value-type="float" office:value="0.263157894737" calcext:value-type="float">
            <text:p>0,263157894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DECK</text:p>
          </table:table-cell>
          <table:table-cell office:value-type="float" office:value="0.0526315789474" calcext:value-type="float">
            <text:p>0,0526315789</text:p>
          </table:table-cell>
          <table:table-cell office:value-type="float" office:value="0.105263157895" calcext:value-type="float">
            <text:p>0,1052631579</text:p>
          </table:table-cell>
          <table:table-cell office:value-type="float" office:value="0.315789473684" calcext:value-type="float">
            <text:p>0,315789473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3D_CB</text:p>
          </table:table-cell>
          <table:table-cell office:value-type="float" office:value="0" calcext:value-type="float">
            <text:p>0</text:p>
          </table:table-cell>
          <table:table-cell office:value-type="float" office:value="0.0526315789474" calcext:value-type="float">
            <text:p>0,0526315789</text:p>
          </table:table-cell>
          <table:table-cell office:value-type="float" office:value="0.157894736842" calcext:value-type="float">
            <text:p>0,157894736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3DC_C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6315789474" calcext:value-type="float">
            <text:p>0,052631578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3DC_MIN</text:p>
          </table:table-cell>
          <table:table-cell office:value-type="float" office:value="0.0526315789474" calcext:value-type="float">
            <text:p>0,0526315789</text:p>
          </table:table-cell>
          <table:table-cell office:value-type="float" office:value="0.210526315789" calcext:value-type="float">
            <text:p>0,2105263158</text:p>
          </table:table-cell>
          <table:table-cell office:value-type="float" office:value="0.263157894737" calcext:value-type="float">
            <text:p>0,263157894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3D_MIN</text:p>
          </table:table-cell>
          <table:table-cell office:value-type="float" office:value="0.0526315789474" calcext:value-type="float">
            <text:p>0,0526315789</text:p>
          </table:table-cell>
          <table:table-cell office:value-type="float" office:value="0.157894736842" calcext:value-type="float">
            <text:p>0,1578947368</text:p>
          </table:table-cell>
          <table:table-cell office:value-type="float" office:value="0.315789473684" calcext:value-type="float">
            <text:p>0,315789473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LOCAL_CB</text:p>
          </table:table-cell>
          <table:table-cell office:value-type="float" office:value="0" calcext:value-type="float">
            <text:p>0</text:p>
          </table:table-cell>
          <table:table-cell office:value-type="float" office:value="0.0526315789474" calcext:value-type="float">
            <text:p>0,0526315789</text:p>
          </table:table-cell>
          <table:table-cell office:value-type="float" office:value="0.105263157895" calcext:value-type="float">
            <text:p>0,105263157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LOCAL_MIN</text:p>
          </table:table-cell>
          <table:table-cell office:value-type="float" office:value="0" calcext:value-type="float">
            <text:p>0</text:p>
          </table:table-cell>
          <table:table-cell office:value-type="float" office:value="0.0526315789474" calcext:value-type="float">
            <text:p>0,0526315789</text:p>
          </table:table-cell>
          <table:table-cell office:value-type="float" office:value="0.315789473684" calcext:value-type="float">
            <text:p>0,315789473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PAIR_CB</text:p>
          </table:table-cell>
          <table:table-cell office:value-type="float" office:value="0" calcext:value-type="float">
            <text:p>0</text:p>
          </table:table-cell>
          <table:table-cell office:value-type="float" office:value="0.0526315789474" calcext:value-type="float">
            <text:p>0,0526315789</text:p>
          </table:table-cell>
          <table:table-cell office:value-type="float" office:value="0.157894736842" calcext:value-type="float">
            <text:p>0,157894736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PAIR_MIN</text:p>
          </table:table-cell>
          <table:table-cell table:number-columns-repeated="2" office:value-type="float" office:value="0.105263157895" calcext:value-type="float">
            <text:p>0,1052631579</text:p>
          </table:table-cell>
          <table:table-cell office:value-type="float" office:value="0.315789473684" calcext:value-type="float">
            <text:p>0,315789473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S3DC_C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5263157895" calcext:value-type="float">
            <text:p>0,105263157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S3DC_MIN</text:p>
          </table:table-cell>
          <table:table-cell office:value-type="float" office:value="0.105263157895" calcext:value-type="float">
            <text:p>0,1052631579</text:p>
          </table:table-cell>
          <table:table-cell office:value-type="float" office:value="0.157894736842" calcext:value-type="float">
            <text:p>0,1578947368</text:p>
          </table:table-cell>
          <table:table-cell office:value-type="float" office:value="0.210526315789" calcext:value-type="float">
            <text:p>0,210526315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GKS</text:p>
          </table:table-cell>
          <table:table-cell table:number-columns-repeated="2" office:value-type="float" office:value="0.0526315789474" calcext:value-type="float">
            <text:p>0,0526315789</text:p>
          </table:table-cell>
          <table:table-cell office:value-type="float" office:value="0.105263157895" calcext:value-type="float">
            <text:p>0,105263157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HLPL</text:p>
          </table:table-cell>
          <table:table-cell office:value-type="float" office:value="0.157894736842" calcext:value-type="float">
            <text:p>0,1578947368</text:p>
          </table:table-cell>
          <table:table-cell office:value-type="float" office:value="0.210526315789" calcext:value-type="float">
            <text:p>0,2105263158</text:p>
          </table:table-cell>
          <table:table-cell office:value-type="float" office:value="0.315789473684" calcext:value-type="float">
            <text:p>0,315789473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MJ1</text:p>
          </table:table-cell>
          <table:table-cell office:value-type="float" office:value="0" calcext:value-type="float">
            <text:p>0</text:p>
          </table:table-cell>
          <table:table-cell office:value-type="float" office:value="0.0526315789474" calcext:value-type="float">
            <text:p>0,0526315789</text:p>
          </table:table-cell>
          <table:table-cell office:value-type="float" office:value="0.210526315789" calcext:value-type="float">
            <text:p>0,210526315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MJ2</text:p>
          </table:table-cell>
          <table:table-cell office:value-type="float" office:value="0.0526315789474" calcext:value-type="float">
            <text:p>0,0526315789</text:p>
          </table:table-cell>
          <table:table-cell table:number-columns-repeated="2" office:value-type="float" office:value="0.157894736842" calcext:value-type="float">
            <text:p>0,157894736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MJ2h</text:p>
          </table:table-cell>
          <table:table-cell office:value-type="float" office:value="0.0526315789474" calcext:value-type="float">
            <text:p>0,0526315789</text:p>
          </table:table-cell>
          <table:table-cell office:value-type="float" office:value="0.105263157895" calcext:value-type="float">
            <text:p>0,1052631579</text:p>
          </table:table-cell>
          <table:table-cell office:value-type="float" office:value="0.263157894737" calcext:value-type="float">
            <text:p>0,263157894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MJ3h</text:p>
          </table:table-cell>
          <table:table-cell office:value-type="float" office:value="0.0526315789474" calcext:value-type="float">
            <text:p>0,0526315789</text:p>
          </table:table-cell>
          <table:table-cell office:value-type="float" office:value="0.105263157895" calcext:value-type="float">
            <text:p>0,1052631579</text:p>
          </table:table-cell>
          <table:table-cell office:value-type="float" office:value="0.315789473684" calcext:value-type="float">
            <text:p>0,315789473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MJPL</text:p>
          </table:table-cell>
          <table:table-cell office:value-type="float" office:value="0" calcext:value-type="float">
            <text:p>0</text:p>
          </table:table-cell>
          <table:table-cell office:value-type="float" office:value="0.105263157895" calcext:value-type="float">
            <text:p>0,1052631579</text:p>
          </table:table-cell>
          <table:table-cell office:value-type="float" office:value="0.263157894737" calcext:value-type="float">
            <text:p>0,263157894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MS</text:p>
          </table:table-cell>
          <table:table-cell office:value-type="float" office:value="0" calcext:value-type="float">
            <text:p>0</text:p>
          </table:table-cell>
          <table:table-cell office:value-type="float" office:value="0.0526315789474" calcext:value-type="float">
            <text:p>0,0526315789</text:p>
          </table:table-cell>
          <table:table-cell office:value-type="float" office:value="0.105263157895" calcext:value-type="float">
            <text:p>0,105263157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MSBM</text:p>
          </table:table-cell>
          <table:table-cell office:value-type="float" office:value="0.0526315789474" calcext:value-type="float">
            <text:p>0,0526315789</text:p>
          </table:table-cell>
          <table:table-cell office:value-type="float" office:value="0.105263157895" calcext:value-type="float">
            <text:p>0,1052631579</text:p>
          </table:table-cell>
          <table:table-cell office:value-type="float" office:value="0.157894736842" calcext:value-type="float">
            <text:p>0,157894736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Q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5789473684" calcext:value-type="float">
            <text:p>0,315789473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Qm</text:p>
          </table:table-cell>
          <table:table-cell office:value-type="float" office:value="0" calcext:value-type="float">
            <text:p>0</text:p>
          </table:table-cell>
          <table:table-cell office:value-type="float" office:value="0.105263157895" calcext:value-type="float">
            <text:p>0,1052631579</text:p>
          </table:table-cell>
          <table:table-cell office:value-type="float" office:value="0.157894736842" calcext:value-type="float">
            <text:p>0,157894736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Qp</text:p>
          </table:table-cell>
          <table:table-cell office:value-type="float" office:value="0" calcext:value-type="float">
            <text:p>0</text:p>
          </table:table-cell>
          <table:table-cell office:value-type="float" office:value="0.157894736842" calcext:value-type="float">
            <text:p>0,1578947368</text:p>
          </table:table-cell>
          <table:table-cell office:value-type="float" office:value="0.263157894737" calcext:value-type="float">
            <text:p>0,263157894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RMFCA</text:p>
          </table:table-cell>
          <table:table-cell office:value-type="float" office:value="0" calcext:value-type="float">
            <text:p>0</text:p>
          </table:table-cell>
          <table:table-cell office:value-type="float" office:value="0.157894736842" calcext:value-type="float">
            <text:p>0,1578947368</text:p>
          </table:table-cell>
          <table:table-cell office:value-type="float" office:value="0.210526315789" calcext:value-type="float">
            <text:p>0,210526315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RMFCEN1</text:p>
          </table:table-cell>
          <table:table-cell table:number-columns-repeated="2" office:value-type="float" office:value="0.0526315789474" calcext:value-type="float">
            <text:p>0,0526315789</text:p>
          </table:table-cell>
          <table:table-cell office:value-type="float" office:value="0.263157894737" calcext:value-type="float">
            <text:p>0,263157894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RMFCEN2</text:p>
          </table:table-cell>
          <table:table-cell office:value-type="float" office:value="0" calcext:value-type="float">
            <text:p>0</text:p>
          </table:table-cell>
          <table:table-cell office:value-type="float" office:value="0.105263157895" calcext:value-type="float">
            <text:p>0,1052631579</text:p>
          </table:table-cell>
          <table:table-cell office:value-type="float" office:value="0.210526315789" calcext:value-type="float">
            <text:p>0,210526315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R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7894736842" calcext:value-type="float">
            <text:p>0,157894736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SJK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7894736842" calcext:value-type="float">
            <text:p>0,157894736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SKOa</text:p>
          </table:table-cell>
          <table:table-cell office:value-type="float" office:value="0" calcext:value-type="float">
            <text:p>0</text:p>
          </table:table-cell>
          <table:table-cell office:value-type="float" office:value="0.0526315789474" calcext:value-type="float">
            <text:p>0,0526315789</text:p>
          </table:table-cell>
          <table:table-cell office:value-type="float" office:value="0.157894736842" calcext:value-type="float">
            <text:p>0,157894736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SKOb</text:p>
          </table:table-cell>
          <table:table-cell office:value-type="float" office:value="0" calcext:value-type="float">
            <text:p>0</text:p>
          </table:table-cell>
          <table:table-cell office:value-type="float" office:value="0.0526315789474" calcext:value-type="float">
            <text:p>0,0526315789</text:p>
          </table:table-cell>
          <table:table-cell office:value-type="float" office:value="0.210526315789" calcext:value-type="float">
            <text:p>0,210526315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SKOIP</text:p>
          </table:table-cell>
          <table:table-cell office:value-type="float" office:value="0" calcext:value-type="float">
            <text:p>0</text:p>
          </table:table-cell>
          <table:table-cell office:value-type="float" office:value="0.0526315789474" calcext:value-type="float">
            <text:p>0,0526315789</text:p>
          </table:table-cell>
          <table:table-cell office:value-type="float" office:value="0.105263157895" calcext:value-type="float">
            <text:p>0,105263157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TB</text:p>
          </table:table-cell>
          <table:table-cell office:value-type="float" office:value="0.0526315789474" calcext:value-type="float">
            <text:p>0,0526315789</text:p>
          </table:table-cell>
          <table:table-cell office:value-type="float" office:value="0.210526315789" calcext:value-type="float">
            <text:p>0,2105263158</text:p>
          </table:table-cell>
          <table:table-cell office:value-type="float" office:value="0.315789473684" calcext:value-type="float">
            <text:p>0,315789473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TD</text:p>
          </table:table-cell>
          <table:table-cell office:value-type="float" office:value="0.0526315789474" calcext:value-type="float">
            <text:p>0,0526315789</text:p>
          </table:table-cell>
          <table:table-cell office:value-type="float" office:value="0.210526315789" calcext:value-type="float">
            <text:p>0,2105263158</text:p>
          </table:table-cell>
          <table:table-cell office:value-type="float" office:value="0.315789473684" calcext:value-type="float">
            <text:p>0,315789473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TEl</text:p>
          </table:table-cell>
          <table:table-cell office:value-type="float" office:value="0" calcext:value-type="float">
            <text:p>0</text:p>
          </table:table-cell>
          <table:table-cell office:value-type="float" office:value="0.0526315789474" calcext:value-type="float">
            <text:p>0,0526315789</text:p>
          </table:table-cell>
          <table:table-cell office:value-type="float" office:value="0.263157894737" calcext:value-type="float">
            <text:p>0,263157894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T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6315789474" calcext:value-type="float">
            <text:p>0,052631578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TS</text:p>
          </table:table-cell>
          <table:table-cell office:value-type="float" office:value="0" calcext:value-type="float">
            <text:p>0</text:p>
          </table:table-cell>
          <table:table-cell office:value-type="float" office:value="0.105263157895" calcext:value-type="float">
            <text:p>0,1052631579</text:p>
          </table:table-cell>
          <table:table-cell office:value-type="float" office:value="0.263157894737" calcext:value-type="float">
            <text:p>0,263157894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TSC</text:p>
          </table:table-cell>
          <table:table-cell office:value-type="float" office:value="0.105263157895" calcext:value-type="float">
            <text:p>0,1052631579</text:p>
          </table:table-cell>
          <table:table-cell table:number-columns-repeated="2" office:value-type="float" office:value="0.157894736842" calcext:value-type="float">
            <text:p>0,157894736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VD</text:p>
          </table:table-cell>
          <table:table-cell office:value-type="float" office:value="0.0526315789474" calcext:value-type="float">
            <text:p>0,0526315789</text:p>
          </table:table-cell>
          <table:table-cell office:value-type="float" office:value="0.105263157895" calcext:value-type="float">
            <text:p>0,1052631579</text:p>
          </table:table-cell>
          <table:table-cell office:value-type="float" office:value="0.157894736842" calcext:value-type="float">
            <text:p>0,157894736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3DC_CB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3DC_M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7894736842" calcext:value-type="float">
            <text:p>0,157894736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LOCAL_CB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LOCAL_M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6315789474" calcext:value-type="float">
            <text:p>0,052631578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PAIR_C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26315789474" calcext:value-type="float">
            <text:p>0,052631578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PAIR_MIN</text:p>
          </table:table-cell>
          <table:table-cell office:value-type="float" office:value="0" calcext:value-type="float">
            <text:p>0</text:p>
          </table:table-cell>
          <table:table-cell office:value-type="float" office:value="0.0526315789474" calcext:value-type="float">
            <text:p>0,0526315789</text:p>
          </table:table-cell>
          <table:table-cell office:value-type="float" office:value="0.157894736842" calcext:value-type="float">
            <text:p>0,157894736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S3DC_C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6315789474" calcext:value-type="float">
            <text:p>0,052631578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S3DC_MIN</text:p>
          </table:table-cell>
          <table:table-cell office:value-type="float" office:value="0" calcext:value-type="float">
            <text:p>0</text:p>
          </table:table-cell>
          <table:table-cell office:value-type="float" office:value="0.157894736842" calcext:value-type="float">
            <text:p>0,1578947368</text:p>
          </table:table-cell>
          <table:table-cell office:value-type="float" office:value="0.210526315789" calcext:value-type="float">
            <text:p>0,210526315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DESOL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6315789474" calcext:value-type="float">
            <text:p>0,052631578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ELE</text:p>
          </table:table-cell>
          <table:table-cell office:value-type="float" office:value="0.0526315789474" calcext:value-type="float">
            <text:p>0,0526315789</text:p>
          </table:table-cell>
          <table:table-cell office:value-type="float" office:value="0.157894736842" calcext:value-type="float">
            <text:p>0,1578947368</text:p>
          </table:table-cell>
          <table:table-cell office:value-type="float" office:value="0.263157894737" calcext:value-type="float">
            <text:p>0,263157894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O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0526315789" calcext:value-type="float">
            <text:p>0,210526315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PROPNST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5263157895" calcext:value-type="float">
            <text:p>0,105263157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PYDOCK_TOT</text:p>
          </table:table-cell>
          <table:table-cell office:value-type="float" office:value="0.157894736842" calcext:value-type="float">
            <text:p>0,1578947368</text:p>
          </table:table-cell>
          <table:table-cell office:value-type="float" office:value="0.263157894737" calcext:value-type="float">
            <text:p>0,2631578947</text:p>
          </table:table-cell>
          <table:table-cell office:value-type="float" office:value="0.473684210526" calcext:value-type="float">
            <text:p>0,473684210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IPPER</text:p>
          </table:table-cell>
          <table:table-cell office:value-type="float" office:value="0" calcext:value-type="float">
            <text:p>0</text:p>
          </table:table-cell>
          <table:table-cell office:value-type="float" office:value="0.0526315789474" calcext:value-type="float">
            <text:p>0,0526315789</text:p>
          </table:table-cell>
          <table:table-cell office:value-type="float" office:value="0.157894736842" calcext:value-type="float">
            <text:p>0,157894736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VDW</text:p>
          </table:table-cell>
          <table:table-cell office:value-type="float" office:value="0" calcext:value-type="float">
            <text:p>0</text:p>
          </table:table-cell>
          <table:table-cell office:value-type="float" office:value="0.0526315789474" calcext:value-type="float">
            <text:p>0,0526315789</text:p>
          </table:table-cell>
          <table:table-cell office:value-type="float" office:value="0.315789473684" calcext:value-type="float">
            <text:p>0,3157894737</text:p>
          </table:table-cell>
          <table:table-cell table:number-columns-repeated="33"/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/gpfs/scratch/bsc54/bsc54563/Analisys_MI_BM4_BM5_METHOD_MIX</text:p>
          </table:table-cell>
          <table:table-cell table:number-columns-repeated="36"/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pdb,list,flexibility,4,BM5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=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=</text:p>
          </table:table-cell>
          <table:table-cell table:number-columns-repeated="30"/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AP_calRW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calRW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,2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DA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DCOMPLEX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dDFI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DFIRE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DOPE</text:p>
          </table:table-cell>
          <table:table-cell table:number-columns-repeated="3" office:value-type="float" office:value="0.25" calcext:value-type="float">
            <text:p>0,2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DOPE_H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GOAP_A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GOAP_D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GOAP_G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MP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,2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PIS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,2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T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T2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WENG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BFKV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B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B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DEC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3D_C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3DC_CB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3DC_M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3D_M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,2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LOCAL_C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LOCAL_M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PAIR_CB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PAIR_MI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S3DC_CB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S3DC_M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GK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HLPL</text:p>
          </table:table-cell>
          <table:table-cell table:number-columns-repeated="2"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MJ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MJ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MJ2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,2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MJ3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MJP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,2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MSBM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Q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Q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Qp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RMFC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RMFCEN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RMFCEN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RO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SJK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SKOa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SKO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SKO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TB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T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TE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T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TS</text:p>
          </table:table-cell>
          <table:table-cell table:number-columns-repeated="3" office:value-type="float" office:value="0.25" calcext:value-type="float">
            <text:p>0,2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TS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V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3DC_CB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3DC_M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,2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LOCAL_CB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LOCAL_MI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PAIR_CB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PAIR_MI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S3DC_C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S3DC_M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,2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DESOLV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E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,2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OD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PROPNST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PYDOCK_TOT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IPPE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VDW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/gpfs/scratch/bsc54/bsc54563/Analisys_MI_BM4_BM5_METHOD_MIX</text:p>
          </table:table-cell>
          <table:table-cell table:number-columns-repeated="36"/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pdb,list,flexibility,5,BM5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=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=</text:p>
          </table:table-cell>
          <table:table-cell table:number-columns-repeated="30"/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AP_calR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calRWp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DAR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DCOMPLE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dDFI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DFIRE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DOP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DOPE_H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GOAP_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GOAP_DF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GOAP_G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MP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PIS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T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T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UR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WENG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BFK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B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BT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DE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3D_C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3DC_C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3DC_MI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3D_M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LOCAL_C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LOCAL_M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PAIR_C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PAIR_M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,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S3DC_CB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S3DC_MI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GK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HLP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MJ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MJ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MJ2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MJ3h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MJP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,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M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MSBM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Q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Qm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Q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,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RMFC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RMFCEN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RMFCEN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RO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SJKG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SKO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SKOb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SKOIP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TB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T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TE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TE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T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,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TS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V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3DC_CB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3DC_MI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LOCAL_CB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LOCAL_MI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PAIR_CB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PAIR_MI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S3DC_CB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S3DC_MI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DESOLV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EL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OD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PROPNST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PYDOCK_TOT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IPPE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VD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33"/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/gpfs/scratch/bsc54/bsc54563/Analisys_MI_BM4_BM5_METHOD_MIX</text:p>
          </table:table-cell>
          <table:table-cell table:number-columns-repeated="36"/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pdb,list,BM5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=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=</text:p>
          </table:table-cell>
          <table:table-cell table:number-columns-repeated="30"/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AP_calRW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454545454545" calcext:value-type="float">
            <text:p>0,454545454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calRWp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18181818182" calcext:value-type="float">
            <text:p>0,418181818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DARS</text:p>
          </table:table-cell>
          <table:table-cell office:value-type="float" office:value="0" calcext:value-type="float">
            <text:p>0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272727272727" calcext:value-type="float">
            <text:p>0,272727272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DCOMPLEX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509090909091" calcext:value-type="float">
            <text:p>0,509090909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dDFIRE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327272727273" calcext:value-type="float">
            <text:p>0,327272727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DFIRE2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309090909091" calcext:value-type="float">
            <text:p>0,309090909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DOPE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18181818182" calcext:value-type="float">
            <text:p>0,218181818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DOPE_HR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4" calcext:value-type="float">
            <text:p>0,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GOAP_ALL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27272727273" calcext:value-type="float">
            <text:p>0,127272727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GOAP_DF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36363636364" calcext:value-type="float">
            <text:p>0,236363636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GOAP_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27272727273" calcext:value-type="float">
            <text:p>0,072727272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MPS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272727272727" calcext:value-type="float">
            <text:p>0,272727272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PISA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18181818182" calcext:value-type="float">
            <text:p>0,418181818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T1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36363636364" calcext:value-type="float">
            <text:p>0,436363636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T2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54545454545" calcext:value-type="float">
            <text:p>0,454545454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URS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72727272727" calcext:value-type="float">
            <text:p>0,272727272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WENG</text:p>
          </table:table-cell>
          <table:table-cell table:number-columns-repeated="2" office:value-type="float" office:value="0.0181818181818" calcext:value-type="float">
            <text:p>0,0181818182</text:p>
          </table:table-cell>
          <table:table-cell office:value-type="float" office:value="0.0909090909091" calcext:value-type="float">
            <text:p>0,090909090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BFKV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363636363636" calcext:value-type="float">
            <text:p>0,363636363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BL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45454545455" calcext:value-type="float">
            <text:p>0,345454545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BT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" calcext:value-type="float">
            <text:p>0,2</text:p>
          </table:table-cell>
          <table:table-cell office:value-type="float" office:value="0.381818181818" calcext:value-type="float">
            <text:p>0,381818181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DECK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3D_CB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36363636364" calcext:value-type="float">
            <text:p>0,236363636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3DC_CB</text:p>
          </table:table-cell>
          <table:table-cell office:value-type="float" office:value="0" calcext:value-type="float">
            <text:p>0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09090909091" calcext:value-type="float">
            <text:p>0,109090909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3DC_MIN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181818181818" calcext:value-type="float">
            <text:p>0,181818181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3D_MIN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327272727273" calcext:value-type="float">
            <text:p>0,327272727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LOCAL_CB</text:p>
          </table:table-cell>
          <table:table-cell office:value-type="float" office:value="0" calcext:value-type="float">
            <text:p>0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18181818182" calcext:value-type="float">
            <text:p>0,218181818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LOCAL_MIN</text:p>
          </table:table-cell>
          <table:table-cell office:value-type="float" office:value="0" calcext:value-type="float">
            <text:p>0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327272727273" calcext:value-type="float">
            <text:p>0,327272727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PAIR_CB</text:p>
          </table:table-cell>
          <table:table-cell office:value-type="float" office:value="0" calcext:value-type="float">
            <text:p>0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45454545455" calcext:value-type="float">
            <text:p>0,145454545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PAIR_MIN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309090909091" calcext:value-type="float">
            <text:p>0,309090909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S3DC_CB</text:p>
          </table:table-cell>
          <table:table-cell office:value-type="float" office:value="0" calcext:value-type="float">
            <text:p>0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727272727273" calcext:value-type="float">
            <text:p>0,072727272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S3DC_MIN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72727272727" calcext:value-type="float">
            <text:p>0,272727272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GKS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36363636364" calcext:value-type="float">
            <text:p>0,236363636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HLPL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MJ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72727272727" calcext:value-type="float">
            <text:p>0,272727272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MJ2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309090909091" calcext:value-type="float">
            <text:p>0,309090909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MJ2h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90909090909" calcext:value-type="float">
            <text:p>0,290909090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MJ3h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309090909091" calcext:value-type="float">
            <text:p>0,309090909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MJPL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309090909091" calcext:value-type="float">
            <text:p>0,309090909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MS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54545454545" calcext:value-type="float">
            <text:p>0,254545454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MSBM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63636363636" calcext:value-type="float">
            <text:p>0,163636363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Qa</text:p>
          </table:table-cell>
          <table:table-cell office:value-type="float" office:value="0" calcext:value-type="float">
            <text:p>0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218181818182" calcext:value-type="float">
            <text:p>0,218181818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Qm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" calcext:value-type="float">
            <text:p>0,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Qp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81818181818" calcext:value-type="float">
            <text:p>0,381818181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RMFCA</text:p>
          </table:table-cell>
          <table:table-cell office:value-type="float" office:value="0" calcext:value-type="float">
            <text:p>0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90909090909" calcext:value-type="float">
            <text:p>0,290909090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RMFCEN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381818181818" calcext:value-type="float">
            <text:p>0,381818181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RMFCEN2</text:p>
          </table:table-cell>
          <table:table-cell office:value-type="float" office:value="0" calcext:value-type="float">
            <text:p>0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327272727273" calcext:value-type="float">
            <text:p>0,327272727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RO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SJKG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309090909091" calcext:value-type="float">
            <text:p>0,309090909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SKOa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290909090909" calcext:value-type="float">
            <text:p>0,290909090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SKOb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36363636364" calcext:value-type="float">
            <text:p>0,236363636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SKOIP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18181818182" calcext:value-type="float">
            <text:p>0,218181818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TB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381818181818" calcext:value-type="float">
            <text:p>0,381818181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TD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54545454545" calcext:value-type="float">
            <text:p>0,254545454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TEl</text:p>
          </table:table-cell>
          <table:table-cell office:value-type="float" office:value="0" calcext:value-type="float">
            <text:p>0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54545454545" calcext:value-type="float">
            <text:p>0,254545454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TEs</text:p>
          </table:table-cell>
          <table:table-cell office:value-type="float" office:value="0" calcext:value-type="float">
            <text:p>0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81818181818" calcext:value-type="float">
            <text:p>0,181818181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TS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309090909091" calcext:value-type="float">
            <text:p>0,309090909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TSC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09090909091" calcext:value-type="float">
            <text:p>0,309090909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VD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27272727273" calcext:value-type="float">
            <text:p>0,327272727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3DC_C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3636363636" calcext:value-type="float">
            <text:p>0,036363636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3DC_MIN</text:p>
          </table:table-cell>
          <table:table-cell office:value-type="float" office:value="0" calcext:value-type="float">
            <text:p>0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45454545455" calcext:value-type="float">
            <text:p>0,145454545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LOCAL_CB</text:p>
          </table:table-cell>
          <table:table-cell office:value-type="float" office:value="0" calcext:value-type="float">
            <text:p>0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363636363636" calcext:value-type="float">
            <text:p>0,036363636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LOCAL_MIN</text:p>
          </table:table-cell>
          <table:table-cell office:value-type="float" office:value="0" calcext:value-type="float">
            <text:p>0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0909090909091" calcext:value-type="float">
            <text:p>0,090909090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PAIR_CB</text:p>
          </table:table-cell>
          <table:table-cell office:value-type="float" office:value="0" calcext:value-type="float">
            <text:p>0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727272727273" calcext:value-type="float">
            <text:p>0,072727272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PAIR_MIN</text:p>
          </table:table-cell>
          <table:table-cell office:value-type="float" office:value="0" calcext:value-type="float">
            <text:p>0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45454545455" calcext:value-type="float">
            <text:p>0,145454545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S3DC_CB</text:p>
          </table:table-cell>
          <table:table-cell office:value-type="float" office:value="0" calcext:value-type="float">
            <text:p>0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909090909091" calcext:value-type="float">
            <text:p>0,090909090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S3DC_MIN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54545454545" calcext:value-type="float">
            <text:p>0,254545454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DESOLV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09090909091" calcext:value-type="float">
            <text:p>0,109090909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ELE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381818181818" calcext:value-type="float">
            <text:p>0,381818181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O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7272727273" calcext:value-type="float">
            <text:p>0,127272727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PROPNST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27272727273" calcext:value-type="float">
            <text:p>0,072727272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PYDOCK_TOT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345454545455" calcext:value-type="float">
            <text:p>0,345454545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IPPER</text:p>
          </table:table-cell>
          <table:table-cell office:value-type="float" office:value="0" calcext:value-type="float">
            <text:p>0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545454545455" calcext:value-type="float">
            <text:p>0,054545454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VDW</text:p>
          </table:table-cell>
          <table:table-cell office:value-type="float" office:value="0" calcext:value-type="float">
            <text:p>0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327272727273" calcext:value-type="float">
            <text:p>0,3272727273</text:p>
          </table:table-cell>
          <table:table-cell table:number-columns-repeated="33"/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/gpfs/scratch/bsc54/bsc54563/Analisys_MI_BM4_BM5_METHOD_MIX</text:p>
          </table:table-cell>
          <table:table-cell table:number-columns-repeated="36"/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pdb,list,strongbinders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=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=</text:p>
          </table:table-cell>
          <table:table-cell table:number-columns-repeated="30"/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AP_calRW</text:p>
          </table:table-cell>
          <table:table-cell office:value-type="float" office:value="0.0357142857143" calcext:value-type="float">
            <text:p>0,0357142857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75" calcext:value-type="float">
            <text:p>0,7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calRWp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357142857143" calcext:value-type="float">
            <text:p>0,3571428571</text:p>
          </table:table-cell>
          <table:table-cell office:value-type="float" office:value="0.571428571429" calcext:value-type="float">
            <text:p>0,571428571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DARS</text:p>
          </table:table-cell>
          <table:table-cell office:value-type="float" office:value="0.178571428571" calcext:value-type="float">
            <text:p>0,1785714286</text:p>
          </table:table-cell>
          <table:table-cell office:value-type="float" office:value="0.25" calcext:value-type="float">
            <text:p>0,25</text:p>
          </table:table-cell>
          <table:table-cell office:value-type="float" office:value="0.357142857143" calcext:value-type="float">
            <text:p>0,357142857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DCOMPLEX</text:p>
          </table:table-cell>
          <table:table-cell office:value-type="float" office:value="0.107142857143" calcext:value-type="float">
            <text:p>0,1071428571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714285714286" calcext:value-type="float">
            <text:p>0,714285714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dDFIRE</text:p>
          </table:table-cell>
          <table:table-cell office:value-type="float" office:value="0.178571428571" calcext:value-type="float">
            <text:p>0,1785714286</text:p>
          </table:table-cell>
          <table:table-cell office:value-type="float" office:value="0.25" calcext:value-type="float">
            <text:p>0,25</text:p>
          </table:table-cell>
          <table:table-cell office:value-type="float" office:value="0.464285714286" calcext:value-type="float">
            <text:p>0,464285714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DFIRE2</text:p>
          </table:table-cell>
          <table:table-cell office:value-type="float" office:value="0.0357142857143" calcext:value-type="float">
            <text:p>0,0357142857</text:p>
          </table:table-cell>
          <table:table-cell office:value-type="float" office:value="0.178571428571" calcext:value-type="float">
            <text:p>0,1785714286</text:p>
          </table:table-cell>
          <table:table-cell office:value-type="float" office:value="0.464285714286" calcext:value-type="float">
            <text:p>0,464285714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DOPE</text:p>
          </table:table-cell>
          <table:table-cell office:value-type="float" office:value="0.0714285714286" calcext:value-type="float">
            <text:p>0,0714285714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392857142857" calcext:value-type="float">
            <text:p>0,392857142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DOPE_HR</text:p>
          </table:table-cell>
          <table:table-cell office:value-type="float" office:value="0.0357142857143" calcext:value-type="float">
            <text:p>0,0357142857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464285714286" calcext:value-type="float">
            <text:p>0,464285714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GOAP_ALL</text:p>
          </table:table-cell>
          <table:table-cell office:value-type="float" office:value="0" calcext:value-type="float">
            <text:p>0</text:p>
          </table:table-cell>
          <table:table-cell office:value-type="float" office:value="0.0357142857143" calcext:value-type="float">
            <text:p>0,0357142857</text:p>
          </table:table-cell>
          <table:table-cell office:value-type="float" office:value="0.0714285714286" calcext:value-type="float">
            <text:p>0,071428571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GOAP_DF</text:p>
          </table:table-cell>
          <table:table-cell office:value-type="float" office:value="0.0714285714286" calcext:value-type="float">
            <text:p>0,0714285714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464285714286" calcext:value-type="float">
            <text:p>0,464285714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GOAP_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14285714286" calcext:value-type="float">
            <text:p>0,071428571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MPS</text:p>
          </table:table-cell>
          <table:table-cell office:value-type="float" office:value="0.107142857143" calcext:value-type="float">
            <text:p>0,1071428571</text:p>
          </table:table-cell>
          <table:table-cell office:value-type="float" office:value="0.25" calcext:value-type="float">
            <text:p>0,25</text:p>
          </table:table-cell>
          <table:table-cell office:value-type="float" office:value="0.464285714286" calcext:value-type="float">
            <text:p>0,464285714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PISA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571428571429" calcext:value-type="float">
            <text:p>0,5714285714</text:p>
          </table:table-cell>
          <table:table-cell office:value-type="float" office:value="0.75" calcext:value-type="float">
            <text:p>0,7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T1</text:p>
          </table:table-cell>
          <table:table-cell office:value-type="float" office:value="0.178571428571" calcext:value-type="float">
            <text:p>0,1785714286</text:p>
          </table:table-cell>
          <table:table-cell office:value-type="float" office:value="0.392857142857" calcext:value-type="float">
            <text:p>0,3928571429</text:p>
          </table:table-cell>
          <table:table-cell office:value-type="float" office:value="0.678571428571" calcext:value-type="float">
            <text:p>0,678571428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T2</text:p>
          </table:table-cell>
          <table:table-cell office:value-type="float" office:value="0.107142857143" calcext:value-type="float">
            <text:p>0,1071428571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642857142857" calcext:value-type="float">
            <text:p>0,642857142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URS</text:p>
          </table:table-cell>
          <table:table-cell office:value-type="float" office:value="0.107142857143" calcext:value-type="float">
            <text:p>0,1071428571</text:p>
          </table:table-cell>
          <table:table-cell office:value-type="float" office:value="0.25" calcext:value-type="float">
            <text:p>0,25</text:p>
          </table:table-cell>
          <table:table-cell office:value-type="float" office:value="0.464285714286" calcext:value-type="float">
            <text:p>0,464285714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WENG</text:p>
          </table:table-cell>
          <table:table-cell table:number-columns-repeated="2" office:value-type="float" office:value="0.0714285714286" calcext:value-type="float">
            <text:p>0,0714285714</text:p>
          </table:table-cell>
          <table:table-cell office:value-type="float" office:value="0.285714285714" calcext:value-type="float">
            <text:p>0,285714285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BFKV</text:p>
          </table:table-cell>
          <table:table-cell office:value-type="float" office:value="0.107142857143" calcext:value-type="float">
            <text:p>0,1071428571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428571428571" calcext:value-type="float">
            <text:p>0,428571428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BL</text:p>
          </table:table-cell>
          <table:table-cell office:value-type="float" office:value="0.0357142857143" calcext:value-type="float">
            <text:p>0,0357142857</text:p>
          </table:table-cell>
          <table:table-cell office:value-type="float" office:value="0.357142857143" calcext:value-type="float">
            <text:p>0,3571428571</text:p>
          </table:table-cell>
          <table:table-cell office:value-type="float" office:value="0.535714285714" calcext:value-type="float">
            <text:p>0,535714285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BT</text:p>
          </table:table-cell>
          <table:table-cell office:value-type="float" office:value="0.0357142857143" calcext:value-type="float">
            <text:p>0,0357142857</text:p>
          </table:table-cell>
          <table:table-cell office:value-type="float" office:value="0.25" calcext:value-type="float">
            <text:p>0,25</text:p>
          </table:table-cell>
          <table:table-cell office:value-type="float" office:value="0.571428571429" calcext:value-type="float">
            <text:p>0,571428571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DECK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571428571429" calcext:value-type="float">
            <text:p>0,571428571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3D_CB</text:p>
          </table:table-cell>
          <table:table-cell office:value-type="float" office:value="0.0714285714286" calcext:value-type="float">
            <text:p>0,0714285714</text:p>
          </table:table-cell>
          <table:table-cell office:value-type="float" office:value="0.178571428571" calcext:value-type="float">
            <text:p>0,1785714286</text:p>
          </table:table-cell>
          <table:table-cell office:value-type="float" office:value="0.607142857143" calcext:value-type="float">
            <text:p>0,607142857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3DC_CB</text:p>
          </table:table-cell>
          <table:table-cell office:value-type="float" office:value="0" calcext:value-type="float">
            <text:p>0</text:p>
          </table:table-cell>
          <table:table-cell office:value-type="float" office:value="0.107142857143" calcext:value-type="float">
            <text:p>0,1071428571</text:p>
          </table:table-cell>
          <table:table-cell office:value-type="float" office:value="0.142857142857" calcext:value-type="float">
            <text:p>0,142857142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3DC_MIN</text:p>
          </table:table-cell>
          <table:table-cell office:value-type="float" office:value="0.0357142857143" calcext:value-type="float">
            <text:p>0,0357142857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571428571429" calcext:value-type="float">
            <text:p>0,571428571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3D_MIN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464285714286" calcext:value-type="float">
            <text:p>0,4642857143</text:p>
          </table:table-cell>
          <table:table-cell office:value-type="float" office:value="0.714285714286" calcext:value-type="float">
            <text:p>0,714285714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LOCAL_CB</text:p>
          </table:table-cell>
          <table:table-cell office:value-type="float" office:value="0.0357142857143" calcext:value-type="float">
            <text:p>0,0357142857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5" calcext:value-type="float">
            <text:p>0,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LOCAL_MIN</text:p>
          </table:table-cell>
          <table:table-cell office:value-type="float" office:value="0.107142857143" calcext:value-type="float">
            <text:p>0,1071428571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678571428571" calcext:value-type="float">
            <text:p>0,678571428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PAIR_CB</text:p>
          </table:table-cell>
          <table:table-cell office:value-type="float" office:value="0.107142857143" calcext:value-type="float">
            <text:p>0,1071428571</text:p>
          </table:table-cell>
          <table:table-cell office:value-type="float" office:value="0.178571428571" calcext:value-type="float">
            <text:p>0,1785714286</text:p>
          </table:table-cell>
          <table:table-cell office:value-type="float" office:value="0.464285714286" calcext:value-type="float">
            <text:p>0,464285714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PAIR_MIN</text:p>
          </table:table-cell>
          <table:table-cell office:value-type="float" office:value="0.107142857143" calcext:value-type="float">
            <text:p>0,1071428571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678571428571" calcext:value-type="float">
            <text:p>0,678571428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S3DC_CB</text:p>
          </table:table-cell>
          <table:table-cell office:value-type="float" office:value="0.0357142857143" calcext:value-type="float">
            <text:p>0,0357142857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357142857143" calcext:value-type="float">
            <text:p>0,357142857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S3DC_MIN</text:p>
          </table:table-cell>
          <table:table-cell office:value-type="float" office:value="0.0357142857143" calcext:value-type="float">
            <text:p>0,0357142857</text:p>
          </table:table-cell>
          <table:table-cell office:value-type="float" office:value="0.25" calcext:value-type="float">
            <text:p>0,25</text:p>
          </table:table-cell>
          <table:table-cell office:value-type="float" office:value="0.571428571429" calcext:value-type="float">
            <text:p>0,571428571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GKS</text:p>
          </table:table-cell>
          <table:table-cell office:value-type="float" office:value="0" calcext:value-type="float">
            <text:p>0</text:p>
          </table:table-cell>
          <table:table-cell office:value-type="float" office:value="0.0357142857143" calcext:value-type="float">
            <text:p>0,0357142857</text:p>
          </table:table-cell>
          <table:table-cell office:value-type="float" office:value="0.428571428571" calcext:value-type="float">
            <text:p>0,428571428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HLPL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392857142857" calcext:value-type="float">
            <text:p>0,3928571429</text:p>
          </table:table-cell>
          <table:table-cell office:value-type="float" office:value="0.642857142857" calcext:value-type="float">
            <text:p>0,642857142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MJ1</text:p>
          </table:table-cell>
          <table:table-cell office:value-type="float" office:value="0" calcext:value-type="float">
            <text:p>0</text:p>
          </table:table-cell>
          <table:table-cell office:value-type="float" office:value="0.0714285714286" calcext:value-type="float">
            <text:p>0,0714285714</text:p>
          </table:table-cell>
          <table:table-cell office:value-type="float" office:value="0.357142857143" calcext:value-type="float">
            <text:p>0,357142857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MJ2</text:p>
          </table:table-cell>
          <table:table-cell office:value-type="float" office:value="0" calcext:value-type="float">
            <text:p>0</text:p>
          </table:table-cell>
          <table:table-cell office:value-type="float" office:value="0.0357142857143" calcext:value-type="float">
            <text:p>0,0357142857</text:p>
          </table:table-cell>
          <table:table-cell office:value-type="float" office:value="0.357142857143" calcext:value-type="float">
            <text:p>0,357142857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MJ2h</text:p>
          </table:table-cell>
          <table:table-cell office:value-type="float" office:value="0.107142857143" calcext:value-type="float">
            <text:p>0,1071428571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714285714286" calcext:value-type="float">
            <text:p>0,714285714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MJ3h</text:p>
          </table:table-cell>
          <table:table-cell office:value-type="float" office:value="0.107142857143" calcext:value-type="float">
            <text:p>0,1071428571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5" calcext:value-type="float">
            <text:p>0,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MJPL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642857142857" calcext:value-type="float">
            <text:p>0,642857142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MS</text:p>
          </table:table-cell>
          <table:table-cell office:value-type="float" office:value="0" calcext:value-type="float">
            <text:p>0</text:p>
          </table:table-cell>
          <table:table-cell office:value-type="float" office:value="0.107142857143" calcext:value-type="float">
            <text:p>0,1071428571</text:p>
          </table:table-cell>
          <table:table-cell office:value-type="float" office:value="0.5" calcext:value-type="float">
            <text:p>0,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MSBM</text:p>
          </table:table-cell>
          <table:table-cell office:value-type="float" office:value="0.0714285714286" calcext:value-type="float">
            <text:p>0,0714285714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321428571429" calcext:value-type="float">
            <text:p>0,321428571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Qa</text:p>
          </table:table-cell>
          <table:table-cell office:value-type="float" office:value="0" calcext:value-type="float">
            <text:p>0</text:p>
          </table:table-cell>
          <table:table-cell office:value-type="float" office:value="0.107142857143" calcext:value-type="float">
            <text:p>0,1071428571</text:p>
          </table:table-cell>
          <table:table-cell office:value-type="float" office:value="0.285714285714" calcext:value-type="float">
            <text:p>0,285714285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Qm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178571428571" calcext:value-type="float">
            <text:p>0,1785714286</text:p>
          </table:table-cell>
          <table:table-cell office:value-type="float" office:value="0.357142857143" calcext:value-type="float">
            <text:p>0,357142857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Qp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607142857143" calcext:value-type="float">
            <text:p>0,607142857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RMFCA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25" calcext:value-type="float">
            <text:p>0,25</text:p>
          </table:table-cell>
          <table:table-cell office:value-type="float" office:value="0.642857142857" calcext:value-type="float">
            <text:p>0,642857142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RMFCEN1</text:p>
          </table:table-cell>
          <table:table-cell office:value-type="float" office:value="0.107142857143" calcext:value-type="float">
            <text:p>0,1071428571</text:p>
          </table:table-cell>
          <table:table-cell office:value-type="float" office:value="0.5" calcext:value-type="float">
            <text:p>0,5</text:p>
          </table:table-cell>
          <table:table-cell office:value-type="float" office:value="0.678571428571" calcext:value-type="float">
            <text:p>0,678571428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RMFCEN2</text:p>
          </table:table-cell>
          <table:table-cell office:value-type="float" office:value="0.107142857143" calcext:value-type="float">
            <text:p>0,1071428571</text:p>
          </table:table-cell>
          <table:table-cell office:value-type="float" office:value="0.392857142857" calcext:value-type="float">
            <text:p>0,3928571429</text:p>
          </table:table-cell>
          <table:table-cell office:value-type="float" office:value="0.607142857143" calcext:value-type="float">
            <text:p>0,607142857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RO</text:p>
          </table:table-cell>
          <table:table-cell office:value-type="float" office:value="0" calcext:value-type="float">
            <text:p>0</text:p>
          </table:table-cell>
          <table:table-cell office:value-type="float" office:value="0.0714285714286" calcext:value-type="float">
            <text:p>0,0714285714</text:p>
          </table:table-cell>
          <table:table-cell office:value-type="float" office:value="0.321428571429" calcext:value-type="float">
            <text:p>0,321428571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SJKG</text:p>
          </table:table-cell>
          <table:table-cell office:value-type="float" office:value="0.0357142857143" calcext:value-type="float">
            <text:p>0,0357142857</text:p>
          </table:table-cell>
          <table:table-cell office:value-type="float" office:value="0.0714285714286" calcext:value-type="float">
            <text:p>0,0714285714</text:p>
          </table:table-cell>
          <table:table-cell office:value-type="float" office:value="0.25" calcext:value-type="float">
            <text:p>0,2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SKOa</text:p>
          </table:table-cell>
          <table:table-cell office:value-type="float" office:value="0" calcext:value-type="float">
            <text:p>0</text:p>
          </table:table-cell>
          <table:table-cell office:value-type="float" office:value="0.178571428571" calcext:value-type="float">
            <text:p>0,1785714286</text:p>
          </table:table-cell>
          <table:table-cell office:value-type="float" office:value="0.25" calcext:value-type="float">
            <text:p>0,2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SKOb</text:p>
          </table:table-cell>
          <table:table-cell office:value-type="float" office:value="0.0357142857143" calcext:value-type="float">
            <text:p>0,0357142857</text:p>
          </table:table-cell>
          <table:table-cell office:value-type="float" office:value="0.178571428571" calcext:value-type="float">
            <text:p>0,1785714286</text:p>
          </table:table-cell>
          <table:table-cell office:value-type="float" office:value="0.535714285714" calcext:value-type="float">
            <text:p>0,535714285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SKOIP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5" calcext:value-type="float">
            <text:p>0,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TB</text:p>
          </table:table-cell>
          <table:table-cell office:value-type="float" office:value="0.107142857143" calcext:value-type="float">
            <text:p>0,1071428571</text:p>
          </table:table-cell>
          <table:table-cell office:value-type="float" office:value="0.464285714286" calcext:value-type="float">
            <text:p>0,4642857143</text:p>
          </table:table-cell>
          <table:table-cell office:value-type="float" office:value="0.714285714286" calcext:value-type="float">
            <text:p>0,714285714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TD</text:p>
          </table:table-cell>
          <table:table-cell office:value-type="float" office:value="0.0714285714286" calcext:value-type="float">
            <text:p>0,0714285714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642857142857" calcext:value-type="float">
            <text:p>0,642857142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TEl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464285714286" calcext:value-type="float">
            <text:p>0,464285714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TEs</text:p>
          </table:table-cell>
          <table:table-cell office:value-type="float" office:value="0" calcext:value-type="float">
            <text:p>0</text:p>
          </table:table-cell>
          <table:table-cell office:value-type="float" office:value="0.0357142857143" calcext:value-type="float">
            <text:p>0,0357142857</text:p>
          </table:table-cell>
          <table:table-cell office:value-type="float" office:value="0.357142857143" calcext:value-type="float">
            <text:p>0,357142857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TS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357142857143" calcext:value-type="float">
            <text:p>0,3571428571</text:p>
          </table:table-cell>
          <table:table-cell office:value-type="float" office:value="0.75" calcext:value-type="float">
            <text:p>0,7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TSC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357142857143" calcext:value-type="float">
            <text:p>0,3571428571</text:p>
          </table:table-cell>
          <table:table-cell office:value-type="float" office:value="0.785714285714" calcext:value-type="float">
            <text:p>0,785714285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VD</text:p>
          </table:table-cell>
          <table:table-cell office:value-type="float" office:value="0.0357142857143" calcext:value-type="float">
            <text:p>0,0357142857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607142857143" calcext:value-type="float">
            <text:p>0,607142857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3DC_CB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3DC_MIN</text:p>
          </table:table-cell>
          <table:table-cell office:value-type="float" office:value="0" calcext:value-type="float">
            <text:p>0</text:p>
          </table:table-cell>
          <table:table-cell office:value-type="float" office:value="0.0714285714286" calcext:value-type="float">
            <text:p>0,0714285714</text:p>
          </table:table-cell>
          <table:table-cell office:value-type="float" office:value="0.214285714286" calcext:value-type="float">
            <text:p>0,214285714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LOCAL_CB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LOCAL_M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14285714286" calcext:value-type="float">
            <text:p>0,071428571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PAIR_C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57142857143" calcext:value-type="float">
            <text:p>0,035714285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PAIR_MIN</text:p>
          </table:table-cell>
          <table:table-cell office:value-type="float" office:value="0.0357142857143" calcext:value-type="float">
            <text:p>0,0357142857</text:p>
          </table:table-cell>
          <table:table-cell office:value-type="float" office:value="0.0714285714286" calcext:value-type="float">
            <text:p>0,0714285714</text:p>
          </table:table-cell>
          <table:table-cell office:value-type="float" office:value="0.178571428571" calcext:value-type="float">
            <text:p>0,178571428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S3DC_CB</text:p>
          </table:table-cell>
          <table:table-cell table:number-columns-repeated="2" office:value-type="float" office:value="0.0357142857143" calcext:value-type="float">
            <text:p>0,0357142857</text:p>
          </table:table-cell>
          <table:table-cell office:value-type="float" office:value="0.107142857143" calcext:value-type="float">
            <text:p>0,107142857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S3DC_MIN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25" calcext:value-type="float">
            <text:p>0,25</text:p>
          </table:table-cell>
          <table:table-cell office:value-type="float" office:value="0.535714285714" calcext:value-type="float">
            <text:p>0,535714285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DESOLV</text:p>
          </table:table-cell>
          <table:table-cell office:value-type="float" office:value="0.0714285714286" calcext:value-type="float">
            <text:p>0,0714285714</text:p>
          </table:table-cell>
          <table:table-cell office:value-type="float" office:value="0.107142857143" calcext:value-type="float">
            <text:p>0,1071428571</text:p>
          </table:table-cell>
          <table:table-cell office:value-type="float" office:value="0.214285714286" calcext:value-type="float">
            <text:p>0,214285714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ELE</text:p>
          </table:table-cell>
          <table:table-cell office:value-type="float" office:value="0.107142857143" calcext:value-type="float">
            <text:p>0,1071428571</text:p>
          </table:table-cell>
          <table:table-cell office:value-type="float" office:value="0.25" calcext:value-type="float">
            <text:p>0,25</text:p>
          </table:table-cell>
          <table:table-cell office:value-type="float" office:value="0.642857142857" calcext:value-type="float">
            <text:p>0,642857142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ODA</text:p>
          </table:table-cell>
          <table:table-cell office:value-type="float" office:value="0.178571428571" calcext:value-type="float">
            <text:p>0,1785714286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392857142857" calcext:value-type="float">
            <text:p>0,392857142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PROPNST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7142857143" calcext:value-type="float">
            <text:p>0,035714285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PYDOCK_TOT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25" calcext:value-type="float">
            <text:p>0,25</text:p>
          </table:table-cell>
          <table:table-cell office:value-type="float" office:value="0.428571428571" calcext:value-type="float">
            <text:p>0,428571428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IPPE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VDW</text:p>
          </table:table-cell>
          <table:table-cell office:value-type="float" office:value="0.0357142857143" calcext:value-type="float">
            <text:p>0,0357142857</text:p>
          </table:table-cell>
          <table:table-cell office:value-type="float" office:value="0.25" calcext:value-type="float">
            <text:p>0,25</text:p>
          </table:table-cell>
          <table:table-cell office:value-type="float" office:value="0.571428571429" calcext:value-type="float">
            <text:p>0,5714285714</text:p>
          </table:table-cell>
          <table:table-cell table:number-columns-repeated="33"/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/gpfs/scratch/bsc54/bsc54563/Analisys_MI_BM4_BM5_METHOD_MIX</text:p>
          </table:table-cell>
          <table:table-cell table:number-columns-repeated="36"/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pdb,list,wmbinders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=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=</text:p>
          </table:table-cell>
          <table:table-cell table:number-columns-repeated="30"/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AP_calRW</text:p>
          </table:table-cell>
          <table:table-cell office:value-type="float" office:value="0.0327868852459" calcext:value-type="float">
            <text:p>0,0327868852</text:p>
          </table:table-cell>
          <table:table-cell office:value-type="float" office:value="0.147540983607" calcext:value-type="float">
            <text:p>0,1475409836</text:p>
          </table:table-cell>
          <table:table-cell office:value-type="float" office:value="0.491803278689" calcext:value-type="float">
            <text:p>0,491803278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calRWp</text:p>
          </table:table-cell>
          <table:table-cell office:value-type="float" office:value="0.016393442623" calcext:value-type="float">
            <text:p>0,0163934426</text:p>
          </table:table-cell>
          <table:table-cell office:value-type="float" office:value="0.16393442623" calcext:value-type="float">
            <text:p>0,1639344262</text:p>
          </table:table-cell>
          <table:table-cell office:value-type="float" office:value="0.524590163934" calcext:value-type="float">
            <text:p>0,524590163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DARS</text:p>
          </table:table-cell>
          <table:table-cell office:value-type="float" office:value="0.0327868852459" calcext:value-type="float">
            <text:p>0,0327868852</text:p>
          </table:table-cell>
          <table:table-cell office:value-type="float" office:value="0.131147540984" calcext:value-type="float">
            <text:p>0,131147541</text:p>
          </table:table-cell>
          <table:table-cell office:value-type="float" office:value="0.27868852459" calcext:value-type="float">
            <text:p>0,278688524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DCOMPLEX</text:p>
          </table:table-cell>
          <table:table-cell office:value-type="float" office:value="0.131147540984" calcext:value-type="float">
            <text:p>0,131147541</text:p>
          </table:table-cell>
          <table:table-cell office:value-type="float" office:value="0.245901639344" calcext:value-type="float">
            <text:p>0,2459016393</text:p>
          </table:table-cell>
          <table:table-cell office:value-type="float" office:value="0.44262295082" calcext:value-type="float">
            <text:p>0,442622950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dDFIRE</text:p>
          </table:table-cell>
          <table:table-cell office:value-type="float" office:value="0.0655737704918" calcext:value-type="float">
            <text:p>0,0655737705</text:p>
          </table:table-cell>
          <table:table-cell office:value-type="float" office:value="0.196721311475" calcext:value-type="float">
            <text:p>0,1967213115</text:p>
          </table:table-cell>
          <table:table-cell office:value-type="float" office:value="0.344262295082" calcext:value-type="float">
            <text:p>0,344262295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DFIRE2</text:p>
          </table:table-cell>
          <table:table-cell office:value-type="float" office:value="0.0327868852459" calcext:value-type="float">
            <text:p>0,0327868852</text:p>
          </table:table-cell>
          <table:table-cell office:value-type="float" office:value="0.0983606557377" calcext:value-type="float">
            <text:p>0,0983606557</text:p>
          </table:table-cell>
          <table:table-cell office:value-type="float" office:value="0.295081967213" calcext:value-type="float">
            <text:p>0,295081967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DOPE</text:p>
          </table:table-cell>
          <table:table-cell office:value-type="float" office:value="0.016393442623" calcext:value-type="float">
            <text:p>0,0163934426</text:p>
          </table:table-cell>
          <table:table-cell office:value-type="float" office:value="0.0491803278689" calcext:value-type="float">
            <text:p>0,0491803279</text:p>
          </table:table-cell>
          <table:table-cell office:value-type="float" office:value="0.196721311475" calcext:value-type="float">
            <text:p>0,196721311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DOPE_HR</text:p>
          </table:table-cell>
          <table:table-cell office:value-type="float" office:value="0.0491803278689" calcext:value-type="float">
            <text:p>0,0491803279</text:p>
          </table:table-cell>
          <table:table-cell office:value-type="float" office:value="0.147540983607" calcext:value-type="float">
            <text:p>0,1475409836</text:p>
          </table:table-cell>
          <table:table-cell office:value-type="float" office:value="0.245901639344" calcext:value-type="float">
            <text:p>0,245901639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GOAP_ALL</text:p>
          </table:table-cell>
          <table:table-cell office:value-type="float" office:value="0.016393442623" calcext:value-type="float">
            <text:p>0,0163934426</text:p>
          </table:table-cell>
          <table:table-cell office:value-type="float" office:value="0.0327868852459" calcext:value-type="float">
            <text:p>0,0327868852</text:p>
          </table:table-cell>
          <table:table-cell office:value-type="float" office:value="0.180327868852" calcext:value-type="float">
            <text:p>0,180327868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GOAP_DF</text:p>
          </table:table-cell>
          <table:table-cell office:value-type="float" office:value="0.0327868852459" calcext:value-type="float">
            <text:p>0,0327868852</text:p>
          </table:table-cell>
          <table:table-cell office:value-type="float" office:value="0.131147540984" calcext:value-type="float">
            <text:p>0,131147541</text:p>
          </table:table-cell>
          <table:table-cell office:value-type="float" office:value="0.27868852459" calcext:value-type="float">
            <text:p>0,278688524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GOAP_G</text:p>
          </table:table-cell>
          <table:table-cell office:value-type="float" office:value="0" calcext:value-type="float">
            <text:p>0</text:p>
          </table:table-cell>
          <table:table-cell office:value-type="float" office:value="0.016393442623" calcext:value-type="float">
            <text:p>0,0163934426</text:p>
          </table:table-cell>
          <table:table-cell office:value-type="float" office:value="0.0819672131148" calcext:value-type="float">
            <text:p>0,081967213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MPS</text:p>
          </table:table-cell>
          <table:table-cell office:value-type="float" office:value="0" calcext:value-type="float">
            <text:p>0</text:p>
          </table:table-cell>
          <table:table-cell office:value-type="float" office:value="0.0327868852459" calcext:value-type="float">
            <text:p>0,0327868852</text:p>
          </table:table-cell>
          <table:table-cell office:value-type="float" office:value="0.16393442623" calcext:value-type="float">
            <text:p>0,163934426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PISA</text:p>
          </table:table-cell>
          <table:table-cell office:value-type="float" office:value="0.0983606557377" calcext:value-type="float">
            <text:p>0,0983606557</text:p>
          </table:table-cell>
          <table:table-cell office:value-type="float" office:value="0.27868852459" calcext:value-type="float">
            <text:p>0,2786885246</text:p>
          </table:table-cell>
          <table:table-cell office:value-type="float" office:value="0.508196721311" calcext:value-type="float">
            <text:p>0,508196721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T1</text:p>
          </table:table-cell>
          <table:table-cell office:value-type="float" office:value="0.0327868852459" calcext:value-type="float">
            <text:p>0,0327868852</text:p>
          </table:table-cell>
          <table:table-cell office:value-type="float" office:value="0.262295081967" calcext:value-type="float">
            <text:p>0,262295082</text:p>
          </table:table-cell>
          <table:table-cell office:value-type="float" office:value="0.426229508197" calcext:value-type="float">
            <text:p>0,426229508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T2</text:p>
          </table:table-cell>
          <table:table-cell office:value-type="float" office:value="0.0491803278689" calcext:value-type="float">
            <text:p>0,0491803279</text:p>
          </table:table-cell>
          <table:table-cell office:value-type="float" office:value="0.27868852459" calcext:value-type="float">
            <text:p>0,2786885246</text:p>
          </table:table-cell>
          <table:table-cell office:value-type="float" office:value="0.459016393443" calcext:value-type="float">
            <text:p>0,459016393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URS</text:p>
          </table:table-cell>
          <table:table-cell office:value-type="float" office:value="0.016393442623" calcext:value-type="float">
            <text:p>0,0163934426</text:p>
          </table:table-cell>
          <table:table-cell office:value-type="float" office:value="0.0819672131148" calcext:value-type="float">
            <text:p>0,0819672131</text:p>
          </table:table-cell>
          <table:table-cell office:value-type="float" office:value="0.327868852459" calcext:value-type="float">
            <text:p>0,327868852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WENG</text:p>
          </table:table-cell>
          <table:table-cell office:value-type="float" office:value="0" calcext:value-type="float">
            <text:p>0</text:p>
          </table:table-cell>
          <table:table-cell office:value-type="float" office:value="0.016393442623" calcext:value-type="float">
            <text:p>0,0163934426</text:p>
          </table:table-cell>
          <table:table-cell office:value-type="float" office:value="0.0819672131148" calcext:value-type="float">
            <text:p>0,081967213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BFKV</text:p>
          </table:table-cell>
          <table:table-cell office:value-type="float" office:value="0.016393442623" calcext:value-type="float">
            <text:p>0,0163934426</text:p>
          </table:table-cell>
          <table:table-cell office:value-type="float" office:value="0.114754098361" calcext:value-type="float">
            <text:p>0,1147540984</text:p>
          </table:table-cell>
          <table:table-cell office:value-type="float" office:value="0.327868852459" calcext:value-type="float">
            <text:p>0,327868852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BL</text:p>
          </table:table-cell>
          <table:table-cell office:value-type="float" office:value="0.016393442623" calcext:value-type="float">
            <text:p>0,0163934426</text:p>
          </table:table-cell>
          <table:table-cell office:value-type="float" office:value="0.131147540984" calcext:value-type="float">
            <text:p>0,131147541</text:p>
          </table:table-cell>
          <table:table-cell office:value-type="float" office:value="0.360655737705" calcext:value-type="float">
            <text:p>0,360655737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BT</text:p>
          </table:table-cell>
          <table:table-cell office:value-type="float" office:value="0.0491803278689" calcext:value-type="float">
            <text:p>0,0491803279</text:p>
          </table:table-cell>
          <table:table-cell office:value-type="float" office:value="0.229508196721" calcext:value-type="float">
            <text:p>0,2295081967</text:p>
          </table:table-cell>
          <table:table-cell office:value-type="float" office:value="0.393442622951" calcext:value-type="float">
            <text:p>0,39344262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DECK</text:p>
          </table:table-cell>
          <table:table-cell office:value-type="float" office:value="0.0819672131148" calcext:value-type="float">
            <text:p>0,0819672131</text:p>
          </table:table-cell>
          <table:table-cell office:value-type="float" office:value="0.213114754098" calcext:value-type="float">
            <text:p>0,2131147541</text:p>
          </table:table-cell>
          <table:table-cell office:value-type="float" office:value="0.360655737705" calcext:value-type="float">
            <text:p>0,360655737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3D_CB</text:p>
          </table:table-cell>
          <table:table-cell office:value-type="float" office:value="0" calcext:value-type="float">
            <text:p>0</text:p>
          </table:table-cell>
          <table:table-cell office:value-type="float" office:value="0.0655737704918" calcext:value-type="float">
            <text:p>0,0655737705</text:p>
          </table:table-cell>
          <table:table-cell office:value-type="float" office:value="0.262295081967" calcext:value-type="float">
            <text:p>0,26229508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3DC_CB</text:p>
          </table:table-cell>
          <table:table-cell office:value-type="float" office:value="0.016393442623" calcext:value-type="float">
            <text:p>0,0163934426</text:p>
          </table:table-cell>
          <table:table-cell office:value-type="float" office:value="0.0655737704918" calcext:value-type="float">
            <text:p>0,0655737705</text:p>
          </table:table-cell>
          <table:table-cell office:value-type="float" office:value="0.196721311475" calcext:value-type="float">
            <text:p>0,196721311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3DC_MIN</text:p>
          </table:table-cell>
          <table:table-cell office:value-type="float" office:value="0.016393442623" calcext:value-type="float">
            <text:p>0,0163934426</text:p>
          </table:table-cell>
          <table:table-cell office:value-type="float" office:value="0.147540983607" calcext:value-type="float">
            <text:p>0,1475409836</text:p>
          </table:table-cell>
          <table:table-cell office:value-type="float" office:value="0.344262295082" calcext:value-type="float">
            <text:p>0,344262295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3D_MIN</text:p>
          </table:table-cell>
          <table:table-cell office:value-type="float" office:value="0" calcext:value-type="float">
            <text:p>0</text:p>
          </table:table-cell>
          <table:table-cell office:value-type="float" office:value="0.0819672131148" calcext:value-type="float">
            <text:p>0,0819672131</text:p>
          </table:table-cell>
          <table:table-cell office:value-type="float" office:value="0.393442622951" calcext:value-type="float">
            <text:p>0,39344262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LOCAL_CB</text:p>
          </table:table-cell>
          <table:table-cell office:value-type="float" office:value="0.016393442623" calcext:value-type="float">
            <text:p>0,0163934426</text:p>
          </table:table-cell>
          <table:table-cell office:value-type="float" office:value="0.0819672131148" calcext:value-type="float">
            <text:p>0,0819672131</text:p>
          </table:table-cell>
          <table:table-cell office:value-type="float" office:value="0.229508196721" calcext:value-type="float">
            <text:p>0,229508196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LOCAL_MIN</text:p>
          </table:table-cell>
          <table:table-cell office:value-type="float" office:value="0.0491803278689" calcext:value-type="float">
            <text:p>0,0491803279</text:p>
          </table:table-cell>
          <table:table-cell office:value-type="float" office:value="0.131147540984" calcext:value-type="float">
            <text:p>0,131147541</text:p>
          </table:table-cell>
          <table:table-cell office:value-type="float" office:value="0.377049180328" calcext:value-type="float">
            <text:p>0,377049180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PAIR_CB</text:p>
          </table:table-cell>
          <table:table-cell office:value-type="float" office:value="0.016393442623" calcext:value-type="float">
            <text:p>0,0163934426</text:p>
          </table:table-cell>
          <table:table-cell office:value-type="float" office:value="0.0491803278689" calcext:value-type="float">
            <text:p>0,0491803279</text:p>
          </table:table-cell>
          <table:table-cell office:value-type="float" office:value="0.196721311475" calcext:value-type="float">
            <text:p>0,196721311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PAIR_MIN</text:p>
          </table:table-cell>
          <table:table-cell office:value-type="float" office:value="0.016393442623" calcext:value-type="float">
            <text:p>0,0163934426</text:p>
          </table:table-cell>
          <table:table-cell office:value-type="float" office:value="0.131147540984" calcext:value-type="float">
            <text:p>0,131147541</text:p>
          </table:table-cell>
          <table:table-cell office:value-type="float" office:value="0.295081967213" calcext:value-type="float">
            <text:p>0,295081967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S3DC_CB</text:p>
          </table:table-cell>
          <table:table-cell office:value-type="float" office:value="0.016393442623" calcext:value-type="float">
            <text:p>0,0163934426</text:p>
          </table:table-cell>
          <table:table-cell office:value-type="float" office:value="0.0491803278689" calcext:value-type="float">
            <text:p>0,0491803279</text:p>
          </table:table-cell>
          <table:table-cell office:value-type="float" office:value="0.213114754098" calcext:value-type="float">
            <text:p>0,213114754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S3DC_MIN</text:p>
          </table:table-cell>
          <table:table-cell office:value-type="float" office:value="0" calcext:value-type="float">
            <text:p>0</text:p>
          </table:table-cell>
          <table:table-cell office:value-type="float" office:value="0.114754098361" calcext:value-type="float">
            <text:p>0,1147540984</text:p>
          </table:table-cell>
          <table:table-cell office:value-type="float" office:value="0.327868852459" calcext:value-type="float">
            <text:p>0,327868852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GKS</text:p>
          </table:table-cell>
          <table:table-cell office:value-type="float" office:value="0.016393442623" calcext:value-type="float">
            <text:p>0,0163934426</text:p>
          </table:table-cell>
          <table:table-cell office:value-type="float" office:value="0.0491803278689" calcext:value-type="float">
            <text:p>0,0491803279</text:p>
          </table:table-cell>
          <table:table-cell office:value-type="float" office:value="0.295081967213" calcext:value-type="float">
            <text:p>0,295081967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HLPL</text:p>
          </table:table-cell>
          <table:table-cell office:value-type="float" office:value="0.0327868852459" calcext:value-type="float">
            <text:p>0,0327868852</text:p>
          </table:table-cell>
          <table:table-cell office:value-type="float" office:value="0.196721311475" calcext:value-type="float">
            <text:p>0,1967213115</text:p>
          </table:table-cell>
          <table:table-cell office:value-type="float" office:value="0.426229508197" calcext:value-type="float">
            <text:p>0,426229508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MJ1</text:p>
          </table:table-cell>
          <table:table-cell office:value-type="float" office:value="0.016393442623" calcext:value-type="float">
            <text:p>0,0163934426</text:p>
          </table:table-cell>
          <table:table-cell office:value-type="float" office:value="0.0819672131148" calcext:value-type="float">
            <text:p>0,0819672131</text:p>
          </table:table-cell>
          <table:table-cell office:value-type="float" office:value="0.196721311475" calcext:value-type="float">
            <text:p>0,196721311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MJ2</text:p>
          </table:table-cell>
          <table:table-cell office:value-type="float" office:value="0" calcext:value-type="float">
            <text:p>0</text:p>
          </table:table-cell>
          <table:table-cell office:value-type="float" office:value="0.016393442623" calcext:value-type="float">
            <text:p>0,0163934426</text:p>
          </table:table-cell>
          <table:table-cell office:value-type="float" office:value="0.27868852459" calcext:value-type="float">
            <text:p>0,278688524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MJ2h</text:p>
          </table:table-cell>
          <table:table-cell office:value-type="float" office:value="0.0491803278689" calcext:value-type="float">
            <text:p>0,0491803279</text:p>
          </table:table-cell>
          <table:table-cell office:value-type="float" office:value="0.147540983607" calcext:value-type="float">
            <text:p>0,1475409836</text:p>
          </table:table-cell>
          <table:table-cell office:value-type="float" office:value="0.426229508197" calcext:value-type="float">
            <text:p>0,426229508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MJ3h</text:p>
          </table:table-cell>
          <table:table-cell office:value-type="float" office:value="0.0491803278689" calcext:value-type="float">
            <text:p>0,0491803279</text:p>
          </table:table-cell>
          <table:table-cell office:value-type="float" office:value="0.180327868852" calcext:value-type="float">
            <text:p>0,1803278689</text:p>
          </table:table-cell>
          <table:table-cell office:value-type="float" office:value="0.327868852459" calcext:value-type="float">
            <text:p>0,327868852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MJPL</text:p>
          </table:table-cell>
          <table:table-cell office:value-type="float" office:value="0.0327868852459" calcext:value-type="float">
            <text:p>0,0327868852</text:p>
          </table:table-cell>
          <table:table-cell office:value-type="float" office:value="0.131147540984" calcext:value-type="float">
            <text:p>0,131147541</text:p>
          </table:table-cell>
          <table:table-cell office:value-type="float" office:value="0.360655737705" calcext:value-type="float">
            <text:p>0,360655737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MS</text:p>
          </table:table-cell>
          <table:table-cell office:value-type="float" office:value="0" calcext:value-type="float">
            <text:p>0</text:p>
          </table:table-cell>
          <table:table-cell office:value-type="float" office:value="0.0655737704918" calcext:value-type="float">
            <text:p>0,0655737705</text:p>
          </table:table-cell>
          <table:table-cell office:value-type="float" office:value="0.327868852459" calcext:value-type="float">
            <text:p>0,327868852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MSBM</text:p>
          </table:table-cell>
          <table:table-cell office:value-type="float" office:value="0.0327868852459" calcext:value-type="float">
            <text:p>0,0327868852</text:p>
          </table:table-cell>
          <table:table-cell office:value-type="float" office:value="0.0655737704918" calcext:value-type="float">
            <text:p>0,0655737705</text:p>
          </table:table-cell>
          <table:table-cell office:value-type="float" office:value="0.295081967213" calcext:value-type="float">
            <text:p>0,295081967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Qa</text:p>
          </table:table-cell>
          <table:table-cell office:value-type="float" office:value="0.016393442623" calcext:value-type="float">
            <text:p>0,0163934426</text:p>
          </table:table-cell>
          <table:table-cell office:value-type="float" office:value="0.0491803278689" calcext:value-type="float">
            <text:p>0,0491803279</text:p>
          </table:table-cell>
          <table:table-cell office:value-type="float" office:value="0.180327868852" calcext:value-type="float">
            <text:p>0,180327868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Qm</text:p>
          </table:table-cell>
          <table:table-cell office:value-type="float" office:value="0.0327868852459" calcext:value-type="float">
            <text:p>0,0327868852</text:p>
          </table:table-cell>
          <table:table-cell office:value-type="float" office:value="0.0655737704918" calcext:value-type="float">
            <text:p>0,0655737705</text:p>
          </table:table-cell>
          <table:table-cell office:value-type="float" office:value="0.229508196721" calcext:value-type="float">
            <text:p>0,229508196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Qp</text:p>
          </table:table-cell>
          <table:table-cell office:value-type="float" office:value="0.016393442623" calcext:value-type="float">
            <text:p>0,0163934426</text:p>
          </table:table-cell>
          <table:table-cell office:value-type="float" office:value="0.131147540984" calcext:value-type="float">
            <text:p>0,131147541</text:p>
          </table:table-cell>
          <table:table-cell office:value-type="float" office:value="0.409836065574" calcext:value-type="float">
            <text:p>0,409836065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RMFCA</text:p>
          </table:table-cell>
          <table:table-cell office:value-type="float" office:value="0.0327868852459" calcext:value-type="float">
            <text:p>0,0327868852</text:p>
          </table:table-cell>
          <table:table-cell office:value-type="float" office:value="0.16393442623" calcext:value-type="float">
            <text:p>0,1639344262</text:p>
          </table:table-cell>
          <table:table-cell office:value-type="float" office:value="0.311475409836" calcext:value-type="float">
            <text:p>0,311475409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RMFCEN1</text:p>
          </table:table-cell>
          <table:table-cell office:value-type="float" office:value="0" calcext:value-type="float">
            <text:p>0</text:p>
          </table:table-cell>
          <table:table-cell office:value-type="float" office:value="0.114754098361" calcext:value-type="float">
            <text:p>0,1147540984</text:p>
          </table:table-cell>
          <table:table-cell office:value-type="float" office:value="0.44262295082" calcext:value-type="float">
            <text:p>0,442622950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RMFCEN2</text:p>
          </table:table-cell>
          <table:table-cell office:value-type="float" office:value="0.016393442623" calcext:value-type="float">
            <text:p>0,0163934426</text:p>
          </table:table-cell>
          <table:table-cell office:value-type="float" office:value="0.0819672131148" calcext:value-type="float">
            <text:p>0,0819672131</text:p>
          </table:table-cell>
          <table:table-cell office:value-type="float" office:value="0.491803278689" calcext:value-type="float">
            <text:p>0,491803278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RO</text:p>
          </table:table-cell>
          <table:table-cell office:value-type="float" office:value="0" calcext:value-type="float">
            <text:p>0</text:p>
          </table:table-cell>
          <table:table-cell office:value-type="float" office:value="0.0655737704918" calcext:value-type="float">
            <text:p>0,0655737705</text:p>
          </table:table-cell>
          <table:table-cell office:value-type="float" office:value="0.27868852459" calcext:value-type="float">
            <text:p>0,278688524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SJKG</text:p>
          </table:table-cell>
          <table:table-cell office:value-type="float" office:value="0.016393442623" calcext:value-type="float">
            <text:p>0,0163934426</text:p>
          </table:table-cell>
          <table:table-cell office:value-type="float" office:value="0.0655737704918" calcext:value-type="float">
            <text:p>0,0655737705</text:p>
          </table:table-cell>
          <table:table-cell office:value-type="float" office:value="0.27868852459" calcext:value-type="float">
            <text:p>0,278688524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SKOa</text:p>
          </table:table-cell>
          <table:table-cell office:value-type="float" office:value="0.016393442623" calcext:value-type="float">
            <text:p>0,0163934426</text:p>
          </table:table-cell>
          <table:table-cell office:value-type="float" office:value="0.0655737704918" calcext:value-type="float">
            <text:p>0,0655737705</text:p>
          </table:table-cell>
          <table:table-cell office:value-type="float" office:value="0.262295081967" calcext:value-type="float">
            <text:p>0,26229508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SKOb</text:p>
          </table:table-cell>
          <table:table-cell office:value-type="float" office:value="0.016393442623" calcext:value-type="float">
            <text:p>0,0163934426</text:p>
          </table:table-cell>
          <table:table-cell office:value-type="float" office:value="0.131147540984" calcext:value-type="float">
            <text:p>0,131147541</text:p>
          </table:table-cell>
          <table:table-cell office:value-type="float" office:value="0.344262295082" calcext:value-type="float">
            <text:p>0,344262295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SKOIP</text:p>
          </table:table-cell>
          <table:table-cell office:value-type="float" office:value="0.016393442623" calcext:value-type="float">
            <text:p>0,0163934426</text:p>
          </table:table-cell>
          <table:table-cell office:value-type="float" office:value="0.131147540984" calcext:value-type="float">
            <text:p>0,131147541</text:p>
          </table:table-cell>
          <table:table-cell office:value-type="float" office:value="0.344262295082" calcext:value-type="float">
            <text:p>0,344262295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TB</text:p>
          </table:table-cell>
          <table:table-cell office:value-type="float" office:value="0.0819672131148" calcext:value-type="float">
            <text:p>0,0819672131</text:p>
          </table:table-cell>
          <table:table-cell office:value-type="float" office:value="0.180327868852" calcext:value-type="float">
            <text:p>0,1803278689</text:p>
          </table:table-cell>
          <table:table-cell office:value-type="float" office:value="0.459016393443" calcext:value-type="float">
            <text:p>0,459016393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TD</text:p>
          </table:table-cell>
          <table:table-cell office:value-type="float" office:value="0.0327868852459" calcext:value-type="float">
            <text:p>0,0327868852</text:p>
          </table:table-cell>
          <table:table-cell office:value-type="float" office:value="0.16393442623" calcext:value-type="float">
            <text:p>0,1639344262</text:p>
          </table:table-cell>
          <table:table-cell office:value-type="float" office:value="0.426229508197" calcext:value-type="float">
            <text:p>0,426229508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TEl</text:p>
          </table:table-cell>
          <table:table-cell office:value-type="float" office:value="0.0655737704918" calcext:value-type="float">
            <text:p>0,0655737705</text:p>
          </table:table-cell>
          <table:table-cell office:value-type="float" office:value="0.131147540984" calcext:value-type="float">
            <text:p>0,131147541</text:p>
          </table:table-cell>
          <table:table-cell office:value-type="float" office:value="0.393442622951" calcext:value-type="float">
            <text:p>0,39344262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TEs</text:p>
          </table:table-cell>
          <table:table-cell office:value-type="float" office:value="0.016393442623" calcext:value-type="float">
            <text:p>0,0163934426</text:p>
          </table:table-cell>
          <table:table-cell office:value-type="float" office:value="0.0655737704918" calcext:value-type="float">
            <text:p>0,0655737705</text:p>
          </table:table-cell>
          <table:table-cell office:value-type="float" office:value="0.295081967213" calcext:value-type="float">
            <text:p>0,295081967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TS</text:p>
          </table:table-cell>
          <table:table-cell office:value-type="float" office:value="0" calcext:value-type="float">
            <text:p>0</text:p>
          </table:table-cell>
          <table:table-cell office:value-type="float" office:value="0.0983606557377" calcext:value-type="float">
            <text:p>0,0983606557</text:p>
          </table:table-cell>
          <table:table-cell office:value-type="float" office:value="0.44262295082" calcext:value-type="float">
            <text:p>0,442622950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TSC</text:p>
          </table:table-cell>
          <table:table-cell office:value-type="float" office:value="0.0655737704918" calcext:value-type="float">
            <text:p>0,0655737705</text:p>
          </table:table-cell>
          <table:table-cell office:value-type="float" office:value="0.311475409836" calcext:value-type="float">
            <text:p>0,3114754098</text:p>
          </table:table-cell>
          <table:table-cell office:value-type="float" office:value="0.55737704918" calcext:value-type="float">
            <text:p>0,557377049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VD</text:p>
          </table:table-cell>
          <table:table-cell office:value-type="float" office:value="0.0327868852459" calcext:value-type="float">
            <text:p>0,0327868852</text:p>
          </table:table-cell>
          <table:table-cell office:value-type="float" office:value="0.0819672131148" calcext:value-type="float">
            <text:p>0,0819672131</text:p>
          </table:table-cell>
          <table:table-cell office:value-type="float" office:value="0.245901639344" calcext:value-type="float">
            <text:p>0,245901639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3DC_C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83606557377" calcext:value-type="float">
            <text:p>0,098360655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3DC_MIN</text:p>
          </table:table-cell>
          <table:table-cell office:value-type="float" office:value="0.016393442623" calcext:value-type="float">
            <text:p>0,0163934426</text:p>
          </table:table-cell>
          <table:table-cell office:value-type="float" office:value="0.0819672131148" calcext:value-type="float">
            <text:p>0,0819672131</text:p>
          </table:table-cell>
          <table:table-cell office:value-type="float" office:value="0.213114754098" calcext:value-type="float">
            <text:p>0,213114754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LOCAL_CB</text:p>
          </table:table-cell>
          <table:table-cell office:value-type="float" office:value="0" calcext:value-type="float">
            <text:p>0</text:p>
          </table:table-cell>
          <table:table-cell office:value-type="float" office:value="0.016393442623" calcext:value-type="float">
            <text:p>0,0163934426</text:p>
          </table:table-cell>
          <table:table-cell office:value-type="float" office:value="0.0819672131148" calcext:value-type="float">
            <text:p>0,081967213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LOCAL_MIN</text:p>
          </table:table-cell>
          <table:table-cell office:value-type="float" office:value="0" calcext:value-type="float">
            <text:p>0</text:p>
          </table:table-cell>
          <table:table-cell office:value-type="float" office:value="0.016393442623" calcext:value-type="float">
            <text:p>0,0163934426</text:p>
          </table:table-cell>
          <table:table-cell office:value-type="float" office:value="0.114754098361" calcext:value-type="float">
            <text:p>0,114754098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PAIR_C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91803278689" calcext:value-type="float">
            <text:p>0,049180327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PAIR_MIN</text:p>
          </table:table-cell>
          <table:table-cell office:value-type="float" office:value="0" calcext:value-type="float">
            <text:p>0</text:p>
          </table:table-cell>
          <table:table-cell office:value-type="float" office:value="0.0327868852459" calcext:value-type="float">
            <text:p>0,0327868852</text:p>
          </table:table-cell>
          <table:table-cell office:value-type="float" office:value="0.114754098361" calcext:value-type="float">
            <text:p>0,114754098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S3DC_CB</text:p>
          </table:table-cell>
          <table:table-cell office:value-type="float" office:value="0.0327868852459" calcext:value-type="float">
            <text:p>0,0327868852</text:p>
          </table:table-cell>
          <table:table-cell office:value-type="float" office:value="0.0819672131148" calcext:value-type="float">
            <text:p>0,0819672131</text:p>
          </table:table-cell>
          <table:table-cell office:value-type="float" office:value="0.262295081967" calcext:value-type="float">
            <text:p>0,26229508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S3DC_MIN</text:p>
          </table:table-cell>
          <table:table-cell office:value-type="float" office:value="0.016393442623" calcext:value-type="float">
            <text:p>0,0163934426</text:p>
          </table:table-cell>
          <table:table-cell office:value-type="float" office:value="0.147540983607" calcext:value-type="float">
            <text:p>0,1475409836</text:p>
          </table:table-cell>
          <table:table-cell office:value-type="float" office:value="0.262295081967" calcext:value-type="float">
            <text:p>0,26229508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DESOLV</text:p>
          </table:table-cell>
          <table:table-cell office:value-type="float" office:value="0.0327868852459" calcext:value-type="float">
            <text:p>0,0327868852</text:p>
          </table:table-cell>
          <table:table-cell office:value-type="float" office:value="0.0819672131148" calcext:value-type="float">
            <text:p>0,0819672131</text:p>
          </table:table-cell>
          <table:table-cell office:value-type="float" office:value="0.16393442623" calcext:value-type="float">
            <text:p>0,163934426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ELE</text:p>
          </table:table-cell>
          <table:table-cell office:value-type="float" office:value="0.0655737704918" calcext:value-type="float">
            <text:p>0,0655737705</text:p>
          </table:table-cell>
          <table:table-cell office:value-type="float" office:value="0.180327868852" calcext:value-type="float">
            <text:p>0,1803278689</text:p>
          </table:table-cell>
          <table:table-cell office:value-type="float" office:value="0.409836065574" calcext:value-type="float">
            <text:p>0,409836065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ODA</text:p>
          </table:table-cell>
          <table:table-cell office:value-type="float" office:value="0" calcext:value-type="float">
            <text:p>0</text:p>
          </table:table-cell>
          <table:table-cell office:value-type="float" office:value="0.131147540984" calcext:value-type="float">
            <text:p>0,131147541</text:p>
          </table:table-cell>
          <table:table-cell office:value-type="float" office:value="0.213114754098" calcext:value-type="float">
            <text:p>0,213114754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PROPNST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7868852459" calcext:value-type="float">
            <text:p>0,032786885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PYDOCK_TOT</text:p>
          </table:table-cell>
          <table:table-cell office:value-type="float" office:value="0.131147540984" calcext:value-type="float">
            <text:p>0,131147541</text:p>
          </table:table-cell>
          <table:table-cell office:value-type="float" office:value="0.27868852459" calcext:value-type="float">
            <text:p>0,2786885246</text:p>
          </table:table-cell>
          <table:table-cell office:value-type="float" office:value="0.360655737705" calcext:value-type="float">
            <text:p>0,360655737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IPP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7868852459" calcext:value-type="float">
            <text:p>0,032786885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VDW</text:p>
          </table:table-cell>
          <table:table-cell office:value-type="float" office:value="0.016393442623" calcext:value-type="float">
            <text:p>0,0163934426</text:p>
          </table:table-cell>
          <table:table-cell office:value-type="float" office:value="0.16393442623" calcext:value-type="float">
            <text:p>0,1639344262</text:p>
          </table:table-cell>
          <table:table-cell office:value-type="float" office:value="0.44262295082" calcext:value-type="float">
            <text:p>0,4426229508</text:p>
          </table:table-cell>
          <table:table-cell table:number-columns-repeated="33"/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/gpfs/scratch/bsc54/bsc54563/Analisys_MI_BM4_BM5_METHOD_MIX</text:p>
          </table:table-cell>
          <table:table-cell table:number-columns-repeated="36"/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pdb,list,strongbinders,BM5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=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=</text:p>
          </table:table-cell>
          <table:table-cell table:number-columns-repeated="30"/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AP_calRW</text:p>
          </table:table-cell>
          <table:table-cell office:value-type="float" office:value="0" calcext:value-type="float">
            <text:p>0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777777777778" calcext:value-type="float">
            <text:p>0,777777777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calRWp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444444444444" calcext:value-type="float">
            <text:p>0,4444444444</text:p>
          </table:table-cell>
          <table:table-cell office:value-type="float" office:value="0.888888888889" calcext:value-type="float">
            <text:p>0,888888888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DARS</text:p>
          </table:table-cell>
          <table:table-cell office:value-type="float" office:value="0" calcext:value-type="float">
            <text:p>0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444444444444" calcext:value-type="float">
            <text:p>0,444444444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DCOMPLEX</text:p>
          </table:table-cell>
          <table:table-cell office:value-type="float" office:value="0.222222222222" calcext:value-type="float">
            <text:p>0,2222222222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777777777778" calcext:value-type="float">
            <text:p>0,777777777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dDFIRE</text:p>
          </table:table-cell>
          <table:table-cell table:number-columns-repeated="2" office:value-type="float" office:value="0.111111111111" calcext:value-type="float">
            <text:p>0,1111111111</text:p>
          </table:table-cell>
          <table:table-cell office:value-type="float" office:value="0.333333333333" calcext:value-type="float">
            <text:p>0,33333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DFIRE2</text:p>
          </table:table-cell>
          <table:table-cell office:value-type="float" office:value="0" calcext:value-type="float">
            <text:p>0</text:p>
          </table:table-cell>
          <table:table-cell office:value-type="float" office:value="0.222222222222" calcext:value-type="float">
            <text:p>0,2222222222</text:p>
          </table:table-cell>
          <table:table-cell office:value-type="float" office:value="0.333333333333" calcext:value-type="float">
            <text:p>0,33333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DOPE</text:p>
          </table:table-cell>
          <table:table-cell table:number-columns-repeated="2" office:value-type="float" office:value="0.111111111111" calcext:value-type="float">
            <text:p>0,1111111111</text:p>
          </table:table-cell>
          <table:table-cell office:value-type="float" office:value="0.444444444444" calcext:value-type="float">
            <text:p>0,444444444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DOPE_HR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222222222222" calcext:value-type="float">
            <text:p>0,2222222222</text:p>
          </table:table-cell>
          <table:table-cell office:value-type="float" office:value="0.444444444444" calcext:value-type="float">
            <text:p>0,444444444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GOAP_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2222222222" calcext:value-type="float">
            <text:p>0,222222222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GOAP_DF</text:p>
          </table:table-cell>
          <table:table-cell office:value-type="float" office:value="0" calcext:value-type="float">
            <text:p>0</text:p>
          </table:table-cell>
          <table:table-cell office:value-type="float" office:value="0.222222222222" calcext:value-type="float">
            <text:p>0,2222222222</text:p>
          </table:table-cell>
          <table:table-cell office:value-type="float" office:value="0.333333333333" calcext:value-type="float">
            <text:p>0,33333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GOAP_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MPS</text:p>
          </table:table-cell>
          <table:table-cell office:value-type="float" office:value="0.222222222222" calcext:value-type="float">
            <text:p>0,2222222222</text:p>
          </table:table-cell>
          <table:table-cell office:value-type="float" office:value="0.444444444444" calcext:value-type="float">
            <text:p>0,4444444444</text:p>
          </table:table-cell>
          <table:table-cell office:value-type="float" office:value="0.666666666667" calcext:value-type="float">
            <text:p>0,666666666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PISA</text:p>
          </table:table-cell>
          <table:table-cell office:value-type="float" office:value="0" calcext:value-type="float">
            <text:p>0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666666666667" calcext:value-type="float">
            <text:p>0,666666666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T1</text:p>
          </table:table-cell>
          <table:table-cell office:value-type="float" office:value="0.222222222222" calcext:value-type="float">
            <text:p>0,2222222222</text:p>
          </table:table-cell>
          <table:table-cell office:value-type="float" office:value="0.555555555556" calcext:value-type="float">
            <text:p>0,5555555556</text:p>
          </table:table-cell>
          <table:table-cell office:value-type="float" office:value="0.777777777778" calcext:value-type="float">
            <text:p>0,777777777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T2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666666666667" calcext:value-type="float">
            <text:p>0,666666666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URS</text:p>
          </table:table-cell>
          <table:table-cell table:number-columns-repeated="2" office:value-type="float" office:value="0.111111111111" calcext:value-type="float">
            <text:p>0,1111111111</text:p>
          </table:table-cell>
          <table:table-cell office:value-type="float" office:value="0.444444444444" calcext:value-type="float">
            <text:p>0,444444444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WE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2222222222" calcext:value-type="float">
            <text:p>0,222222222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BFKV</text:p>
          </table:table-cell>
          <table:table-cell table:number-columns-repeated="2" office:value-type="float" office:value="0.333333333333" calcext:value-type="float">
            <text:p>0,3333333333</text:p>
          </table:table-cell>
          <table:table-cell office:value-type="float" office:value="0.666666666667" calcext:value-type="float">
            <text:p>0,666666666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BL</text:p>
          </table:table-cell>
          <table:table-cell office:value-type="float" office:value="0" calcext:value-type="float">
            <text:p>0</text:p>
          </table:table-cell>
          <table:table-cell office:value-type="float" office:value="0.222222222222" calcext:value-type="float">
            <text:p>0,2222222222</text:p>
          </table:table-cell>
          <table:table-cell office:value-type="float" office:value="0.666666666667" calcext:value-type="float">
            <text:p>0,666666666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BT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555555555556" calcext:value-type="float">
            <text:p>0,5555555556</text:p>
          </table:table-cell>
          <table:table-cell office:value-type="float" office:value="0.666666666667" calcext:value-type="float">
            <text:p>0,666666666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DEC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3D_CB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222222222222" calcext:value-type="float">
            <text:p>0,2222222222</text:p>
          </table:table-cell>
          <table:table-cell office:value-type="float" office:value="0.333333333333" calcext:value-type="float">
            <text:p>0,33333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3DC_C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2222222222" calcext:value-type="float">
            <text:p>0,222222222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3DC_M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22222222222" calcext:value-type="float">
            <text:p>0,222222222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3D_MIN</text:p>
          </table:table-cell>
          <table:table-cell office:value-type="float" office:value="0" calcext:value-type="float">
            <text:p>0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444444444444" calcext:value-type="float">
            <text:p>0,444444444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LOCAL_C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22222222222" calcext:value-type="float">
            <text:p>0,222222222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LOCAL_M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4444444444" calcext:value-type="float">
            <text:p>0,444444444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PAIR_C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22222222222" calcext:value-type="float">
            <text:p>0,222222222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PAIR_MIN</text:p>
          </table:table-cell>
          <table:table-cell table:number-columns-repeated="2" office:value-type="float" office:value="0.111111111111" calcext:value-type="float">
            <text:p>0,1111111111</text:p>
          </table:table-cell>
          <table:table-cell office:value-type="float" office:value="0.444444444444" calcext:value-type="float">
            <text:p>0,444444444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S3DC_CB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S3DC_MIN</text:p>
          </table:table-cell>
          <table:table-cell office:value-type="float" office:value="0.222222222222" calcext:value-type="float">
            <text:p>0,2222222222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555555555556" calcext:value-type="float">
            <text:p>0,555555555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GKS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555555555556" calcext:value-type="float">
            <text:p>0,555555555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HLPL</text:p>
          </table:table-cell>
          <table:table-cell office:value-type="float" office:value="0.222222222222" calcext:value-type="float">
            <text:p>0,2222222222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888888888889" calcext:value-type="float">
            <text:p>0,888888888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MJ1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444444444444" calcext:value-type="float">
            <text:p>0,4444444444</text:p>
          </table:table-cell>
          <table:table-cell office:value-type="float" office:value="0.555555555556" calcext:value-type="float">
            <text:p>0,555555555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MJ2</text:p>
          </table:table-cell>
          <table:table-cell table:number-columns-repeated="2" office:value-type="float" office:value="0.222222222222" calcext:value-type="float">
            <text:p>0,2222222222</text:p>
          </table:table-cell>
          <table:table-cell office:value-type="float" office:value="0.555555555556" calcext:value-type="float">
            <text:p>0,555555555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MJ2h</text:p>
          </table:table-cell>
          <table:table-cell office:value-type="float" office:value="0" calcext:value-type="float">
            <text:p>0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333333333333" calcext:value-type="float">
            <text:p>0,33333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MJ3h</text:p>
          </table:table-cell>
          <table:table-cell table:number-columns-repeated="2" office:value-type="float" office:value="0.111111111111" calcext:value-type="float">
            <text:p>0,1111111111</text:p>
          </table:table-cell>
          <table:table-cell office:value-type="float" office:value="0.666666666667" calcext:value-type="float">
            <text:p>0,666666666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MJPL</text:p>
          </table:table-cell>
          <table:table-cell table:number-columns-repeated="2" office:value-type="float" office:value="0.111111111111" calcext:value-type="float">
            <text:p>0,1111111111</text:p>
          </table:table-cell>
          <table:table-cell office:value-type="float" office:value="0.444444444444" calcext:value-type="float">
            <text:p>0,444444444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MS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444444444444" calcext:value-type="float">
            <text:p>0,4444444444</text:p>
          </table:table-cell>
          <table:table-cell office:value-type="float" office:value="0.555555555556" calcext:value-type="float">
            <text:p>0,555555555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MSB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11111111111" calcext:value-type="float">
            <text:p>0,111111111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Q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333333333" calcext:value-type="float">
            <text:p>0,33333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Qm</text:p>
          </table:table-cell>
          <table:table-cell office:value-type="float" office:value="0" calcext:value-type="float">
            <text:p>0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333333333333" calcext:value-type="float">
            <text:p>0,33333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Qp</text:p>
          </table:table-cell>
          <table:table-cell office:value-type="float" office:value="0" calcext:value-type="float">
            <text:p>0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777777777778" calcext:value-type="float">
            <text:p>0,777777777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RMFCA</text:p>
          </table:table-cell>
          <table:table-cell office:value-type="float" office:value="0" calcext:value-type="float">
            <text:p>0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333333333333" calcext:value-type="float">
            <text:p>0,33333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RMFCEN1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222222222222" calcext:value-type="float">
            <text:p>0,2222222222</text:p>
          </table:table-cell>
          <table:table-cell office:value-type="float" office:value="0.666666666667" calcext:value-type="float">
            <text:p>0,666666666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RMFCEN2</text:p>
          </table:table-cell>
          <table:table-cell office:value-type="float" office:value="0" calcext:value-type="float">
            <text:p>0</text:p>
          </table:table-cell>
          <table:table-cell office:value-type="float" office:value="0.222222222222" calcext:value-type="float">
            <text:p>0,2222222222</text:p>
          </table:table-cell>
          <table:table-cell office:value-type="float" office:value="0.666666666667" calcext:value-type="float">
            <text:p>0,666666666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R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2222222222" calcext:value-type="float">
            <text:p>0,222222222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SJKG</text:p>
          </table:table-cell>
          <table:table-cell office:value-type="float" office:value="0" calcext:value-type="float">
            <text:p>0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555555555556" calcext:value-type="float">
            <text:p>0,555555555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SKOa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555555555556" calcext:value-type="float">
            <text:p>0,555555555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SKOb</text:p>
          </table:table-cell>
          <table:table-cell office:value-type="float" office:value="0" calcext:value-type="float">
            <text:p>0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444444444444" calcext:value-type="float">
            <text:p>0,444444444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SKO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333333333" calcext:value-type="float">
            <text:p>0,33333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TB</text:p>
          </table:table-cell>
          <table:table-cell office:value-type="float" office:value="0.222222222222" calcext:value-type="float">
            <text:p>0,2222222222</text:p>
          </table:table-cell>
          <table:table-cell office:value-type="float" office:value="0.555555555556" calcext:value-type="float">
            <text:p>0,5555555556</text:p>
          </table:table-cell>
          <table:table-cell office:value-type="float" office:value="0.777777777778" calcext:value-type="float">
            <text:p>0,777777777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TD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444444444444" calcext:value-type="float">
            <text:p>0,444444444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TEl</text:p>
          </table:table-cell>
          <table:table-cell office:value-type="float" office:value="0" calcext:value-type="float">
            <text:p>0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222222222222" calcext:value-type="float">
            <text:p>0,222222222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T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333333333" calcext:value-type="float">
            <text:p>0,33333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TS</text:p>
          </table:table-cell>
          <table:table-cell office:value-type="float" office:value="0" calcext:value-type="float">
            <text:p>0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333333333333" calcext:value-type="float">
            <text:p>0,33333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TSC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444444444444" calcext:value-type="float">
            <text:p>0,4444444444</text:p>
          </table:table-cell>
          <table:table-cell office:value-type="float" office:value="0.555555555556" calcext:value-type="float">
            <text:p>0,555555555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VD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2" office:value-type="float" office:value="0.555555555556" calcext:value-type="float">
            <text:p>0,555555555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3DC_C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3DC_MI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LOCAL_C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LOCAL_MIN</text:p>
          </table:table-cell>
          <table:table-cell office:value-type="float" office:value="0" calcext:value-type="float">
            <text:p>0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222222222222" calcext:value-type="float">
            <text:p>0,222222222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PAIR_CB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PAIR_M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4444444444" calcext:value-type="float">
            <text:p>0,444444444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S3DC_C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S3DC_MIN</text:p>
          </table:table-cell>
          <table:table-cell office:value-type="float" office:value="0" calcext:value-type="float">
            <text:p>0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666666666667" calcext:value-type="float">
            <text:p>0,666666666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DESOL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ELE</text:p>
          </table:table-cell>
          <table:table-cell office:value-type="float" office:value="0.222222222222" calcext:value-type="float">
            <text:p>0,2222222222</text:p>
          </table:table-cell>
          <table:table-cell office:value-type="float" office:value="0.666666666667" calcext:value-type="float">
            <text:p>0,6666666667</text:p>
          </table:table-cell>
          <table:table-cell office:value-type="float" office:value="0.777777777778" calcext:value-type="float">
            <text:p>0,777777777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O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PROPNST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PYDOCK_TOT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222222222222" calcext:value-type="float">
            <text:p>0,2222222222</text:p>
          </table:table-cell>
          <table:table-cell office:value-type="float" office:value="0.444444444444" calcext:value-type="float">
            <text:p>0,444444444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IPPE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VDW</text:p>
          </table:table-cell>
          <table:table-cell office:value-type="float" office:value="0" calcext:value-type="float">
            <text:p>0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555555555556" calcext:value-type="float">
            <text:p>0,5555555556</text:p>
          </table:table-cell>
          <table:table-cell table:number-columns-repeated="33"/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/gpfs/scratch/bsc54/bsc54563/Analisys_MI_BM4_BM5_METHOD_MIX</text:p>
          </table:table-cell>
          <table:table-cell table:number-columns-repeated="36"/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pdb,list,wmbinders,bm5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=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=</text:p>
          </table:table-cell>
          <table:table-cell table:number-columns-repeated="30"/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AP_calRW</text:p>
          </table:table-cell>
          <table:table-cell office:value-type="float" office:value="0.0540540540541" calcext:value-type="float">
            <text:p>0,0540540541</text:p>
          </table:table-cell>
          <table:table-cell office:value-type="float" office:value="0.0810810810811" calcext:value-type="float">
            <text:p>0,0810810811</text:p>
          </table:table-cell>
          <table:table-cell office:value-type="float" office:value="0.351351351351" calcext:value-type="float">
            <text:p>0,351351351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calRWp</text:p>
          </table:table-cell>
          <table:table-cell office:value-type="float" office:value="0.0540540540541" calcext:value-type="float">
            <text:p>0,0540540541</text:p>
          </table:table-cell>
          <table:table-cell office:value-type="float" office:value="0.189189189189" calcext:value-type="float">
            <text:p>0,1891891892</text:p>
          </table:table-cell>
          <table:table-cell office:value-type="float" office:value="0.405405405405" calcext:value-type="float">
            <text:p>0,405405405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DARS</text:p>
          </table:table-cell>
          <table:table-cell office:value-type="float" office:value="0.027027027027" calcext:value-type="float">
            <text:p>0,027027027</text:p>
          </table:table-cell>
          <table:table-cell office:value-type="float" office:value="0.108108108108" calcext:value-type="float">
            <text:p>0,1081081081</text:p>
          </table:table-cell>
          <table:table-cell office:value-type="float" office:value="0.27027027027" calcext:value-type="float">
            <text:p>0,270270270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DCOMPLEX</text:p>
          </table:table-cell>
          <table:table-cell office:value-type="float" office:value="0.135135135135" calcext:value-type="float">
            <text:p>0,1351351351</text:p>
          </table:table-cell>
          <table:table-cell office:value-type="float" office:value="0.189189189189" calcext:value-type="float">
            <text:p>0,1891891892</text:p>
          </table:table-cell>
          <table:table-cell office:value-type="float" office:value="0.351351351351" calcext:value-type="float">
            <text:p>0,351351351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dDFIRE</text:p>
          </table:table-cell>
          <table:table-cell office:value-type="float" office:value="0" calcext:value-type="float">
            <text:p>0</text:p>
          </table:table-cell>
          <table:table-cell office:value-type="float" office:value="0.0810810810811" calcext:value-type="float">
            <text:p>0,0810810811</text:p>
          </table:table-cell>
          <table:table-cell office:value-type="float" office:value="0.243243243243" calcext:value-type="float">
            <text:p>0,243243243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DFIRE2</text:p>
          </table:table-cell>
          <table:table-cell office:value-type="float" office:value="0" calcext:value-type="float">
            <text:p>0</text:p>
          </table:table-cell>
          <table:table-cell office:value-type="float" office:value="0.0810810810811" calcext:value-type="float">
            <text:p>0,0810810811</text:p>
          </table:table-cell>
          <table:table-cell office:value-type="float" office:value="0.27027027027" calcext:value-type="float">
            <text:p>0,270270270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DOP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9189189189" calcext:value-type="float">
            <text:p>0,189189189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DOPE_HR</text:p>
          </table:table-cell>
          <table:table-cell office:value-type="float" office:value="0.027027027027" calcext:value-type="float">
            <text:p>0,027027027</text:p>
          </table:table-cell>
          <table:table-cell office:value-type="float" office:value="0.135135135135" calcext:value-type="float">
            <text:p>0,1351351351</text:p>
          </table:table-cell>
          <table:table-cell office:value-type="float" office:value="0.27027027027" calcext:value-type="float">
            <text:p>0,270270270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GOAP_ALL</text:p>
          </table:table-cell>
          <table:table-cell office:value-type="float" office:value="0.027027027027" calcext:value-type="float">
            <text:p>0,027027027</text:p>
          </table:table-cell>
          <table:table-cell office:value-type="float" office:value="0.0540540540541" calcext:value-type="float">
            <text:p>0,0540540541</text:p>
          </table:table-cell>
          <table:table-cell office:value-type="float" office:value="0.216216216216" calcext:value-type="float">
            <text:p>0,216216216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GOAP_DF</text:p>
          </table:table-cell>
          <table:table-cell office:value-type="float" office:value="0.027027027027" calcext:value-type="float">
            <text:p>0,027027027</text:p>
          </table:table-cell>
          <table:table-cell office:value-type="float" office:value="0.135135135135" calcext:value-type="float">
            <text:p>0,1351351351</text:p>
          </table:table-cell>
          <table:table-cell office:value-type="float" office:value="0.27027027027" calcext:value-type="float">
            <text:p>0,270270270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GOAP_G</text:p>
          </table:table-cell>
          <table:table-cell office:value-type="float" office:value="0" calcext:value-type="float">
            <text:p>0</text:p>
          </table:table-cell>
          <table:table-cell office:value-type="float" office:value="0.027027027027" calcext:value-type="float">
            <text:p>0,027027027</text:p>
          </table:table-cell>
          <table:table-cell office:value-type="float" office:value="0.108108108108" calcext:value-type="float">
            <text:p>0,108108108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MPS</text:p>
          </table:table-cell>
          <table:table-cell office:value-type="float" office:value="0.027027027027" calcext:value-type="float">
            <text:p>0,027027027</text:p>
          </table:table-cell>
          <table:table-cell office:value-type="float" office:value="0.0810810810811" calcext:value-type="float">
            <text:p>0,0810810811</text:p>
          </table:table-cell>
          <table:table-cell office:value-type="float" office:value="0.135135135135" calcext:value-type="float">
            <text:p>0,135135135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PISA</text:p>
          </table:table-cell>
          <table:table-cell office:value-type="float" office:value="0.027027027027" calcext:value-type="float">
            <text:p>0,027027027</text:p>
          </table:table-cell>
          <table:table-cell office:value-type="float" office:value="0.189189189189" calcext:value-type="float">
            <text:p>0,1891891892</text:p>
          </table:table-cell>
          <table:table-cell office:value-type="float" office:value="0.405405405405" calcext:value-type="float">
            <text:p>0,405405405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T1</text:p>
          </table:table-cell>
          <table:table-cell office:value-type="float" office:value="0.0810810810811" calcext:value-type="float">
            <text:p>0,0810810811</text:p>
          </table:table-cell>
          <table:table-cell office:value-type="float" office:value="0.162162162162" calcext:value-type="float">
            <text:p>0,1621621622</text:p>
          </table:table-cell>
          <table:table-cell office:value-type="float" office:value="0.378378378378" calcext:value-type="float">
            <text:p>0,378378378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T2</text:p>
          </table:table-cell>
          <table:table-cell office:value-type="float" office:value="0.0540540540541" calcext:value-type="float">
            <text:p>0,0540540541</text:p>
          </table:table-cell>
          <table:table-cell office:value-type="float" office:value="0.189189189189" calcext:value-type="float">
            <text:p>0,1891891892</text:p>
          </table:table-cell>
          <table:table-cell office:value-type="float" office:value="0.405405405405" calcext:value-type="float">
            <text:p>0,405405405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URS</text:p>
          </table:table-cell>
          <table:table-cell office:value-type="float" office:value="0" calcext:value-type="float">
            <text:p>0</text:p>
          </table:table-cell>
          <table:table-cell office:value-type="float" office:value="0.135135135135" calcext:value-type="float">
            <text:p>0,1351351351</text:p>
          </table:table-cell>
          <table:table-cell office:value-type="float" office:value="0.378378378378" calcext:value-type="float">
            <text:p>0,378378378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P_WENG</text:p>
          </table:table-cell>
          <table:table-cell table:number-columns-repeated="2" office:value-type="float" office:value="0.027027027027" calcext:value-type="float">
            <text:p>0,027027027</text:p>
          </table:table-cell>
          <table:table-cell office:value-type="float" office:value="0.0540540540541" calcext:value-type="float">
            <text:p>0,054054054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BFKV</text:p>
          </table:table-cell>
          <table:table-cell table:number-columns-repeated="2" office:value-type="float" office:value="0.027027027027" calcext:value-type="float">
            <text:p>0,027027027</text:p>
          </table:table-cell>
          <table:table-cell office:value-type="float" office:value="0.351351351351" calcext:value-type="float">
            <text:p>0,351351351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BL</text:p>
          </table:table-cell>
          <table:table-cell office:value-type="float" office:value="0.0540540540541" calcext:value-type="float">
            <text:p>0,0540540541</text:p>
          </table:table-cell>
          <table:table-cell office:value-type="float" office:value="0.216216216216" calcext:value-type="float">
            <text:p>0,2162162162</text:p>
          </table:table-cell>
          <table:table-cell office:value-type="float" office:value="0.405405405405" calcext:value-type="float">
            <text:p>0,405405405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BT</text:p>
          </table:table-cell>
          <table:table-cell office:value-type="float" office:value="0.0810810810811" calcext:value-type="float">
            <text:p>0,0810810811</text:p>
          </table:table-cell>
          <table:table-cell office:value-type="float" office:value="0.216216216216" calcext:value-type="float">
            <text:p>0,2162162162</text:p>
          </table:table-cell>
          <table:table-cell office:value-type="float" office:value="0.432432432432" calcext:value-type="float">
            <text:p>0,432432432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DECK</text:p>
          </table:table-cell>
          <table:table-cell office:value-type="float" office:value="0.027027027027" calcext:value-type="float">
            <text:p>0,027027027</text:p>
          </table:table-cell>
          <table:table-cell office:value-type="float" office:value="0.0810810810811" calcext:value-type="float">
            <text:p>0,0810810811</text:p>
          </table:table-cell>
          <table:table-cell office:value-type="float" office:value="0.27027027027" calcext:value-type="float">
            <text:p>0,270270270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3D_CB</text:p>
          </table:table-cell>
          <table:table-cell office:value-type="float" office:value="0.027027027027" calcext:value-type="float">
            <text:p>0,027027027</text:p>
          </table:table-cell>
          <table:table-cell office:value-type="float" office:value="0.0540540540541" calcext:value-type="float">
            <text:p>0,0540540541</text:p>
          </table:table-cell>
          <table:table-cell office:value-type="float" office:value="0.27027027027" calcext:value-type="float">
            <text:p>0,270270270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3DC_CB</text:p>
          </table:table-cell>
          <table:table-cell office:value-type="float" office:value="0.027027027027" calcext:value-type="float">
            <text:p>0,027027027</text:p>
          </table:table-cell>
          <table:table-cell office:value-type="float" office:value="0.0810810810811" calcext:value-type="float">
            <text:p>0,0810810811</text:p>
          </table:table-cell>
          <table:table-cell office:value-type="float" office:value="0.189189189189" calcext:value-type="float">
            <text:p>0,189189189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3DC_MIN</text:p>
          </table:table-cell>
          <table:table-cell office:value-type="float" office:value="0" calcext:value-type="float">
            <text:p>0</text:p>
          </table:table-cell>
          <table:table-cell office:value-type="float" office:value="0.0810810810811" calcext:value-type="float">
            <text:p>0,0810810811</text:p>
          </table:table-cell>
          <table:table-cell office:value-type="float" office:value="0.189189189189" calcext:value-type="float">
            <text:p>0,189189189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3D_MIN</text:p>
          </table:table-cell>
          <table:table-cell office:value-type="float" office:value="0.027027027027" calcext:value-type="float">
            <text:p>0,027027027</text:p>
          </table:table-cell>
          <table:table-cell office:value-type="float" office:value="0.108108108108" calcext:value-type="float">
            <text:p>0,1081081081</text:p>
          </table:table-cell>
          <table:table-cell office:value-type="float" office:value="0.297297297297" calcext:value-type="float">
            <text:p>0,297297297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LOCAL_CB</text:p>
          </table:table-cell>
          <table:table-cell office:value-type="float" office:value="0" calcext:value-type="float">
            <text:p>0</text:p>
          </table:table-cell>
          <table:table-cell office:value-type="float" office:value="0.108108108108" calcext:value-type="float">
            <text:p>0,1081081081</text:p>
          </table:table-cell>
          <table:table-cell office:value-type="float" office:value="0.243243243243" calcext:value-type="float">
            <text:p>0,243243243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LOCAL_MIN</text:p>
          </table:table-cell>
          <table:table-cell office:value-type="float" office:value="0.0540540540541" calcext:value-type="float">
            <text:p>0,0540540541</text:p>
          </table:table-cell>
          <table:table-cell office:value-type="float" office:value="0.135135135135" calcext:value-type="float">
            <text:p>0,1351351351</text:p>
          </table:table-cell>
          <table:table-cell office:value-type="float" office:value="0.324324324324" calcext:value-type="float">
            <text:p>0,324324324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PAIR_CB</text:p>
          </table:table-cell>
          <table:table-cell office:value-type="float" office:value="0" calcext:value-type="float">
            <text:p>0</text:p>
          </table:table-cell>
          <table:table-cell office:value-type="float" office:value="0.027027027027" calcext:value-type="float">
            <text:p>0,027027027</text:p>
          </table:table-cell>
          <table:table-cell office:value-type="float" office:value="0.162162162162" calcext:value-type="float">
            <text:p>0,162162162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PAIR_MIN</text:p>
          </table:table-cell>
          <table:table-cell office:value-type="float" office:value="0" calcext:value-type="float">
            <text:p>0</text:p>
          </table:table-cell>
          <table:table-cell office:value-type="float" office:value="0.0810810810811" calcext:value-type="float">
            <text:p>0,0810810811</text:p>
          </table:table-cell>
          <table:table-cell office:value-type="float" office:value="0.27027027027" calcext:value-type="float">
            <text:p>0,270270270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S3DC_CB</text:p>
          </table:table-cell>
          <table:table-cell office:value-type="float" office:value="0" calcext:value-type="float">
            <text:p>0</text:p>
          </table:table-cell>
          <table:table-cell office:value-type="float" office:value="0.027027027027" calcext:value-type="float">
            <text:p>0,027027027</text:p>
          </table:table-cell>
          <table:table-cell office:value-type="float" office:value="0.189189189189" calcext:value-type="float">
            <text:p>0,189189189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ES3DC_MIN</text:p>
          </table:table-cell>
          <table:table-cell office:value-type="float" office:value="0" calcext:value-type="float">
            <text:p>0</text:p>
          </table:table-cell>
          <table:table-cell office:value-type="float" office:value="0.108108108108" calcext:value-type="float">
            <text:p>0,1081081081</text:p>
          </table:table-cell>
          <table:table-cell office:value-type="float" office:value="0.243243243243" calcext:value-type="float">
            <text:p>0,243243243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GKS</text:p>
          </table:table-cell>
          <table:table-cell office:value-type="float" office:value="0" calcext:value-type="float">
            <text:p>0</text:p>
          </table:table-cell>
          <table:table-cell office:value-type="float" office:value="0.0540540540541" calcext:value-type="float">
            <text:p>0,0540540541</text:p>
          </table:table-cell>
          <table:table-cell office:value-type="float" office:value="0.243243243243" calcext:value-type="float">
            <text:p>0,243243243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HLPL</text:p>
          </table:table-cell>
          <table:table-cell office:value-type="float" office:value="0.0810810810811" calcext:value-type="float">
            <text:p>0,0810810811</text:p>
          </table:table-cell>
          <table:table-cell office:value-type="float" office:value="0.189189189189" calcext:value-type="float">
            <text:p>0,1891891892</text:p>
          </table:table-cell>
          <table:table-cell office:value-type="float" office:value="0.324324324324" calcext:value-type="float">
            <text:p>0,324324324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MJ1</text:p>
          </table:table-cell>
          <table:table-cell office:value-type="float" office:value="0.0540540540541" calcext:value-type="float">
            <text:p>0,0540540541</text:p>
          </table:table-cell>
          <table:table-cell office:value-type="float" office:value="0.135135135135" calcext:value-type="float">
            <text:p>0,1351351351</text:p>
          </table:table-cell>
          <table:table-cell office:value-type="float" office:value="0.216216216216" calcext:value-type="float">
            <text:p>0,216216216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MJ2</text:p>
          </table:table-cell>
          <table:table-cell table:number-columns-repeated="2" office:value-type="float" office:value="0.027027027027" calcext:value-type="float">
            <text:p>0,027027027</text:p>
          </table:table-cell>
          <table:table-cell office:value-type="float" office:value="0.297297297297" calcext:value-type="float">
            <text:p>0,297297297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MJ2h</text:p>
          </table:table-cell>
          <table:table-cell office:value-type="float" office:value="0.0810810810811" calcext:value-type="float">
            <text:p>0,0810810811</text:p>
          </table:table-cell>
          <table:table-cell office:value-type="float" office:value="0.162162162162" calcext:value-type="float">
            <text:p>0,1621621622</text:p>
          </table:table-cell>
          <table:table-cell office:value-type="float" office:value="0.243243243243" calcext:value-type="float">
            <text:p>0,243243243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MJ3h</text:p>
          </table:table-cell>
          <table:table-cell office:value-type="float" office:value="0.027027027027" calcext:value-type="float">
            <text:p>0,027027027</text:p>
          </table:table-cell>
          <table:table-cell office:value-type="float" office:value="0.0810810810811" calcext:value-type="float">
            <text:p>0,0810810811</text:p>
          </table:table-cell>
          <table:table-cell office:value-type="float" office:value="0.324324324324" calcext:value-type="float">
            <text:p>0,324324324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MJPL</text:p>
          </table:table-cell>
          <table:table-cell office:value-type="float" office:value="0.0810810810811" calcext:value-type="float">
            <text:p>0,0810810811</text:p>
          </table:table-cell>
          <table:table-cell office:value-type="float" office:value="0.189189189189" calcext:value-type="float">
            <text:p>0,1891891892</text:p>
          </table:table-cell>
          <table:table-cell office:value-type="float" office:value="0.297297297297" calcext:value-type="float">
            <text:p>0,297297297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MS</text:p>
          </table:table-cell>
          <table:table-cell office:value-type="float" office:value="0.027027027027" calcext:value-type="float">
            <text:p>0,027027027</text:p>
          </table:table-cell>
          <table:table-cell office:value-type="float" office:value="0.0810810810811" calcext:value-type="float">
            <text:p>0,0810810811</text:p>
          </table:table-cell>
          <table:table-cell office:value-type="float" office:value="0.324324324324" calcext:value-type="float">
            <text:p>0,324324324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MSBM</text:p>
          </table:table-cell>
          <table:table-cell office:value-type="float" office:value="0.0810810810811" calcext:value-type="float">
            <text:p>0,0810810811</text:p>
          </table:table-cell>
          <table:table-cell office:value-type="float" office:value="0.108108108108" calcext:value-type="float">
            <text:p>0,1081081081</text:p>
          </table:table-cell>
          <table:table-cell office:value-type="float" office:value="0.243243243243" calcext:value-type="float">
            <text:p>0,243243243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Q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2162162162" calcext:value-type="float">
            <text:p>0,162162162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Qm</text:p>
          </table:table-cell>
          <table:table-cell office:value-type="float" office:value="0.027027027027" calcext:value-type="float">
            <text:p>0,027027027</text:p>
          </table:table-cell>
          <table:table-cell office:value-type="float" office:value="0.108108108108" calcext:value-type="float">
            <text:p>0,1081081081</text:p>
          </table:table-cell>
          <table:table-cell office:value-type="float" office:value="0.27027027027" calcext:value-type="float">
            <text:p>0,270270270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Qp</text:p>
          </table:table-cell>
          <table:table-cell office:value-type="float" office:value="0.0540540540541" calcext:value-type="float">
            <text:p>0,0540540541</text:p>
          </table:table-cell>
          <table:table-cell office:value-type="float" office:value="0.135135135135" calcext:value-type="float">
            <text:p>0,1351351351</text:p>
          </table:table-cell>
          <table:table-cell office:value-type="float" office:value="0.378378378378" calcext:value-type="float">
            <text:p>0,378378378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RMFCA</text:p>
          </table:table-cell>
          <table:table-cell office:value-type="float" office:value="0.027027027027" calcext:value-type="float">
            <text:p>0,027027027</text:p>
          </table:table-cell>
          <table:table-cell office:value-type="float" office:value="0.162162162162" calcext:value-type="float">
            <text:p>0,1621621622</text:p>
          </table:table-cell>
          <table:table-cell office:value-type="float" office:value="0.324324324324" calcext:value-type="float">
            <text:p>0,324324324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RMFCEN1</text:p>
          </table:table-cell>
          <table:table-cell office:value-type="float" office:value="0" calcext:value-type="float">
            <text:p>0</text:p>
          </table:table-cell>
          <table:table-cell office:value-type="float" office:value="0.108108108108" calcext:value-type="float">
            <text:p>0,1081081081</text:p>
          </table:table-cell>
          <table:table-cell office:value-type="float" office:value="0.378378378378" calcext:value-type="float">
            <text:p>0,378378378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RMFCEN2</text:p>
          </table:table-cell>
          <table:table-cell office:value-type="float" office:value="0.027027027027" calcext:value-type="float">
            <text:p>0,027027027</text:p>
          </table:table-cell>
          <table:table-cell office:value-type="float" office:value="0.0810810810811" calcext:value-type="float">
            <text:p>0,0810810811</text:p>
          </table:table-cell>
          <table:table-cell office:value-type="float" office:value="0.378378378378" calcext:value-type="float">
            <text:p>0,378378378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RO</text:p>
          </table:table-cell>
          <table:table-cell office:value-type="float" office:value="0.027027027027" calcext:value-type="float">
            <text:p>0,027027027</text:p>
          </table:table-cell>
          <table:table-cell office:value-type="float" office:value="0.108108108108" calcext:value-type="float">
            <text:p>0,1081081081</text:p>
          </table:table-cell>
          <table:table-cell office:value-type="float" office:value="0.243243243243" calcext:value-type="float">
            <text:p>0,243243243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SJKG</text:p>
          </table:table-cell>
          <table:table-cell table:number-columns-repeated="2" office:value-type="float" office:value="0.027027027027" calcext:value-type="float">
            <text:p>0,027027027</text:p>
          </table:table-cell>
          <table:table-cell office:value-type="float" office:value="0.27027027027" calcext:value-type="float">
            <text:p>0,270270270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SKOa</text:p>
          </table:table-cell>
          <table:table-cell office:value-type="float" office:value="0" calcext:value-type="float">
            <text:p>0</text:p>
          </table:table-cell>
          <table:table-cell office:value-type="float" office:value="0.0810810810811" calcext:value-type="float">
            <text:p>0,0810810811</text:p>
          </table:table-cell>
          <table:table-cell office:value-type="float" office:value="0.243243243243" calcext:value-type="float">
            <text:p>0,243243243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SKOb</text:p>
          </table:table-cell>
          <table:table-cell office:value-type="float" office:value="0.027027027027" calcext:value-type="float">
            <text:p>0,027027027</text:p>
          </table:table-cell>
          <table:table-cell office:value-type="float" office:value="0.108108108108" calcext:value-type="float">
            <text:p>0,1081081081</text:p>
          </table:table-cell>
          <table:table-cell office:value-type="float" office:value="0.297297297297" calcext:value-type="float">
            <text:p>0,297297297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SKOIP</text:p>
          </table:table-cell>
          <table:table-cell office:value-type="float" office:value="0" calcext:value-type="float">
            <text:p>0</text:p>
          </table:table-cell>
          <table:table-cell office:value-type="float" office:value="0.0810810810811" calcext:value-type="float">
            <text:p>0,0810810811</text:p>
          </table:table-cell>
          <table:table-cell office:value-type="float" office:value="0.216216216216" calcext:value-type="float">
            <text:p>0,216216216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TB</text:p>
          </table:table-cell>
          <table:table-cell office:value-type="float" office:value="0" calcext:value-type="float">
            <text:p>0</text:p>
          </table:table-cell>
          <table:table-cell office:value-type="float" office:value="0.162162162162" calcext:value-type="float">
            <text:p>0,1621621622</text:p>
          </table:table-cell>
          <table:table-cell office:value-type="float" office:value="0.405405405405" calcext:value-type="float">
            <text:p>0,405405405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TD</text:p>
          </table:table-cell>
          <table:table-cell office:value-type="float" office:value="0" calcext:value-type="float">
            <text:p>0</text:p>
          </table:table-cell>
          <table:table-cell office:value-type="float" office:value="0.0810810810811" calcext:value-type="float">
            <text:p>0,0810810811</text:p>
          </table:table-cell>
          <table:table-cell office:value-type="float" office:value="0.27027027027" calcext:value-type="float">
            <text:p>0,270270270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TEl</text:p>
          </table:table-cell>
          <table:table-cell office:value-type="float" office:value="0.027027027027" calcext:value-type="float">
            <text:p>0,027027027</text:p>
          </table:table-cell>
          <table:table-cell office:value-type="float" office:value="0.108108108108" calcext:value-type="float">
            <text:p>0,1081081081</text:p>
          </table:table-cell>
          <table:table-cell office:value-type="float" office:value="0.324324324324" calcext:value-type="float">
            <text:p>0,324324324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TEs</text:p>
          </table:table-cell>
          <table:table-cell office:value-type="float" office:value="0" calcext:value-type="float">
            <text:p>0</text:p>
          </table:table-cell>
          <table:table-cell office:value-type="float" office:value="0.0540540540541" calcext:value-type="float">
            <text:p>0,0540540541</text:p>
          </table:table-cell>
          <table:table-cell office:value-type="float" office:value="0.27027027027" calcext:value-type="float">
            <text:p>0,270270270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TS</text:p>
          </table:table-cell>
          <table:table-cell office:value-type="float" office:value="0" calcext:value-type="float">
            <text:p>0</text:p>
          </table:table-cell>
          <table:table-cell office:value-type="float" office:value="0.162162162162" calcext:value-type="float">
            <text:p>0,1621621622</text:p>
          </table:table-cell>
          <table:table-cell office:value-type="float" office:value="0.297297297297" calcext:value-type="float">
            <text:p>0,297297297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TSC</text:p>
          </table:table-cell>
          <table:table-cell office:value-type="float" office:value="0.0810810810811" calcext:value-type="float">
            <text:p>0,0810810811</text:p>
          </table:table-cell>
          <table:table-cell office:value-type="float" office:value="0.297297297297" calcext:value-type="float">
            <text:p>0,2972972973</text:p>
          </table:table-cell>
          <table:table-cell office:value-type="float" office:value="0.459459459459" calcext:value-type="float">
            <text:p>0,459459459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VD</text:p>
          </table:table-cell>
          <table:table-cell office:value-type="float" office:value="0.027027027027" calcext:value-type="float">
            <text:p>0,027027027</text:p>
          </table:table-cell>
          <table:table-cell office:value-type="float" office:value="0.108108108108" calcext:value-type="float">
            <text:p>0,1081081081</text:p>
          </table:table-cell>
          <table:table-cell office:value-type="float" office:value="0.27027027027" calcext:value-type="float">
            <text:p>0,270270270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3DC_C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40540540541" calcext:value-type="float">
            <text:p>0,054054054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3DC_MIN</text:p>
          </table:table-cell>
          <table:table-cell office:value-type="float" office:value="0" calcext:value-type="float">
            <text:p>0</text:p>
          </table:table-cell>
          <table:table-cell office:value-type="float" office:value="0.0810810810811" calcext:value-type="float">
            <text:p>0,0810810811</text:p>
          </table:table-cell>
          <table:table-cell office:value-type="float" office:value="0.162162162162" calcext:value-type="float">
            <text:p>0,162162162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LOCAL_CB</text:p>
          </table:table-cell>
          <table:table-cell office:value-type="float" office:value="0" calcext:value-type="float">
            <text:p>0</text:p>
          </table:table-cell>
          <table:table-cell office:value-type="float" office:value="0.0540540540541" calcext:value-type="float">
            <text:p>0,0540540541</text:p>
          </table:table-cell>
          <table:table-cell office:value-type="float" office:value="0.0810810810811" calcext:value-type="float">
            <text:p>0,081081081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LOCAL_MIN</text:p>
          </table:table-cell>
          <table:table-cell office:value-type="float" office:value="0" calcext:value-type="float">
            <text:p>0</text:p>
          </table:table-cell>
          <table:table-cell office:value-type="float" office:value="0.027027027027" calcext:value-type="float">
            <text:p>0,027027027</text:p>
          </table:table-cell>
          <table:table-cell office:value-type="float" office:value="0.135135135135" calcext:value-type="float">
            <text:p>0,135135135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PAIR_CB</text:p>
          </table:table-cell>
          <table:table-cell office:value-type="float" office:value="0" calcext:value-type="float">
            <text:p>0</text:p>
          </table:table-cell>
          <table:table-cell office:value-type="float" office:value="0.027027027027" calcext:value-type="float">
            <text:p>0,027027027</text:p>
          </table:table-cell>
          <table:table-cell office:value-type="float" office:value="0.0540540540541" calcext:value-type="float">
            <text:p>0,054054054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PAIR_M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40540540541" calcext:value-type="float">
            <text:p>0,054054054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S3DC_CB</text:p>
          </table:table-cell>
          <table:table-cell office:value-type="float" office:value="0.027027027027" calcext:value-type="float">
            <text:p>0,027027027</text:p>
          </table:table-cell>
          <table:table-cell office:value-type="float" office:value="0.0810810810811" calcext:value-type="float">
            <text:p>0,0810810811</text:p>
          </table:table-cell>
          <table:table-cell office:value-type="float" office:value="0.216216216216" calcext:value-type="float">
            <text:p>0,216216216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P_ZS3DC_MIN</text:p>
          </table:table-cell>
          <table:table-cell office:value-type="float" office:value="0.027027027027" calcext:value-type="float">
            <text:p>0,027027027</text:p>
          </table:table-cell>
          <table:table-cell office:value-type="float" office:value="0.108108108108" calcext:value-type="float">
            <text:p>0,1081081081</text:p>
          </table:table-cell>
          <table:table-cell office:value-type="float" office:value="0.216216216216" calcext:value-type="float">
            <text:p>0,216216216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DESOLV</text:p>
          </table:table-cell>
          <table:table-cell office:value-type="float" office:value="0.0540540540541" calcext:value-type="float">
            <text:p>0,0540540541</text:p>
          </table:table-cell>
          <table:table-cell office:value-type="float" office:value="0.0810810810811" calcext:value-type="float">
            <text:p>0,0810810811</text:p>
          </table:table-cell>
          <table:table-cell office:value-type="float" office:value="0.162162162162" calcext:value-type="float">
            <text:p>0,162162162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ELE</text:p>
          </table:table-cell>
          <table:table-cell office:value-type="float" office:value="0.027027027027" calcext:value-type="float">
            <text:p>0,027027027</text:p>
          </table:table-cell>
          <table:table-cell office:value-type="float" office:value="0.162162162162" calcext:value-type="float">
            <text:p>0,1621621622</text:p>
          </table:table-cell>
          <table:table-cell office:value-type="float" office:value="0.405405405405" calcext:value-type="float">
            <text:p>0,405405405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ODA</text:p>
          </table:table-cell>
          <table:table-cell office:value-type="float" office:value="0" calcext:value-type="float">
            <text:p>0</text:p>
          </table:table-cell>
          <table:table-cell office:value-type="float" office:value="0.0540540540541" calcext:value-type="float">
            <text:p>0,0540540541</text:p>
          </table:table-cell>
          <table:table-cell office:value-type="float" office:value="0.216216216216" calcext:value-type="float">
            <text:p>0,216216216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PROPNST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10810810811" calcext:value-type="float">
            <text:p>0,081081081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PYDOCK_TOT</text:p>
          </table:table-cell>
          <table:table-cell office:value-type="float" office:value="0.108108108108" calcext:value-type="float">
            <text:p>0,1081081081</text:p>
          </table:table-cell>
          <table:table-cell office:value-type="float" office:value="0.189189189189" calcext:value-type="float">
            <text:p>0,1891891892</text:p>
          </table:table-cell>
          <table:table-cell office:value-type="float" office:value="0.297297297297" calcext:value-type="float">
            <text:p>0,297297297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IPPER</text:p>
          </table:table-cell>
          <table:table-cell office:value-type="float" office:value="0" calcext:value-type="float">
            <text:p>0</text:p>
          </table:table-cell>
          <table:table-cell office:value-type="float" office:value="0.027027027027" calcext:value-type="float">
            <text:p>0,027027027</text:p>
          </table:table-cell>
          <table:table-cell office:value-type="float" office:value="0.108108108108" calcext:value-type="float">
            <text:p>0,108108108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VDW</text:p>
          </table:table-cell>
          <table:table-cell office:value-type="float" office:value="0" calcext:value-type="float">
            <text:p>0</text:p>
          </table:table-cell>
          <table:table-cell office:value-type="float" office:value="0.108108108108" calcext:value-type="float">
            <text:p>0,1081081081</text:p>
          </table:table-cell>
          <table:table-cell office:value-type="float" office:value="0.324324324324" calcext:value-type="float">
            <text:p>0,3243243243</text:p>
          </table:table-cell>
          <table:table-cell table:number-columns-repeated="33"/>
        </table:table-row>
      </table:table>
      <table:table table:name="Hoja2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all_success_rate_mix_methods_3_BM4_BM5_analysis.F473:all_success_rate_mix_methods_3_BM4_BM5_analysis.T545" table:contains-header="false">
          <table:sort>
            <table:sort-by table:field-number="9" table:data-type="automatic"/>
            <table:sort-by table:field-number="8" table:data-type="automatic"/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32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2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2P0"/>
    </number:currency-style>
    <number:currency-style style:name="N104P0" style:volatile="true">
      <number:number number:decimal-places="0" number:min-integer-digits="1" number:grouping="true"/>
      <number:text> </number:text>
      <number:currency-symbol number:language="es" number:country="ES">₧</number:currency-symbol>
    </number:currency-style>
    <number:currency-style style:name="N104">
      <number:text>-</number:text>
      <number:number number: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04P0"/>
    </number:currency-style>
    <number:currency-style style:name="N105P0" style:volatile="true">
      <number:number number:decimal-places="0" number:min-integer-digits="1" number:grouping="true"/>
      <number:text> </number:text>
      <number:currency-symbol number:language="es" number:country="ES">₧</number:currency-symbol>
    </number:currency-style>
    <number:currency-style style:name="N105">
      <style:text-properties fo:color="#ff0000"/>
      <number:text>-</number:text>
      <number:number number: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3P0"/>
    </number:currency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">
      <number:text>(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">
      <number:text>(</number:text>
      <number:number number:decimal-places="2" number:min-integer-digits="1" number:grouping="true"/>
      <number:text>)</number:text>
      <style:map style:condition="value()&gt;=0" style:apply-style-name="N117P0"/>
    </number:number-style>
    <number:currency-style style:name="N119P0" style:volatile="true">
      <number:currency-symbol number:language="en" number:country="US">$</number:currency-symbol>
      <loext:fill-character> </loext:fill-character>
      <number:number number:decimal-places="0" number:min-integer-digits="1" number:grouping="true"/>
    </number:currency-style>
    <number:currency-style style:name="N119">
      <number:text>-</number:text>
      <number:currency-symbol number:language="en" number:country="US">$</number:currency-symbol>
      <loext:fill-character> </loext:fill-character>
      <number:number number:decimal-places="0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loext:fill-character> </loext:fill-character>
      <number:number number:decimal-places="2" number:min-integer-digits="1" number:grouping="true"/>
    </number:currency-style>
    <number:currency-style style:name="N121">
      <number:text>-</number:text>
      <number:currency-symbol number:language="en" number:country="US">$</number:currency-symbol>
      <loext:fill-character> </loext:fill-character>
      <number:number number:decimal-places="2" number:min-integer-digits="1" number:grouping="true"/>
      <style:map style:condition="value()&gt;=0" style:apply-style-name="N121P0"/>
    </number:currency-style>
    <number:date-style style:name="N122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8">
      <number:day number:calendar="jewish"/>
      <number:text> </number:text>
      <number:month number:calendar="jewish" number:style="long" number:textual="true"/>
    </number:date-style>
    <number:date-style style:name="N129">
      <number:month number:calendar="jewish" number:style="long" number:textual="true"/>
      <number:text> </number:text>
      <number:day number:calendar="jewish"/>
    </number:date-style>
    <number:date-style style:name="N130">
      <number:month number:calendar="jewish" number:style="long" number:textual="true"/>
      <number:text> </number:text>
      <number:year number:calendar="jewish" number:style="long"/>
    </number:date-style>
    <number:date-style style:name="N131">
      <number:month number:calendar="jewish" number:style="long" number:textual="true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4">00/00/0000</text:date>, <text:time style:data-style-name="N2" text:time-value="11:56:58.49155219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4T12:46:52.728820367</dc:date>
    <meta:editing-duration>PT24M58S</meta:editing-duration>
    <meta:editing-cycles>3</meta:editing-cycles>
    <meta:generator>LibreOffice/4.3.7.2$Linux_X86_64 LibreOffice_project/430m0$Build-2</meta:generator>
    <meta:document-statistic meta:table-count="2" meta:cell-count="8285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70" chart:origin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98cm" svg:y="3.205cm" style:legend-expansion="high" chart:style-name="ch2"/>
        <chart:plot-area chart:style-name="ch3" table:cell-range-address="all_success_rate_mix_methods_3_BM4_BM5_analysis.V91:all_success_rate_mix_methods_3_BM4_BM5_analysis.AA121" chart:data-source-has-labels="both" svg:x="0.697cm" svg:y="0.152cm" svg:width="13.907cm" svg:height="9.369cm">
          <chartooo:coordinate-region svg:x="1.318cm" svg:y="0.352cm" svg:width="13.286cm" svg:height="6.114cm"/>
          <chart:axis chart:dimension="x" chart:name="primary-x" chart:style-name="ch4" chartooo:axis-type="auto">
            <chartooo:date-scale/>
            <chart:categories table:cell-range-address="all_success_rate_mix_methods_3_BM4_BM5_analysis.V92:all_success_rate_mix_methods_3_BM4_BM5_analysis.V1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l_success_rate_mix_methods_3_BM4_BM5_analysis.W92:all_success_rate_mix_methods_3_BM4_BM5_analysis.W121" chart:label-cell-address="all_success_rate_mix_methods_3_BM4_BM5_analysis.W91:all_success_rate_mix_methods_3_BM4_BM5_analysis.W91" chart:class="chart:bar">
            <chart:data-point chart:repeated="30"/>
          </chart:series>
          <chart:series chart:style-name="ch8" chart:values-cell-range-address="all_success_rate_mix_methods_3_BM4_BM5_analysis.X92:all_success_rate_mix_methods_3_BM4_BM5_analysis.X121" chart:label-cell-address="all_success_rate_mix_methods_3_BM4_BM5_analysis.X91:all_success_rate_mix_methods_3_BM4_BM5_analysis.X91" chart:class="chart:bar">
            <chart:data-point chart:repeated="30"/>
          </chart:series>
          <chart:series chart:style-name="ch9" chart:values-cell-range-address="all_success_rate_mix_methods_3_BM4_BM5_analysis.Y92:all_success_rate_mix_methods_3_BM4_BM5_analysis.Y121" chart:label-cell-address="all_success_rate_mix_methods_3_BM4_BM5_analysis.Y91:all_success_rate_mix_methods_3_BM4_BM5_analysis.Y91" chart:class="chart:bar">
            <chart:data-point chart:repeated="30"/>
          </chart:series>
          <chart:series chart:style-name="ch10" chart:values-cell-range-address="all_success_rate_mix_methods_3_BM4_BM5_analysis.Z92:all_success_rate_mix_methods_3_BM4_BM5_analysis.Z121" chart:label-cell-address="all_success_rate_mix_methods_3_BM4_BM5_analysis.Z91:all_success_rate_mix_methods_3_BM4_BM5_analysis.Z91" chart:class="chart:bar">
            <chart:data-point chart:repeated="30"/>
          </chart:series>
          <chart:series chart:style-name="ch11" chart:values-cell-range-address="all_success_rate_mix_methods_3_BM4_BM5_analysis.AA92:all_success_rate_mix_methods_3_BM4_BM5_analysis.AA121" chart:label-cell-address="all_success_rate_mix_methods_3_BM4_BM5_analysis.AA91:all_success_rate_mix_methods_3_BM4_BM5_analysis.AA91" chart:class="chart:bar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1</text:p>
                <draw:g>
                  <svg:desc>all_success_rate_mix_methods_3_BM4_BM5_analysis.W91:all_success_rate_mix_methods_3_BM4_BM5_analysis.W91</svg:desc>
                </draw:g>
              </table:table-cell>
              <table:table-cell office:value-type="string">
                <text:p>f2</text:p>
                <draw:g>
                  <svg:desc>all_success_rate_mix_methods_3_BM4_BM5_analysis.X91:all_success_rate_mix_methods_3_BM4_BM5_analysis.X91</svg:desc>
                </draw:g>
              </table:table-cell>
              <table:table-cell office:value-type="string">
                <text:p>f3</text:p>
                <draw:g>
                  <svg:desc>all_success_rate_mix_methods_3_BM4_BM5_analysis.Y91:all_success_rate_mix_methods_3_BM4_BM5_analysis.Y91</svg:desc>
                </draw:g>
              </table:table-cell>
              <table:table-cell office:value-type="string">
                <text:p>f4</text:p>
                <draw:g>
                  <svg:desc>all_success_rate_mix_methods_3_BM4_BM5_analysis.Z91:all_success_rate_mix_methods_3_BM4_BM5_analysis.Z91</svg:desc>
                </draw:g>
              </table:table-cell>
              <table:table-cell office:value-type="string">
                <text:p>f5</text:p>
                <draw:g>
                  <svg:desc>all_success_rate_mix_methods_3_BM4_BM5_analysis.AA91:all_success_rate_mix_methods_3_BM4_BM5_analysis.AA9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_BFKV</text:p>
                <draw:g>
                  <svg:desc>all_success_rate_mix_methods_3_BM4_BM5_analysis.V92:all_success_rate_mix_methods_3_BM4_BM5_analysis.V121</svg:desc>
                </draw:g>
              </table:table-cell>
              <table:table-cell office:value-type="float" office:value="16.6666666667">
                <text:p>16.6666666667</text:p>
                <draw:g>
                  <svg:desc>all_success_rate_mix_methods_3_BM4_BM5_analysis.W92:all_success_rate_mix_methods_3_BM4_BM5_analysis.W121</svg:desc>
                </draw:g>
              </table:table-cell>
              <table:table-cell office:value-type="float" office:value="12.5">
                <text:p>12.5</text:p>
                <draw:g>
                  <svg:desc>all_success_rate_mix_methods_3_BM4_BM5_analysis.X92:all_success_rate_mix_methods_3_BM4_BM5_analysis.X121</svg:desc>
                </draw:g>
              </table:table-cell>
              <table:table-cell office:value-type="float" office:value="20.3389830508">
                <text:p>20.3389830508</text:p>
                <draw:g>
                  <svg:desc>all_success_rate_mix_methods_3_BM4_BM5_analysis.Y92:all_success_rate_mix_methods_3_BM4_BM5_analysis.Y121</svg:desc>
                </draw:g>
              </table:table-cell>
              <table:table-cell office:value-type="float" office:value="15.3846153846">
                <text:p>15.3846153846</text:p>
                <draw:g>
                  <svg:desc>all_success_rate_mix_methods_3_BM4_BM5_analysis.Z92:all_success_rate_mix_methods_3_BM4_BM5_analysis.Z121</svg:desc>
                </draw:g>
              </table:table-cell>
              <table:table-cell office:value-type="float" office:value="0">
                <text:p>0</text:p>
                <draw:g>
                  <svg:desc>all_success_rate_mix_methods_3_BM4_BM5_analysis.AA92:all_success_rate_mix_methods_3_BM4_BM5_analysis.AA121</svg:desc>
                </draw:g>
              </table:table-cell>
            </table:table-row>
            <table:table-row>
              <table:table-cell office:value-type="string">
                <text:p>ODA</text:p>
              </table:table-cell>
              <table:table-cell office:value-type="float" office:value="20.8333333333">
                <text:p>20.8333333333</text:p>
              </table:table-cell>
              <table:table-cell office:value-type="float" office:value="17.8571428571">
                <text:p>17.8571428571</text:p>
              </table:table-cell>
              <table:table-cell office:value-type="float" office:value="13.5593220339">
                <text:p>13.5593220339</text:p>
              </table:table-cell>
              <table:table-cell office:value-type="float" office:value="15.3846153846">
                <text:p>15.3846153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ELOCAL_MIN</text:p>
              </table:table-cell>
              <table:table-cell office:value-type="float" office:value="20.8333333333">
                <text:p>20.8333333333</text:p>
              </table:table-cell>
              <table:table-cell office:value-type="float" office:value="23.2142857143">
                <text:p>23.2142857143</text:p>
              </table:table-cell>
              <table:table-cell office:value-type="float" office:value="16.9491525424">
                <text:p>16.9491525424</text:p>
              </table:table-cell>
              <table:table-cell office:value-type="float" office:value="7.69230769231">
                <text:p>7.69230769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BL</text:p>
              </table:table-cell>
              <table:table-cell office:value-type="float" office:value="20.8333333333">
                <text:p>20.8333333333</text:p>
              </table:table-cell>
              <table:table-cell office:value-type="float" office:value="19.6428571429">
                <text:p>19.6428571429</text:p>
              </table:table-cell>
              <table:table-cell office:value-type="float" office:value="18.6440677966">
                <text:p>18.6440677966</text:p>
              </table:table-cell>
              <table:table-cell office:value-type="float" office:value="11.5384615385">
                <text:p>11.5384615385</text:p>
              </table:table-cell>
              <table:table-cell office:value-type="float" office:value="9.09090909091">
                <text:p>9.09090909091</text:p>
              </table:table-cell>
            </table:table-row>
            <table:table-row>
              <table:table-cell office:value-type="string">
                <text:p>AP_calRW</text:p>
              </table:table-cell>
              <table:table-cell office:value-type="float" office:value="20.8333333333">
                <text:p>20.8333333333</text:p>
              </table:table-cell>
              <table:table-cell office:value-type="float" office:value="21.4285714286">
                <text:p>21.4285714286</text:p>
              </table:table-cell>
              <table:table-cell office:value-type="float" office:value="15.2542372881">
                <text:p>15.2542372881</text:p>
              </table:table-cell>
              <table:table-cell office:value-type="float" office:value="15.3846153846">
                <text:p>15.3846153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DW</text:p>
              </table:table-cell>
              <table:table-cell office:value-type="float" office:value="37.5">
                <text:p>37.5</text:p>
              </table:table-cell>
              <table:table-cell office:value-type="float" office:value="23.2142857143">
                <text:p>23.2142857143</text:p>
              </table:table-cell>
              <table:table-cell office:value-type="float" office:value="16.9491525424">
                <text:p>16.94915254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E3D_MIN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5.2542372881">
                <text:p>15.2542372881</text:p>
              </table:table-cell>
              <table:table-cell office:value-type="float" office:value="7.69230769231">
                <text:p>7.69230769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MJ3h</text:p>
              </table:table-cell>
              <table:table-cell office:value-type="float" office:value="29.1666666667">
                <text:p>29.1666666667</text:p>
              </table:table-cell>
              <table:table-cell office:value-type="float" office:value="17.8571428571">
                <text:p>17.8571428571</text:p>
              </table:table-cell>
              <table:table-cell office:value-type="float" office:value="16.9491525424">
                <text:p>16.9491525424</text:p>
              </table:table-cell>
              <table:table-cell office:value-type="float" office:value="19.2307692308">
                <text:p>19.2307692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LE</text:p>
              </table:table-cell>
              <table:table-cell office:value-type="float" office:value="20.8333333333">
                <text:p>20.8333333333</text:p>
              </table:table-cell>
              <table:table-cell office:value-type="float" office:value="26.7857142857">
                <text:p>26.7857142857</text:p>
              </table:table-cell>
              <table:table-cell office:value-type="float" office:value="18.6440677966">
                <text:p>18.6440677966</text:p>
              </table:table-cell>
              <table:table-cell office:value-type="float" office:value="11.5384615385">
                <text:p>11.5384615385</text:p>
              </table:table-cell>
              <table:table-cell office:value-type="float" office:value="9.09090909091">
                <text:p>9.09090909091</text:p>
              </table:table-cell>
            </table:table-row>
            <table:table-row>
              <table:table-cell office:value-type="string">
                <text:p>CP_TS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19.6428571429">
                <text:p>19.6428571429</text:p>
              </table:table-cell>
              <table:table-cell office:value-type="float" office:value="18.6440677966">
                <text:p>18.6440677966</text:p>
              </table:table-cell>
              <table:table-cell office:value-type="float" office:value="19.2307692308">
                <text:p>19.2307692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TEl</text:p>
              </table:table-cell>
              <table:table-cell office:value-type="float" office:value="29.1666666667">
                <text:p>29.1666666667</text:p>
              </table:table-cell>
              <table:table-cell office:value-type="float" office:value="19.6428571429">
                <text:p>19.6428571429</text:p>
              </table:table-cell>
              <table:table-cell office:value-type="float" office:value="18.6440677966">
                <text:p>18.6440677966</text:p>
              </table:table-cell>
              <table:table-cell office:value-type="float" office:value="19.2307692308">
                <text:p>19.2307692308</text:p>
              </table:table-cell>
              <table:table-cell office:value-type="float" office:value="9.09090909091">
                <text:p>9.09090909091</text:p>
              </table:table-cell>
            </table:table-row>
            <table:table-row>
              <table:table-cell office:value-type="string">
                <text:p>CP_RMFCA</text:p>
              </table:table-cell>
              <table:table-cell office:value-type="float" office:value="25">
                <text:p>25</text:p>
              </table:table-cell>
              <table:table-cell office:value-type="float" office:value="23.2142857143">
                <text:p>23.2142857143</text:p>
              </table:table-cell>
              <table:table-cell office:value-type="float" office:value="22.0338983051">
                <text:p>22.0338983051</text:p>
              </table:table-cell>
              <table:table-cell office:value-type="float" office:value="11.5384615385">
                <text:p>11.5384615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MJ2h</text:p>
              </table:table-cell>
              <table:table-cell office:value-type="float" office:value="29.1666666667">
                <text:p>29.1666666667</text:p>
              </table:table-cell>
              <table:table-cell office:value-type="float" office:value="28.5714285714">
                <text:p>28.5714285714</text:p>
              </table:table-cell>
              <table:table-cell office:value-type="float" office:value="15.2542372881">
                <text:p>15.2542372881</text:p>
              </table:table-cell>
              <table:table-cell office:value-type="float" office:value="19.2307692308">
                <text:p>19.2307692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MJPL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3.7288135593">
                <text:p>23.7288135593</text:p>
              </table:table-cell>
              <table:table-cell office:value-type="float" office:value="15.3846153846">
                <text:p>15.3846153846</text:p>
              </table:table-cell>
              <table:table-cell office:value-type="float" office:value="9.09090909091">
                <text:p>9.09090909091</text:p>
              </table:table-cell>
            </table:table-row>
            <table:table-row>
              <table:table-cell office:value-type="string">
                <text:p>CP_RMFCEN2</text:p>
              </table:table-cell>
              <table:table-cell office:value-type="float" office:value="25">
                <text:p>25</text:p>
              </table:table-cell>
              <table:table-cell office:value-type="float" office:value="28.5714285714">
                <text:p>28.5714285714</text:p>
              </table:table-cell>
              <table:table-cell office:value-type="float" office:value="20.3389830508">
                <text:p>20.3389830508</text:p>
              </table:table-cell>
              <table:table-cell office:value-type="float" office:value="15.3846153846">
                <text:p>15.3846153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YDOCK_TOT</text:p>
              </table:table-cell>
              <table:table-cell office:value-type="float" office:value="29.1666666667">
                <text:p>29.1666666667</text:p>
              </table:table-cell>
              <table:table-cell office:value-type="float" office:value="28.5714285714">
                <text:p>28.5714285714</text:p>
              </table:table-cell>
              <table:table-cell office:value-type="float" office:value="15.2542372881">
                <text:p>15.2542372881</text:p>
              </table:table-cell>
              <table:table-cell office:value-type="float" office:value="15.3846153846">
                <text:p>15.3846153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Qp</text:p>
              </table:table-cell>
              <table:table-cell office:value-type="float" office:value="25">
                <text:p>25</text:p>
              </table:table-cell>
              <table:table-cell office:value-type="float" office:value="21.4285714286">
                <text:p>21.4285714286</text:p>
              </table:table-cell>
              <table:table-cell office:value-type="float" office:value="23.7288135593">
                <text:p>23.7288135593</text:p>
              </table:table-cell>
              <table:table-cell office:value-type="float" office:value="26.9230769231">
                <text:p>26.9230769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TD</text:p>
              </table:table-cell>
              <table:table-cell office:value-type="float" office:value="20.8333333333">
                <text:p>20.8333333333</text:p>
              </table:table-cell>
              <table:table-cell office:value-type="float" office:value="28.5714285714">
                <text:p>28.5714285714</text:p>
              </table:table-cell>
              <table:table-cell office:value-type="float" office:value="23.7288135593">
                <text:p>23.7288135593</text:p>
              </table:table-cell>
              <table:table-cell office:value-type="float" office:value="15.3846153846">
                <text:p>15.3846153846</text:p>
              </table:table-cell>
              <table:table-cell office:value-type="float" office:value="9.09090909091">
                <text:p>9.09090909091</text:p>
              </table:table-cell>
            </table:table-row>
            <table:table-row>
              <table:table-cell office:value-type="string">
                <text:p>AP_dDFIRE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28.5714285714">
                <text:p>28.5714285714</text:p>
              </table:table-cell>
              <table:table-cell office:value-type="float" office:value="20.3389830508">
                <text:p>20.3389830508</text:p>
              </table:table-cell>
              <table:table-cell office:value-type="float" office:value="15.3846153846">
                <text:p>15.3846153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RMFCEN1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28.5714285714">
                <text:p>28.5714285714</text:p>
              </table:table-cell>
              <table:table-cell office:value-type="float" office:value="18.6440677966">
                <text:p>18.6440677966</text:p>
              </table:table-cell>
              <table:table-cell office:value-type="float" office:value="23.0769230769">
                <text:p>23.0769230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_DCOMPLEX</text:p>
              </table:table-cell>
              <table:table-cell office:value-type="float" office:value="37.5">
                <text:p>37.5</text:p>
              </table:table-cell>
              <table:table-cell office:value-type="float" office:value="30.3571428571">
                <text:p>30.3571428571</text:p>
              </table:table-cell>
              <table:table-cell office:value-type="float" office:value="22.0338983051">
                <text:p>22.0338983051</text:p>
              </table:table-cell>
              <table:table-cell office:value-type="float" office:value="3.84615384615">
                <text:p>3.84615384615</text:p>
              </table:table-cell>
              <table:table-cell office:value-type="float" office:value="9.09090909091">
                <text:p>9.09090909091</text:p>
              </table:table-cell>
            </table:table-row>
            <table:table-row>
              <table:table-cell office:value-type="string">
                <text:p>CP_DECK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26.7857142857">
                <text:p>26.7857142857</text:p>
              </table:table-cell>
              <table:table-cell office:value-type="float" office:value="23.7288135593">
                <text:p>23.7288135593</text:p>
              </table:table-cell>
              <table:table-cell office:value-type="float" office:value="19.2307692308">
                <text:p>19.2307692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_calRWp</text:p>
              </table:table-cell>
              <table:table-cell office:value-type="float" office:value="16.6666666667">
                <text:p>16.6666666667</text:p>
              </table:table-cell>
              <table:table-cell office:value-type="float" office:value="28.5714285714">
                <text:p>28.5714285714</text:p>
              </table:table-cell>
              <table:table-cell office:value-type="float" office:value="28.813559322">
                <text:p>28.813559322</text:p>
              </table:table-cell>
              <table:table-cell office:value-type="float" office:value="15.3846153846">
                <text:p>15.3846153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BT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8.813559322">
                <text:p>28.813559322</text:p>
              </table:table-cell>
              <table:table-cell office:value-type="float" office:value="19.2307692308">
                <text:p>19.2307692308</text:p>
              </table:table-cell>
              <table:table-cell office:value-type="float" office:value="9.09090909091">
                <text:p>9.09090909091</text:p>
              </table:table-cell>
            </table:table-row>
            <table:table-row>
              <table:table-cell office:value-type="string">
                <text:p>CP_TB</text:p>
              </table:table-cell>
              <table:table-cell office:value-type="float" office:value="29.1666666667">
                <text:p>29.1666666667</text:p>
              </table:table-cell>
              <table:table-cell office:value-type="float" office:value="25">
                <text:p>25</text:p>
              </table:table-cell>
              <table:table-cell office:value-type="float" office:value="22.0338983051">
                <text:p>22.0338983051</text:p>
              </table:table-cell>
              <table:table-cell office:value-type="float" office:value="23.0769230769">
                <text:p>23.0769230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25">
                <text:p>25</text:p>
              </table:table-cell>
              <table:table-cell office:value-type="float" office:value="23.2142857143">
                <text:p>23.2142857143</text:p>
              </table:table-cell>
              <table:table-cell office:value-type="float" office:value="30.5084745763">
                <text:p>30.5084745763</text:p>
              </table:table-cell>
              <table:table-cell office:value-type="float" office:value="26.9230769231">
                <text:p>26.9230769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_T2</text:p>
              </table:table-cell>
              <table:table-cell office:value-type="float" office:value="50">
                <text:p>50</text:p>
              </table:table-cell>
              <table:table-cell office:value-type="float" office:value="30.3571428571">
                <text:p>30.3571428571</text:p>
              </table:table-cell>
              <table:table-cell office:value-type="float" office:value="32.2033898305">
                <text:p>32.2033898305</text:p>
              </table:table-cell>
              <table:table-cell office:value-type="float" office:value="7.69230769231">
                <text:p>7.69230769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45.8333333333">
                <text:p>45.8333333333</text:p>
              </table:table-cell>
              <table:table-cell office:value-type="float" office:value="30.3571428571">
                <text:p>30.3571428571</text:p>
              </table:table-cell>
              <table:table-cell office:value-type="float" office:value="28.813559322">
                <text:p>28.813559322</text:p>
              </table:table-cell>
              <table:table-cell office:value-type="float" office:value="23.0769230769">
                <text:p>23.0769230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_T1</text:p>
              </table:table-cell>
              <table:table-cell office:value-type="float" office:value="45.8333333333">
                <text:p>45.8333333333</text:p>
              </table:table-cell>
              <table:table-cell office:value-type="float" office:value="33.9285714286">
                <text:p>33.9285714286</text:p>
              </table:table-cell>
              <table:table-cell office:value-type="float" office:value="33.8983050847">
                <text:p>33.8983050847</text:p>
              </table:table-cell>
              <table:table-cell office:value-type="float" office:value="19.2307692308">
                <text:p>19.2307692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_PISA</text:p>
              </table:table-cell>
              <table:table-cell office:value-type="float" office:value="54.1666666667">
                <text:p>54.1666666667</text:p>
              </table:table-cell>
              <table:table-cell office:value-type="float" office:value="33.9285714286">
                <text:p>33.9285714286</text:p>
              </table:table-cell>
              <table:table-cell office:value-type="float" office:value="33.8983050847">
                <text:p>33.8983050847</text:p>
              </table:table-cell>
              <table:table-cell office:value-type="float" office:value="26.9230769231">
                <text:p>26.923076923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87cm" svg:y="3.703cm" style:legend-expansion="high" chart:style-name="ch2"/>
        <chart:plot-area chart:style-name="ch3" table:cell-range-address="all_success_rate_mix_methods_3_BM4_BM5_analysis.AC91:all_success_rate_mix_methods_3_BM4_BM5_analysis.AF121" chart:data-source-has-labels="both" svg:x="0.32cm" svg:y="0.18cm" svg:width="13.547cm" svg:height="8.64cm">
          <chartooo:coordinate-region svg:x="0.941cm" svg:y="0.379cm" svg:width="12.926cm" svg:height="5.386cm"/>
          <chart:axis chart:dimension="x" chart:name="primary-x" chart:style-name="ch4" chartooo:axis-type="auto">
            <chartooo:date-scale/>
            <chart:categories table:cell-range-address="all_success_rate_mix_methods_3_BM4_BM5_analysis.AC92:all_success_rate_mix_methods_3_BM4_BM5_analysis.AC1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l_success_rate_mix_methods_3_BM4_BM5_analysis.AD92:all_success_rate_mix_methods_3_BM4_BM5_analysis.AD121" chart:label-cell-address="all_success_rate_mix_methods_3_BM4_BM5_analysis.AD91:all_success_rate_mix_methods_3_BM4_BM5_analysis.AD91" chart:class="chart:bar">
            <chart:data-point chart:repeated="30"/>
          </chart:series>
          <chart:series chart:style-name="ch8" chart:values-cell-range-address="all_success_rate_mix_methods_3_BM4_BM5_analysis.AE92:all_success_rate_mix_methods_3_BM4_BM5_analysis.AE121" chart:label-cell-address="all_success_rate_mix_methods_3_BM4_BM5_analysis.AE91:all_success_rate_mix_methods_3_BM4_BM5_analysis.AE91" chart:class="chart:bar">
            <chart:data-point chart:repeated="30"/>
          </chart:series>
          <chart:series chart:style-name="ch9" chart:values-cell-range-address="all_success_rate_mix_methods_3_BM4_BM5_analysis.AF92:all_success_rate_mix_methods_3_BM4_BM5_analysis.AF121" chart:label-cell-address="all_success_rate_mix_methods_3_BM4_BM5_analysis.AF91:all_success_rate_mix_methods_3_BM4_BM5_analysis.AF91" chart:class="chart:bar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1 </text:p>
                <draw:g>
                  <svg:desc>all_success_rate_mix_methods_3_BM4_BM5_analysis.AD91:all_success_rate_mix_methods_3_BM4_BM5_analysis.AD91</svg:desc>
                </draw:g>
              </table:table-cell>
              <table:table-cell office:value-type="string">
                <text:p>Top10 </text:p>
                <draw:g>
                  <svg:desc>all_success_rate_mix_methods_3_BM4_BM5_analysis.AE91:all_success_rate_mix_methods_3_BM4_BM5_analysis.AE91</svg:desc>
                </draw:g>
              </table:table-cell>
              <table:table-cell office:value-type="string">
                <text:p>Top100</text:p>
                <draw:g>
                  <svg:desc>all_success_rate_mix_methods_3_BM4_BM5_analysis.AF91:all_success_rate_mix_methods_3_BM4_BM5_analysis.AF9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_BFKV</text:p>
                <draw:g>
                  <svg:desc>all_success_rate_mix_methods_3_BM4_BM5_analysis.AC92:all_success_rate_mix_methods_3_BM4_BM5_analysis.AC121</svg:desc>
                </draw:g>
              </table:table-cell>
              <table:table-cell office:value-type="float" office:value="5.11363636364">
                <text:p>5.11363636364</text:p>
                <draw:g>
                  <svg:desc>all_success_rate_mix_methods_3_BM4_BM5_analysis.AD92:all_success_rate_mix_methods_3_BM4_BM5_analysis.AD121</svg:desc>
                </draw:g>
              </table:table-cell>
              <table:table-cell office:value-type="float" office:value="15.9090909091">
                <text:p>15.9090909091</text:p>
                <draw:g>
                  <svg:desc>all_success_rate_mix_methods_3_BM4_BM5_analysis.AE92:all_success_rate_mix_methods_3_BM4_BM5_analysis.AE121</svg:desc>
                </draw:g>
              </table:table-cell>
              <table:table-cell office:value-type="float" office:value="37.5">
                <text:p>37.5</text:p>
                <draw:g>
                  <svg:desc>all_success_rate_mix_methods_3_BM4_BM5_analysis.AF92:all_success_rate_mix_methods_3_BM4_BM5_analysis.AF121</svg:desc>
                </draw:g>
              </table:table-cell>
            </table:table-row>
            <table:table-row>
              <table:table-cell office:value-type="string">
                <text:p>ODA</text:p>
              </table:table-cell>
              <table:table-cell office:value-type="float" office:value="5.68181818182">
                <text:p>5.68181818182</text:p>
              </table:table-cell>
              <table:table-cell office:value-type="float" office:value="15.9090909091">
                <text:p>15.9090909091</text:p>
              </table:table-cell>
              <table:table-cell office:value-type="float" office:value="26.1363636364">
                <text:p>26.1363636364</text:p>
              </table:table-cell>
            </table:table-row>
            <table:table-row>
              <table:table-cell office:value-type="string">
                <text:p>CP_ELOCAL_MIN</text:p>
              </table:table-cell>
              <table:table-cell office:value-type="float" office:value="6.81818181818">
                <text:p>6.81818181818</text:p>
              </table:table-cell>
              <table:table-cell office:value-type="float" office:value="16.4772727273">
                <text:p>16.4772727273</text:p>
              </table:table-cell>
              <table:table-cell office:value-type="float" office:value="44.8863636364">
                <text:p>44.8863636364</text:p>
              </table:table-cell>
            </table:table-row>
            <table:table-row>
              <table:table-cell office:value-type="string">
                <text:p>CP_BL</text:p>
              </table:table-cell>
              <table:table-cell office:value-type="float" office:value="2.27272727273">
                <text:p>2.27272727273</text:p>
              </table:table-cell>
              <table:table-cell office:value-type="float" office:value="17.0454545455">
                <text:p>17.0454545455</text:p>
              </table:table-cell>
              <table:table-cell office:value-type="float" office:value="38.0681818182">
                <text:p>38.0681818182</text:p>
              </table:table-cell>
            </table:table-row>
            <table:table-row>
              <table:table-cell office:value-type="string">
                <text:p>AP_calRW</text:p>
              </table:table-cell>
              <table:table-cell office:value-type="float" office:value="4.54545454545">
                <text:p>4.54545454545</text:p>
              </table:table-cell>
              <table:table-cell office:value-type="float" office:value="17.0454545455">
                <text:p>17.0454545455</text:p>
              </table:table-cell>
              <table:table-cell office:value-type="float" office:value="54.5454545455">
                <text:p>54.5454545455</text:p>
              </table:table-cell>
            </table:table-row>
            <table:table-row>
              <table:table-cell office:value-type="string">
                <text:p>VDW</text:p>
              </table:table-cell>
              <table:table-cell office:value-type="float" office:value="3.40909090909">
                <text:p>3.40909090909</text:p>
              </table:table-cell>
              <table:table-cell office:value-type="float" office:value="17.6136363636">
                <text:p>17.6136363636</text:p>
              </table:table-cell>
              <table:table-cell office:value-type="float" office:value="49.4318181818">
                <text:p>49.4318181818</text:p>
              </table:table-cell>
            </table:table-row>
            <table:table-row>
              <table:table-cell office:value-type="string">
                <text:p>CP_E3D_MIN</text:p>
              </table:table-cell>
              <table:table-cell office:value-type="float" office:value="5.68181818182">
                <text:p>5.68181818182</text:p>
              </table:table-cell>
              <table:table-cell office:value-type="float" office:value="17.6136363636">
                <text:p>17.6136363636</text:p>
              </table:table-cell>
              <table:table-cell office:value-type="float" office:value="44.3181818182">
                <text:p>44.3181818182</text:p>
              </table:table-cell>
            </table:table-row>
            <table:table-row>
              <table:table-cell office:value-type="string">
                <text:p>CP_MJ3h</text:p>
              </table:table-cell>
              <table:table-cell office:value-type="float" office:value="5.11363636364">
                <text:p>5.11363636364</text:p>
              </table:table-cell>
              <table:table-cell office:value-type="float" office:value="18.1818181818">
                <text:p>18.1818181818</text:p>
              </table:table-cell>
              <table:table-cell office:value-type="float" office:value="36.9318181818">
                <text:p>36.9318181818</text:p>
              </table:table-cell>
            </table:table-row>
            <table:table-row>
              <table:table-cell office:value-type="string">
                <text:p>ELE</text:p>
              </table:table-cell>
              <table:table-cell office:value-type="float" office:value="9.09090909091">
                <text:p>9.09090909091</text:p>
              </table:table-cell>
              <table:table-cell office:value-type="float" office:value="18.75">
                <text:p>18.75</text:p>
              </table:table-cell>
              <table:table-cell office:value-type="float" office:value="41.4772727273">
                <text:p>41.4772727273</text:p>
              </table:table-cell>
            </table:table-row>
            <table:table-row>
              <table:table-cell office:value-type="string">
                <text:p>CP_TS</text:p>
              </table:table-cell>
              <table:table-cell office:value-type="float" office:value="5.68181818182">
                <text:p>5.68181818182</text:p>
              </table:table-cell>
              <table:table-cell office:value-type="float" office:value="19.3181818182">
                <text:p>19.3181818182</text:p>
              </table:table-cell>
              <table:table-cell office:value-type="float" office:value="51.7045454545">
                <text:p>51.7045454545</text:p>
              </table:table-cell>
            </table:table-row>
            <table:table-row>
              <table:table-cell office:value-type="string">
                <text:p>CP_TEl</text:p>
              </table:table-cell>
              <table:table-cell office:value-type="float" office:value="9.65909090909">
                <text:p>9.65909090909</text:p>
              </table:table-cell>
              <table:table-cell office:value-type="float" office:value="19.3181818182">
                <text:p>19.3181818182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CP_RMFCA</text:p>
              </table:table-cell>
              <table:table-cell office:value-type="float" office:value="6.81818181818">
                <text:p>6.81818181818</text:p>
              </table:table-cell>
              <table:table-cell office:value-type="float" office:value="19.8863636364">
                <text:p>19.8863636364</text:p>
              </table:table-cell>
              <table:table-cell office:value-type="float" office:value="44.8863636364">
                <text:p>44.8863636364</text:p>
              </table:table-cell>
            </table:table-row>
            <table:table-row>
              <table:table-cell office:value-type="string">
                <text:p>CP_MJ2h</text:p>
              </table:table-cell>
              <table:table-cell office:value-type="float" office:value="6.81818181818">
                <text:p>6.81818181818</text:p>
              </table:table-cell>
              <table:table-cell office:value-type="float" office:value="20.4545454545">
                <text:p>20.4545454545</text:p>
              </table:table-cell>
              <table:table-cell office:value-type="float" office:value="51.1363636364">
                <text:p>51.1363636364</text:p>
              </table:table-cell>
            </table:table-row>
            <table:table-row>
              <table:table-cell office:value-type="string">
                <text:p>CP_MJPL</text:p>
              </table:table-cell>
              <table:table-cell office:value-type="float" office:value="7.38636363636">
                <text:p>7.38636363636</text:p>
              </table:table-cell>
              <table:table-cell office:value-type="float" office:value="21.0227272727">
                <text:p>21.0227272727</text:p>
              </table:table-cell>
              <table:table-cell office:value-type="float" office:value="47.1590909091">
                <text:p>47.1590909091</text:p>
              </table:table-cell>
            </table:table-row>
            <table:table-row>
              <table:table-cell office:value-type="string">
                <text:p>CP_RMFCEN2</text:p>
              </table:table-cell>
              <table:table-cell office:value-type="float" office:value="7.95454545455">
                <text:p>7.95454545455</text:p>
              </table:table-cell>
              <table:table-cell office:value-type="float" office:value="21.0227272727">
                <text:p>21.0227272727</text:p>
              </table:table-cell>
              <table:table-cell office:value-type="float" office:value="50.5681818182">
                <text:p>50.5681818182</text:p>
              </table:table-cell>
            </table:table-row>
            <table:table-row>
              <table:table-cell office:value-type="string">
                <text:p>PYDOCK_TOT</text:p>
              </table:table-cell>
              <table:table-cell office:value-type="float" office:value="10.7954545455">
                <text:p>10.7954545455</text:p>
              </table:table-cell>
              <table:table-cell office:value-type="float" office:value="21.0227272727">
                <text:p>21.0227272727</text:p>
              </table:table-cell>
              <table:table-cell office:value-type="float" office:value="36.9318181818">
                <text:p>36.9318181818</text:p>
              </table:table-cell>
            </table:table-row>
            <table:table-row>
              <table:table-cell office:value-type="string">
                <text:p>CP_Qp</text:p>
              </table:table-cell>
              <table:table-cell office:value-type="float" office:value="5.68181818182">
                <text:p>5.68181818182</text:p>
              </table:table-cell>
              <table:table-cell office:value-type="float" office:value="21.5909090909">
                <text:p>21.590909090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CP_TD</text:p>
              </table:table-cell>
              <table:table-cell office:value-type="float" office:value="5.68181818182">
                <text:p>5.68181818182</text:p>
              </table:table-cell>
              <table:table-cell office:value-type="float" office:value="22.1590909091">
                <text:p>22.1590909091</text:p>
              </table:table-cell>
              <table:table-cell office:value-type="float" office:value="46.5909090909">
                <text:p>46.5909090909</text:p>
              </table:table-cell>
            </table:table-row>
            <table:table-row>
              <table:table-cell office:value-type="string">
                <text:p>AP_dDFIRE</text:p>
              </table:table-cell>
              <table:table-cell office:value-type="float" office:value="9.09090909091">
                <text:p>9.09090909091</text:p>
              </table:table-cell>
              <table:table-cell office:value-type="float" office:value="22.1590909091">
                <text:p>22.1590909091</text:p>
              </table:table-cell>
              <table:table-cell office:value-type="float" office:value="40.9090909091">
                <text:p>40.9090909091</text:p>
              </table:table-cell>
            </table:table-row>
            <table:table-row>
              <table:table-cell office:value-type="string">
                <text:p>CP_RMFCEN1</text:p>
              </table:table-cell>
              <table:table-cell office:value-type="float" office:value="6.81818181818">
                <text:p>6.81818181818</text:p>
              </table:table-cell>
              <table:table-cell office:value-type="float" office:value="22.7272727273">
                <text:p>22.727272727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AP_DCOMPLEX</text:p>
              </table:table-cell>
              <table:table-cell office:value-type="float" office:value="11.3636363636">
                <text:p>11.3636363636</text:p>
              </table:table-cell>
              <table:table-cell office:value-type="float" office:value="22.7272727273">
                <text:p>22.7272727273</text:p>
              </table:table-cell>
              <table:table-cell office:value-type="float" office:value="49.4318181818">
                <text:p>49.4318181818</text:p>
              </table:table-cell>
            </table:table-row>
            <table:table-row>
              <table:table-cell office:value-type="string">
                <text:p>CP_DECK</text:p>
              </table:table-cell>
              <table:table-cell office:value-type="float" office:value="14.2045454545">
                <text:p>14.2045454545</text:p>
              </table:table-cell>
              <table:table-cell office:value-type="float" office:value="23.2954545455">
                <text:p>23.2954545455</text:p>
              </table:table-cell>
              <table:table-cell office:value-type="float" office:value="39.7727272727">
                <text:p>39.7727272727</text:p>
              </table:table-cell>
            </table:table-row>
            <table:table-row>
              <table:table-cell office:value-type="string">
                <text:p>AP_calRWp</text:p>
              </table:table-cell>
              <table:table-cell office:value-type="float" office:value="4.54545454545">
                <text:p>4.54545454545</text:p>
              </table:table-cell>
              <table:table-cell office:value-type="float" office:value="23.8636363636">
                <text:p>23.8636363636</text:p>
              </table:table-cell>
              <table:table-cell office:value-type="float" office:value="53.9772727273">
                <text:p>53.9772727273</text:p>
              </table:table-cell>
            </table:table-row>
            <table:table-row>
              <table:table-cell office:value-type="string">
                <text:p>CP_BT</text:p>
              </table:table-cell>
              <table:table-cell office:value-type="float" office:value="4.54545454545">
                <text:p>4.54545454545</text:p>
              </table:table-cell>
              <table:table-cell office:value-type="float" office:value="23.8636363636">
                <text:p>23.8636363636</text:p>
              </table:table-cell>
              <table:table-cell office:value-type="float" office:value="43.75">
                <text:p>43.75</text:p>
              </table:table-cell>
            </table:table-row>
            <table:table-row>
              <table:table-cell office:value-type="string">
                <text:p>CP_TB</text:p>
              </table:table-cell>
              <table:table-cell office:value-type="float" office:value="7.38636363636">
                <text:p>7.38636363636</text:p>
              </table:table-cell>
              <table:table-cell office:value-type="float" office:value="23.8636363636">
                <text:p>23.8636363636</text:p>
              </table:table-cell>
              <table:table-cell office:value-type="float" office:value="48.8636363636">
                <text:p>48.8636363636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8.52272727273">
                <text:p>8.52272727273</text:p>
              </table:table-cell>
              <table:table-cell office:value-type="float" office:value="25">
                <text:p>25</text:p>
              </table:table-cell>
              <table:table-cell office:value-type="float" office:value="50.5681818182">
                <text:p>50.5681818182</text:p>
              </table:table-cell>
            </table:table-row>
            <table:table-row>
              <table:table-cell office:value-type="string">
                <text:p>AP_T2</text:p>
              </table:table-cell>
              <table:table-cell office:value-type="float" office:value="10.2272727273">
                <text:p>10.2272727273</text:p>
              </table:table-cell>
              <table:table-cell office:value-type="float" office:value="28.4090909091">
                <text:p>28.4090909091</text:p>
              </table:table-cell>
              <table:table-cell office:value-type="float" office:value="52.8409090909">
                <text:p>52.8409090909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9.09090909091">
                <text:p>9.09090909091</text:p>
              </table:table-cell>
              <table:table-cell office:value-type="float" office:value="29.5454545455">
                <text:p>29.5454545455</text:p>
              </table:table-cell>
              <table:table-cell office:value-type="float" office:value="56.8181818182">
                <text:p>56.8181818182</text:p>
              </table:table-cell>
            </table:table-row>
            <table:table-row>
              <table:table-cell office:value-type="string">
                <text:p>AP_T1</text:p>
              </table:table-cell>
              <table:table-cell office:value-type="float" office:value="7.38636363636">
                <text:p>7.38636363636</text:p>
              </table:table-cell>
              <table:table-cell office:value-type="float" office:value="31.25">
                <text:p>31.25</text:p>
              </table:table-cell>
              <table:table-cell office:value-type="float" office:value="53.4090909091">
                <text:p>53.4090909091</text:p>
              </table:table-cell>
            </table:table-row>
            <table:table-row>
              <table:table-cell office:value-type="string">
                <text:p>AP_PISA</text:p>
              </table:table-cell>
              <table:table-cell office:value-type="float" office:value="10.7954545455">
                <text:p>10.7954545455</text:p>
              </table:table-cell>
              <table:table-cell office:value-type="float" office:value="34.0909090909">
                <text:p>34.0909090909</text:p>
              </table:table-cell>
              <table:table-cell office:value-type="float" office:value="57.9545454545">
                <text:p>57.95454545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4cm" svg:y="3.952cm" style:legend-expansion="high" chart:style-name="ch2"/>
        <chart:plot-area chart:style-name="ch3" table:cell-range-address="all_success_rate_mix_methods_3_BM4_BM5_analysis.AH91:all_success_rate_mix_methods_3_BM4_BM5_analysis.AJ121" chart:data-source-has-labels="both" svg:x="0.32cm" svg:y="0.18cm" svg:width="13.6cm" svg:height="8.64cm">
          <chartooo:coordinate-region svg:x="0.941cm" svg:y="0.379cm" svg:width="12.979cm" svg:height="5.386cm"/>
          <chart:axis chart:dimension="x" chart:name="primary-x" chart:style-name="ch4" chartooo:axis-type="auto">
            <chartooo:date-scale/>
            <chart:categories table:cell-range-address="all_success_rate_mix_methods_3_BM4_BM5_analysis.AH92:all_success_rate_mix_methods_3_BM4_BM5_analysis.AH1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l_success_rate_mix_methods_3_BM4_BM5_analysis.AI92:all_success_rate_mix_methods_3_BM4_BM5_analysis.AI121" chart:label-cell-address="all_success_rate_mix_methods_3_BM4_BM5_analysis.AI91:all_success_rate_mix_methods_3_BM4_BM5_analysis.AI91" chart:class="chart:bar">
            <chart:data-point chart:repeated="30"/>
          </chart:series>
          <chart:series chart:style-name="ch8" chart:values-cell-range-address="all_success_rate_mix_methods_3_BM4_BM5_analysis.AJ92:all_success_rate_mix_methods_3_BM4_BM5_analysis.AJ121" chart:label-cell-address="all_success_rate_mix_methods_3_BM4_BM5_analysis.AJ91:all_success_rate_mix_methods_3_BM4_BM5_analysis.AJ91" chart:class="chart:bar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ong</text:p>
                <draw:g>
                  <svg:desc>all_success_rate_mix_methods_3_BM4_BM5_analysis.AI91:all_success_rate_mix_methods_3_BM4_BM5_analysis.AI91</svg:desc>
                </draw:g>
              </table:table-cell>
              <table:table-cell office:value-type="string">
                <text:p>Weak</text:p>
                <draw:g>
                  <svg:desc>all_success_rate_mix_methods_3_BM4_BM5_analysis.AJ91:all_success_rate_mix_methods_3_BM4_BM5_analysis.AJ9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_BFKV</text:p>
                <draw:g>
                  <svg:desc>all_success_rate_mix_methods_3_BM4_BM5_analysis.AH92:all_success_rate_mix_methods_3_BM4_BM5_analysis.AH121</svg:desc>
                </draw:g>
              </table:table-cell>
              <table:table-cell office:value-type="float" office:value="21.4285714286">
                <text:p>21.4285714286</text:p>
                <draw:g>
                  <svg:desc>all_success_rate_mix_methods_3_BM4_BM5_analysis.AI92:all_success_rate_mix_methods_3_BM4_BM5_analysis.AI121</svg:desc>
                </draw:g>
              </table:table-cell>
              <table:table-cell office:value-type="float" office:value="11.4754098361">
                <text:p>11.4754098361</text:p>
                <draw:g>
                  <svg:desc>all_success_rate_mix_methods_3_BM4_BM5_analysis.AJ92:all_success_rate_mix_methods_3_BM4_BM5_analysis.AJ121</svg:desc>
                </draw:g>
              </table:table-cell>
            </table:table-row>
            <table:table-row>
              <table:table-cell office:value-type="string">
                <text:p>ODA</text:p>
              </table:table-cell>
              <table:table-cell office:value-type="float" office:value="28.5714285714">
                <text:p>28.5714285714</text:p>
              </table:table-cell>
              <table:table-cell office:value-type="float" office:value="13.1147540984">
                <text:p>13.1147540984</text:p>
              </table:table-cell>
            </table:table-row>
            <table:table-row>
              <table:table-cell office:value-type="string">
                <text:p>CP_ELOCAL_MIN</text:p>
              </table:table-cell>
              <table:table-cell office:value-type="float" office:value="28.5714285714">
                <text:p>28.5714285714</text:p>
              </table:table-cell>
              <table:table-cell office:value-type="float" office:value="13.1147540984">
                <text:p>13.1147540984</text:p>
              </table:table-cell>
            </table:table-row>
            <table:table-row>
              <table:table-cell office:value-type="string">
                <text:p>CP_BL</text:p>
              </table:table-cell>
              <table:table-cell office:value-type="float" office:value="35.7142857143">
                <text:p>35.7142857143</text:p>
              </table:table-cell>
              <table:table-cell office:value-type="float" office:value="13.1147540984">
                <text:p>13.1147540984</text:p>
              </table:table-cell>
            </table:table-row>
            <table:table-row>
              <table:table-cell office:value-type="string">
                <text:p>AP_calRW</text:p>
              </table:table-cell>
              <table:table-cell office:value-type="float" office:value="21.4285714286">
                <text:p>21.4285714286</text:p>
              </table:table-cell>
              <table:table-cell office:value-type="float" office:value="14.7540983607">
                <text:p>14.7540983607</text:p>
              </table:table-cell>
            </table:table-row>
            <table:table-row>
              <table:table-cell office:value-type="string">
                <text:p>VDW</text:p>
              </table:table-cell>
              <table:table-cell office:value-type="float" office:value="25">
                <text:p>25</text:p>
              </table:table-cell>
              <table:table-cell office:value-type="float" office:value="16.393442623">
                <text:p>16.393442623</text:p>
              </table:table-cell>
            </table:table-row>
            <table:table-row>
              <table:table-cell office:value-type="string">
                <text:p>CP_E3D_MIN</text:p>
              </table:table-cell>
              <table:table-cell office:value-type="float" office:value="46.4285714286">
                <text:p>46.4285714286</text:p>
              </table:table-cell>
              <table:table-cell office:value-type="float" office:value="8.19672131148">
                <text:p>8.19672131148</text:p>
              </table:table-cell>
            </table:table-row>
            <table:table-row>
              <table:table-cell office:value-type="string">
                <text:p>CP_MJ3h</text:p>
              </table:table-cell>
              <table:table-cell office:value-type="float" office:value="28.5714285714">
                <text:p>28.5714285714</text:p>
              </table:table-cell>
              <table:table-cell office:value-type="float" office:value="18.0327868852">
                <text:p>18.0327868852</text:p>
              </table:table-cell>
            </table:table-row>
            <table:table-row>
              <table:table-cell office:value-type="string">
                <text:p>ELE</text:p>
              </table:table-cell>
              <table:table-cell office:value-type="float" office:value="25">
                <text:p>25</text:p>
              </table:table-cell>
              <table:table-cell office:value-type="float" office:value="18.0327868852">
                <text:p>18.0327868852</text:p>
              </table:table-cell>
            </table:table-row>
            <table:table-row>
              <table:table-cell office:value-type="string">
                <text:p>CP_TS</text:p>
              </table:table-cell>
              <table:table-cell office:value-type="float" office:value="35.7142857143">
                <text:p>35.7142857143</text:p>
              </table:table-cell>
              <table:table-cell office:value-type="float" office:value="9.83606557377">
                <text:p>9.83606557377</text:p>
              </table:table-cell>
            </table:table-row>
            <table:table-row>
              <table:table-cell office:value-type="string">
                <text:p>CP_TEl</text:p>
              </table:table-cell>
              <table:table-cell office:value-type="float" office:value="32.1428571429">
                <text:p>32.1428571429</text:p>
              </table:table-cell>
              <table:table-cell office:value-type="float" office:value="13.1147540984">
                <text:p>13.1147540984</text:p>
              </table:table-cell>
            </table:table-row>
            <table:table-row>
              <table:table-cell office:value-type="string">
                <text:p>CP_RMFCA</text:p>
              </table:table-cell>
              <table:table-cell office:value-type="float" office:value="25">
                <text:p>25</text:p>
              </table:table-cell>
              <table:table-cell office:value-type="float" office:value="16.393442623">
                <text:p>16.393442623</text:p>
              </table:table-cell>
            </table:table-row>
            <table:table-row>
              <table:table-cell office:value-type="string">
                <text:p>CP_MJ2h</text:p>
              </table:table-cell>
              <table:table-cell office:value-type="float" office:value="28.5714285714">
                <text:p>28.5714285714</text:p>
              </table:table-cell>
              <table:table-cell office:value-type="float" office:value="14.7540983607">
                <text:p>14.7540983607</text:p>
              </table:table-cell>
            </table:table-row>
            <table:table-row>
              <table:table-cell office:value-type="string">
                <text:p>CP_MJPL</text:p>
              </table:table-cell>
              <table:table-cell office:value-type="float" office:value="32.1428571429">
                <text:p>32.1428571429</text:p>
              </table:table-cell>
              <table:table-cell office:value-type="float" office:value="13.1147540984">
                <text:p>13.1147540984</text:p>
              </table:table-cell>
            </table:table-row>
            <table:table-row>
              <table:table-cell office:value-type="string">
                <text:p>CP_RMFCEN2</text:p>
              </table:table-cell>
              <table:table-cell office:value-type="float" office:value="39.2857142857">
                <text:p>39.2857142857</text:p>
              </table:table-cell>
              <table:table-cell office:value-type="float" office:value="8.19672131148">
                <text:p>8.19672131148</text:p>
              </table:table-cell>
            </table:table-row>
            <table:table-row>
              <table:table-cell office:value-type="string">
                <text:p>PYDOCK_TOT</text:p>
              </table:table-cell>
              <table:table-cell office:value-type="float" office:value="25">
                <text:p>25</text:p>
              </table:table-cell>
              <table:table-cell office:value-type="float" office:value="27.868852459">
                <text:p>27.868852459</text:p>
              </table:table-cell>
            </table:table-row>
            <table:table-row>
              <table:table-cell office:value-type="string">
                <text:p>CP_Qp</text:p>
              </table:table-cell>
              <table:table-cell office:value-type="float" office:value="32.1428571429">
                <text:p>32.1428571429</text:p>
              </table:table-cell>
              <table:table-cell office:value-type="float" office:value="13.1147540984">
                <text:p>13.1147540984</text:p>
              </table:table-cell>
            </table:table-row>
            <table:table-row>
              <table:table-cell office:value-type="string">
                <text:p>CP_TD</text:p>
              </table:table-cell>
              <table:table-cell office:value-type="float" office:value="28.5714285714">
                <text:p>28.5714285714</text:p>
              </table:table-cell>
              <table:table-cell office:value-type="float" office:value="16.393442623">
                <text:p>16.393442623</text:p>
              </table:table-cell>
            </table:table-row>
            <table:table-row>
              <table:table-cell office:value-type="string">
                <text:p>AP_dDFIRE</text:p>
              </table:table-cell>
              <table:table-cell office:value-type="float" office:value="25">
                <text:p>25</text:p>
              </table:table-cell>
              <table:table-cell office:value-type="float" office:value="19.6721311475">
                <text:p>19.6721311475</text:p>
              </table:table-cell>
            </table:table-row>
            <table:table-row>
              <table:table-cell office:value-type="string">
                <text:p>CP_RMFCEN1</text:p>
              </table:table-cell>
              <table:table-cell office:value-type="float" office:value="50">
                <text:p>50</text:p>
              </table:table-cell>
              <table:table-cell office:value-type="float" office:value="11.4754098361">
                <text:p>11.4754098361</text:p>
              </table:table-cell>
            </table:table-row>
            <table:table-row>
              <table:table-cell office:value-type="string">
                <text:p>AP_DCOMPLEX</text:p>
              </table:table-cell>
              <table:table-cell office:value-type="float" office:value="28.5714285714">
                <text:p>28.5714285714</text:p>
              </table:table-cell>
              <table:table-cell office:value-type="float" office:value="24.5901639344">
                <text:p>24.5901639344</text:p>
              </table:table-cell>
            </table:table-row>
            <table:table-row>
              <table:table-cell office:value-type="string">
                <text:p>CP_DECK</text:p>
              </table:table-cell>
              <table:table-cell office:value-type="float" office:value="32.1428571429">
                <text:p>32.1428571429</text:p>
              </table:table-cell>
              <table:table-cell office:value-type="float" office:value="21.3114754098">
                <text:p>21.3114754098</text:p>
              </table:table-cell>
            </table:table-row>
            <table:table-row>
              <table:table-cell office:value-type="string">
                <text:p>AP_calRWp</text:p>
              </table:table-cell>
              <table:table-cell office:value-type="float" office:value="35.7142857143">
                <text:p>35.7142857143</text:p>
              </table:table-cell>
              <table:table-cell office:value-type="float" office:value="16.393442623">
                <text:p>16.393442623</text:p>
              </table:table-cell>
            </table:table-row>
            <table:table-row>
              <table:table-cell office:value-type="string">
                <text:p>CP_BT</text:p>
              </table:table-cell>
              <table:table-cell office:value-type="float" office:value="25">
                <text:p>25</text:p>
              </table:table-cell>
              <table:table-cell office:value-type="float" office:value="22.9508196721">
                <text:p>22.9508196721</text:p>
              </table:table-cell>
            </table:table-row>
            <table:table-row>
              <table:table-cell office:value-type="string">
                <text:p>CP_TB</text:p>
              </table:table-cell>
              <table:table-cell office:value-type="float" office:value="46.4285714286">
                <text:p>46.4285714286</text:p>
              </table:table-cell>
              <table:table-cell office:value-type="float" office:value="18.0327868852">
                <text:p>18.0327868852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39.2857142857">
                <text:p>39.2857142857</text:p>
              </table:table-cell>
              <table:table-cell office:value-type="float" office:value="19.6721311475">
                <text:p>19.6721311475</text:p>
              </table:table-cell>
            </table:table-row>
            <table:table-row>
              <table:table-cell office:value-type="string">
                <text:p>AP_T2</text:p>
              </table:table-cell>
              <table:table-cell office:value-type="float" office:value="28.5714285714">
                <text:p>28.5714285714</text:p>
              </table:table-cell>
              <table:table-cell office:value-type="float" office:value="27.868852459">
                <text:p>27.868852459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35.7142857143">
                <text:p>35.7142857143</text:p>
              </table:table-cell>
              <table:table-cell office:value-type="float" office:value="31.1475409836">
                <text:p>31.1475409836</text:p>
              </table:table-cell>
            </table:table-row>
            <table:table-row>
              <table:table-cell office:value-type="string">
                <text:p>AP_T1</text:p>
              </table:table-cell>
              <table:table-cell office:value-type="float" office:value="39.2857142857">
                <text:p>39.2857142857</text:p>
              </table:table-cell>
              <table:table-cell office:value-type="float" office:value="26.2295081967">
                <text:p>26.2295081967</text:p>
              </table:table-cell>
            </table:table-row>
            <table:table-row>
              <table:table-cell office:value-type="string">
                <text:p>AP_PISA</text:p>
              </table:table-cell>
              <table:table-cell office:value-type="float" office:value="57.1428571429">
                <text:p>57.1428571429</text:p>
              </table:table-cell>
              <table:table-cell office:value-type="float" office:value="27.868852459">
                <text:p>27.86885245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70" chart:origin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98cm" svg:y="3.205cm" style:legend-expansion="high" chart:style-name="ch2"/>
        <chart:plot-area chart:style-name="ch3" table:cell-range-address="all_success_rate_mix_methods_3_BM4_BM5_analysis.W555:all_success_rate_mix_methods_3_BM4_BM5_analysis.AB585" chart:data-source-has-labels="both" svg:x="0.32cm" svg:y="0.18cm" svg:width="14.34cm" svg:height="8.64cm">
          <chartooo:coordinate-region svg:x="0.941cm" svg:y="0.379cm" svg:width="13.719cm" svg:height="5.597cm"/>
          <chart:axis chart:dimension="x" chart:name="primary-x" chart:style-name="ch4" chartooo:axis-type="auto">
            <chartooo:date-scale/>
            <chart:categories table:cell-range-address="all_success_rate_mix_methods_3_BM4_BM5_analysis.W556:all_success_rate_mix_methods_3_BM4_BM5_analysis.W58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l_success_rate_mix_methods_3_BM4_BM5_analysis.X556:all_success_rate_mix_methods_3_BM4_BM5_analysis.X585" chart:label-cell-address="all_success_rate_mix_methods_3_BM4_BM5_analysis.X555:all_success_rate_mix_methods_3_BM4_BM5_analysis.X555" chart:class="chart:bar">
            <chart:data-point chart:repeated="30"/>
          </chart:series>
          <chart:series chart:style-name="ch8" chart:values-cell-range-address="all_success_rate_mix_methods_3_BM4_BM5_analysis.Y556:all_success_rate_mix_methods_3_BM4_BM5_analysis.Y585" chart:label-cell-address="all_success_rate_mix_methods_3_BM4_BM5_analysis.Y555:all_success_rate_mix_methods_3_BM4_BM5_analysis.Y555" chart:class="chart:bar">
            <chart:data-point chart:repeated="30"/>
          </chart:series>
          <chart:series chart:style-name="ch9" chart:values-cell-range-address="all_success_rate_mix_methods_3_BM4_BM5_analysis.Z556:all_success_rate_mix_methods_3_BM4_BM5_analysis.Z585" chart:label-cell-address="all_success_rate_mix_methods_3_BM4_BM5_analysis.Z555:all_success_rate_mix_methods_3_BM4_BM5_analysis.Z555" chart:class="chart:bar">
            <chart:data-point chart:repeated="30"/>
          </chart:series>
          <chart:series chart:style-name="ch10" chart:values-cell-range-address="all_success_rate_mix_methods_3_BM4_BM5_analysis.AA556:all_success_rate_mix_methods_3_BM4_BM5_analysis.AA585" chart:label-cell-address="all_success_rate_mix_methods_3_BM4_BM5_analysis.AA555:all_success_rate_mix_methods_3_BM4_BM5_analysis.AA555" chart:class="chart:bar">
            <chart:data-point chart:repeated="30"/>
          </chart:series>
          <chart:series chart:style-name="ch11" chart:values-cell-range-address="all_success_rate_mix_methods_3_BM4_BM5_analysis.AB556:all_success_rate_mix_methods_3_BM4_BM5_analysis.AB585" chart:label-cell-address="all_success_rate_mix_methods_3_BM4_BM5_analysis.AB555:all_success_rate_mix_methods_3_BM4_BM5_analysis.AB555" chart:class="chart:bar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1</text:p>
                <draw:g>
                  <svg:desc>all_success_rate_mix_methods_3_BM4_BM5_analysis.X555:all_success_rate_mix_methods_3_BM4_BM5_analysis.X555</svg:desc>
                </draw:g>
              </table:table-cell>
              <table:table-cell office:value-type="string">
                <text:p>f2</text:p>
                <draw:g>
                  <svg:desc>all_success_rate_mix_methods_3_BM4_BM5_analysis.Y555:all_success_rate_mix_methods_3_BM4_BM5_analysis.Y555</svg:desc>
                </draw:g>
              </table:table-cell>
              <table:table-cell office:value-type="string">
                <text:p>f3</text:p>
                <draw:g>
                  <svg:desc>all_success_rate_mix_methods_3_BM4_BM5_analysis.Z555:all_success_rate_mix_methods_3_BM4_BM5_analysis.Z555</svg:desc>
                </draw:g>
              </table:table-cell>
              <table:table-cell office:value-type="string">
                <text:p>f4</text:p>
                <draw:g>
                  <svg:desc>all_success_rate_mix_methods_3_BM4_BM5_analysis.AA555:all_success_rate_mix_methods_3_BM4_BM5_analysis.AA555</svg:desc>
                </draw:g>
              </table:table-cell>
              <table:table-cell office:value-type="string">
                <text:p>f5</text:p>
                <draw:g>
                  <svg:desc>all_success_rate_mix_methods_3_BM4_BM5_analysis.AB555:all_success_rate_mix_methods_3_BM4_BM5_analysis.AB5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_Qm</text:p>
                <draw:g>
                  <svg:desc>all_success_rate_mix_methods_3_BM4_BM5_analysis.W556:all_success_rate_mix_methods_3_BM4_BM5_analysis.W585</svg:desc>
                </draw:g>
              </table:table-cell>
              <table:table-cell office:value-type="float" office:value="0">
                <text:p>0</text:p>
                <draw:g>
                  <svg:desc>all_success_rate_mix_methods_3_BM4_BM5_analysis.X556:all_success_rate_mix_methods_3_BM4_BM5_analysis.X585</svg:desc>
                </draw:g>
              </table:table-cell>
              <table:table-cell office:value-type="float" office:value="20">
                <text:p>20</text:p>
                <draw:g>
                  <svg:desc>all_success_rate_mix_methods_3_BM4_BM5_analysis.Y556:all_success_rate_mix_methods_3_BM4_BM5_analysis.Y585</svg:desc>
                </draw:g>
              </table:table-cell>
              <table:table-cell office:value-type="float" office:value="10.5263157895">
                <text:p>10.5263157895</text:p>
                <draw:g>
                  <svg:desc>all_success_rate_mix_methods_3_BM4_BM5_analysis.Z556:all_success_rate_mix_methods_3_BM4_BM5_analysis.Z585</svg:desc>
                </draw:g>
              </table:table-cell>
              <table:table-cell office:value-type="float" office:value="0">
                <text:p>0</text:p>
                <draw:g>
                  <svg:desc>all_success_rate_mix_methods_3_BM4_BM5_analysis.AA556:all_success_rate_mix_methods_3_BM4_BM5_analysis.AA585</svg:desc>
                </draw:g>
              </table:table-cell>
              <table:table-cell office:value-type="float" office:value="0">
                <text:p>0</text:p>
                <draw:g>
                  <svg:desc>all_success_rate_mix_methods_3_BM4_BM5_analysis.AB556:all_success_rate_mix_methods_3_BM4_BM5_analysis.AB585</svg:desc>
                </draw:g>
              </table:table-cell>
            </table:table-row>
            <table:table-row>
              <table:table-cell office:value-type="string">
                <text:p>CP_MJ2h</text:p>
              </table:table-cell>
              <table:table-cell office:value-type="float" office:value="14.2857142857">
                <text:p>14.2857142857</text:p>
              </table:table-cell>
              <table:table-cell office:value-type="float" office:value="10">
                <text:p>10</text:p>
              </table:table-cell>
              <table:table-cell office:value-type="float" office:value="10.5263157895">
                <text:p>10.526315789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E3D_MIN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5.7894736842">
                <text:p>15.789473684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TD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21.0526315789">
                <text:p>21.05263157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ZS3DC_MIN</text:p>
              </table:table-cell>
              <table:table-cell office:value-type="float" office:value="14.2857142857">
                <text:p>14.2857142857</text:p>
              </table:table-cell>
              <table:table-cell office:value-type="float" office:value="10">
                <text:p>10</text:p>
              </table:table-cell>
              <table:table-cell office:value-type="float" office:value="15.7894736842">
                <text:p>15.789473684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MS</text:p>
              </table:table-cell>
              <table:table-cell office:value-type="float" office:value="42.8571428571">
                <text:p>42.8571428571</text:p>
              </table:table-cell>
              <table:table-cell office:value-type="float" office:value="15">
                <text:p>15</text:p>
              </table:table-cell>
              <table:table-cell office:value-type="float" office:value="5.26315789474">
                <text:p>5.26315789474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CP_ES3DC_MIN</text:p>
              </table:table-cell>
              <table:table-cell office:value-type="float" office:value="14.2857142857">
                <text:p>14.2857142857</text:p>
              </table:table-cell>
              <table:table-cell office:value-type="float" office:value="15">
                <text:p>15</text:p>
              </table:table-cell>
              <table:table-cell office:value-type="float" office:value="15.7894736842">
                <text:p>15.78947368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MJ1</text:p>
              </table:table-cell>
              <table:table-cell office:value-type="float" office:value="42.8571428571">
                <text:p>42.8571428571</text:p>
              </table:table-cell>
              <table:table-cell office:value-type="float" office:value="15">
                <text:p>15</text:p>
              </table:table-cell>
              <table:table-cell office:value-type="float" office:value="5.26315789474">
                <text:p>5.263157894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MJ3h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10.5263157895">
                <text:p>10.52631578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SJKG</text:p>
              </table:table-cell>
              <table:table-cell office:value-type="float" office:value="28.5714285714">
                <text:p>28.5714285714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BFKV</text:p>
              </table:table-cell>
              <table:table-cell office:value-type="float" office:value="14.2857142857">
                <text:p>14.2857142857</text:p>
              </table:table-cell>
              <table:table-cell office:value-type="float" office:value="10">
                <text:p>10</text:p>
              </table:table-cell>
              <table:table-cell office:value-type="float" office:value="15.7894736842">
                <text:p>15.789473684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_DARS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15.7894736842">
                <text:p>15.78947368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TS</text:p>
              </table:table-cell>
              <table:table-cell office:value-type="float" office:value="14.2857142857">
                <text:p>14.2857142857</text:p>
              </table:table-cell>
              <table:table-cell office:value-type="float" office:value="15">
                <text:p>15</text:p>
              </table:table-cell>
              <table:table-cell office:value-type="float" office:value="10.5263157895">
                <text:p>10.526315789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MJPL</text:p>
              </table:table-cell>
              <table:table-cell office:value-type="float" office:value="14.2857142857">
                <text:p>14.2857142857</text:p>
              </table:table-cell>
              <table:table-cell office:value-type="float" office:value="15">
                <text:p>15</text:p>
              </table:table-cell>
              <table:table-cell office:value-type="float" office:value="10.5263157895">
                <text:p>10.526315789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SKOa</text:p>
              </table:table-cell>
              <table:table-cell office:value-type="float" office:value="28.5714285714">
                <text:p>28.5714285714</text:p>
              </table:table-cell>
              <table:table-cell office:value-type="float" office:value="25">
                <text:p>25</text:p>
              </table:table-cell>
              <table:table-cell office:value-type="float" office:value="5.26315789474">
                <text:p>5.26315789474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Qp</text:p>
              </table:table-cell>
              <table:table-cell office:value-type="float" office:value="14.2857142857">
                <text:p>14.2857142857</text:p>
              </table:table-cell>
              <table:table-cell office:value-type="float" office:value="15">
                <text:p>15</text:p>
              </table:table-cell>
              <table:table-cell office:value-type="float" office:value="15.7894736842">
                <text:p>15.789473684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_calRWp</text:p>
              </table:table-cell>
              <table:table-cell office:value-type="float" office:value="57.1428571429">
                <text:p>57.1428571429</text:p>
              </table:table-cell>
              <table:table-cell office:value-type="float" office:value="15">
                <text:p>15</text:p>
              </table:table-cell>
              <table:table-cell office:value-type="float" office:value="5.26315789474">
                <text:p>5.26315789474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VD</text:p>
              </table:table-cell>
              <table:table-cell office:value-type="float" office:value="57.1428571429">
                <text:p>57.1428571429</text:p>
              </table:table-cell>
              <table:table-cell office:value-type="float" office:value="15">
                <text:p>15</text:p>
              </table:table-cell>
              <table:table-cell office:value-type="float" office:value="10.5263157895">
                <text:p>10.52631578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_MPS</text:p>
              </table:table-cell>
              <table:table-cell office:value-type="float" office:value="28.5714285714">
                <text:p>28.5714285714</text:p>
              </table:table-cell>
              <table:table-cell office:value-type="float" office:value="20">
                <text:p>20</text:p>
              </table:table-cell>
              <table:table-cell office:value-type="float" office:value="10.5263157895">
                <text:p>10.526315789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28.5714285714">
                <text:p>28.5714285714</text:p>
              </table:table-cell>
              <table:table-cell office:value-type="float" office:value="20">
                <text:p>20</text:p>
              </table:table-cell>
              <table:table-cell office:value-type="float" office:value="15.7894736842">
                <text:p>15.7894736842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CP_BL</text:p>
              </table:table-cell>
              <table:table-cell office:value-type="float" office:value="42.8571428571">
                <text:p>42.8571428571</text:p>
              </table:table-cell>
              <table:table-cell office:value-type="float" office:value="15">
                <text:p>15</text:p>
              </table:table-cell>
              <table:table-cell office:value-type="float" office:value="15.7894736842">
                <text:p>15.78947368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_DCOMPLEX</text:p>
              </table:table-cell>
              <table:table-cell office:value-type="float" office:value="42.8571428571">
                <text:p>42.8571428571</text:p>
              </table:table-cell>
              <table:table-cell office:value-type="float" office:value="10">
                <text:p>10</text:p>
              </table:table-cell>
              <table:table-cell office:value-type="float" office:value="10.5263157895">
                <text:p>10.526315789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_PISA</text:p>
              </table:table-cell>
              <table:table-cell office:value-type="float" office:value="28.5714285714">
                <text:p>28.5714285714</text:p>
              </table:table-cell>
              <table:table-cell office:value-type="float" office:value="25">
                <text:p>25</text:p>
              </table:table-cell>
              <table:table-cell office:value-type="float" office:value="10.5263157895">
                <text:p>10.526315789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BT</text:p>
              </table:table-cell>
              <table:table-cell office:value-type="float" office:value="42.8571428571">
                <text:p>42.8571428571</text:p>
              </table:table-cell>
              <table:table-cell office:value-type="float" office:value="25">
                <text:p>25</text:p>
              </table:table-cell>
              <table:table-cell office:value-type="float" office:value="15.7894736842">
                <text:p>15.78947368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28.5714285714">
                <text:p>28.5714285714</text:p>
              </table:table-cell>
              <table:table-cell office:value-type="float" office:value="20">
                <text:p>20</text:p>
              </table:table-cell>
              <table:table-cell office:value-type="float" office:value="21.0526315789">
                <text:p>21.0526315789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_T2</text:p>
              </table:table-cell>
              <table:table-cell office:value-type="float" office:value="28.5714285714">
                <text:p>28.5714285714</text:p>
              </table:table-cell>
              <table:table-cell office:value-type="float" office:value="45">
                <text:p>45</text:p>
              </table:table-cell>
              <table:table-cell office:value-type="float" office:value="5.26315789474">
                <text:p>5.26315789474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ELE</text:p>
              </table:table-cell>
              <table:table-cell office:value-type="float" office:value="57.1428571429">
                <text:p>57.1428571429</text:p>
              </table:table-cell>
              <table:table-cell office:value-type="float" office:value="20">
                <text:p>20</text:p>
              </table:table-cell>
              <table:table-cell office:value-type="float" office:value="15.7894736842">
                <text:p>15.789473684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_T1</text:p>
              </table:table-cell>
              <table:table-cell office:value-type="float" office:value="42.8571428571">
                <text:p>42.8571428571</text:p>
              </table:table-cell>
              <table:table-cell office:value-type="float" office:value="40">
                <text:p>40</text:p>
              </table:table-cell>
              <table:table-cell office:value-type="float" office:value="10.5263157895">
                <text:p>10.52631578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YDOCK_TOT</text:p>
              </table:table-cell>
              <table:table-cell office:value-type="float" office:value="28.5714285714">
                <text:p>28.5714285714</text:p>
              </table:table-cell>
              <table:table-cell office:value-type="float" office:value="25">
                <text:p>25</text:p>
              </table:table-cell>
              <table:table-cell office:value-type="float" office:value="26.3157894737">
                <text:p>26.31578947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TB</text:p>
              </table:table-cell>
              <table:table-cell office:value-type="float" office:value="42.8571428571">
                <text:p>42.8571428571</text:p>
              </table:table-cell>
              <table:table-cell office:value-type="float" office:value="30">
                <text:p>30</text:p>
              </table:table-cell>
              <table:table-cell office:value-type="float" office:value="21.0526315789">
                <text:p>21.05263157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70" chart:origin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87cm" svg:y="3.703cm" style:legend-expansion="high" chart:style-name="ch2"/>
        <chart:plot-area chart:style-name="ch3" table:cell-range-address="all_success_rate_mix_methods_3_BM4_BM5_analysis.AD555:all_success_rate_mix_methods_3_BM4_BM5_analysis.AG585" chart:data-source-has-labels="both" svg:x="0.32cm" svg:y="0.18cm" svg:width="13.547cm" svg:height="8.64cm">
          <chartooo:coordinate-region svg:x="0.941cm" svg:y="0.379cm" svg:width="12.926cm" svg:height="5.597cm"/>
          <chart:axis chart:dimension="x" chart:name="primary-x" chart:style-name="ch4" chartooo:axis-type="auto">
            <chartooo:date-scale/>
            <chart:categories table:cell-range-address="all_success_rate_mix_methods_3_BM4_BM5_analysis.AD556:all_success_rate_mix_methods_3_BM4_BM5_analysis.AD58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l_success_rate_mix_methods_3_BM4_BM5_analysis.AE556:all_success_rate_mix_methods_3_BM4_BM5_analysis.AE585" chart:label-cell-address="all_success_rate_mix_methods_3_BM4_BM5_analysis.AE555:all_success_rate_mix_methods_3_BM4_BM5_analysis.AE555" chart:class="chart:bar">
            <chart:data-point chart:repeated="30"/>
          </chart:series>
          <chart:series chart:style-name="ch8" chart:values-cell-range-address="all_success_rate_mix_methods_3_BM4_BM5_analysis.AF556:all_success_rate_mix_methods_3_BM4_BM5_analysis.AF585" chart:label-cell-address="all_success_rate_mix_methods_3_BM4_BM5_analysis.AF555:all_success_rate_mix_methods_3_BM4_BM5_analysis.AF555" chart:class="chart:bar">
            <chart:data-point chart:repeated="30"/>
          </chart:series>
          <chart:series chart:style-name="ch9" chart:values-cell-range-address="all_success_rate_mix_methods_3_BM4_BM5_analysis.AG556:all_success_rate_mix_methods_3_BM4_BM5_analysis.AG585" chart:label-cell-address="all_success_rate_mix_methods_3_BM4_BM5_analysis.AG555:all_success_rate_mix_methods_3_BM4_BM5_analysis.AG555" chart:class="chart:bar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1 </text:p>
                <draw:g>
                  <svg:desc>all_success_rate_mix_methods_3_BM4_BM5_analysis.AE555:all_success_rate_mix_methods_3_BM4_BM5_analysis.AE555</svg:desc>
                </draw:g>
              </table:table-cell>
              <table:table-cell office:value-type="string">
                <text:p>Top10 </text:p>
                <draw:g>
                  <svg:desc>all_success_rate_mix_methods_3_BM4_BM5_analysis.AF555:all_success_rate_mix_methods_3_BM4_BM5_analysis.AF555</svg:desc>
                </draw:g>
              </table:table-cell>
              <table:table-cell office:value-type="string">
                <text:p>Top100</text:p>
                <draw:g>
                  <svg:desc>all_success_rate_mix_methods_3_BM4_BM5_analysis.AG555:all_success_rate_mix_methods_3_BM4_BM5_analysis.AG5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_Qm</text:p>
                <draw:g>
                  <svg:desc>all_success_rate_mix_methods_3_BM4_BM5_analysis.AD556:all_success_rate_mix_methods_3_BM4_BM5_analysis.AD585</svg:desc>
                </draw:g>
              </table:table-cell>
              <table:table-cell office:value-type="float" office:value="3.63636363636">
                <text:p>3.63636363636</text:p>
                <draw:g>
                  <svg:desc>all_success_rate_mix_methods_3_BM4_BM5_analysis.AE556:all_success_rate_mix_methods_3_BM4_BM5_analysis.AE585</svg:desc>
                </draw:g>
              </table:table-cell>
              <table:table-cell office:value-type="float" office:value="10.9090909091">
                <text:p>10.9090909091</text:p>
                <draw:g>
                  <svg:desc>all_success_rate_mix_methods_3_BM4_BM5_analysis.AF556:all_success_rate_mix_methods_3_BM4_BM5_analysis.AF585</svg:desc>
                </draw:g>
              </table:table-cell>
              <table:table-cell office:value-type="float" office:value="20">
                <text:p>20</text:p>
                <draw:g>
                  <svg:desc>all_success_rate_mix_methods_3_BM4_BM5_analysis.AG556:all_success_rate_mix_methods_3_BM4_BM5_analysis.AG585</svg:desc>
                </draw:g>
              </table:table-cell>
            </table:table-row>
            <table:table-row>
              <table:table-cell office:value-type="string">
                <text:p>CP_MJ2h</text:p>
              </table:table-cell>
              <table:table-cell office:value-type="float" office:value="3.63636363636">
                <text:p>3.63636363636</text:p>
              </table:table-cell>
              <table:table-cell office:value-type="float" office:value="10.9090909091">
                <text:p>10.9090909091</text:p>
              </table:table-cell>
              <table:table-cell office:value-type="float" office:value="29.0909090909">
                <text:p>29.0909090909</text:p>
              </table:table-cell>
            </table:table-row>
            <table:table-row>
              <table:table-cell office:value-type="string">
                <text:p>CP_E3D_MIN</text:p>
              </table:table-cell>
              <table:table-cell office:value-type="float" office:value="3.63636363636">
                <text:p>3.63636363636</text:p>
              </table:table-cell>
              <table:table-cell office:value-type="float" office:value="10.9090909091">
                <text:p>10.9090909091</text:p>
              </table:table-cell>
              <table:table-cell office:value-type="float" office:value="32.7272727273">
                <text:p>32.7272727273</text:p>
              </table:table-cell>
            </table:table-row>
            <table:table-row>
              <table:table-cell office:value-type="string">
                <text:p>CP_TD</text:p>
              </table:table-cell>
              <table:table-cell office:value-type="float" office:value="1.81818181818">
                <text:p>1.81818181818</text:p>
              </table:table-cell>
              <table:table-cell office:value-type="float" office:value="12.7272727273">
                <text:p>12.7272727273</text:p>
              </table:table-cell>
              <table:table-cell office:value-type="float" office:value="25.4545454545">
                <text:p>25.4545454545</text:p>
              </table:table-cell>
            </table:table-row>
            <table:table-row>
              <table:table-cell office:value-type="string">
                <text:p>CP_ZS3DC_MIN</text:p>
              </table:table-cell>
              <table:table-cell office:value-type="float" office:value="1.81818181818">
                <text:p>1.81818181818</text:p>
              </table:table-cell>
              <table:table-cell office:value-type="float" office:value="12.7272727273">
                <text:p>12.7272727273</text:p>
              </table:table-cell>
              <table:table-cell office:value-type="float" office:value="25.4545454545">
                <text:p>25.4545454545</text:p>
              </table:table-cell>
            </table:table-row>
            <table:table-row>
              <table:table-cell office:value-type="string">
                <text:p>CP_MS</text:p>
              </table:table-cell>
              <table:table-cell office:value-type="float" office:value="3.63636363636">
                <text:p>3.63636363636</text:p>
              </table:table-cell>
              <table:table-cell office:value-type="float" office:value="12.7272727273">
                <text:p>12.7272727273</text:p>
              </table:table-cell>
              <table:table-cell office:value-type="float" office:value="25.4545454545">
                <text:p>25.4545454545</text:p>
              </table:table-cell>
            </table:table-row>
            <table:table-row>
              <table:table-cell office:value-type="string">
                <text:p>CP_ES3DC_MIN</text:p>
              </table:table-cell>
              <table:table-cell office:value-type="float" office:value="3.63636363636">
                <text:p>3.63636363636</text:p>
              </table:table-cell>
              <table:table-cell office:value-type="float" office:value="12.7272727273">
                <text:p>12.7272727273</text:p>
              </table:table-cell>
              <table:table-cell office:value-type="float" office:value="27.2727272727">
                <text:p>27.2727272727</text:p>
              </table:table-cell>
            </table:table-row>
            <table:table-row>
              <table:table-cell office:value-type="string">
                <text:p>CP_MJ1</text:p>
              </table:table-cell>
              <table:table-cell office:value-type="float" office:value="3.63636363636">
                <text:p>3.63636363636</text:p>
              </table:table-cell>
              <table:table-cell office:value-type="float" office:value="12.7272727273">
                <text:p>12.7272727273</text:p>
              </table:table-cell>
              <table:table-cell office:value-type="float" office:value="27.2727272727">
                <text:p>27.2727272727</text:p>
              </table:table-cell>
            </table:table-row>
            <table:table-row>
              <table:table-cell office:value-type="string">
                <text:p>CP_MJ3h</text:p>
              </table:table-cell>
              <table:table-cell office:value-type="float" office:value="3.63636363636">
                <text:p>3.63636363636</text:p>
              </table:table-cell>
              <table:table-cell office:value-type="float" office:value="12.7272727273">
                <text:p>12.7272727273</text:p>
              </table:table-cell>
              <table:table-cell office:value-type="float" office:value="30.9090909091">
                <text:p>30.9090909091</text:p>
              </table:table-cell>
            </table:table-row>
            <table:table-row>
              <table:table-cell office:value-type="string">
                <text:p>CP_SJKG</text:p>
              </table:table-cell>
              <table:table-cell office:value-type="float" office:value="3.63636363636">
                <text:p>3.63636363636</text:p>
              </table:table-cell>
              <table:table-cell office:value-type="float" office:value="12.7272727273">
                <text:p>12.7272727273</text:p>
              </table:table-cell>
              <table:table-cell office:value-type="float" office:value="30.9090909091">
                <text:p>30.9090909091</text:p>
              </table:table-cell>
            </table:table-row>
            <table:table-row>
              <table:table-cell office:value-type="string">
                <text:p>CP_BFKV</text:p>
              </table:table-cell>
              <table:table-cell office:value-type="float" office:value="7.27272727273">
                <text:p>7.27272727273</text:p>
              </table:table-cell>
              <table:table-cell office:value-type="float" office:value="12.7272727273">
                <text:p>12.7272727273</text:p>
              </table:table-cell>
              <table:table-cell office:value-type="float" office:value="36.3636363636">
                <text:p>36.3636363636</text:p>
              </table:table-cell>
            </table:table-row>
            <table:table-row>
              <table:table-cell office:value-type="string">
                <text:p>AP_DARS</text:p>
              </table:table-cell>
              <table:table-cell office:value-type="float" office:value="0">
                <text:p>0</text:p>
              </table:table-cell>
              <table:table-cell office:value-type="float" office:value="14.5454545455">
                <text:p>14.5454545455</text:p>
              </table:table-cell>
              <table:table-cell office:value-type="float" office:value="27.2727272727">
                <text:p>27.2727272727</text:p>
              </table:table-cell>
            </table:table-row>
            <table:table-row>
              <table:table-cell office:value-type="string">
                <text:p>CP_TS</text:p>
              </table:table-cell>
              <table:table-cell office:value-type="float" office:value="3.63636363636">
                <text:p>3.63636363636</text:p>
              </table:table-cell>
              <table:table-cell office:value-type="float" office:value="14.5454545455">
                <text:p>14.5454545455</text:p>
              </table:table-cell>
              <table:table-cell office:value-type="float" office:value="30.9090909091">
                <text:p>30.9090909091</text:p>
              </table:table-cell>
            </table:table-row>
            <table:table-row>
              <table:table-cell office:value-type="string">
                <text:p>CP_MJPL</text:p>
              </table:table-cell>
              <table:table-cell office:value-type="float" office:value="7.27272727273">
                <text:p>7.27272727273</text:p>
              </table:table-cell>
              <table:table-cell office:value-type="float" office:value="14.5454545455">
                <text:p>14.5454545455</text:p>
              </table:table-cell>
              <table:table-cell office:value-type="float" office:value="30.9090909091">
                <text:p>30.9090909091</text:p>
              </table:table-cell>
            </table:table-row>
            <table:table-row>
              <table:table-cell office:value-type="string">
                <text:p>CP_SKOa</text:p>
              </table:table-cell>
              <table:table-cell office:value-type="float" office:value="1.81818181818">
                <text:p>1.81818181818</text:p>
              </table:table-cell>
              <table:table-cell office:value-type="float" office:value="16.3636363636">
                <text:p>16.3636363636</text:p>
              </table:table-cell>
              <table:table-cell office:value-type="float" office:value="29.0909090909">
                <text:p>29.0909090909</text:p>
              </table:table-cell>
            </table:table-row>
            <table:table-row>
              <table:table-cell office:value-type="string">
                <text:p>CP_Qp</text:p>
              </table:table-cell>
              <table:table-cell office:value-type="float" office:value="3.63636363636">
                <text:p>3.63636363636</text:p>
              </table:table-cell>
              <table:table-cell office:value-type="float" office:value="16.3636363636">
                <text:p>16.3636363636</text:p>
              </table:table-cell>
              <table:table-cell office:value-type="float" office:value="38.1818181818">
                <text:p>38.1818181818</text:p>
              </table:table-cell>
            </table:table-row>
            <table:table-row>
              <table:table-cell office:value-type="string">
                <text:p>AP_calRWp</text:p>
              </table:table-cell>
              <table:table-cell office:value-type="float" office:value="3.63636363636">
                <text:p>3.63636363636</text:p>
              </table:table-cell>
              <table:table-cell office:value-type="float" office:value="16.3636363636">
                <text:p>16.3636363636</text:p>
              </table:table-cell>
              <table:table-cell office:value-type="float" office:value="41.8181818182">
                <text:p>41.8181818182</text:p>
              </table:table-cell>
            </table:table-row>
            <table:table-row>
              <table:table-cell office:value-type="string">
                <text:p>CP_VD</text:p>
              </table:table-cell>
              <table:table-cell office:value-type="float" office:value="5.45454545455">
                <text:p>5.45454545455</text:p>
              </table:table-cell>
              <table:table-cell office:value-type="float" office:value="16.3636363636">
                <text:p>16.3636363636</text:p>
              </table:table-cell>
              <table:table-cell office:value-type="float" office:value="32.7272727273">
                <text:p>32.7272727273</text:p>
              </table:table-cell>
            </table:table-row>
            <table:table-row>
              <table:table-cell office:value-type="string">
                <text:p>AP_MPS</text:p>
              </table:table-cell>
              <table:table-cell office:value-type="float" office:value="7.27272727273">
                <text:p>7.27272727273</text:p>
              </table:table-cell>
              <table:table-cell office:value-type="float" office:value="16.3636363636">
                <text:p>16.3636363636</text:p>
              </table:table-cell>
              <table:table-cell office:value-type="float" office:value="27.2727272727">
                <text:p>27.2727272727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7.27272727273">
                <text:p>7.27272727273</text:p>
              </table:table-cell>
              <table:table-cell office:value-type="float" office:value="16.3636363636">
                <text:p>16.3636363636</text:p>
              </table:table-cell>
              <table:table-cell office:value-type="float" office:value="30.9090909091">
                <text:p>30.9090909091</text:p>
              </table:table-cell>
            </table:table-row>
            <table:table-row>
              <table:table-cell office:value-type="string">
                <text:p>CP_BL</text:p>
              </table:table-cell>
              <table:table-cell office:value-type="float" office:value="7.27272727273">
                <text:p>7.27272727273</text:p>
              </table:table-cell>
              <table:table-cell office:value-type="float" office:value="16.3636363636">
                <text:p>16.3636363636</text:p>
              </table:table-cell>
              <table:table-cell office:value-type="float" office:value="34.5454545455">
                <text:p>34.5454545455</text:p>
              </table:table-cell>
            </table:table-row>
            <table:table-row>
              <table:table-cell office:value-type="string">
                <text:p>AP_DCOMPLEX</text:p>
              </table:table-cell>
              <table:table-cell office:value-type="float" office:value="7.27272727273">
                <text:p>7.27272727273</text:p>
              </table:table-cell>
              <table:table-cell office:value-type="float" office:value="16.3636363636">
                <text:p>16.3636363636</text:p>
              </table:table-cell>
              <table:table-cell office:value-type="float" office:value="50.9090909091">
                <text:p>50.9090909091</text:p>
              </table:table-cell>
            </table:table-row>
            <table:table-row>
              <table:table-cell office:value-type="string">
                <text:p>AP_PISA</text:p>
              </table:table-cell>
              <table:table-cell office:value-type="float" office:value="3.63636363636">
                <text:p>3.63636363636</text:p>
              </table:table-cell>
              <table:table-cell office:value-type="float" office:value="18.1818181818">
                <text:p>18.1818181818</text:p>
              </table:table-cell>
              <table:table-cell office:value-type="float" office:value="41.8181818182">
                <text:p>41.8181818182</text:p>
              </table:table-cell>
            </table:table-row>
            <table:table-row>
              <table:table-cell office:value-type="string">
                <text:p>CP_BT</text:p>
              </table:table-cell>
              <table:table-cell office:value-type="float" office:value="10.9090909091">
                <text:p>10.9090909091</text:p>
              </table:table-cell>
              <table:table-cell office:value-type="float" office:value="20">
                <text:p>20</text:p>
              </table:table-cell>
              <table:table-cell office:value-type="float" office:value="38.1818181818">
                <text:p>38.1818181818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10.9090909091">
                <text:p>10.9090909091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AP_T2</text:p>
              </table:table-cell>
              <table:table-cell office:value-type="float" office:value="5.45454545455">
                <text:p>5.45454545455</text:p>
              </table:table-cell>
              <table:table-cell office:value-type="float" office:value="21.8181818182">
                <text:p>21.8181818182</text:p>
              </table:table-cell>
              <table:table-cell office:value-type="float" office:value="45.4545454545">
                <text:p>45.4545454545</text:p>
              </table:table-cell>
            </table:table-row>
            <table:table-row>
              <table:table-cell office:value-type="string">
                <text:p>ELE</text:p>
              </table:table-cell>
              <table:table-cell office:value-type="float" office:value="7.27272727273">
                <text:p>7.27272727273</text:p>
              </table:table-cell>
              <table:table-cell office:value-type="float" office:value="21.8181818182">
                <text:p>21.8181818182</text:p>
              </table:table-cell>
              <table:table-cell office:value-type="float" office:value="38.1818181818">
                <text:p>38.1818181818</text:p>
              </table:table-cell>
            </table:table-row>
            <table:table-row>
              <table:table-cell office:value-type="string">
                <text:p>AP_T1</text:p>
              </table:table-cell>
              <table:table-cell office:value-type="float" office:value="9.09090909091">
                <text:p>9.09090909091</text:p>
              </table:table-cell>
              <table:table-cell office:value-type="float" office:value="21.8181818182">
                <text:p>21.8181818182</text:p>
              </table:table-cell>
              <table:table-cell office:value-type="float" office:value="43.6363636364">
                <text:p>43.6363636364</text:p>
              </table:table-cell>
            </table:table-row>
            <table:table-row>
              <table:table-cell office:value-type="string">
                <text:p>PYDOCK_TOT</text:p>
              </table:table-cell>
              <table:table-cell office:value-type="float" office:value="14.5454545455">
                <text:p>14.5454545455</text:p>
              </table:table-cell>
              <table:table-cell office:value-type="float" office:value="21.8181818182">
                <text:p>21.8181818182</text:p>
              </table:table-cell>
              <table:table-cell office:value-type="float" office:value="34.5454545455">
                <text:p>34.5454545455</text:p>
              </table:table-cell>
            </table:table-row>
            <table:table-row>
              <table:table-cell office:value-type="string">
                <text:p>CP_TB</text:p>
              </table:table-cell>
              <table:table-cell office:value-type="float" office:value="5.45454545455">
                <text:p>5.45454545455</text:p>
              </table:table-cell>
              <table:table-cell office:value-type="float" office:value="23.6363636364">
                <text:p>23.6363636364</text:p>
              </table:table-cell>
              <table:table-cell office:value-type="float" office:value="38.1818181818">
                <text:p>38.181818181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70" chart:origin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4cm" svg:y="3.952cm" style:legend-expansion="high" chart:style-name="ch2"/>
        <chart:plot-area chart:style-name="ch3" table:cell-range-address="all_success_rate_mix_methods_3_BM4_BM5_analysis.AI555:all_success_rate_mix_methods_3_BM4_BM5_analysis.AK585" chart:data-source-has-labels="both" svg:x="0.32cm" svg:y="0.18cm" svg:width="13.6cm" svg:height="8.64cm">
          <chartooo:coordinate-region svg:x="0.941cm" svg:y="0.379cm" svg:width="12.979cm" svg:height="5.597cm"/>
          <chart:axis chart:dimension="x" chart:name="primary-x" chart:style-name="ch4" chartooo:axis-type="auto">
            <chartooo:date-scale/>
            <chart:categories table:cell-range-address="all_success_rate_mix_methods_3_BM4_BM5_analysis.AI556:all_success_rate_mix_methods_3_BM4_BM5_analysis.AI58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l_success_rate_mix_methods_3_BM4_BM5_analysis.AJ556:all_success_rate_mix_methods_3_BM4_BM5_analysis.AJ585" chart:label-cell-address="all_success_rate_mix_methods_3_BM4_BM5_analysis.AJ555:all_success_rate_mix_methods_3_BM4_BM5_analysis.AJ555" chart:class="chart:bar">
            <chart:data-point chart:repeated="30"/>
          </chart:series>
          <chart:series chart:style-name="ch8" chart:values-cell-range-address="all_success_rate_mix_methods_3_BM4_BM5_analysis.AK556:all_success_rate_mix_methods_3_BM4_BM5_analysis.AK585" chart:label-cell-address="all_success_rate_mix_methods_3_BM4_BM5_analysis.AK555:all_success_rate_mix_methods_3_BM4_BM5_analysis.AK555" chart:class="chart:bar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ong</text:p>
                <draw:g>
                  <svg:desc>all_success_rate_mix_methods_3_BM4_BM5_analysis.AJ555:all_success_rate_mix_methods_3_BM4_BM5_analysis.AJ555</svg:desc>
                </draw:g>
              </table:table-cell>
              <table:table-cell office:value-type="string">
                <text:p>Weak</text:p>
                <draw:g>
                  <svg:desc>all_success_rate_mix_methods_3_BM4_BM5_analysis.AK555:all_success_rate_mix_methods_3_BM4_BM5_analysis.AK5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_Qm</text:p>
                <draw:g>
                  <svg:desc>all_success_rate_mix_methods_3_BM4_BM5_analysis.AI556:all_success_rate_mix_methods_3_BM4_BM5_analysis.AI585</svg:desc>
                </draw:g>
              </table:table-cell>
              <table:table-cell office:value-type="float" office:value="11.1111111111">
                <text:p>11.1111111111</text:p>
                <draw:g>
                  <svg:desc>all_success_rate_mix_methods_3_BM4_BM5_analysis.AJ556:all_success_rate_mix_methods_3_BM4_BM5_analysis.AJ585</svg:desc>
                </draw:g>
              </table:table-cell>
              <table:table-cell office:value-type="float" office:value="10.8108108108">
                <text:p>10.8108108108</text:p>
                <draw:g>
                  <svg:desc>all_success_rate_mix_methods_3_BM4_BM5_analysis.AK556:all_success_rate_mix_methods_3_BM4_BM5_analysis.AK585</svg:desc>
                </draw:g>
              </table:table-cell>
            </table:table-row>
            <table:table-row>
              <table:table-cell office:value-type="string">
                <text:p>CP_MJ2h</text:p>
              </table:table-cell>
              <table:table-cell office:value-type="float" office:value="11.1111111111">
                <text:p>11.1111111111</text:p>
              </table:table-cell>
              <table:table-cell office:value-type="float" office:value="16.2162162162">
                <text:p>16.2162162162</text:p>
              </table:table-cell>
            </table:table-row>
            <table:table-row>
              <table:table-cell office:value-type="string">
                <text:p>CP_E3D_MIN</text:p>
              </table:table-cell>
              <table:table-cell office:value-type="float" office:value="11.1111111111">
                <text:p>11.1111111111</text:p>
              </table:table-cell>
              <table:table-cell office:value-type="float" office:value="10.8108108108">
                <text:p>10.8108108108</text:p>
              </table:table-cell>
            </table:table-row>
            <table:table-row>
              <table:table-cell office:value-type="string">
                <text:p>CP_TD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8.10810810811">
                <text:p>8.10810810811</text:p>
              </table:table-cell>
            </table:table-row>
            <table:table-row>
              <table:table-cell office:value-type="string">
                <text:p>CP_ZS3DC_MIN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10.8108108108">
                <text:p>10.8108108108</text:p>
              </table:table-cell>
            </table:table-row>
            <table:table-row>
              <table:table-cell office:value-type="string">
                <text:p>CP_MS</text:p>
              </table:table-cell>
              <table:table-cell office:value-type="float" office:value="44.4444444444">
                <text:p>44.4444444444</text:p>
              </table:table-cell>
              <table:table-cell office:value-type="float" office:value="8.10810810811">
                <text:p>8.10810810811</text:p>
              </table:table-cell>
            </table:table-row>
            <table:table-row>
              <table:table-cell office:value-type="string">
                <text:p>CP_ES3DC_MIN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10.8108108108">
                <text:p>10.8108108108</text:p>
              </table:table-cell>
            </table:table-row>
            <table:table-row>
              <table:table-cell office:value-type="string">
                <text:p>CP_MJ1</text:p>
              </table:table-cell>
              <table:table-cell office:value-type="float" office:value="44.4444444444">
                <text:p>44.4444444444</text:p>
              </table:table-cell>
              <table:table-cell office:value-type="float" office:value="13.5135135135">
                <text:p>13.5135135135</text:p>
              </table:table-cell>
            </table:table-row>
            <table:table-row>
              <table:table-cell office:value-type="string">
                <text:p>CP_MJ3h</text:p>
              </table:table-cell>
              <table:table-cell office:value-type="float" office:value="11.1111111111">
                <text:p>11.1111111111</text:p>
              </table:table-cell>
              <table:table-cell office:value-type="float" office:value="8.10810810811">
                <text:p>8.10810810811</text:p>
              </table:table-cell>
            </table:table-row>
            <table:table-row>
              <table:table-cell office:value-type="string">
                <text:p>CP_SJKG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2.7027027027">
                <text:p>2.7027027027</text:p>
              </table:table-cell>
            </table:table-row>
            <table:table-row>
              <table:table-cell office:value-type="string">
                <text:p>CP_BFKV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2.7027027027">
                <text:p>2.7027027027</text:p>
              </table:table-cell>
            </table:table-row>
            <table:table-row>
              <table:table-cell office:value-type="string">
                <text:p>AP_DARS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10.8108108108">
                <text:p>10.8108108108</text:p>
              </table:table-cell>
            </table:table-row>
            <table:table-row>
              <table:table-cell office:value-type="string">
                <text:p>CP_TS</text:p>
              </table:table-cell>
              <table:table-cell office:value-type="float" office:value="11.1111111111">
                <text:p>11.1111111111</text:p>
              </table:table-cell>
              <table:table-cell office:value-type="float" office:value="16.2162162162">
                <text:p>16.2162162162</text:p>
              </table:table-cell>
            </table:table-row>
            <table:table-row>
              <table:table-cell office:value-type="string">
                <text:p>CP_MJPL</text:p>
              </table:table-cell>
              <table:table-cell office:value-type="float" office:value="11.1111111111">
                <text:p>11.1111111111</text:p>
              </table:table-cell>
              <table:table-cell office:value-type="float" office:value="18.9189189189">
                <text:p>18.9189189189</text:p>
              </table:table-cell>
            </table:table-row>
            <table:table-row>
              <table:table-cell office:value-type="string">
                <text:p>CP_SKOa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8.10810810811">
                <text:p>8.10810810811</text:p>
              </table:table-cell>
            </table:table-row>
            <table:table-row>
              <table:table-cell office:value-type="string">
                <text:p>CP_Qp</text:p>
              </table:table-cell>
              <table:table-cell office:value-type="float" office:value="11.1111111111">
                <text:p>11.1111111111</text:p>
              </table:table-cell>
              <table:table-cell office:value-type="float" office:value="13.5135135135">
                <text:p>13.5135135135</text:p>
              </table:table-cell>
            </table:table-row>
            <table:table-row>
              <table:table-cell office:value-type="string">
                <text:p>AP_calRWp</text:p>
              </table:table-cell>
              <table:table-cell office:value-type="float" office:value="44.4444444444">
                <text:p>44.4444444444</text:p>
              </table:table-cell>
              <table:table-cell office:value-type="float" office:value="18.9189189189">
                <text:p>18.9189189189</text:p>
              </table:table-cell>
            </table:table-row>
            <table:table-row>
              <table:table-cell office:value-type="string">
                <text:p>CP_VD</text:p>
              </table:table-cell>
              <table:table-cell office:value-type="float" office:value="55.5555555556">
                <text:p>55.5555555556</text:p>
              </table:table-cell>
              <table:table-cell office:value-type="float" office:value="10.8108108108">
                <text:p>10.8108108108</text:p>
              </table:table-cell>
            </table:table-row>
            <table:table-row>
              <table:table-cell office:value-type="string">
                <text:p>AP_MPS</text:p>
              </table:table-cell>
              <table:table-cell office:value-type="float" office:value="44.4444444444">
                <text:p>44.4444444444</text:p>
              </table:table-cell>
              <table:table-cell office:value-type="float" office:value="8.10810810811">
                <text:p>8.10810810811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44.4444444444">
                <text:p>44.4444444444</text:p>
              </table:table-cell>
              <table:table-cell office:value-type="float" office:value="29.7297297297">
                <text:p>29.7297297297</text:p>
              </table:table-cell>
            </table:table-row>
            <table:table-row>
              <table:table-cell office:value-type="string">
                <text:p>CP_BL</text:p>
              </table:table-cell>
              <table:table-cell office:value-type="float" office:value="22.2222222222">
                <text:p>22.2222222222</text:p>
              </table:table-cell>
              <table:table-cell office:value-type="float" office:value="21.6216216216">
                <text:p>21.6216216216</text:p>
              </table:table-cell>
            </table:table-row>
            <table:table-row>
              <table:table-cell office:value-type="string">
                <text:p>AP_DCOMPLEX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18.9189189189">
                <text:p>18.9189189189</text:p>
              </table:table-cell>
            </table:table-row>
            <table:table-row>
              <table:table-cell office:value-type="string">
                <text:p>AP_PISA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18.9189189189">
                <text:p>18.9189189189</text:p>
              </table:table-cell>
            </table:table-row>
            <table:table-row>
              <table:table-cell office:value-type="string">
                <text:p>CP_BT</text:p>
              </table:table-cell>
              <table:table-cell office:value-type="float" office:value="55.5555555556">
                <text:p>55.5555555556</text:p>
              </table:table-cell>
              <table:table-cell office:value-type="float" office:value="21.6216216216">
                <text:p>21.6216216216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18.9189189189">
                <text:p>18.9189189189</text:p>
              </table:table-cell>
            </table:table-row>
            <table:table-row>
              <table:table-cell office:value-type="string">
                <text:p>AP_T2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18.9189189189">
                <text:p>18.9189189189</text:p>
              </table:table-cell>
            </table:table-row>
            <table:table-row>
              <table:table-cell office:value-type="string">
                <text:p>ELE</text:p>
              </table:table-cell>
              <table:table-cell office:value-type="float" office:value="66.6666666667">
                <text:p>66.6666666667</text:p>
              </table:table-cell>
              <table:table-cell office:value-type="float" office:value="16.2162162162">
                <text:p>16.2162162162</text:p>
              </table:table-cell>
            </table:table-row>
            <table:table-row>
              <table:table-cell office:value-type="string">
                <text:p>AP_T1</text:p>
              </table:table-cell>
              <table:table-cell office:value-type="float" office:value="55.5555555556">
                <text:p>55.5555555556</text:p>
              </table:table-cell>
              <table:table-cell office:value-type="float" office:value="16.2162162162">
                <text:p>16.2162162162</text:p>
              </table:table-cell>
            </table:table-row>
            <table:table-row>
              <table:table-cell office:value-type="string">
                <text:p>PYDOCK_TOT</text:p>
              </table:table-cell>
              <table:table-cell office:value-type="float" office:value="22.2222222222">
                <text:p>22.2222222222</text:p>
              </table:table-cell>
              <table:table-cell office:value-type="float" office:value="18.9189189189">
                <text:p>18.9189189189</text:p>
              </table:table-cell>
            </table:table-row>
            <table:table-row>
              <table:table-cell office:value-type="string">
                <text:p>CP_TB</text:p>
              </table:table-cell>
              <table:table-cell office:value-type="float" office:value="55.5555555556">
                <text:p>55.5555555556</text:p>
              </table:table-cell>
              <table:table-cell office:value-type="float" office:value="16.2162162162">
                <text:p>16.216216216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